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Tahoma1" svg:font-family="Tahoma"/>
    <style:font-face style:name="Courier New" svg:font-family="'Courier New'" style:font-family-generic="modern" style:font-pitch="fixed"/>
    <style:font-face style:name="Avenir" svg:font-family="Avenir"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text-properties fo:language="fr" fo:country="FR"/>
    </style:style>
    <style:style style:name="P2" style:family="paragraph" style:parent-style-name="Text_20_body">
      <style:text-properties fo:language="fr" fo:country="FR"/>
    </style:style>
    <style:style style:name="P3" style:family="paragraph" style:parent-style-name="Text_20_body">
      <style:text-properties fo:language="fr" fo:country="FR" fo:font-style="italic" style:font-style-asian="italic" style:font-style-complex="italic"/>
    </style:style>
    <style:style style:name="P4" style:family="paragraph" style:parent-style-name="Text_20_body">
      <style:text-properties fo:language="fr" fo:country="FR" officeooo:paragraph-rsid="001d5c82"/>
    </style:style>
    <style:style style:name="P5" style:family="paragraph" style:parent-style-name="Text_20_body">
      <style:text-properties fo:language="fr" fo:country="FR" officeooo:paragraph-rsid="0043a247"/>
    </style:style>
    <style:style style:name="P6" style:family="paragraph" style:parent-style-name="Text_20_body">
      <style:text-properties fo:language="fr" fo:country="FR" officeooo:paragraph-rsid="00556924"/>
    </style:style>
    <style:style style:name="P7" style:family="paragraph" style:parent-style-name="Text_20_body">
      <style:text-properties fo:language="fr" fo:country="FR" officeooo:paragraph-rsid="005ad78d"/>
    </style:style>
    <style:style style:name="P8" style:family="paragraph" style:parent-style-name="Text_20_body">
      <style:text-properties fo:language="fr" fo:country="FR" officeooo:paragraph-rsid="0067b9fc"/>
    </style:style>
    <style:style style:name="P9" style:family="paragraph" style:parent-style-name="Text_20_body">
      <style:text-properties fo:language="fr" fo:country="FR" officeooo:paragraph-rsid="00855724"/>
    </style:style>
    <style:style style:name="P10" style:family="paragraph" style:parent-style-name="Text_20_body">
      <style:text-properties fo:language="fr" fo:country="FR" officeooo:paragraph-rsid="008977ff"/>
    </style:style>
    <style:style style:name="P11" style:family="paragraph" style:parent-style-name="Text_20_body">
      <style:text-properties fo:language="fr" fo:country="FR" officeooo:paragraph-rsid="00a60977"/>
    </style:style>
    <style:style style:name="P12" style:family="paragraph" style:parent-style-name="Text_20_body">
      <style:text-properties fo:language="fr" fo:country="FR" officeooo:paragraph-rsid="00ef8f0a"/>
    </style:style>
    <style:style style:name="P13" style:family="paragraph" style:parent-style-name="Text_20_body">
      <style:text-properties fo:language="fr" fo:country="FR" officeooo:paragraph-rsid="00f1ee70"/>
    </style:style>
    <style:style style:name="P14" style:family="paragraph" style:parent-style-name="Text_20_body">
      <style:text-properties fo:language="fr" fo:country="FR" officeooo:paragraph-rsid="00ff91ff"/>
    </style:style>
    <style:style style:name="P15" style:family="paragraph" style:parent-style-name="Text_20_body">
      <style:text-properties fo:language="fr" fo:country="FR" officeooo:paragraph-rsid="01163d3c"/>
    </style:style>
    <style:style style:name="P16" style:family="paragraph" style:parent-style-name="Text_20_body">
      <style:text-properties fo:language="fr" fo:country="FR" officeooo:paragraph-rsid="0126c877"/>
    </style:style>
    <style:style style:name="P17" style:family="paragraph" style:parent-style-name="Text_20_body">
      <style:text-properties fo:language="fr" fo:country="FR" officeooo:paragraph-rsid="014c479b"/>
    </style:style>
    <style:style style:name="P18" style:family="paragraph" style:parent-style-name="Text_20_body">
      <style:text-properties fo:language="fr" fo:country="FR" officeooo:paragraph-rsid="014d9069"/>
    </style:style>
    <style:style style:name="P19" style:family="paragraph" style:parent-style-name="Text_20_body">
      <style:text-properties fo:language="fr" fo:country="FR" officeooo:paragraph-rsid="0152b799"/>
    </style:style>
    <style:style style:name="P20" style:family="paragraph" style:parent-style-name="Text_20_body">
      <style:text-properties fo:language="fr" fo:country="FR" officeooo:paragraph-rsid="016c424b"/>
    </style:style>
    <style:style style:name="P21" style:family="paragraph" style:parent-style-name="Text_20_body">
      <style:text-properties fo:language="fr" fo:country="FR" officeooo:paragraph-rsid="017aafed"/>
    </style:style>
    <style:style style:name="P22" style:family="paragraph" style:parent-style-name="Text_20_body">
      <style:text-properties fo:language="fr" fo:country="FR" officeooo:paragraph-rsid="0189afc8"/>
    </style:style>
    <style:style style:name="P23" style:family="paragraph" style:parent-style-name="Text_20_body">
      <style:text-properties fo:language="fr" fo:country="FR" officeooo:paragraph-rsid="01acc9c8"/>
    </style:style>
    <style:style style:name="P24" style:family="paragraph" style:parent-style-name="Text_20_body">
      <style:text-properties fo:language="fr" fo:country="FR" officeooo:paragraph-rsid="01d45533"/>
    </style:style>
    <style:style style:name="P25" style:family="paragraph" style:parent-style-name="Text_20_body">
      <style:text-properties fo:language="fr" fo:country="FR" officeooo:paragraph-rsid="01e08634"/>
    </style:style>
    <style:style style:name="P26" style:family="paragraph" style:parent-style-name="Text_20_body">
      <style:text-properties fo:language="fr" fo:country="FR" officeooo:paragraph-rsid="01f282b9"/>
    </style:style>
    <style:style style:name="P27" style:family="paragraph" style:parent-style-name="Text_20_body">
      <style:text-properties fo:language="fr" fo:country="FR" officeooo:paragraph-rsid="01f4338a"/>
    </style:style>
    <style:style style:name="P28" style:family="paragraph" style:parent-style-name="Text_20_body">
      <style:text-properties fo:language="fr" fo:country="FR" officeooo:paragraph-rsid="02296a69"/>
    </style:style>
    <style:style style:name="P29" style:family="paragraph" style:parent-style-name="Text_20_body">
      <style:text-properties fo:language="fr" fo:country="FR" officeooo:paragraph-rsid="022ce38f"/>
    </style:style>
    <style:style style:name="P30" style:family="paragraph" style:parent-style-name="Text_20_body">
      <style:text-properties fo:language="fr" fo:country="FR" officeooo:paragraph-rsid="023513a9"/>
    </style:style>
    <style:style style:name="P31" style:family="paragraph" style:parent-style-name="Text_20_body">
      <style:text-properties fo:language="fr" fo:country="FR" officeooo:paragraph-rsid="027e1252"/>
    </style:style>
    <style:style style:name="P32" style:family="paragraph" style:parent-style-name="Text_20_body">
      <style:text-properties fo:language="fr" fo:country="FR" officeooo:paragraph-rsid="02977438"/>
    </style:style>
    <style:style style:name="P33" style:family="paragraph" style:parent-style-name="Text_20_body">
      <style:text-properties fo:language="fr" fo:country="FR" officeooo:paragraph-rsid="0298db2f"/>
    </style:style>
    <style:style style:name="P34" style:family="paragraph" style:parent-style-name="Text_20_body">
      <style:text-properties fo:language="fr" fo:country="FR" officeooo:paragraph-rsid="02a19c52"/>
    </style:style>
    <style:style style:name="P35" style:family="paragraph" style:parent-style-name="Text_20_body">
      <style:text-properties fo:language="fr" fo:country="FR" officeooo:paragraph-rsid="02a40623"/>
    </style:style>
    <style:style style:name="P36" style:family="paragraph" style:parent-style-name="Text_20_body">
      <style:text-properties fo:language="fr" fo:country="FR" officeooo:rsid="02a40623" officeooo:paragraph-rsid="02a5c1ff"/>
    </style:style>
    <style:style style:name="P37" style:family="paragraph" style:parent-style-name="Text_20_body">
      <style:text-properties fo:language="fr" fo:country="FR" officeooo:paragraph-rsid="02d89dc5"/>
    </style:style>
    <style:style style:name="P38" style:family="paragraph" style:parent-style-name="Text_20_body">
      <style:text-properties fo:language="fr" fo:country="FR" officeooo:paragraph-rsid="02def34d"/>
    </style:style>
    <style:style style:name="P39" style:family="paragraph" style:parent-style-name="Text_20_body">
      <style:text-properties fo:language="fr" fo:country="FR" officeooo:paragraph-rsid="02ec66f1"/>
    </style:style>
    <style:style style:name="P40" style:family="paragraph" style:parent-style-name="Text_20_body">
      <style:text-properties fo:language="fr" fo:country="FR" officeooo:paragraph-rsid="02f692b7"/>
    </style:style>
    <style:style style:name="P41" style:family="paragraph" style:parent-style-name="Text_20_body">
      <style:text-properties fo:language="fr" fo:country="FR" officeooo:paragraph-rsid="03033723"/>
    </style:style>
    <style:style style:name="P42" style:family="paragraph" style:parent-style-name="Text_20_body">
      <style:text-properties fo:language="fr" fo:country="FR" officeooo:paragraph-rsid="030e3861"/>
    </style:style>
    <style:style style:name="P43" style:family="paragraph" style:parent-style-name="Text_20_body">
      <style:text-properties fo:language="fr" fo:country="FR" officeooo:paragraph-rsid="03200861"/>
    </style:style>
    <style:style style:name="P44" style:family="paragraph" style:parent-style-name="Text_20_body">
      <style:text-properties fo:language="fr" fo:country="FR" officeooo:paragraph-rsid="034c7056"/>
    </style:style>
    <style:style style:name="P45" style:family="paragraph" style:parent-style-name="Text_20_body">
      <style:text-properties fo:language="fr" fo:country="FR" officeooo:paragraph-rsid="03673294"/>
    </style:style>
    <style:style style:name="P46" style:family="paragraph" style:parent-style-name="Text_20_body">
      <style:text-properties fo:language="fr" fo:country="FR" officeooo:paragraph-rsid="037872a4"/>
    </style:style>
    <style:style style:name="P47" style:family="paragraph" style:parent-style-name="Text_20_body">
      <style:text-properties fo:language="fr" fo:country="FR" officeooo:paragraph-rsid="037b456c"/>
    </style:style>
    <style:style style:name="P48" style:family="paragraph" style:parent-style-name="Text_20_body">
      <style:text-properties fo:language="fr" fo:country="FR" officeooo:paragraph-rsid="0385fc73"/>
    </style:style>
    <style:style style:name="P49" style:family="paragraph" style:parent-style-name="Text_20_body">
      <style:text-properties fo:language="fr" fo:country="FR" officeooo:paragraph-rsid="03a8f9fe"/>
    </style:style>
    <style:style style:name="P50" style:family="paragraph" style:parent-style-name="Text_20_body">
      <style:text-properties fo:language="fr" fo:country="FR" officeooo:paragraph-rsid="03d03476"/>
    </style:style>
    <style:style style:name="P51" style:family="paragraph" style:parent-style-name="Text_20_body">
      <style:text-properties fo:language="fr" fo:country="FR" officeooo:paragraph-rsid="03dd1712"/>
    </style:style>
    <style:style style:name="P52" style:family="paragraph" style:parent-style-name="Text_20_body">
      <style:text-properties fo:language="fr" fo:country="FR" officeooo:paragraph-rsid="03e4b475"/>
    </style:style>
    <style:style style:name="P53" style:family="paragraph" style:parent-style-name="Text_20_body">
      <style:text-properties fo:language="fr" fo:country="FR" officeooo:paragraph-rsid="03ea6864"/>
    </style:style>
    <style:style style:name="P54" style:family="paragraph" style:parent-style-name="Text_20_body">
      <style:text-properties fo:language="fr" fo:country="FR" officeooo:paragraph-rsid="040bf1b0"/>
    </style:style>
    <style:style style:name="P55" style:family="paragraph" style:parent-style-name="Text_20_body">
      <style:text-properties fo:language="fr" fo:country="FR" officeooo:paragraph-rsid="0430dfcd"/>
    </style:style>
    <style:style style:name="P56" style:family="paragraph" style:parent-style-name="Text_20_body">
      <style:text-properties fo:language="fr" fo:country="FR" officeooo:paragraph-rsid="04375954"/>
    </style:style>
    <style:style style:name="P57" style:family="paragraph" style:parent-style-name="Text_20_body">
      <style:text-properties fo:language="fr" fo:country="FR" officeooo:paragraph-rsid="04417691"/>
    </style:style>
    <style:style style:name="P58" style:family="paragraph" style:parent-style-name="Text_20_body">
      <style:text-properties fo:language="fr" fo:country="FR" officeooo:paragraph-rsid="044fc2e4"/>
    </style:style>
    <style:style style:name="P59" style:family="paragraph" style:parent-style-name="Text_20_body">
      <style:text-properties fo:language="fr" fo:country="FR" officeooo:paragraph-rsid="0457e2c3"/>
    </style:style>
    <style:style style:name="P60" style:family="paragraph" style:parent-style-name="Text_20_body">
      <style:text-properties fo:language="fr" fo:country="FR" officeooo:paragraph-rsid="045cf1a2"/>
    </style:style>
    <style:style style:name="P61" style:family="paragraph" style:parent-style-name="Text_20_body">
      <style:text-properties fo:language="fr" fo:country="FR" officeooo:paragraph-rsid="045f3f80"/>
    </style:style>
    <style:style style:name="P62" style:family="paragraph" style:parent-style-name="Text_20_body">
      <style:text-properties fo:language="fr" fo:country="FR" officeooo:paragraph-rsid="0476cb04"/>
    </style:style>
    <style:style style:name="P63" style:family="paragraph" style:parent-style-name="Text_20_body">
      <style:text-properties fo:language="fr" fo:country="FR" officeooo:paragraph-rsid="0482c55e"/>
    </style:style>
    <style:style style:name="P64" style:family="paragraph" style:parent-style-name="Text_20_body">
      <style:text-properties fo:language="fr" fo:country="FR" officeooo:paragraph-rsid="04859426"/>
    </style:style>
    <style:style style:name="P65" style:family="paragraph" style:parent-style-name="Text_20_body">
      <style:text-properties fo:language="fr" fo:country="FR" officeooo:paragraph-rsid="048b984f"/>
    </style:style>
    <style:style style:name="P66" style:family="paragraph" style:parent-style-name="Text_20_body">
      <style:text-properties fo:language="fr" fo:country="FR" officeooo:paragraph-rsid="049df6b0"/>
    </style:style>
    <style:style style:name="P67" style:family="paragraph" style:parent-style-name="Text_20_body">
      <style:text-properties fo:language="fr" fo:country="FR" officeooo:paragraph-rsid="04a6ba10"/>
    </style:style>
    <style:style style:name="P68" style:family="paragraph" style:parent-style-name="Text_20_body">
      <style:text-properties fo:language="fr" fo:country="FR" officeooo:paragraph-rsid="04ba6760"/>
    </style:style>
    <style:style style:name="P69" style:family="paragraph" style:parent-style-name="Text_20_body">
      <style:text-properties fo:language="fr" fo:country="FR" officeooo:paragraph-rsid="04ba9349"/>
    </style:style>
    <style:style style:name="P70" style:family="paragraph" style:parent-style-name="Text_20_body">
      <style:text-properties fo:language="fr" fo:country="FR" officeooo:paragraph-rsid="04c437d7"/>
    </style:style>
    <style:style style:name="P71" style:family="paragraph" style:parent-style-name="Text_20_body">
      <style:text-properties fo:language="fr" fo:country="FR" officeooo:paragraph-rsid="04ca9e9b"/>
    </style:style>
    <style:style style:name="P72" style:family="paragraph" style:parent-style-name="Text_20_body">
      <style:text-properties fo:language="fr" fo:country="FR" officeooo:paragraph-rsid="04cc4de7"/>
    </style:style>
    <style:style style:name="P73" style:family="paragraph" style:parent-style-name="Text_20_body">
      <style:text-properties fo:language="fr" fo:country="FR" officeooo:paragraph-rsid="04f1a5b1"/>
    </style:style>
    <style:style style:name="P74" style:family="paragraph" style:parent-style-name="Text_20_body">
      <style:text-properties fo:language="fr" fo:country="FR" officeooo:paragraph-rsid="04f5240a"/>
    </style:style>
    <style:style style:name="P75" style:family="paragraph" style:parent-style-name="Text_20_body">
      <style:text-properties fo:language="fr" fo:country="FR" officeooo:paragraph-rsid="0511884d"/>
    </style:style>
    <style:style style:name="P76" style:family="paragraph" style:parent-style-name="Text_20_body">
      <style:text-properties fo:language="fr" fo:country="FR" officeooo:paragraph-rsid="05138723"/>
    </style:style>
    <style:style style:name="P77" style:family="paragraph" style:parent-style-name="Text_20_body">
      <style:text-properties fo:language="fr" fo:country="FR" officeooo:paragraph-rsid="0519728b"/>
    </style:style>
    <style:style style:name="P78" style:family="paragraph" style:parent-style-name="Text_20_body">
      <style:text-properties fo:language="fr" fo:country="FR" officeooo:paragraph-rsid="052226ed"/>
    </style:style>
    <style:style style:name="P79" style:family="paragraph" style:parent-style-name="Text_20_body">
      <style:text-properties fo:language="fr" fo:country="FR" officeooo:paragraph-rsid="0523bc7c"/>
    </style:style>
    <style:style style:name="P80" style:family="paragraph" style:parent-style-name="Text_20_body">
      <style:text-properties fo:language="fr" fo:country="FR" officeooo:paragraph-rsid="0524af8c"/>
    </style:style>
    <style:style style:name="P81" style:family="paragraph" style:parent-style-name="Text_20_body">
      <style:text-properties fo:language="fr" fo:country="FR" officeooo:rsid="0528138e" officeooo:paragraph-rsid="0528138e"/>
    </style:style>
    <style:style style:name="P82" style:family="paragraph" style:parent-style-name="Text_20_body">
      <style:text-properties fo:language="fr" fo:country="FR" officeooo:paragraph-rsid="052f3304"/>
    </style:style>
    <style:style style:name="P83" style:family="paragraph" style:parent-style-name="Text_20_body">
      <style:text-properties fo:language="fr" fo:country="FR" officeooo:paragraph-rsid="05383396"/>
    </style:style>
    <style:style style:name="P84" style:family="paragraph" style:parent-style-name="Text_20_body">
      <style:text-properties fo:language="fr" fo:country="FR" officeooo:rsid="05383396" officeooo:paragraph-rsid="05383396"/>
    </style:style>
    <style:style style:name="P85" style:family="paragraph" style:parent-style-name="Text_20_body">
      <style:text-properties fo:language="fr" fo:country="FR" officeooo:paragraph-rsid="053aebaa"/>
    </style:style>
    <style:style style:name="P86" style:family="paragraph" style:parent-style-name="Text_20_body">
      <style:text-properties fo:language="fr" fo:country="FR" officeooo:paragraph-rsid="0540491a"/>
    </style:style>
    <style:style style:name="P87" style:family="paragraph" style:parent-style-name="Text_20_body">
      <style:text-properties fo:language="fr" fo:country="FR" officeooo:paragraph-rsid="054c9df5"/>
    </style:style>
    <style:style style:name="P88" style:family="paragraph" style:parent-style-name="Text_20_body">
      <style:text-properties fo:language="fr" fo:country="FR" officeooo:paragraph-rsid="054cd426"/>
    </style:style>
    <style:style style:name="P89" style:family="paragraph" style:parent-style-name="Text_20_body">
      <style:text-properties fo:language="fr" fo:country="FR" officeooo:paragraph-rsid="05615fbf"/>
    </style:style>
    <style:style style:name="P90" style:family="paragraph" style:parent-style-name="Text_20_body">
      <style:text-properties fo:language="fr" fo:country="FR" officeooo:paragraph-rsid="0567de67"/>
    </style:style>
    <style:style style:name="P91" style:family="paragraph" style:parent-style-name="Text_20_body">
      <style:text-properties fo:language="fr" fo:country="FR" officeooo:paragraph-rsid="056f3acc"/>
    </style:style>
    <style:style style:name="P92" style:family="paragraph" style:parent-style-name="Text_20_body">
      <style:text-properties fo:language="fr" fo:country="FR" officeooo:paragraph-rsid="0580bee1"/>
    </style:style>
    <style:style style:name="P93" style:family="paragraph" style:parent-style-name="Text_20_body">
      <style:text-properties fo:language="fr" fo:country="FR" officeooo:paragraph-rsid="05832d37"/>
    </style:style>
    <style:style style:name="P94" style:family="paragraph" style:parent-style-name="Text_20_body">
      <style:text-properties fo:language="fr" fo:country="FR" officeooo:paragraph-rsid="05908acb"/>
    </style:style>
    <style:style style:name="P95" style:family="paragraph" style:parent-style-name="Text_20_body">
      <style:text-properties fo:language="fr" fo:country="FR" officeooo:paragraph-rsid="059abb95"/>
    </style:style>
    <style:style style:name="P96" style:family="paragraph" style:parent-style-name="Text_20_body">
      <style:text-properties fo:language="fr" fo:country="FR" officeooo:paragraph-rsid="05b30795"/>
    </style:style>
    <style:style style:name="P97" style:family="paragraph" style:parent-style-name="Text_20_body">
      <style:text-properties fo:language="fr" fo:country="FR" officeooo:paragraph-rsid="05c342e8"/>
    </style:style>
    <style:style style:name="P98" style:family="paragraph" style:parent-style-name="Text_20_body">
      <style:text-properties fo:language="fr" fo:country="FR" officeooo:paragraph-rsid="05c3c6c9"/>
    </style:style>
    <style:style style:name="P99" style:family="paragraph" style:parent-style-name="Text_20_body">
      <style:text-properties fo:language="fr" fo:country="FR" officeooo:paragraph-rsid="05c8bedb"/>
    </style:style>
    <style:style style:name="P100" style:family="paragraph" style:parent-style-name="Text_20_body">
      <style:text-properties fo:language="fr" fo:country="FR" officeooo:paragraph-rsid="05cdb89d"/>
    </style:style>
    <style:style style:name="P101" style:family="paragraph" style:parent-style-name="Text_20_body">
      <style:text-properties fo:language="fr" fo:country="FR" officeooo:paragraph-rsid="05e2e4ff"/>
    </style:style>
    <style:style style:name="P102" style:family="paragraph" style:parent-style-name="Text_20_body">
      <style:text-properties fo:language="fr" fo:country="FR" officeooo:paragraph-rsid="05f1050f"/>
    </style:style>
    <style:style style:name="P103" style:family="paragraph" style:parent-style-name="Text_20_body">
      <style:text-properties fo:language="fr" fo:country="FR" officeooo:paragraph-rsid="05f2693e"/>
    </style:style>
    <style:style style:name="P104" style:family="paragraph" style:parent-style-name="Text_20_body">
      <style:text-properties fo:language="fr" fo:country="FR" officeooo:paragraph-rsid="05f8c1ad"/>
    </style:style>
    <style:style style:name="P105" style:family="paragraph" style:parent-style-name="Text_20_body">
      <style:text-properties fo:language="fr" fo:country="FR" officeooo:paragraph-rsid="060647c7"/>
    </style:style>
    <style:style style:name="P106" style:family="paragraph" style:parent-style-name="Text_20_body">
      <style:text-properties fo:language="fr" fo:country="FR" officeooo:paragraph-rsid="0611c280"/>
    </style:style>
    <style:style style:name="P107" style:family="paragraph" style:parent-style-name="Text_20_body">
      <style:text-properties fo:language="fr" fo:country="FR" officeooo:paragraph-rsid="061c39d7"/>
    </style:style>
    <style:style style:name="P108" style:family="paragraph" style:parent-style-name="Text_20_body">
      <style:text-properties fo:language="fr" fo:country="FR" officeooo:paragraph-rsid="0629e3a1"/>
    </style:style>
    <style:style style:name="P109" style:family="paragraph" style:parent-style-name="Text_20_body">
      <style:text-properties fo:language="fr" fo:country="FR" officeooo:paragraph-rsid="0632321c"/>
    </style:style>
    <style:style style:name="P110" style:family="paragraph" style:parent-style-name="Text_20_body">
      <style:text-properties fo:language="fr" fo:country="FR" officeooo:paragraph-rsid="06335fe0"/>
    </style:style>
    <style:style style:name="P111" style:family="paragraph" style:parent-style-name="Text_20_body">
      <style:text-properties fo:language="fr" fo:country="FR" officeooo:paragraph-rsid="063e2ba0"/>
    </style:style>
    <style:style style:name="P112" style:family="paragraph" style:parent-style-name="Text_20_body">
      <style:text-properties fo:language="fr" fo:country="FR" officeooo:paragraph-rsid="065413e4"/>
    </style:style>
    <style:style style:name="P113" style:family="paragraph" style:parent-style-name="Text_20_body">
      <style:text-properties fo:language="fr" fo:country="FR" officeooo:paragraph-rsid="0654e762"/>
    </style:style>
    <style:style style:name="P114" style:family="paragraph" style:parent-style-name="Text_20_body">
      <style:text-properties fo:language="fr" fo:country="FR" officeooo:paragraph-rsid="066f63dc"/>
    </style:style>
    <style:style style:name="P115" style:family="paragraph" style:parent-style-name="Text_20_body">
      <style:text-properties fo:language="fr" fo:country="FR" officeooo:paragraph-rsid="066fee5e"/>
    </style:style>
    <style:style style:name="P116" style:family="paragraph" style:parent-style-name="Text_20_body">
      <style:text-properties fo:language="fr" fo:country="FR" officeooo:rsid="066fee5e" officeooo:paragraph-rsid="066fee5e"/>
    </style:style>
    <style:style style:name="P117" style:family="paragraph" style:parent-style-name="Text_20_body">
      <style:text-properties fo:language="fr" fo:country="FR" officeooo:rsid="0676944d" officeooo:paragraph-rsid="0676944d"/>
    </style:style>
    <style:style style:name="P118" style:family="paragraph" style:parent-style-name="Text_20_body">
      <style:text-properties fo:language="fr" fo:country="FR" officeooo:paragraph-rsid="0687611c"/>
    </style:style>
    <style:style style:name="P119" style:family="paragraph" style:parent-style-name="Text_20_body">
      <style:text-properties fo:language="fr" fo:country="FR" officeooo:paragraph-rsid="06977097"/>
    </style:style>
    <style:style style:name="P120" style:family="paragraph" style:parent-style-name="Text_20_body">
      <style:text-properties fo:language="fr" fo:country="FR" officeooo:paragraph-rsid="069e90f5"/>
    </style:style>
    <style:style style:name="P121" style:family="paragraph" style:parent-style-name="Text_20_body">
      <style:text-properties fo:language="fr" fo:country="FR" officeooo:paragraph-rsid="069f5e50"/>
    </style:style>
    <style:style style:name="P122" style:family="paragraph" style:parent-style-name="Text_20_body">
      <style:text-properties fo:language="fr" fo:country="FR" officeooo:paragraph-rsid="06a4c117"/>
    </style:style>
    <style:style style:name="P123" style:family="paragraph" style:parent-style-name="Text_20_body">
      <style:text-properties fo:language="fr" fo:country="FR" officeooo:paragraph-rsid="06aaecce"/>
    </style:style>
    <style:style style:name="P124" style:family="paragraph" style:parent-style-name="Text_20_body">
      <style:text-properties fo:language="fr" fo:country="FR" officeooo:paragraph-rsid="06ae6a2b"/>
    </style:style>
    <style:style style:name="P125" style:family="paragraph" style:parent-style-name="Text_20_body">
      <style:text-properties fo:language="fr" fo:country="FR" officeooo:paragraph-rsid="06b927a8"/>
    </style:style>
    <style:style style:name="P126" style:family="paragraph" style:parent-style-name="Text_20_body">
      <style:text-properties fo:language="fr" fo:country="FR" officeooo:paragraph-rsid="06cd6a29"/>
    </style:style>
    <style:style style:name="P127" style:family="paragraph" style:parent-style-name="Text_20_body">
      <style:text-properties fo:language="fr" fo:country="FR" officeooo:paragraph-rsid="06d08204"/>
    </style:style>
    <style:style style:name="P128" style:family="paragraph" style:parent-style-name="Text_20_body">
      <style:text-properties fo:language="fr" fo:country="FR" officeooo:paragraph-rsid="06df7a43"/>
    </style:style>
    <style:style style:name="P129" style:family="paragraph" style:parent-style-name="Text_20_body">
      <style:text-properties fo:language="fr" fo:country="FR" officeooo:paragraph-rsid="06e704ac"/>
    </style:style>
    <style:style style:name="P130" style:family="paragraph" style:parent-style-name="Text_20_body">
      <style:text-properties fo:language="fr" fo:country="FR" officeooo:paragraph-rsid="06f235eb"/>
    </style:style>
    <style:style style:name="P131" style:family="paragraph" style:parent-style-name="Text_20_body">
      <style:text-properties fo:language="fr" fo:country="FR" officeooo:paragraph-rsid="06fa6644"/>
    </style:style>
    <style:style style:name="P132" style:family="paragraph" style:parent-style-name="Text_20_body">
      <style:text-properties fo:language="fr" fo:country="FR" officeooo:paragraph-rsid="06fae0ba"/>
    </style:style>
    <style:style style:name="P133" style:family="paragraph" style:parent-style-name="Text_20_body">
      <style:text-properties fo:language="fr" fo:country="FR" officeooo:paragraph-rsid="07052ce3"/>
    </style:style>
    <style:style style:name="P134" style:family="paragraph" style:parent-style-name="Text_20_body">
      <style:text-properties fo:language="fr" fo:country="FR" officeooo:paragraph-rsid="070a7baf"/>
    </style:style>
    <style:style style:name="P135" style:family="paragraph" style:parent-style-name="Text_20_body">
      <style:text-properties fo:language="fr" fo:country="FR" officeooo:paragraph-rsid="071336b0"/>
    </style:style>
    <style:style style:name="P136" style:family="paragraph" style:parent-style-name="Text_20_body">
      <style:text-properties fo:language="fr" fo:country="FR" officeooo:paragraph-rsid="072883d4"/>
    </style:style>
    <style:style style:name="P137" style:family="paragraph" style:parent-style-name="Text_20_body">
      <style:text-properties fo:language="fr" fo:country="FR" officeooo:paragraph-rsid="07347073"/>
    </style:style>
    <style:style style:name="P138" style:family="paragraph" style:parent-style-name="Text_20_body">
      <style:text-properties fo:language="fr" fo:country="FR" officeooo:paragraph-rsid="0737db8b"/>
    </style:style>
    <style:style style:name="P139" style:family="paragraph" style:parent-style-name="Text_20_body">
      <style:text-properties fo:language="fr" fo:country="FR" officeooo:paragraph-rsid="07417bca"/>
    </style:style>
    <style:style style:name="P140" style:family="paragraph" style:parent-style-name="Text_20_body">
      <style:text-properties fo:language="fr" fo:country="FR" officeooo:paragraph-rsid="0747c329"/>
    </style:style>
    <style:style style:name="P141" style:family="paragraph" style:parent-style-name="Text_20_body">
      <style:text-properties fo:language="fr" fo:country="FR" officeooo:paragraph-rsid="0753af6e"/>
    </style:style>
    <style:style style:name="P142" style:family="paragraph" style:parent-style-name="Text_20_body">
      <style:text-properties fo:language="fr" fo:country="FR" officeooo:paragraph-rsid="075b3d8f"/>
    </style:style>
    <style:style style:name="P143" style:family="paragraph" style:parent-style-name="Text_20_body">
      <style:text-properties fo:language="fr" fo:country="FR" officeooo:paragraph-rsid="0761ebf5"/>
    </style:style>
    <style:style style:name="P144" style:family="paragraph" style:parent-style-name="Text_20_body">
      <style:text-properties fo:language="fr" fo:country="FR" officeooo:paragraph-rsid="0764ab3c"/>
    </style:style>
    <style:style style:name="P145" style:family="paragraph" style:parent-style-name="Text_20_body">
      <style:text-properties fo:language="fr" fo:country="FR" officeooo:paragraph-rsid="076dff38"/>
    </style:style>
    <style:style style:name="P146" style:family="paragraph" style:parent-style-name="Text_20_body">
      <style:text-properties fo:language="fr" fo:country="FR" officeooo:paragraph-rsid="07763a3e"/>
    </style:style>
    <style:style style:name="P147" style:family="paragraph" style:parent-style-name="Text_20_body">
      <style:text-properties fo:language="fr" fo:country="FR" officeooo:paragraph-rsid="0777b1ad"/>
    </style:style>
    <style:style style:name="P148" style:family="paragraph" style:parent-style-name="Text_20_body">
      <style:text-properties fo:language="fr" fo:country="FR" officeooo:paragraph-rsid="0791d3f5"/>
    </style:style>
    <style:style style:name="P149" style:family="paragraph" style:parent-style-name="Text_20_body">
      <style:text-properties fo:language="fr" fo:country="FR" officeooo:paragraph-rsid="07946887"/>
    </style:style>
    <style:style style:name="P150" style:family="paragraph" style:parent-style-name="Text_20_body">
      <style:text-properties fo:language="fr" fo:country="FR" officeooo:paragraph-rsid="079bb8b3"/>
    </style:style>
    <style:style style:name="P151" style:family="paragraph" style:parent-style-name="Text_20_body">
      <style:text-properties fo:language="fr" fo:country="FR" officeooo:paragraph-rsid="07aa50cc"/>
    </style:style>
    <style:style style:name="P152" style:family="paragraph" style:parent-style-name="Text_20_body">
      <style:text-properties fo:language="fr" fo:country="FR" officeooo:paragraph-rsid="07aad8ee"/>
    </style:style>
    <style:style style:name="P153" style:family="paragraph" style:parent-style-name="Text_20_body">
      <style:text-properties fo:language="fr" fo:country="FR" officeooo:paragraph-rsid="07b56fed"/>
    </style:style>
    <style:style style:name="P154" style:family="paragraph" style:parent-style-name="Text_20_body">
      <style:text-properties fo:language="fr" fo:country="FR" officeooo:paragraph-rsid="07c9b1df"/>
    </style:style>
    <style:style style:name="P155" style:family="paragraph" style:parent-style-name="Text_20_body">
      <style:text-properties fo:language="fr" fo:country="FR" officeooo:paragraph-rsid="07dacd7c"/>
    </style:style>
    <style:style style:name="P156" style:family="paragraph" style:parent-style-name="Text_20_body">
      <style:text-properties fo:language="fr" fo:country="FR" officeooo:paragraph-rsid="07e038eb"/>
    </style:style>
    <style:style style:name="P157" style:family="paragraph" style:parent-style-name="Text_20_body">
      <style:text-properties fo:language="fr" fo:country="FR" officeooo:paragraph-rsid="07e5747d"/>
    </style:style>
    <style:style style:name="P158" style:family="paragraph" style:parent-style-name="Text_20_body">
      <style:text-properties fo:language="fr" fo:country="FR" officeooo:paragraph-rsid="07edf4e5"/>
    </style:style>
    <style:style style:name="P159" style:family="paragraph" style:parent-style-name="Text_20_body">
      <style:text-properties fo:language="fr" fo:country="FR" officeooo:paragraph-rsid="07f4b044"/>
    </style:style>
    <style:style style:name="P160" style:family="paragraph" style:parent-style-name="Text_20_body">
      <style:text-properties fo:language="fr" fo:country="FR" officeooo:paragraph-rsid="07f6b007"/>
    </style:style>
    <style:style style:name="P161" style:family="paragraph" style:parent-style-name="Text_20_body">
      <style:text-properties fo:language="fr" fo:country="FR" officeooo:paragraph-rsid="07fa34a7"/>
    </style:style>
    <style:style style:name="P162" style:family="paragraph" style:parent-style-name="Text_20_body">
      <style:text-properties fo:language="fr" fo:country="FR" officeooo:paragraph-rsid="07fe1abb"/>
    </style:style>
    <style:style style:name="P163" style:family="paragraph" style:parent-style-name="Text_20_body">
      <style:text-properties fo:language="fr" fo:country="FR" officeooo:paragraph-rsid="0800e732"/>
    </style:style>
    <style:style style:name="P164" style:family="paragraph" style:parent-style-name="Text_20_body">
      <style:text-properties fo:language="fr" fo:country="FR" officeooo:paragraph-rsid="080a0ba3"/>
    </style:style>
    <style:style style:name="P165" style:family="paragraph" style:parent-style-name="Text_20_body">
      <style:text-properties fo:language="fr" fo:country="FR" officeooo:paragraph-rsid="080ad2ea"/>
    </style:style>
    <style:style style:name="P166" style:family="paragraph" style:parent-style-name="Text_20_body">
      <style:text-properties fo:language="fr" fo:country="FR" officeooo:paragraph-rsid="080af268"/>
    </style:style>
    <style:style style:name="P167" style:family="paragraph" style:parent-style-name="Text_20_body">
      <style:text-properties fo:language="fr" fo:country="FR" officeooo:paragraph-rsid="081110e0"/>
    </style:style>
    <style:style style:name="P168" style:family="paragraph" style:parent-style-name="Text_20_body">
      <style:text-properties fo:language="fr" fo:country="FR" officeooo:paragraph-rsid="0811275b"/>
    </style:style>
    <style:style style:name="P169" style:family="paragraph" style:parent-style-name="Text_20_body">
      <style:text-properties fo:language="fr" fo:country="FR" officeooo:paragraph-rsid="08186ebd"/>
    </style:style>
    <style:style style:name="P170" style:family="paragraph" style:parent-style-name="Text_20_body">
      <style:text-properties fo:language="fr" fo:country="FR" officeooo:paragraph-rsid="081a8626"/>
    </style:style>
    <style:style style:name="P171" style:family="paragraph" style:parent-style-name="Text_20_body">
      <style:text-properties fo:language="fr" fo:country="FR" officeooo:paragraph-rsid="08206b0e"/>
    </style:style>
    <style:style style:name="P172" style:family="paragraph" style:parent-style-name="Text_20_body">
      <style:text-properties fo:language="fr" fo:country="FR" officeooo:paragraph-rsid="082464f0"/>
    </style:style>
    <style:style style:name="P173" style:family="paragraph" style:parent-style-name="Text_20_body">
      <style:text-properties fo:language="fr" fo:country="FR" officeooo:paragraph-rsid="08267539"/>
    </style:style>
    <style:style style:name="P174" style:family="paragraph" style:parent-style-name="Text_20_body">
      <style:text-properties fo:language="fr" fo:country="FR" officeooo:paragraph-rsid="0828046a"/>
    </style:style>
    <style:style style:name="P175" style:family="paragraph" style:parent-style-name="Text_20_body">
      <style:text-properties fo:language="fr" fo:country="FR" officeooo:paragraph-rsid="08281094"/>
    </style:style>
    <style:style style:name="P176" style:family="paragraph" style:parent-style-name="Text_20_body">
      <style:text-properties fo:language="fr" fo:country="FR" officeooo:paragraph-rsid="082ccad7"/>
    </style:style>
    <style:style style:name="P177" style:family="paragraph" style:parent-style-name="Text_20_body">
      <style:text-properties fo:language="fr" fo:country="FR" officeooo:paragraph-rsid="082cf44f"/>
    </style:style>
    <style:style style:name="P178" style:family="paragraph" style:parent-style-name="Text_20_body">
      <style:text-properties fo:language="fr" fo:country="FR" officeooo:paragraph-rsid="0830f8c2"/>
    </style:style>
    <style:style style:name="P179" style:family="paragraph" style:parent-style-name="Text_20_body">
      <style:text-properties fo:language="fr" fo:country="FR" officeooo:paragraph-rsid="083a3d1a"/>
    </style:style>
    <style:style style:name="P180" style:family="paragraph" style:parent-style-name="Text_20_body">
      <style:text-properties fo:language="fr" fo:country="FR" officeooo:paragraph-rsid="083be668"/>
    </style:style>
    <style:style style:name="P181" style:family="paragraph" style:parent-style-name="Text_20_body">
      <style:text-properties fo:language="fr" fo:country="FR" officeooo:paragraph-rsid="084115a4"/>
    </style:style>
    <style:style style:name="P182" style:family="paragraph" style:parent-style-name="Text_20_body">
      <style:text-properties fo:language="fr" fo:country="FR" officeooo:paragraph-rsid="0843d935"/>
    </style:style>
    <style:style style:name="P183" style:family="paragraph" style:parent-style-name="Text_20_body">
      <style:text-properties fo:language="fr" fo:country="FR" officeooo:paragraph-rsid="084a4388"/>
    </style:style>
    <style:style style:name="P184" style:family="paragraph" style:parent-style-name="Text_20_body">
      <style:text-properties fo:language="fr" fo:country="FR" officeooo:paragraph-rsid="084c9351"/>
    </style:style>
    <style:style style:name="P185" style:family="paragraph" style:parent-style-name="Text_20_body">
      <style:text-properties fo:language="fr" fo:country="FR" officeooo:paragraph-rsid="0851f9e9"/>
    </style:style>
    <style:style style:name="P186" style:family="paragraph" style:parent-style-name="Text_20_body">
      <style:text-properties fo:language="fr" fo:country="FR" officeooo:paragraph-rsid="08618730"/>
    </style:style>
    <style:style style:name="P187" style:family="paragraph" style:parent-style-name="Text_20_body">
      <style:text-properties fo:language="fr" fo:country="FR" officeooo:paragraph-rsid="08645ad9"/>
    </style:style>
    <style:style style:name="P188" style:family="paragraph" style:parent-style-name="Text_20_body">
      <style:text-properties fo:language="fr" fo:country="FR" officeooo:paragraph-rsid="08646bf8"/>
    </style:style>
    <style:style style:name="P189" style:family="paragraph" style:parent-style-name="Text_20_body">
      <style:text-properties fo:language="fr" fo:country="FR" officeooo:paragraph-rsid="08660e2f"/>
    </style:style>
    <style:style style:name="P190" style:family="paragraph" style:parent-style-name="Text_20_body">
      <style:text-properties fo:language="fr" fo:country="FR" officeooo:paragraph-rsid="086c174e"/>
    </style:style>
    <style:style style:name="P191" style:family="paragraph" style:parent-style-name="Text_20_body">
      <style:text-properties fo:language="fr" fo:country="FR" officeooo:paragraph-rsid="086fef1e"/>
    </style:style>
    <style:style style:name="P192" style:family="paragraph" style:parent-style-name="Text_20_body">
      <style:text-properties fo:language="fr" fo:country="FR" officeooo:paragraph-rsid="08730556"/>
    </style:style>
    <style:style style:name="P193" style:family="paragraph" style:parent-style-name="Text_20_body">
      <style:text-properties fo:language="fr" fo:country="FR" officeooo:paragraph-rsid="088096f4"/>
    </style:style>
    <style:style style:name="P194" style:family="paragraph" style:parent-style-name="Text_20_body">
      <style:text-properties fo:language="fr" fo:country="FR" officeooo:paragraph-rsid="088624b2"/>
    </style:style>
    <style:style style:name="P195" style:family="paragraph" style:parent-style-name="Text_20_body">
      <style:text-properties fo:language="fr" fo:country="FR" officeooo:paragraph-rsid="0889f9ed"/>
    </style:style>
    <style:style style:name="P196" style:family="paragraph" style:parent-style-name="Text_20_body">
      <style:text-properties fo:language="fr" fo:country="FR" officeooo:paragraph-rsid="0890e166"/>
    </style:style>
    <style:style style:name="P197" style:family="paragraph" style:parent-style-name="Text_20_body">
      <style:text-properties fo:language="fr" fo:country="FR" officeooo:paragraph-rsid="08924b14"/>
    </style:style>
    <style:style style:name="P198" style:family="paragraph" style:parent-style-name="Text_20_body">
      <style:text-properties fo:language="fr" fo:country="FR" officeooo:paragraph-rsid="08946b30"/>
    </style:style>
    <style:style style:name="P199" style:family="paragraph" style:parent-style-name="Text_20_body">
      <style:text-properties fo:language="fr" fo:country="FR" officeooo:paragraph-rsid="089a5db0"/>
    </style:style>
    <style:style style:name="P200" style:family="paragraph" style:parent-style-name="Text_20_body">
      <style:text-properties fo:language="fr" fo:country="FR" officeooo:paragraph-rsid="089a97aa"/>
    </style:style>
    <style:style style:name="P201" style:family="paragraph" style:parent-style-name="Text_20_body">
      <style:text-properties fo:language="fr" fo:country="FR" officeooo:paragraph-rsid="089aa07f"/>
    </style:style>
    <style:style style:name="P202" style:family="paragraph" style:parent-style-name="Text_20_body">
      <style:text-properties fo:language="fr" fo:country="FR" officeooo:paragraph-rsid="089e5178"/>
    </style:style>
    <style:style style:name="P203" style:family="paragraph" style:parent-style-name="Text_20_body">
      <style:text-properties fo:language="fr" fo:country="FR" officeooo:paragraph-rsid="08a6573f"/>
    </style:style>
    <style:style style:name="P204" style:family="paragraph" style:parent-style-name="Text_20_body">
      <style:text-properties fo:language="fr" fo:country="FR" officeooo:paragraph-rsid="08a9ac72"/>
    </style:style>
    <style:style style:name="P205" style:family="paragraph" style:parent-style-name="Text_20_body">
      <style:text-properties fo:language="fr" fo:country="FR" officeooo:rsid="08ac9faa" officeooo:paragraph-rsid="08ac9faa"/>
    </style:style>
    <style:style style:name="P206" style:family="paragraph" style:parent-style-name="Text_20_body">
      <style:text-properties fo:language="fr" fo:country="FR" officeooo:paragraph-rsid="08f658f3"/>
    </style:style>
    <style:style style:name="P207" style:family="paragraph" style:parent-style-name="Text_20_body">
      <style:paragraph-properties fo:text-align="start" style:justify-single-word="false"/>
      <style:text-properties fo:language="fr" fo:country="FR"/>
    </style:style>
    <style:style style:name="P208" style:family="paragraph" style:parent-style-name="Text_20_body">
      <style:text-properties fo:language="fr" fo:country="FR" officeooo:paragraph-rsid="090daac3"/>
    </style:style>
    <style:style style:name="P209" style:family="paragraph" style:parent-style-name="Text_20_body">
      <style:text-properties fo:language="fr" fo:country="FR" officeooo:paragraph-rsid="092958f9"/>
    </style:style>
    <style:style style:name="P210" style:family="paragraph" style:parent-style-name="Text_20_body">
      <style:text-properties fo:language="fr" fo:country="FR" officeooo:paragraph-rsid="09512398"/>
    </style:style>
    <style:style style:name="P211" style:family="paragraph" style:parent-style-name="Text_20_body">
      <style:text-properties fo:language="fr" fo:country="FR" officeooo:paragraph-rsid="0980f5de"/>
    </style:style>
    <style:style style:name="P212" style:family="paragraph" style:parent-style-name="Text_20_body">
      <style:text-properties fo:language="fr" fo:country="FR" officeooo:paragraph-rsid="09a17dd1"/>
    </style:style>
    <style:style style:name="P213" style:family="paragraph" style:parent-style-name="Text_20_body">
      <style:text-properties fo:language="fr" fo:country="FR" officeooo:paragraph-rsid="09ca16c9"/>
    </style:style>
    <style:style style:name="P214" style:family="paragraph" style:parent-style-name="Text_20_body">
      <style:text-properties fo:language="fr" fo:country="FR" officeooo:paragraph-rsid="09d328fb"/>
    </style:style>
    <style:style style:name="P215" style:family="paragraph" style:parent-style-name="Text_20_body">
      <style:text-properties fo:language="fr" fo:country="FR" officeooo:paragraph-rsid="09db6b92"/>
    </style:style>
    <style:style style:name="P216" style:family="paragraph" style:parent-style-name="Text_20_body">
      <style:text-properties fo:language="fr" fo:country="FR" officeooo:paragraph-rsid="0a2844e7"/>
    </style:style>
    <style:style style:name="P217" style:family="paragraph" style:parent-style-name="Text_20_body">
      <style:text-properties fo:language="fr" fo:country="FR" officeooo:paragraph-rsid="0a5cd4d8"/>
    </style:style>
    <style:style style:name="P218" style:family="paragraph" style:parent-style-name="Text_20_body">
      <style:text-properties fo:language="fr" fo:country="FR" officeooo:paragraph-rsid="0a824804"/>
    </style:style>
    <style:style style:name="P219" style:family="paragraph" style:parent-style-name="Text_20_body">
      <style:text-properties fo:language="fr" fo:country="FR" officeooo:paragraph-rsid="0a9c5349"/>
    </style:style>
    <style:style style:name="P220" style:family="paragraph" style:parent-style-name="Text_20_body">
      <style:text-properties fo:language="fr" fo:country="FR" officeooo:paragraph-rsid="0aa9055c"/>
    </style:style>
    <style:style style:name="P221" style:family="paragraph" style:parent-style-name="Text_20_body">
      <style:text-properties fo:language="fr" fo:country="FR" officeooo:paragraph-rsid="0ac70720"/>
    </style:style>
    <style:style style:name="P222" style:family="paragraph" style:parent-style-name="Text_20_body">
      <style:text-properties fo:language="fr" fo:country="FR" officeooo:paragraph-rsid="0af3f24f"/>
    </style:style>
    <style:style style:name="P223" style:family="paragraph" style:parent-style-name="Text_20_body">
      <style:text-properties fo:language="fr" fo:country="FR" officeooo:paragraph-rsid="0b279c68"/>
    </style:style>
    <style:style style:name="P224" style:family="paragraph" style:parent-style-name="Text_20_body">
      <style:text-properties fo:language="fr" fo:country="FR" officeooo:paragraph-rsid="0b73c1f2"/>
    </style:style>
    <style:style style:name="P225" style:family="paragraph" style:parent-style-name="Text_20_body">
      <style:text-properties fo:language="fr" fo:country="FR" officeooo:paragraph-rsid="0bbbaae8"/>
    </style:style>
    <style:style style:name="P226" style:family="paragraph" style:parent-style-name="Text_20_body">
      <style:text-properties fo:language="fr" fo:country="FR" officeooo:paragraph-rsid="0bbf5225"/>
    </style:style>
    <style:style style:name="P227" style:family="paragraph" style:parent-style-name="Text_20_body">
      <style:text-properties fo:language="fr" fo:country="FR" officeooo:paragraph-rsid="0bda628d"/>
    </style:style>
    <style:style style:name="P228" style:family="paragraph" style:parent-style-name="Text_20_body">
      <style:text-properties fo:language="fr" fo:country="FR" officeooo:paragraph-rsid="0be1f304"/>
    </style:style>
    <style:style style:name="P229" style:family="paragraph" style:parent-style-name="Text_20_body">
      <style:text-properties fo:language="fr" fo:country="FR" officeooo:paragraph-rsid="0bef415c"/>
    </style:style>
    <style:style style:name="P230" style:family="paragraph" style:parent-style-name="Text_20_body">
      <style:text-properties fo:language="fr" fo:country="FR" officeooo:paragraph-rsid="0c063524"/>
    </style:style>
    <style:style style:name="P231" style:family="paragraph" style:parent-style-name="Text_20_body">
      <style:text-properties fo:language="fr" fo:country="FR" officeooo:paragraph-rsid="0c1173ee"/>
    </style:style>
    <style:style style:name="P232" style:family="paragraph" style:parent-style-name="Text_20_body">
      <style:text-properties fo:language="fr" fo:country="FR" officeooo:paragraph-rsid="0c163821"/>
    </style:style>
    <style:style style:name="P233" style:family="paragraph" style:parent-style-name="Text_20_body">
      <style:text-properties fo:language="fr" fo:country="FR" officeooo:paragraph-rsid="0c1b8d35"/>
    </style:style>
    <style:style style:name="P234" style:family="paragraph" style:parent-style-name="Text_20_body">
      <style:text-properties fo:language="fr" fo:country="FR" officeooo:paragraph-rsid="0c2ec628"/>
    </style:style>
    <style:style style:name="P235" style:family="paragraph" style:parent-style-name="Text_20_body">
      <style:text-properties fo:language="fr" fo:country="FR" officeooo:paragraph-rsid="0c359f54"/>
    </style:style>
    <style:style style:name="P236" style:family="paragraph" style:parent-style-name="Text_20_body">
      <style:text-properties fo:language="fr" fo:country="FR" officeooo:paragraph-rsid="0c54b16b"/>
    </style:style>
    <style:style style:name="P237" style:family="paragraph" style:parent-style-name="Text_20_body">
      <style:text-properties fo:language="fr" fo:country="FR" officeooo:paragraph-rsid="0c71fe76"/>
    </style:style>
    <style:style style:name="P238" style:family="paragraph" style:parent-style-name="Text_20_body">
      <style:text-properties fo:language="fr" fo:country="FR" officeooo:paragraph-rsid="0ca0e1fc"/>
    </style:style>
    <style:style style:name="P239" style:family="paragraph" style:parent-style-name="Text_20_body">
      <style:text-properties fo:language="fr" fo:country="FR" officeooo:paragraph-rsid="0ca87ba0"/>
    </style:style>
    <style:style style:name="P240" style:family="paragraph" style:parent-style-name="Text_20_body">
      <style:text-properties fo:language="fr" fo:country="FR" officeooo:paragraph-rsid="0cb9d5e1"/>
    </style:style>
    <style:style style:name="P241" style:family="paragraph" style:parent-style-name="Text_20_body">
      <style:text-properties fo:language="fr" fo:country="FR" officeooo:paragraph-rsid="0cc42dad"/>
    </style:style>
    <style:style style:name="P242" style:family="paragraph" style:parent-style-name="Text_20_body">
      <style:text-properties fo:language="fr" fo:country="FR" officeooo:paragraph-rsid="0cd4f610"/>
    </style:style>
    <style:style style:name="P243" style:family="paragraph" style:parent-style-name="Text_20_body">
      <style:text-properties fo:language="fr" fo:country="FR" officeooo:paragraph-rsid="0cef7233"/>
    </style:style>
    <style:style style:name="P244" style:family="paragraph" style:parent-style-name="Text_20_body">
      <style:text-properties fo:language="fr" fo:country="FR" officeooo:paragraph-rsid="0d0b02c4"/>
    </style:style>
    <style:style style:name="P245" style:family="paragraph" style:parent-style-name="Text_20_body">
      <style:text-properties fo:language="fr" fo:country="FR" officeooo:paragraph-rsid="0d185850"/>
    </style:style>
    <style:style style:name="P246" style:family="paragraph" style:parent-style-name="Text_20_body">
      <style:text-properties fo:language="fr" fo:country="FR" officeooo:paragraph-rsid="0d2560cd"/>
    </style:style>
    <style:style style:name="P247" style:family="paragraph" style:parent-style-name="Text_20_body">
      <style:text-properties fo:language="fr" fo:country="FR" officeooo:paragraph-rsid="0d3db07b"/>
    </style:style>
    <style:style style:name="P248" style:family="paragraph" style:parent-style-name="Text_20_body">
      <style:text-properties fo:language="fr" fo:country="FR" officeooo:paragraph-rsid="0d50b72d"/>
    </style:style>
    <style:style style:name="P249" style:family="paragraph" style:parent-style-name="Text_20_body">
      <style:text-properties fo:language="fr" fo:country="FR" officeooo:paragraph-rsid="0d53f79e"/>
    </style:style>
    <style:style style:name="P250" style:family="paragraph" style:parent-style-name="Text_20_body">
      <style:text-properties fo:language="fr" fo:country="FR" officeooo:paragraph-rsid="0d589aa6"/>
    </style:style>
    <style:style style:name="P251" style:family="paragraph" style:parent-style-name="Text_20_body">
      <style:text-properties fo:language="fr" fo:country="FR" officeooo:paragraph-rsid="0d62f9f1"/>
    </style:style>
    <style:style style:name="P252" style:family="paragraph" style:parent-style-name="Text_20_body">
      <style:text-properties fo:language="fr" fo:country="FR" officeooo:paragraph-rsid="0d84a669"/>
    </style:style>
    <style:style style:name="P253" style:family="paragraph" style:parent-style-name="Text_20_body">
      <style:text-properties fo:language="fr" fo:country="FR" officeooo:paragraph-rsid="0d8c43f5"/>
    </style:style>
    <style:style style:name="P254" style:family="paragraph" style:parent-style-name="Text_20_body">
      <style:text-properties officeooo:paragraph-rsid="00b4dc3d"/>
    </style:style>
    <style:style style:name="P255" style:family="paragraph" style:parent-style-name="Text_20_body">
      <style:text-properties officeooo:paragraph-rsid="04d15119"/>
    </style:style>
    <style:style style:name="P256" style:family="paragraph" style:parent-style-name="Text_20_body">
      <style:text-properties fo:font-size="16pt" fo:language="fr" fo:country="FR" style:font-size-asian="16pt" style:font-size-complex="16pt"/>
    </style:style>
    <style:style style:name="P257" style:family="paragraph" style:parent-style-name="Text_20_body">
      <style:text-properties officeooo:paragraph-rsid="0b4ab0e9"/>
    </style:style>
    <style:style style:name="P258" style:family="paragraph" style:parent-style-name="Text_20_body" style:master-page-name="">
      <loext:graphic-properties draw:fill="none"/>
      <style:paragraph-properties fo:margin-left="4.5cm" fo:margin-right="0.7cm" fo:margin-top="0.152cm" fo:margin-bottom="0.152cm" loext:contextual-spacing="false" fo:line-height="150%" fo:text-align="justify" style:justify-single-word="false" fo:text-indent="0cm" style:auto-text-indent="false" style:page-number="auto" fo:background-color="transparent"/>
      <style:text-properties fo:language="fr" fo:country="FR" officeooo:rsid="0bb13047" officeooo:paragraph-rsid="0bb13047"/>
    </style:style>
    <style:style style:name="P259" style:family="paragraph" style:parent-style-name="Text_20_body">
      <loext:graphic-properties draw:fill="none"/>
      <style:paragraph-properties fo:margin-left="4.5cm" fo:margin-right="0.7cm" fo:margin-top="0.152cm" fo:margin-bottom="0.152cm" loext:contextual-spacing="false" fo:line-height="150%" fo:text-align="justify" style:justify-single-word="false" fo:text-indent="0cm" style:auto-text-indent="false" fo:background-color="transparent"/>
      <style:text-properties fo:language="fr" fo:country="FR" officeooo:rsid="0bb13047" officeooo:paragraph-rsid="0bb13047"/>
    </style:style>
    <style:style style:name="P260" style:family="paragraph" style:parent-style-name="Text_20_body" style:master-page-name="">
      <loext:graphic-properties draw:fill="none"/>
      <style:paragraph-properties fo:margin-left="5.399cm" fo:margin-right="0.7cm" fo:margin-top="0.152cm" fo:margin-bottom="0.152cm" loext:contextual-spacing="false" fo:line-height="150%" fo:text-align="justify" style:justify-single-word="false" fo:text-indent="0cm" style:auto-text-indent="false" style:page-number="auto" fo:background-color="transparent"/>
      <style:text-properties fo:language="fr" fo:country="FR" officeooo:rsid="0bb13047" officeooo:paragraph-rsid="0bb13047"/>
    </style:style>
    <style:style style:name="P261" style:family="paragraph" style:parent-style-name="Marque_20_chapitre">
      <style:paragraph-properties fo:text-align="justify" style:justify-single-word="false"/>
    </style:style>
    <style:style style:name="P262" style:family="paragraph" style:parent-style-name="Marque_20_chapitre">
      <style:paragraph-properties fo:break-before="page"/>
    </style:style>
    <style:style style:name="T1" style:family="text">
      <style:text-properties fo:font-style="italic" style:font-style-asian="italic" style:font-style-complex="italic"/>
    </style:style>
    <style:style style:name="T2" style:family="text">
      <style:text-properties fo:font-style="italic" officeooo:rsid="007c1b13" style:font-style-asian="italic" style:font-style-complex="italic"/>
    </style:style>
    <style:style style:name="T3" style:family="text">
      <style:text-properties fo:font-style="italic" officeooo:rsid="009f8d96" style:font-style-asian="italic" style:font-style-complex="italic"/>
    </style:style>
    <style:style style:name="T4" style:family="text">
      <style:text-properties fo:font-style="italic" officeooo:rsid="00a140d8" style:font-style-asian="italic" style:font-style-complex="italic"/>
    </style:style>
    <style:style style:name="T5" style:family="text">
      <style:text-properties fo:font-style="italic" officeooo:rsid="01a53f97" style:font-style-asian="italic" style:font-style-complex="italic"/>
    </style:style>
    <style:style style:name="T6" style:family="text">
      <style:text-properties fo:font-style="italic" officeooo:rsid="033a2f56" style:font-style-asian="italic" style:font-style-complex="italic"/>
    </style:style>
    <style:style style:name="T7" style:family="text">
      <style:text-properties fo:font-style="italic" officeooo:rsid="0372e490" style:font-style-asian="italic" style:font-style-complex="italic"/>
    </style:style>
    <style:style style:name="T8" style:family="text">
      <style:text-properties fo:font-style="italic" officeooo:rsid="037872a4" style:font-style-asian="italic" style:font-style-complex="italic"/>
    </style:style>
    <style:style style:name="T9" style:family="text">
      <style:text-properties fo:font-style="italic" officeooo:rsid="0378f54b" style:font-style-asian="italic" style:font-style-complex="italic"/>
    </style:style>
    <style:style style:name="T10" style:family="text">
      <style:text-properties fo:font-style="italic" officeooo:rsid="04237387" style:font-style-asian="italic" style:font-style-complex="italic"/>
    </style:style>
    <style:style style:name="T11" style:family="text">
      <style:text-properties fo:font-style="italic" officeooo:rsid="0424e067" style:font-style-asian="italic" style:font-style-complex="italic"/>
    </style:style>
    <style:style style:name="T12" style:family="text">
      <style:text-properties fo:font-style="italic" officeooo:rsid="04461036" style:font-style-asian="italic" style:font-style-complex="italic"/>
    </style:style>
    <style:style style:name="T13" style:family="text">
      <style:text-properties fo:font-style="italic" officeooo:rsid="0450a0ac" style:font-style-asian="italic" style:font-style-complex="italic"/>
    </style:style>
    <style:style style:name="T14" style:family="text">
      <style:text-properties fo:font-style="italic" officeooo:rsid="04540a3a" style:font-style-asian="italic" style:font-style-complex="italic"/>
    </style:style>
    <style:style style:name="T15" style:family="text">
      <style:text-properties fo:font-style="italic" officeooo:rsid="0457e2c3" style:font-style-asian="italic" style:font-style-complex="italic"/>
    </style:style>
    <style:style style:name="T16" style:family="text">
      <style:text-properties fo:font-style="italic" officeooo:rsid="0458dc70" style:font-style-asian="italic" style:font-style-complex="italic"/>
    </style:style>
    <style:style style:name="T17" style:family="text">
      <style:text-properties fo:font-style="italic" officeooo:rsid="0460f65e" style:font-style-asian="italic" style:font-style-complex="italic"/>
    </style:style>
    <style:style style:name="T18" style:family="text">
      <style:text-properties fo:font-style="italic" officeooo:rsid="04626b2b" style:font-style-asian="italic" style:font-style-complex="italic"/>
    </style:style>
    <style:style style:name="T19" style:family="text">
      <style:text-properties fo:font-style="italic" officeooo:rsid="048286d9" style:font-style-asian="italic" style:font-style-complex="italic"/>
    </style:style>
    <style:style style:name="T20" style:family="text">
      <style:text-properties fo:font-style="italic" officeooo:rsid="04a10cac" style:font-style-asian="italic" style:font-style-complex="italic"/>
    </style:style>
    <style:style style:name="T21" style:family="text">
      <style:text-properties fo:font-style="italic" officeooo:rsid="04a2eb79" style:font-style-asian="italic" style:font-style-complex="italic"/>
    </style:style>
    <style:style style:name="T22" style:family="text">
      <style:text-properties fo:font-style="italic" officeooo:rsid="04ab50e3" style:font-style-asian="italic" style:font-style-complex="italic"/>
    </style:style>
    <style:style style:name="T23" style:family="text">
      <style:text-properties fo:font-style="italic" officeooo:rsid="04ca04a2" style:font-style-asian="italic" style:font-style-complex="italic"/>
    </style:style>
    <style:style style:name="T24" style:family="text">
      <style:text-properties fo:font-style="italic" officeooo:rsid="04efd0c7" style:font-style-asian="italic" style:font-style-complex="italic"/>
    </style:style>
    <style:style style:name="T25" style:family="text">
      <style:text-properties fo:font-style="italic" officeooo:rsid="04eff0a3" style:font-style-asian="italic" style:font-style-complex="italic"/>
    </style:style>
    <style:style style:name="T26" style:family="text">
      <style:text-properties fo:font-style="italic" officeooo:rsid="04f57414" style:font-style-asian="italic" style:font-style-complex="italic"/>
    </style:style>
    <style:style style:name="T27" style:family="text">
      <style:text-properties fo:font-style="italic" officeooo:rsid="05b7125f" style:font-style-asian="italic" style:font-style-complex="italic"/>
    </style:style>
    <style:style style:name="T28" style:family="text">
      <style:text-properties fo:font-style="italic" officeooo:rsid="05bc2e2f" style:font-style-asian="italic" style:font-style-complex="italic"/>
    </style:style>
    <style:style style:name="T29" style:family="text">
      <style:text-properties fo:font-style="italic" officeooo:rsid="05bdf350" style:font-style-asian="italic" style:font-style-complex="italic"/>
    </style:style>
    <style:style style:name="T30" style:family="text">
      <style:text-properties fo:font-style="italic" officeooo:rsid="063ca85b" style:font-style-asian="italic" style:font-style-complex="italic"/>
    </style:style>
    <style:style style:name="T31" style:family="text">
      <style:text-properties fo:font-style="italic" officeooo:rsid="07118164" style:font-style-asian="italic" style:font-style-complex="italic"/>
    </style:style>
    <style:style style:name="T32" style:family="text">
      <style:text-properties fo:font-style="italic" officeooo:rsid="071e3c0f" style:font-style-asian="italic" style:font-style-complex="italic"/>
    </style:style>
    <style:style style:name="T33" style:family="text">
      <style:text-properties fo:font-style="italic" officeooo:rsid="07214dcf" style:font-style-asian="italic" style:font-style-complex="italic"/>
    </style:style>
    <style:style style:name="T34" style:family="text">
      <style:text-properties fo:font-style="italic" officeooo:rsid="072883d4" style:font-style-asian="italic" style:font-style-complex="italic"/>
    </style:style>
    <style:style style:name="T35" style:family="text">
      <style:text-properties fo:font-style="italic" officeooo:rsid="072c694e" style:font-style-asian="italic" style:font-style-complex="italic"/>
    </style:style>
    <style:style style:name="T36" style:family="text">
      <style:text-properties fo:font-style="italic" officeooo:rsid="073efc24" style:font-style-asian="italic" style:font-style-complex="italic"/>
    </style:style>
    <style:style style:name="T37" style:family="text">
      <style:text-properties fo:font-style="italic" officeooo:rsid="073f2770" style:font-style-asian="italic" style:font-style-complex="italic"/>
    </style:style>
    <style:style style:name="T38" style:family="text">
      <style:text-properties fo:font-style="italic" officeooo:rsid="07405134" style:font-style-asian="italic" style:font-style-complex="italic"/>
    </style:style>
    <style:style style:name="T39" style:family="text">
      <style:text-properties fo:font-style="italic" officeooo:rsid="075b3d8f" style:font-style-asian="italic" style:font-style-complex="italic"/>
    </style:style>
    <style:style style:name="T40" style:family="text">
      <style:text-properties fo:font-style="italic" officeooo:rsid="0793b2c6" style:font-style-asian="italic" style:font-style-complex="italic"/>
    </style:style>
    <style:style style:name="T41" style:family="text">
      <style:text-properties fo:font-style="italic" officeooo:rsid="07bebaf7" style:font-style-asian="italic" style:font-style-complex="italic"/>
    </style:style>
    <style:style style:name="T42" style:family="text">
      <style:text-properties fo:font-style="italic" officeooo:rsid="07deb5a6" style:font-style-asian="italic" style:font-style-complex="italic"/>
    </style:style>
    <style:style style:name="T43" style:family="text">
      <style:text-properties fo:font-style="italic" officeooo:rsid="07fa34a7" style:font-style-asian="italic" style:font-style-complex="italic"/>
    </style:style>
    <style:style style:name="T44" style:family="text">
      <style:text-properties fo:font-style="italic" officeooo:rsid="07fe1abb" style:font-style-asian="italic" style:font-style-complex="italic"/>
    </style:style>
    <style:style style:name="T45" style:family="text">
      <style:text-properties fo:font-style="italic" officeooo:rsid="080b8ca0" style:font-style-asian="italic" style:font-style-complex="italic"/>
    </style:style>
    <style:style style:name="T46" style:family="text">
      <style:text-properties fo:font-style="italic" officeooo:rsid="0832ecbe" style:font-style-asian="italic" style:font-style-complex="italic"/>
    </style:style>
    <style:style style:name="T47" style:family="text">
      <style:text-properties fo:font-style="italic" officeooo:rsid="084d709b" style:font-style-asian="italic" style:font-style-complex="italic"/>
    </style:style>
    <style:style style:name="T48" style:family="text">
      <style:text-properties fo:font-style="italic" officeooo:rsid="08dc267d" style:font-style-asian="italic" style:font-style-complex="italic"/>
    </style:style>
    <style:style style:name="T49" style:family="text">
      <style:text-properties fo:font-style="italic" officeooo:rsid="08f1ce8f" style:font-style-asian="italic" style:font-style-complex="italic"/>
    </style:style>
    <style:style style:name="T50" style:family="text">
      <style:text-properties fo:font-style="italic" officeooo:rsid="08f902ee" style:font-style-asian="italic" style:font-style-complex="italic"/>
    </style:style>
    <style:style style:name="T51" style:family="text">
      <style:text-properties fo:font-style="italic" officeooo:rsid="08fe45d1" style:font-style-asian="italic" style:font-style-complex="italic"/>
    </style:style>
    <style:style style:name="T52" style:family="text">
      <style:text-properties fo:font-style="italic" officeooo:rsid="093b6ba1" style:font-style-asian="italic" style:font-style-complex="italic"/>
    </style:style>
    <style:style style:name="T53" style:family="text">
      <style:text-properties fo:font-style="italic" officeooo:rsid="09e31284" style:font-style-asian="italic" style:font-style-complex="italic"/>
    </style:style>
    <style:style style:name="T54" style:family="text">
      <style:text-properties fo:font-style="italic" officeooo:rsid="0a0a1b1e" style:font-style-asian="italic" style:font-style-complex="italic"/>
    </style:style>
    <style:style style:name="T55" style:family="text">
      <style:text-properties fo:font-style="italic" officeooo:rsid="0a0b729a" style:font-style-asian="italic" style:font-style-complex="italic"/>
    </style:style>
    <style:style style:name="T56" style:family="text">
      <style:text-properties fo:font-style="italic" officeooo:rsid="0aabc4f8" style:font-style-asian="italic" style:font-style-complex="italic"/>
    </style:style>
    <style:style style:name="T57" style:family="text">
      <style:text-properties fo:font-style="italic" officeooo:rsid="0aac6ede" style:font-style-asian="italic" style:font-style-complex="italic"/>
    </style:style>
    <style:style style:name="T58" style:family="text">
      <style:text-properties fo:font-style="italic" officeooo:rsid="0af8f4c4" style:font-style-asian="italic" style:font-style-complex="italic"/>
    </style:style>
    <style:style style:name="T59" style:family="text">
      <style:text-properties fo:font-style="italic" officeooo:rsid="07bfaf3b" style:font-style-asian="italic" style:font-style-complex="italic"/>
    </style:style>
    <style:style style:name="T60" style:family="text">
      <style:text-properties fo:font-style="italic" officeooo:rsid="0b15b03a" style:font-style-asian="italic" style:font-style-complex="italic"/>
    </style:style>
    <style:style style:name="T61" style:family="text">
      <style:text-properties fo:font-style="italic" officeooo:rsid="0b186947" style:font-style-asian="italic" style:font-style-complex="italic"/>
    </style:style>
    <style:style style:name="T62" style:family="text">
      <style:text-properties fo:font-style="italic" officeooo:rsid="0b2ca6c6" style:font-style-asian="italic" style:font-style-complex="italic"/>
    </style:style>
    <style:style style:name="T63" style:family="text">
      <style:text-properties fo:font-style="italic" officeooo:rsid="0b333f64" style:font-style-asian="italic" style:font-style-complex="italic"/>
    </style:style>
    <style:style style:name="T64" style:family="text">
      <style:text-properties fo:font-style="italic" officeooo:rsid="0b67e826" style:font-style-asian="italic" style:font-style-complex="italic"/>
    </style:style>
    <style:style style:name="T65" style:family="text">
      <style:text-properties fo:font-style="italic" officeooo:rsid="0be603f4" style:font-style-asian="italic" style:font-style-complex="italic"/>
    </style:style>
    <style:style style:name="T66" style:family="text">
      <style:text-properties fo:font-style="italic" officeooo:rsid="0c2ac947" style:font-style-asian="italic" style:font-style-complex="italic"/>
    </style:style>
    <style:style style:name="T67" style:family="text">
      <style:text-properties fo:font-style="italic" officeooo:rsid="0c2b720f" style:font-style-asian="italic" style:font-style-complex="italic"/>
    </style:style>
    <style:style style:name="T68" style:family="text">
      <style:text-properties fo:font-style="italic" officeooo:rsid="0c869bdc" style:font-style-asian="italic" style:font-style-complex="italic"/>
    </style:style>
    <style:style style:name="T69" style:family="text">
      <style:text-properties fo:font-style="italic" officeooo:rsid="0cd9b9fd" style:font-style-asian="italic" style:font-style-complex="italic"/>
    </style:style>
    <style:style style:name="T70" style:family="text">
      <style:text-properties fo:font-style="italic" officeooo:rsid="0cdae3af" style:font-style-asian="italic" style:font-style-complex="italic"/>
    </style:style>
    <style:style style:name="T71" style:family="text">
      <style:text-properties fo:font-style="italic" officeooo:rsid="0ce249e0" style:font-style-asian="italic" style:font-style-complex="italic"/>
    </style:style>
    <style:style style:name="T72" style:family="text">
      <style:text-properties fo:font-style="italic" officeooo:rsid="0d411fc1" style:font-style-asian="italic" style:font-style-complex="italic"/>
    </style:style>
    <style:style style:name="T73" style:family="text">
      <style:text-properties fo:font-style="italic" style:text-underline-style="none" officeooo:rsid="00b4dc3d" style:font-style-asian="italic" style:font-style-complex="italic"/>
    </style:style>
    <style:style style:name="T74" style:family="text">
      <style:text-properties fo:font-style="italic" style:text-underline-style="none" officeooo:rsid="0d9b9a9c" style:font-style-asian="italic" style:font-style-complex="italic"/>
    </style:style>
    <style:style style:name="T75" style:family="text">
      <style:text-properties officeooo:rsid="0016a51a"/>
    </style:style>
    <style:style style:name="T76" style:family="text">
      <style:text-properties officeooo:rsid="0019881c"/>
    </style:style>
    <style:style style:name="T77" style:family="text">
      <style:text-properties officeooo:rsid="001c72a5"/>
    </style:style>
    <style:style style:name="T78" style:family="text">
      <style:text-properties officeooo:rsid="001d5c82"/>
    </style:style>
    <style:style style:name="T79" style:family="text">
      <style:text-properties officeooo:rsid="001e94c3"/>
    </style:style>
    <style:style style:name="T80" style:family="text">
      <style:text-properties officeooo:rsid="00230244"/>
    </style:style>
    <style:style style:name="T81" style:family="text">
      <style:text-properties officeooo:rsid="0027f3a1"/>
    </style:style>
    <style:style style:name="T82" style:family="text">
      <style:text-properties officeooo:rsid="00287747"/>
    </style:style>
    <style:style style:name="T83" style:family="text">
      <style:text-properties officeooo:rsid="00289a81"/>
    </style:style>
    <style:style style:name="T84" style:family="text">
      <style:text-properties officeooo:rsid="0028d39d"/>
    </style:style>
    <style:style style:name="T85" style:family="text">
      <style:text-properties officeooo:rsid="0029179d"/>
    </style:style>
    <style:style style:name="T86" style:family="text">
      <style:text-properties officeooo:rsid="002d06a7"/>
    </style:style>
    <style:style style:name="T87" style:family="text">
      <style:text-properties officeooo:rsid="002e0b30"/>
    </style:style>
    <style:style style:name="T88" style:family="text">
      <style:text-properties officeooo:rsid="002f8beb"/>
    </style:style>
    <style:style style:name="T89" style:family="text">
      <style:text-properties officeooo:rsid="002f9d97"/>
    </style:style>
    <style:style style:name="T90" style:family="text">
      <style:text-properties officeooo:rsid="0031aafb"/>
    </style:style>
    <style:style style:name="T91" style:family="text">
      <style:text-properties officeooo:rsid="0036ca7e"/>
    </style:style>
    <style:style style:name="T92" style:family="text">
      <style:text-properties officeooo:rsid="00370a25"/>
    </style:style>
    <style:style style:name="T93" style:family="text">
      <style:text-properties officeooo:rsid="003741ca"/>
    </style:style>
    <style:style style:name="T94" style:family="text">
      <style:text-properties officeooo:rsid="003810c6"/>
    </style:style>
    <style:style style:name="T95" style:family="text">
      <style:text-properties officeooo:rsid="0039addd"/>
    </style:style>
    <style:style style:name="T96" style:family="text">
      <style:text-properties officeooo:rsid="003a9659"/>
    </style:style>
    <style:style style:name="T97" style:family="text">
      <style:text-properties officeooo:rsid="003c61b4"/>
    </style:style>
    <style:style style:name="T98" style:family="text">
      <style:text-properties officeooo:rsid="003db8db"/>
    </style:style>
    <style:style style:name="T99" style:family="text">
      <style:text-properties officeooo:rsid="0040f259"/>
    </style:style>
    <style:style style:name="T100" style:family="text">
      <style:text-properties officeooo:rsid="0041dfeb"/>
    </style:style>
    <style:style style:name="T101" style:family="text">
      <style:text-properties officeooo:rsid="00434daf"/>
    </style:style>
    <style:style style:name="T102" style:family="text">
      <style:text-properties officeooo:rsid="00470526"/>
    </style:style>
    <style:style style:name="T103" style:family="text">
      <style:text-properties officeooo:rsid="0047df41"/>
    </style:style>
    <style:style style:name="T104" style:family="text">
      <style:text-properties officeooo:rsid="004a3522"/>
    </style:style>
    <style:style style:name="T105" style:family="text">
      <style:text-properties officeooo:rsid="004a66e9"/>
    </style:style>
    <style:style style:name="T106" style:family="text">
      <style:text-properties officeooo:rsid="004ba82c"/>
    </style:style>
    <style:style style:name="T107" style:family="text">
      <style:text-properties officeooo:rsid="004caf3b"/>
    </style:style>
    <style:style style:name="T108" style:family="text">
      <style:text-properties officeooo:rsid="004f8b39"/>
    </style:style>
    <style:style style:name="T109" style:family="text">
      <style:text-properties officeooo:rsid="00500220"/>
    </style:style>
    <style:style style:name="T110" style:family="text">
      <style:text-properties officeooo:rsid="00502524"/>
    </style:style>
    <style:style style:name="T111" style:family="text">
      <style:text-properties officeooo:rsid="0053ea5e"/>
    </style:style>
    <style:style style:name="T112" style:family="text">
      <style:text-properties officeooo:rsid="00556924"/>
    </style:style>
    <style:style style:name="T113" style:family="text">
      <style:text-properties officeooo:rsid="00573751"/>
    </style:style>
    <style:style style:name="T114" style:family="text">
      <style:text-properties officeooo:rsid="005ad78d"/>
    </style:style>
    <style:style style:name="T115" style:family="text">
      <style:text-properties officeooo:rsid="005be41e"/>
    </style:style>
    <style:style style:name="T116" style:family="text">
      <style:text-properties officeooo:rsid="005f4b60"/>
    </style:style>
    <style:style style:name="T117" style:family="text">
      <style:text-properties officeooo:rsid="0060b88f"/>
    </style:style>
    <style:style style:name="T118" style:family="text">
      <style:text-properties officeooo:rsid="00626008"/>
    </style:style>
    <style:style style:name="T119" style:family="text">
      <style:text-properties officeooo:rsid="0062a80f"/>
    </style:style>
    <style:style style:name="T120" style:family="text">
      <style:text-properties officeooo:rsid="0063b1db"/>
    </style:style>
    <style:style style:name="T121" style:family="text">
      <style:text-properties officeooo:rsid="006611e2"/>
    </style:style>
    <style:style style:name="T122" style:family="text">
      <style:text-properties officeooo:rsid="0067b9fc"/>
    </style:style>
    <style:style style:name="T123" style:family="text">
      <style:text-properties officeooo:rsid="006a9bc4"/>
    </style:style>
    <style:style style:name="T124" style:family="text">
      <style:text-properties officeooo:rsid="006c3cd4"/>
    </style:style>
    <style:style style:name="T125" style:family="text">
      <style:text-properties officeooo:rsid="007061c4"/>
    </style:style>
    <style:style style:name="T126" style:family="text">
      <style:text-properties officeooo:rsid="00725c17"/>
    </style:style>
    <style:style style:name="T127" style:family="text">
      <style:text-properties officeooo:rsid="00745702"/>
    </style:style>
    <style:style style:name="T128" style:family="text">
      <style:text-properties officeooo:rsid="0076fe2c"/>
    </style:style>
    <style:style style:name="T129" style:family="text">
      <style:text-properties officeooo:rsid="0078d883"/>
    </style:style>
    <style:style style:name="T130" style:family="text">
      <style:text-properties officeooo:rsid="007a63af"/>
    </style:style>
    <style:style style:name="T131" style:family="text">
      <style:text-properties officeooo:rsid="007e9595"/>
    </style:style>
    <style:style style:name="T132" style:family="text">
      <style:text-properties officeooo:rsid="0083d706"/>
    </style:style>
    <style:style style:name="T133" style:family="text">
      <style:text-properties officeooo:rsid="008520df"/>
    </style:style>
    <style:style style:name="T134" style:family="text">
      <style:text-properties officeooo:rsid="00860450"/>
    </style:style>
    <style:style style:name="T135" style:family="text">
      <style:text-properties officeooo:rsid="008977ff"/>
    </style:style>
    <style:style style:name="T136" style:family="text">
      <style:text-properties officeooo:rsid="008acf5a"/>
    </style:style>
    <style:style style:name="T137" style:family="text">
      <style:text-properties officeooo:rsid="008bc43f"/>
    </style:style>
    <style:style style:name="T138" style:family="text">
      <style:text-properties officeooo:rsid="008c68c2"/>
    </style:style>
    <style:style style:name="T139" style:family="text">
      <style:text-properties officeooo:rsid="008ecee2"/>
    </style:style>
    <style:style style:name="T140" style:family="text">
      <style:text-properties officeooo:rsid="00905466"/>
    </style:style>
    <style:style style:name="T141" style:family="text">
      <style:text-properties officeooo:rsid="00907ce7"/>
    </style:style>
    <style:style style:name="T142" style:family="text">
      <style:text-properties officeooo:rsid="00921cad"/>
    </style:style>
    <style:style style:name="T143" style:family="text">
      <style:text-properties officeooo:rsid="00933e90"/>
    </style:style>
    <style:style style:name="T144" style:family="text">
      <style:text-properties officeooo:rsid="0094b136"/>
    </style:style>
    <style:style style:name="T145" style:family="text">
      <style:text-properties officeooo:rsid="009518f5"/>
    </style:style>
    <style:style style:name="T146" style:family="text">
      <style:text-properties officeooo:rsid="00956045"/>
    </style:style>
    <style:style style:name="T147" style:family="text">
      <style:text-properties officeooo:rsid="0095c6e9"/>
    </style:style>
    <style:style style:name="T148" style:family="text">
      <style:text-properties officeooo:rsid="0097b308"/>
    </style:style>
    <style:style style:name="T149" style:family="text">
      <style:text-properties officeooo:rsid="0097b336"/>
    </style:style>
    <style:style style:name="T150" style:family="text">
      <style:text-properties officeooo:rsid="0097ce7b"/>
    </style:style>
    <style:style style:name="T151" style:family="text">
      <style:text-properties officeooo:rsid="00989f36"/>
    </style:style>
    <style:style style:name="T152" style:family="text">
      <style:text-properties officeooo:rsid="009b770d"/>
    </style:style>
    <style:style style:name="T153" style:family="text">
      <style:text-properties officeooo:rsid="009d67df"/>
    </style:style>
    <style:style style:name="T154" style:family="text">
      <style:text-properties officeooo:rsid="009d8b99"/>
    </style:style>
    <style:style style:name="T155" style:family="text">
      <style:text-properties officeooo:rsid="00a60977"/>
    </style:style>
    <style:style style:name="T156" style:family="text">
      <style:text-properties officeooo:rsid="00a7fef7"/>
    </style:style>
    <style:style style:name="T157" style:family="text">
      <style:text-properties officeooo:rsid="00a9a86e"/>
    </style:style>
    <style:style style:name="T158" style:family="text">
      <style:text-properties officeooo:rsid="00addd24"/>
    </style:style>
    <style:style style:name="T159" style:family="text">
      <style:text-properties officeooo:rsid="00afda20"/>
    </style:style>
    <style:style style:name="T160" style:family="text">
      <style:text-properties officeooo:rsid="00b1f8d5"/>
    </style:style>
    <style:style style:name="T161" style:family="text">
      <style:text-properties officeooo:rsid="00b380b3"/>
    </style:style>
    <style:style style:name="T162" style:family="text">
      <style:text-properties officeooo:rsid="00b4dc3d"/>
    </style:style>
    <style:style style:name="T163" style:family="text">
      <style:text-properties officeooo:rsid="00bb1d0e"/>
    </style:style>
    <style:style style:name="T164" style:family="text">
      <style:text-properties officeooo:rsid="00bbac49"/>
    </style:style>
    <style:style style:name="T165" style:family="text">
      <style:text-properties officeooo:rsid="00bd7601"/>
    </style:style>
    <style:style style:name="T166" style:family="text">
      <style:text-properties officeooo:rsid="00bf91ea"/>
    </style:style>
    <style:style style:name="T167" style:family="text">
      <style:text-properties officeooo:rsid="00bfcc15"/>
    </style:style>
    <style:style style:name="T168" style:family="text">
      <style:text-properties officeooo:rsid="00c1b52d"/>
    </style:style>
    <style:style style:name="T169" style:family="text">
      <style:text-properties officeooo:rsid="00c329aa"/>
    </style:style>
    <style:style style:name="T170" style:family="text">
      <style:text-properties officeooo:rsid="00c7ccf7"/>
    </style:style>
    <style:style style:name="T171" style:family="text">
      <style:text-properties officeooo:rsid="00c946fe"/>
    </style:style>
    <style:style style:name="T172" style:family="text">
      <style:text-properties officeooo:rsid="00c9dcd7"/>
    </style:style>
    <style:style style:name="T173" style:family="text">
      <style:text-properties officeooo:rsid="00caeaad"/>
    </style:style>
    <style:style style:name="T174" style:family="text">
      <style:text-properties officeooo:rsid="00cc6299"/>
    </style:style>
    <style:style style:name="T175" style:family="text">
      <style:text-properties officeooo:rsid="00cd9cc2"/>
    </style:style>
    <style:style style:name="T176" style:family="text">
      <style:text-properties officeooo:rsid="00cffde2"/>
    </style:style>
    <style:style style:name="T177" style:family="text">
      <style:text-properties officeooo:rsid="00d17e2e"/>
    </style:style>
    <style:style style:name="T178" style:family="text">
      <style:text-properties officeooo:rsid="00d546c1"/>
    </style:style>
    <style:style style:name="T179" style:family="text">
      <style:text-properties officeooo:rsid="00d64657"/>
    </style:style>
    <style:style style:name="T180" style:family="text">
      <style:text-properties officeooo:rsid="00d94892"/>
    </style:style>
    <style:style style:name="T181" style:family="text">
      <style:text-properties officeooo:rsid="00da6b6a"/>
    </style:style>
    <style:style style:name="T182" style:family="text">
      <style:text-properties officeooo:rsid="00dc9598"/>
    </style:style>
    <style:style style:name="T183" style:family="text">
      <style:text-properties officeooo:rsid="00de59fe"/>
    </style:style>
    <style:style style:name="T184" style:family="text">
      <style:text-properties officeooo:rsid="00e0e029"/>
    </style:style>
    <style:style style:name="T185" style:family="text">
      <style:text-properties officeooo:rsid="00e25145"/>
    </style:style>
    <style:style style:name="T186" style:family="text">
      <style:text-properties officeooo:rsid="00e37880"/>
    </style:style>
    <style:style style:name="T187" style:family="text">
      <style:text-properties officeooo:rsid="00e4a9ce"/>
    </style:style>
    <style:style style:name="T188" style:family="text">
      <style:text-properties officeooo:rsid="00e53da9"/>
    </style:style>
    <style:style style:name="T189" style:family="text">
      <style:text-properties officeooo:rsid="00e59b78"/>
    </style:style>
    <style:style style:name="T190" style:family="text">
      <style:text-properties officeooo:rsid="00e5e4da"/>
    </style:style>
    <style:style style:name="T191" style:family="text">
      <style:text-properties officeooo:rsid="00e66f61"/>
    </style:style>
    <style:style style:name="T192" style:family="text">
      <style:text-properties officeooo:rsid="00e7107f"/>
    </style:style>
    <style:style style:name="T193" style:family="text">
      <style:text-properties officeooo:rsid="00e8febf"/>
    </style:style>
    <style:style style:name="T194" style:family="text">
      <style:text-properties officeooo:rsid="00ea9b3d"/>
    </style:style>
    <style:style style:name="T195" style:family="text">
      <style:text-properties officeooo:rsid="00eb6993"/>
    </style:style>
    <style:style style:name="T196" style:family="text">
      <style:text-properties officeooo:rsid="00ecef76"/>
    </style:style>
    <style:style style:name="T197" style:family="text">
      <style:text-properties officeooo:rsid="00ed90ca"/>
    </style:style>
    <style:style style:name="T198" style:family="text">
      <style:text-properties officeooo:rsid="00ef8f0a"/>
    </style:style>
    <style:style style:name="T199" style:family="text">
      <style:text-properties officeooo:rsid="00f0287b"/>
    </style:style>
    <style:style style:name="T200" style:family="text">
      <style:text-properties officeooo:rsid="00f119e9"/>
    </style:style>
    <style:style style:name="T201" style:family="text">
      <style:text-properties officeooo:rsid="00f1ee70"/>
    </style:style>
    <style:style style:name="T202" style:family="text">
      <style:text-properties officeooo:rsid="00f2667e"/>
    </style:style>
    <style:style style:name="T203" style:family="text">
      <style:text-properties officeooo:rsid="00f510aa"/>
    </style:style>
    <style:style style:name="T204" style:family="text">
      <style:text-properties officeooo:rsid="00f63941"/>
    </style:style>
    <style:style style:name="T205" style:family="text">
      <style:text-properties officeooo:rsid="00f7bd9f"/>
    </style:style>
    <style:style style:name="T206" style:family="text">
      <style:text-properties officeooo:rsid="00fd722b"/>
    </style:style>
    <style:style style:name="T207" style:family="text">
      <style:text-properties officeooo:rsid="00ff91ff"/>
    </style:style>
    <style:style style:name="T208" style:family="text">
      <style:text-properties officeooo:rsid="010081ac"/>
    </style:style>
    <style:style style:name="T209" style:family="text">
      <style:text-properties officeooo:rsid="01026177"/>
    </style:style>
    <style:style style:name="T210" style:family="text">
      <style:text-properties officeooo:rsid="0102d345"/>
    </style:style>
    <style:style style:name="T211" style:family="text">
      <style:text-properties officeooo:rsid="0103d44f"/>
    </style:style>
    <style:style style:name="T212" style:family="text">
      <style:text-properties officeooo:rsid="01058c97"/>
    </style:style>
    <style:style style:name="T213" style:family="text">
      <style:text-properties officeooo:rsid="01074fdf"/>
    </style:style>
    <style:style style:name="T214" style:family="text">
      <style:text-properties officeooo:rsid="0108742e"/>
    </style:style>
    <style:style style:name="T215" style:family="text">
      <style:text-properties officeooo:rsid="01088476"/>
    </style:style>
    <style:style style:name="T216" style:family="text">
      <style:text-properties officeooo:rsid="01090be7"/>
    </style:style>
    <style:style style:name="T217" style:family="text">
      <style:text-properties officeooo:rsid="010a276e"/>
    </style:style>
    <style:style style:name="T218" style:family="text">
      <style:text-properties officeooo:rsid="010ae8dc"/>
    </style:style>
    <style:style style:name="T219" style:family="text">
      <style:text-properties officeooo:rsid="010c6139"/>
    </style:style>
    <style:style style:name="T220" style:family="text">
      <style:text-properties officeooo:rsid="010ec2fd"/>
    </style:style>
    <style:style style:name="T221" style:family="text">
      <style:text-properties officeooo:rsid="01107b01"/>
    </style:style>
    <style:style style:name="T222" style:family="text">
      <style:text-properties officeooo:rsid="01109348"/>
    </style:style>
    <style:style style:name="T223" style:family="text">
      <style:text-properties officeooo:rsid="01110fed"/>
    </style:style>
    <style:style style:name="T224" style:family="text">
      <style:text-properties officeooo:rsid="01129297"/>
    </style:style>
    <style:style style:name="T225" style:family="text">
      <style:text-properties officeooo:rsid="0113cb71"/>
    </style:style>
    <style:style style:name="T226" style:family="text">
      <style:text-properties officeooo:rsid="01163d3c"/>
    </style:style>
    <style:style style:name="T227" style:family="text">
      <style:text-properties officeooo:rsid="0117eaea"/>
    </style:style>
    <style:style style:name="T228" style:family="text">
      <style:text-properties officeooo:rsid="0119c1de"/>
    </style:style>
    <style:style style:name="T229" style:family="text">
      <style:text-properties officeooo:rsid="011b15f7"/>
    </style:style>
    <style:style style:name="T230" style:family="text">
      <style:text-properties officeooo:rsid="011c647c"/>
    </style:style>
    <style:style style:name="T231" style:family="text">
      <style:text-properties officeooo:rsid="011dc592"/>
    </style:style>
    <style:style style:name="T232" style:family="text">
      <style:text-properties officeooo:rsid="01207989"/>
    </style:style>
    <style:style style:name="T233" style:family="text">
      <style:text-properties officeooo:rsid="0126c877"/>
    </style:style>
    <style:style style:name="T234" style:family="text">
      <style:text-properties officeooo:rsid="0126e499"/>
    </style:style>
    <style:style style:name="T235" style:family="text">
      <style:text-properties officeooo:rsid="01289f82"/>
    </style:style>
    <style:style style:name="T236" style:family="text">
      <style:text-properties officeooo:rsid="0129c437"/>
    </style:style>
    <style:style style:name="T237" style:family="text">
      <style:text-properties officeooo:rsid="012bacfc"/>
    </style:style>
    <style:style style:name="T238" style:family="text">
      <style:text-properties officeooo:rsid="012dae81"/>
    </style:style>
    <style:style style:name="T239" style:family="text">
      <style:text-properties officeooo:rsid="012e5e8c"/>
    </style:style>
    <style:style style:name="T240" style:family="text">
      <style:text-properties officeooo:rsid="01302c81"/>
    </style:style>
    <style:style style:name="T241" style:family="text">
      <style:text-properties officeooo:rsid="01320e93"/>
    </style:style>
    <style:style style:name="T242" style:family="text">
      <style:text-properties officeooo:rsid="01325f4a"/>
    </style:style>
    <style:style style:name="T243" style:family="text">
      <style:text-properties officeooo:rsid="01332961"/>
    </style:style>
    <style:style style:name="T244" style:family="text">
      <style:text-properties officeooo:rsid="01345a69"/>
    </style:style>
    <style:style style:name="T245" style:family="text">
      <style:text-properties officeooo:rsid="0136bb8b"/>
    </style:style>
    <style:style style:name="T246" style:family="text">
      <style:text-properties officeooo:rsid="013bf7de"/>
    </style:style>
    <style:style style:name="T247" style:family="text">
      <style:text-properties officeooo:rsid="013eaa36"/>
    </style:style>
    <style:style style:name="T248" style:family="text">
      <style:text-properties officeooo:rsid="01417c0e"/>
    </style:style>
    <style:style style:name="T249" style:family="text">
      <style:text-properties officeooo:rsid="0143a241"/>
    </style:style>
    <style:style style:name="T250" style:family="text">
      <style:text-properties officeooo:rsid="0145bfd9"/>
    </style:style>
    <style:style style:name="T251" style:family="text">
      <style:text-properties officeooo:rsid="01463245"/>
    </style:style>
    <style:style style:name="T252" style:family="text">
      <style:text-properties officeooo:rsid="014ab7aa"/>
    </style:style>
    <style:style style:name="T253" style:family="text">
      <style:text-properties officeooo:rsid="014c479b"/>
    </style:style>
    <style:style style:name="T254" style:family="text">
      <style:text-properties officeooo:rsid="014d9069"/>
    </style:style>
    <style:style style:name="T255" style:family="text">
      <style:text-properties officeooo:rsid="01504ef3"/>
    </style:style>
    <style:style style:name="T256" style:family="text">
      <style:text-properties officeooo:rsid="01510b77"/>
    </style:style>
    <style:style style:name="T257" style:family="text">
      <style:text-properties officeooo:rsid="01529068"/>
    </style:style>
    <style:style style:name="T258" style:family="text">
      <style:text-properties officeooo:rsid="0152b799"/>
    </style:style>
    <style:style style:name="T259" style:family="text">
      <style:text-properties officeooo:rsid="0152da5f"/>
    </style:style>
    <style:style style:name="T260" style:family="text">
      <style:text-properties officeooo:rsid="0158d0f8"/>
    </style:style>
    <style:style style:name="T261" style:family="text">
      <style:text-properties officeooo:rsid="015a99eb"/>
    </style:style>
    <style:style style:name="T262" style:family="text">
      <style:text-properties officeooo:rsid="015bbe2f"/>
    </style:style>
    <style:style style:name="T263" style:family="text">
      <style:text-properties officeooo:rsid="015bc774"/>
    </style:style>
    <style:style style:name="T264" style:family="text">
      <style:text-properties officeooo:rsid="015c232e"/>
    </style:style>
    <style:style style:name="T265" style:family="text">
      <style:text-properties officeooo:rsid="015e52e8"/>
    </style:style>
    <style:style style:name="T266" style:family="text">
      <style:text-properties officeooo:rsid="01603d2b"/>
    </style:style>
    <style:style style:name="T267" style:family="text">
      <style:text-properties officeooo:rsid="016186cf"/>
    </style:style>
    <style:style style:name="T268" style:family="text">
      <style:text-properties officeooo:rsid="0162904a"/>
    </style:style>
    <style:style style:name="T269" style:family="text">
      <style:text-properties officeooo:rsid="0165a6e4"/>
    </style:style>
    <style:style style:name="T270" style:family="text">
      <style:text-properties officeooo:rsid="0165fcff"/>
    </style:style>
    <style:style style:name="T271" style:family="text">
      <style:text-properties officeooo:rsid="0167a46c"/>
    </style:style>
    <style:style style:name="T272" style:family="text">
      <style:text-properties officeooo:rsid="0169802f"/>
    </style:style>
    <style:style style:name="T273" style:family="text">
      <style:text-properties officeooo:rsid="016a42c0"/>
    </style:style>
    <style:style style:name="T274" style:family="text">
      <style:text-properties officeooo:rsid="016c424b"/>
    </style:style>
    <style:style style:name="T275" style:family="text">
      <style:text-properties officeooo:rsid="016c8819"/>
    </style:style>
    <style:style style:name="T276" style:family="text">
      <style:text-properties officeooo:rsid="016d8eb6"/>
    </style:style>
    <style:style style:name="T277" style:family="text">
      <style:text-properties officeooo:rsid="016d99df"/>
    </style:style>
    <style:style style:name="T278" style:family="text">
      <style:text-properties officeooo:rsid="016f071b"/>
    </style:style>
    <style:style style:name="T279" style:family="text">
      <style:text-properties officeooo:rsid="01700972"/>
    </style:style>
    <style:style style:name="T280" style:family="text">
      <style:text-properties officeooo:rsid="0170fda9"/>
    </style:style>
    <style:style style:name="T281" style:family="text">
      <style:text-properties officeooo:rsid="01717bdd"/>
    </style:style>
    <style:style style:name="T282" style:family="text">
      <style:text-properties officeooo:rsid="0175a3c7"/>
    </style:style>
    <style:style style:name="T283" style:family="text">
      <style:text-properties officeooo:rsid="017806e6"/>
    </style:style>
    <style:style style:name="T284" style:family="text">
      <style:text-properties officeooo:rsid="0179742d"/>
    </style:style>
    <style:style style:name="T285" style:family="text">
      <style:text-properties officeooo:rsid="0179ab21"/>
    </style:style>
    <style:style style:name="T286" style:family="text">
      <style:text-properties officeooo:rsid="017aafed"/>
    </style:style>
    <style:style style:name="T287" style:family="text">
      <style:text-properties officeooo:rsid="017c943d"/>
    </style:style>
    <style:style style:name="T288" style:family="text">
      <style:text-properties officeooo:rsid="017daf9e"/>
    </style:style>
    <style:style style:name="T289" style:family="text">
      <style:text-properties officeooo:rsid="017fedad"/>
    </style:style>
    <style:style style:name="T290" style:family="text">
      <style:text-properties officeooo:rsid="01818f19"/>
    </style:style>
    <style:style style:name="T291" style:family="text">
      <style:text-properties officeooo:rsid="0182ea82"/>
    </style:style>
    <style:style style:name="T292" style:family="text">
      <style:text-properties officeooo:rsid="018428db"/>
    </style:style>
    <style:style style:name="T293" style:family="text">
      <style:text-properties officeooo:rsid="018556fa"/>
    </style:style>
    <style:style style:name="T294" style:family="text">
      <style:text-properties officeooo:rsid="01861888"/>
    </style:style>
    <style:style style:name="T295" style:family="text">
      <style:text-properties officeooo:rsid="0187306f"/>
    </style:style>
    <style:style style:name="T296" style:family="text">
      <style:text-properties officeooo:rsid="018849f6"/>
    </style:style>
    <style:style style:name="T297" style:family="text">
      <style:text-properties officeooo:rsid="0189afc8"/>
    </style:style>
    <style:style style:name="T298" style:family="text">
      <style:text-properties officeooo:rsid="018b6c5d"/>
    </style:style>
    <style:style style:name="T299" style:family="text">
      <style:text-properties officeooo:rsid="018d4349"/>
    </style:style>
    <style:style style:name="T300" style:family="text">
      <style:text-properties officeooo:rsid="0190c90e"/>
    </style:style>
    <style:style style:name="T301" style:family="text">
      <style:text-properties officeooo:rsid="0196eb5d"/>
    </style:style>
    <style:style style:name="T302" style:family="text">
      <style:text-properties officeooo:rsid="01978e1d"/>
    </style:style>
    <style:style style:name="T303" style:family="text">
      <style:text-properties officeooo:rsid="0198829b"/>
    </style:style>
    <style:style style:name="T304" style:family="text">
      <style:text-properties officeooo:rsid="019a1b6f"/>
    </style:style>
    <style:style style:name="T305" style:family="text">
      <style:text-properties officeooo:rsid="019a86a1"/>
    </style:style>
    <style:style style:name="T306" style:family="text">
      <style:text-properties officeooo:rsid="019d3038"/>
    </style:style>
    <style:style style:name="T307" style:family="text">
      <style:text-properties officeooo:rsid="019eb042"/>
    </style:style>
    <style:style style:name="T308" style:family="text">
      <style:text-properties officeooo:rsid="01a13339"/>
    </style:style>
    <style:style style:name="T309" style:family="text">
      <style:text-properties officeooo:rsid="01a1dd5d"/>
    </style:style>
    <style:style style:name="T310" style:family="text">
      <style:text-properties officeooo:rsid="01a310e7"/>
    </style:style>
    <style:style style:name="T311" style:family="text">
      <style:text-properties officeooo:rsid="01a38959"/>
    </style:style>
    <style:style style:name="T312" style:family="text">
      <style:text-properties officeooo:rsid="01a5a9e2"/>
    </style:style>
    <style:style style:name="T313" style:family="text">
      <style:text-properties officeooo:rsid="01a6c134"/>
    </style:style>
    <style:style style:name="T314" style:family="text">
      <style:text-properties officeooo:rsid="01a7da7b"/>
    </style:style>
    <style:style style:name="T315" style:family="text">
      <style:text-properties officeooo:rsid="01a815b1"/>
    </style:style>
    <style:style style:name="T316" style:family="text">
      <style:text-properties officeooo:rsid="01a9c0be"/>
    </style:style>
    <style:style style:name="T317" style:family="text">
      <style:text-properties officeooo:rsid="01aae78a"/>
    </style:style>
    <style:style style:name="T318" style:family="text">
      <style:text-properties officeooo:rsid="01acc9c8"/>
    </style:style>
    <style:style style:name="T319" style:family="text">
      <style:text-properties officeooo:rsid="01aecabd"/>
    </style:style>
    <style:style style:name="T320" style:family="text">
      <style:text-properties officeooo:rsid="01b07573"/>
    </style:style>
    <style:style style:name="T321" style:family="text">
      <style:text-properties officeooo:rsid="01b21770"/>
    </style:style>
    <style:style style:name="T322" style:family="text">
      <style:text-properties officeooo:rsid="01b38a5b"/>
    </style:style>
    <style:style style:name="T323" style:family="text">
      <style:text-properties officeooo:rsid="01b61255"/>
    </style:style>
    <style:style style:name="T324" style:family="text">
      <style:text-properties officeooo:rsid="01b8c42a"/>
    </style:style>
    <style:style style:name="T325" style:family="text">
      <style:text-properties officeooo:rsid="01baee12"/>
    </style:style>
    <style:style style:name="T326" style:family="text">
      <style:text-properties officeooo:rsid="01bbfc99"/>
    </style:style>
    <style:style style:name="T327" style:family="text">
      <style:text-properties officeooo:rsid="01c12afc"/>
    </style:style>
    <style:style style:name="T328" style:family="text">
      <style:text-properties officeooo:rsid="01c2e1b8"/>
    </style:style>
    <style:style style:name="T329" style:family="text">
      <style:text-properties officeooo:rsid="01c5b3ba"/>
    </style:style>
    <style:style style:name="T330" style:family="text">
      <style:text-properties officeooo:rsid="01c5d892"/>
    </style:style>
    <style:style style:name="T331" style:family="text">
      <style:text-properties officeooo:rsid="01c6a686"/>
    </style:style>
    <style:style style:name="T332" style:family="text">
      <style:text-properties officeooo:rsid="01c7be19"/>
    </style:style>
    <style:style style:name="T333" style:family="text">
      <style:text-properties officeooo:rsid="01c8aa47"/>
    </style:style>
    <style:style style:name="T334" style:family="text">
      <style:text-properties officeooo:rsid="01c9b0b3"/>
    </style:style>
    <style:style style:name="T335" style:family="text">
      <style:text-properties officeooo:rsid="01caa572"/>
    </style:style>
    <style:style style:name="T336" style:family="text">
      <style:text-properties officeooo:rsid="01cc1bab"/>
    </style:style>
    <style:style style:name="T337" style:family="text">
      <style:text-properties officeooo:rsid="01ce2e13"/>
    </style:style>
    <style:style style:name="T338" style:family="text">
      <style:text-properties officeooo:rsid="01cf8401"/>
    </style:style>
    <style:style style:name="T339" style:family="text">
      <style:text-properties officeooo:rsid="01d07056"/>
    </style:style>
    <style:style style:name="T340" style:family="text">
      <style:text-properties officeooo:rsid="01d20a31"/>
    </style:style>
    <style:style style:name="T341" style:family="text">
      <style:text-properties officeooo:rsid="01d3f7fe"/>
    </style:style>
    <style:style style:name="T342" style:family="text">
      <style:text-properties officeooo:rsid="01d45533"/>
    </style:style>
    <style:style style:name="T343" style:family="text">
      <style:text-properties officeooo:rsid="01d46778"/>
    </style:style>
    <style:style style:name="T344" style:family="text">
      <style:text-properties officeooo:rsid="01d4bccf"/>
    </style:style>
    <style:style style:name="T345" style:family="text">
      <style:text-properties officeooo:rsid="01d54ec4"/>
    </style:style>
    <style:style style:name="T346" style:family="text">
      <style:text-properties officeooo:rsid="01d6039b"/>
    </style:style>
    <style:style style:name="T347" style:family="text">
      <style:text-properties officeooo:rsid="01d7a6c3"/>
    </style:style>
    <style:style style:name="T348" style:family="text">
      <style:text-properties officeooo:rsid="01d7ce6e"/>
    </style:style>
    <style:style style:name="T349" style:family="text">
      <style:text-properties officeooo:rsid="01d9a602"/>
    </style:style>
    <style:style style:name="T350" style:family="text">
      <style:text-properties officeooo:rsid="01da0d0c"/>
    </style:style>
    <style:style style:name="T351" style:family="text">
      <style:text-properties officeooo:rsid="01dab720"/>
    </style:style>
    <style:style style:name="T352" style:family="text">
      <style:text-properties officeooo:rsid="01dc3776"/>
    </style:style>
    <style:style style:name="T353" style:family="text">
      <style:text-properties officeooo:rsid="01dd3672"/>
    </style:style>
    <style:style style:name="T354" style:family="text">
      <style:text-properties officeooo:rsid="01dd7e63"/>
    </style:style>
    <style:style style:name="T355" style:family="text">
      <style:text-properties officeooo:rsid="01de33ff"/>
    </style:style>
    <style:style style:name="T356" style:family="text">
      <style:text-properties officeooo:rsid="01ded876"/>
    </style:style>
    <style:style style:name="T357" style:family="text">
      <style:text-properties officeooo:rsid="01e08634"/>
    </style:style>
    <style:style style:name="T358" style:family="text">
      <style:text-properties officeooo:rsid="01e41bc7"/>
    </style:style>
    <style:style style:name="T359" style:family="text">
      <style:text-properties officeooo:rsid="01e4ad19"/>
    </style:style>
    <style:style style:name="T360" style:family="text">
      <style:text-properties officeooo:rsid="01e5dd30"/>
    </style:style>
    <style:style style:name="T361" style:family="text">
      <style:text-properties officeooo:rsid="01e75ed5"/>
    </style:style>
    <style:style style:name="T362" style:family="text">
      <style:text-properties officeooo:rsid="01e93181"/>
    </style:style>
    <style:style style:name="T363" style:family="text">
      <style:text-properties officeooo:rsid="01e9f611"/>
    </style:style>
    <style:style style:name="T364" style:family="text">
      <style:text-properties officeooo:rsid="01eba6ba"/>
    </style:style>
    <style:style style:name="T365" style:family="text">
      <style:text-properties officeooo:rsid="01ecd0d5"/>
    </style:style>
    <style:style style:name="T366" style:family="text">
      <style:text-properties officeooo:rsid="01ee1086"/>
    </style:style>
    <style:style style:name="T367" style:family="text">
      <style:text-properties officeooo:rsid="01f198b0"/>
    </style:style>
    <style:style style:name="T368" style:family="text">
      <style:text-properties officeooo:rsid="01f282b9"/>
    </style:style>
    <style:style style:name="T369" style:family="text">
      <style:text-properties officeooo:rsid="01f4338a"/>
    </style:style>
    <style:style style:name="T370" style:family="text">
      <style:text-properties officeooo:rsid="01faba58"/>
    </style:style>
    <style:style style:name="T371" style:family="text">
      <style:text-properties officeooo:rsid="01fcb9c9"/>
    </style:style>
    <style:style style:name="T372" style:family="text">
      <style:text-properties officeooo:rsid="01fd449f"/>
    </style:style>
    <style:style style:name="T373" style:family="text">
      <style:text-properties officeooo:rsid="01fe8aba"/>
    </style:style>
    <style:style style:name="T374" style:family="text">
      <style:text-properties officeooo:rsid="01fea253"/>
    </style:style>
    <style:style style:name="T375" style:family="text">
      <style:text-properties officeooo:rsid="01ff8af7"/>
    </style:style>
    <style:style style:name="T376" style:family="text">
      <style:text-properties officeooo:rsid="02017108"/>
    </style:style>
    <style:style style:name="T377" style:family="text">
      <style:text-properties officeooo:rsid="020517ff"/>
    </style:style>
    <style:style style:name="T378" style:family="text">
      <style:text-properties officeooo:rsid="0206963f"/>
    </style:style>
    <style:style style:name="T379" style:family="text">
      <style:text-properties officeooo:rsid="02075626"/>
    </style:style>
    <style:style style:name="T380" style:family="text">
      <style:text-properties officeooo:rsid="020921f4"/>
    </style:style>
    <style:style style:name="T381" style:family="text">
      <style:text-properties officeooo:rsid="020b362c"/>
    </style:style>
    <style:style style:name="T382" style:family="text">
      <style:text-properties officeooo:rsid="020d5dee"/>
    </style:style>
    <style:style style:name="T383" style:family="text">
      <style:text-properties officeooo:rsid="020e7f13"/>
    </style:style>
    <style:style style:name="T384" style:family="text">
      <style:text-properties officeooo:rsid="02105275"/>
    </style:style>
    <style:style style:name="T385" style:family="text">
      <style:text-properties officeooo:rsid="02109d8c"/>
    </style:style>
    <style:style style:name="T386" style:family="text">
      <style:text-properties officeooo:rsid="02115005"/>
    </style:style>
    <style:style style:name="T387" style:family="text">
      <style:text-properties officeooo:rsid="02126aba"/>
    </style:style>
    <style:style style:name="T388" style:family="text">
      <style:text-properties officeooo:rsid="0213cf29"/>
    </style:style>
    <style:style style:name="T389" style:family="text">
      <style:text-properties officeooo:rsid="0213fc4f"/>
    </style:style>
    <style:style style:name="T390" style:family="text">
      <style:text-properties officeooo:rsid="02157629"/>
    </style:style>
    <style:style style:name="T391" style:family="text">
      <style:text-properties officeooo:rsid="02170b24"/>
    </style:style>
    <style:style style:name="T392" style:family="text">
      <style:text-properties officeooo:rsid="02190cc1"/>
    </style:style>
    <style:style style:name="T393" style:family="text">
      <style:text-properties officeooo:rsid="021add70"/>
    </style:style>
    <style:style style:name="T394" style:family="text">
      <style:text-properties officeooo:rsid="021ce38a"/>
    </style:style>
    <style:style style:name="T395" style:family="text">
      <style:text-properties officeooo:rsid="021cf48a"/>
    </style:style>
    <style:style style:name="T396" style:family="text">
      <style:text-properties officeooo:rsid="02202740"/>
    </style:style>
    <style:style style:name="T397" style:family="text">
      <style:text-properties officeooo:rsid="02296a69"/>
    </style:style>
    <style:style style:name="T398" style:family="text">
      <style:text-properties officeooo:rsid="022bbef8"/>
    </style:style>
    <style:style style:name="T399" style:family="text">
      <style:text-properties officeooo:rsid="022c7d8f"/>
    </style:style>
    <style:style style:name="T400" style:family="text">
      <style:text-properties officeooo:rsid="022fa117"/>
    </style:style>
    <style:style style:name="T401" style:family="text">
      <style:text-properties officeooo:rsid="022ff4a5"/>
    </style:style>
    <style:style style:name="T402" style:family="text">
      <style:text-properties officeooo:rsid="0231788c"/>
    </style:style>
    <style:style style:name="T403" style:family="text">
      <style:text-properties officeooo:rsid="02335e7d"/>
    </style:style>
    <style:style style:name="T404" style:family="text">
      <style:text-properties officeooo:rsid="023513a9"/>
    </style:style>
    <style:style style:name="T405" style:family="text">
      <style:text-properties officeooo:rsid="0238cc2e"/>
    </style:style>
    <style:style style:name="T406" style:family="text">
      <style:text-properties officeooo:rsid="023aa97f"/>
    </style:style>
    <style:style style:name="T407" style:family="text">
      <style:text-properties officeooo:rsid="023ace01"/>
    </style:style>
    <style:style style:name="T408" style:family="text">
      <style:text-properties officeooo:rsid="023cb858"/>
    </style:style>
    <style:style style:name="T409" style:family="text">
      <style:text-properties officeooo:rsid="023f98fd"/>
    </style:style>
    <style:style style:name="T410" style:family="text">
      <style:text-properties officeooo:rsid="0240efa0"/>
    </style:style>
    <style:style style:name="T411" style:family="text">
      <style:text-properties officeooo:rsid="0240fec7"/>
    </style:style>
    <style:style style:name="T412" style:family="text">
      <style:text-properties officeooo:rsid="02430e69"/>
    </style:style>
    <style:style style:name="T413" style:family="text">
      <style:text-properties officeooo:rsid="02463c50"/>
    </style:style>
    <style:style style:name="T414" style:family="text">
      <style:text-properties officeooo:rsid="024803a4"/>
    </style:style>
    <style:style style:name="T415" style:family="text">
      <style:text-properties officeooo:rsid="024a11db"/>
    </style:style>
    <style:style style:name="T416" style:family="text">
      <style:text-properties officeooo:rsid="024b95c7"/>
    </style:style>
    <style:style style:name="T417" style:family="text">
      <style:text-properties officeooo:rsid="024db30c"/>
    </style:style>
    <style:style style:name="T418" style:family="text">
      <style:text-properties officeooo:rsid="0250412c"/>
    </style:style>
    <style:style style:name="T419" style:family="text">
      <style:text-properties officeooo:rsid="0252bbbe"/>
    </style:style>
    <style:style style:name="T420" style:family="text">
      <style:text-properties officeooo:rsid="02545345"/>
    </style:style>
    <style:style style:name="T421" style:family="text">
      <style:text-properties officeooo:rsid="0255bda7"/>
    </style:style>
    <style:style style:name="T422" style:family="text">
      <style:text-properties officeooo:rsid="0255e12c"/>
    </style:style>
    <style:style style:name="T423" style:family="text">
      <style:text-properties officeooo:rsid="0258288a"/>
    </style:style>
    <style:style style:name="T424" style:family="text">
      <style:text-properties officeooo:rsid="0259a4f2"/>
    </style:style>
    <style:style style:name="T425" style:family="text">
      <style:text-properties officeooo:rsid="025b9fc5"/>
    </style:style>
    <style:style style:name="T426" style:family="text">
      <style:text-properties officeooo:rsid="025d2b7d"/>
    </style:style>
    <style:style style:name="T427" style:family="text">
      <style:text-properties officeooo:rsid="025e967b"/>
    </style:style>
    <style:style style:name="T428" style:family="text">
      <style:text-properties officeooo:rsid="02606a82"/>
    </style:style>
    <style:style style:name="T429" style:family="text">
      <style:text-properties officeooo:rsid="0263bda0"/>
    </style:style>
    <style:style style:name="T430" style:family="text">
      <style:text-properties officeooo:rsid="0264abf4"/>
    </style:style>
    <style:style style:name="T431" style:family="text">
      <style:text-properties officeooo:rsid="0265bb64"/>
    </style:style>
    <style:style style:name="T432" style:family="text">
      <style:text-properties officeooo:rsid="0265f2c0"/>
    </style:style>
    <style:style style:name="T433" style:family="text">
      <style:text-properties officeooo:rsid="02669dbb"/>
    </style:style>
    <style:style style:name="T434" style:family="text">
      <style:text-properties officeooo:rsid="02685cbd"/>
    </style:style>
    <style:style style:name="T435" style:family="text">
      <style:text-properties officeooo:rsid="0269be74"/>
    </style:style>
    <style:style style:name="T436" style:family="text">
      <style:text-properties officeooo:rsid="0269faa9"/>
    </style:style>
    <style:style style:name="T437" style:family="text">
      <style:text-properties officeooo:rsid="026ab65d"/>
    </style:style>
    <style:style style:name="T438" style:family="text">
      <style:text-properties officeooo:rsid="026b43d4"/>
    </style:style>
    <style:style style:name="T439" style:family="text">
      <style:text-properties officeooo:rsid="026e5707"/>
    </style:style>
    <style:style style:name="T440" style:family="text">
      <style:text-properties officeooo:rsid="026f1715"/>
    </style:style>
    <style:style style:name="T441" style:family="text">
      <style:text-properties officeooo:rsid="026fcb84"/>
    </style:style>
    <style:style style:name="T442" style:family="text">
      <style:text-properties officeooo:rsid="026ffb80"/>
    </style:style>
    <style:style style:name="T443" style:family="text">
      <style:text-properties officeooo:rsid="02703c58"/>
    </style:style>
    <style:style style:name="T444" style:family="text">
      <style:text-properties officeooo:rsid="02744f21"/>
    </style:style>
    <style:style style:name="T445" style:family="text">
      <style:text-properties officeooo:rsid="02753d3e"/>
    </style:style>
    <style:style style:name="T446" style:family="text">
      <style:text-properties officeooo:rsid="02792c58"/>
    </style:style>
    <style:style style:name="T447" style:family="text">
      <style:text-properties officeooo:rsid="027a09eb"/>
    </style:style>
    <style:style style:name="T448" style:family="text">
      <style:text-properties officeooo:rsid="027ba567"/>
    </style:style>
    <style:style style:name="T449" style:family="text">
      <style:text-properties officeooo:rsid="027d579a"/>
    </style:style>
    <style:style style:name="T450" style:family="text">
      <style:text-properties officeooo:rsid="027e1252"/>
    </style:style>
    <style:style style:name="T451" style:family="text">
      <style:text-properties officeooo:rsid="027e160f"/>
    </style:style>
    <style:style style:name="T452" style:family="text">
      <style:text-properties officeooo:rsid="02804691"/>
    </style:style>
    <style:style style:name="T453" style:family="text">
      <style:text-properties officeooo:rsid="0281fca2"/>
    </style:style>
    <style:style style:name="T454" style:family="text">
      <style:text-properties officeooo:rsid="02824596"/>
    </style:style>
    <style:style style:name="T455" style:family="text">
      <style:text-properties officeooo:rsid="02834f70"/>
    </style:style>
    <style:style style:name="T456" style:family="text">
      <style:text-properties officeooo:rsid="0285729d"/>
    </style:style>
    <style:style style:name="T457" style:family="text">
      <style:text-properties officeooo:rsid="0287654e"/>
    </style:style>
    <style:style style:name="T458" style:family="text">
      <style:text-properties officeooo:rsid="02880c07"/>
    </style:style>
    <style:style style:name="T459" style:family="text">
      <style:text-properties officeooo:rsid="028af1f7"/>
    </style:style>
    <style:style style:name="T460" style:family="text">
      <style:text-properties officeooo:rsid="028cf1bf"/>
    </style:style>
    <style:style style:name="T461" style:family="text">
      <style:text-properties officeooo:rsid="028d07f5"/>
    </style:style>
    <style:style style:name="T462" style:family="text">
      <style:text-properties officeooo:rsid="028e34b6"/>
    </style:style>
    <style:style style:name="T463" style:family="text">
      <style:text-properties officeooo:rsid="028f4630"/>
    </style:style>
    <style:style style:name="T464" style:family="text">
      <style:text-properties officeooo:rsid="028ff696"/>
    </style:style>
    <style:style style:name="T465" style:family="text">
      <style:text-properties officeooo:rsid="0291a0d8"/>
    </style:style>
    <style:style style:name="T466" style:family="text">
      <style:text-properties officeooo:rsid="02934ac0"/>
    </style:style>
    <style:style style:name="T467" style:family="text">
      <style:text-properties officeooo:rsid="02948d34"/>
    </style:style>
    <style:style style:name="T468" style:family="text">
      <style:text-properties officeooo:rsid="02961d19"/>
    </style:style>
    <style:style style:name="T469" style:family="text">
      <style:text-properties officeooo:rsid="0297d8ac"/>
    </style:style>
    <style:style style:name="T470" style:family="text">
      <style:text-properties officeooo:rsid="0299b3aa"/>
    </style:style>
    <style:style style:name="T471" style:family="text">
      <style:text-properties officeooo:rsid="029b477b"/>
    </style:style>
    <style:style style:name="T472" style:family="text">
      <style:text-properties officeooo:rsid="029c0e4a"/>
    </style:style>
    <style:style style:name="T473" style:family="text">
      <style:text-properties officeooo:rsid="029defe9"/>
    </style:style>
    <style:style style:name="T474" style:family="text">
      <style:text-properties officeooo:rsid="029f2ae0"/>
    </style:style>
    <style:style style:name="T475" style:family="text">
      <style:text-properties officeooo:rsid="02a172bf"/>
    </style:style>
    <style:style style:name="T476" style:family="text">
      <style:text-properties officeooo:rsid="02a2d297"/>
    </style:style>
    <style:style style:name="T477" style:family="text">
      <style:text-properties officeooo:rsid="02a40623"/>
    </style:style>
    <style:style style:name="T478" style:family="text">
      <style:text-properties officeooo:rsid="02a5c1ff"/>
    </style:style>
    <style:style style:name="T479" style:family="text">
      <style:text-properties officeooo:rsid="02a723e9"/>
    </style:style>
    <style:style style:name="T480" style:family="text">
      <style:text-properties officeooo:rsid="02a87c11"/>
    </style:style>
    <style:style style:name="T481" style:family="text">
      <style:text-properties officeooo:rsid="02a9944c"/>
    </style:style>
    <style:style style:name="T482" style:family="text">
      <style:text-properties officeooo:rsid="02ab2f10"/>
    </style:style>
    <style:style style:name="T483" style:family="text">
      <style:text-properties officeooo:rsid="02afd5c9"/>
    </style:style>
    <style:style style:name="T484" style:family="text">
      <style:text-properties officeooo:rsid="02b1a547"/>
    </style:style>
    <style:style style:name="T485" style:family="text">
      <style:text-properties officeooo:rsid="02b2a04a"/>
    </style:style>
    <style:style style:name="T486" style:family="text">
      <style:text-properties officeooo:rsid="02b49297"/>
    </style:style>
    <style:style style:name="T487" style:family="text">
      <style:text-properties officeooo:rsid="02b66dfe"/>
    </style:style>
    <style:style style:name="T488" style:family="text">
      <style:text-properties officeooo:rsid="02b7d36d"/>
    </style:style>
    <style:style style:name="T489" style:family="text">
      <style:text-properties officeooo:rsid="02bb5784"/>
    </style:style>
    <style:style style:name="T490" style:family="text">
      <style:text-properties officeooo:rsid="02bcad0e"/>
    </style:style>
    <style:style style:name="T491" style:family="text">
      <style:text-properties officeooo:rsid="02c01d55"/>
    </style:style>
    <style:style style:name="T492" style:family="text">
      <style:text-properties officeooo:rsid="02c14027"/>
    </style:style>
    <style:style style:name="T493" style:family="text">
      <style:text-properties officeooo:rsid="02c2d2e6"/>
    </style:style>
    <style:style style:name="T494" style:family="text">
      <style:text-properties officeooo:rsid="02c57771"/>
    </style:style>
    <style:style style:name="T495" style:family="text">
      <style:text-properties officeooo:rsid="02c71389"/>
    </style:style>
    <style:style style:name="T496" style:family="text">
      <style:text-properties officeooo:rsid="02ca90dd"/>
    </style:style>
    <style:style style:name="T497" style:family="text">
      <style:text-properties officeooo:rsid="02cb7ecd"/>
    </style:style>
    <style:style style:name="T498" style:family="text">
      <style:text-properties officeooo:rsid="02cd844d"/>
    </style:style>
    <style:style style:name="T499" style:family="text">
      <style:text-properties officeooo:rsid="02ce6413"/>
    </style:style>
    <style:style style:name="T500" style:family="text">
      <style:text-properties officeooo:rsid="02cfba8f"/>
    </style:style>
    <style:style style:name="T501" style:family="text">
      <style:text-properties officeooo:rsid="02d1a4c0"/>
    </style:style>
    <style:style style:name="T502" style:family="text">
      <style:text-properties officeooo:rsid="02d20e0c"/>
    </style:style>
    <style:style style:name="T503" style:family="text">
      <style:text-properties officeooo:rsid="02d3d804"/>
    </style:style>
    <style:style style:name="T504" style:family="text">
      <style:text-properties officeooo:rsid="02d454fa"/>
    </style:style>
    <style:style style:name="T505" style:family="text">
      <style:text-properties officeooo:rsid="02d59199"/>
    </style:style>
    <style:style style:name="T506" style:family="text">
      <style:text-properties officeooo:rsid="02d6cc57"/>
    </style:style>
    <style:style style:name="T507" style:family="text">
      <style:text-properties officeooo:rsid="02d89dc5"/>
    </style:style>
    <style:style style:name="T508" style:family="text">
      <style:text-properties officeooo:rsid="02da608e"/>
    </style:style>
    <style:style style:name="T509" style:family="text">
      <style:text-properties officeooo:rsid="02dc444e"/>
    </style:style>
    <style:style style:name="T510" style:family="text">
      <style:text-properties officeooo:rsid="02def34d"/>
    </style:style>
    <style:style style:name="T511" style:family="text">
      <style:text-properties officeooo:rsid="02e03c5e"/>
    </style:style>
    <style:style style:name="T512" style:family="text">
      <style:text-properties officeooo:rsid="02e2428d"/>
    </style:style>
    <style:style style:name="T513" style:family="text">
      <style:text-properties officeooo:rsid="02e312ee"/>
    </style:style>
    <style:style style:name="T514" style:family="text">
      <style:text-properties officeooo:rsid="02e584f3"/>
    </style:style>
    <style:style style:name="T515" style:family="text">
      <style:text-properties officeooo:rsid="02e74894"/>
    </style:style>
    <style:style style:name="T516" style:family="text">
      <style:text-properties officeooo:rsid="02e906e3"/>
    </style:style>
    <style:style style:name="T517" style:family="text">
      <style:text-properties officeooo:rsid="02ea9615"/>
    </style:style>
    <style:style style:name="T518" style:family="text">
      <style:text-properties officeooo:rsid="02eaf2bf"/>
    </style:style>
    <style:style style:name="T519" style:family="text">
      <style:text-properties officeooo:rsid="02ec66f1"/>
    </style:style>
    <style:style style:name="T520" style:family="text">
      <style:text-properties officeooo:rsid="02ed6e6f"/>
    </style:style>
    <style:style style:name="T521" style:family="text">
      <style:text-properties officeooo:rsid="02ef7e34"/>
    </style:style>
    <style:style style:name="T522" style:family="text">
      <style:text-properties officeooo:rsid="02f10ed2"/>
    </style:style>
    <style:style style:name="T523" style:family="text">
      <style:text-properties officeooo:rsid="02f168b8"/>
    </style:style>
    <style:style style:name="T524" style:family="text">
      <style:text-properties officeooo:rsid="02f2ce2b"/>
    </style:style>
    <style:style style:name="T525" style:family="text">
      <style:text-properties officeooo:rsid="02f692b7"/>
    </style:style>
    <style:style style:name="T526" style:family="text">
      <style:text-properties officeooo:rsid="02f7fc85"/>
    </style:style>
    <style:style style:name="T527" style:family="text">
      <style:text-properties officeooo:rsid="02f86f5b"/>
    </style:style>
    <style:style style:name="T528" style:family="text">
      <style:text-properties officeooo:rsid="02fb5a8d"/>
    </style:style>
    <style:style style:name="T529" style:family="text">
      <style:text-properties officeooo:rsid="02fb649f"/>
    </style:style>
    <style:style style:name="T530" style:family="text">
      <style:text-properties officeooo:rsid="02fec9c8"/>
    </style:style>
    <style:style style:name="T531" style:family="text">
      <style:text-properties officeooo:rsid="03004561"/>
    </style:style>
    <style:style style:name="T532" style:family="text">
      <style:text-properties officeooo:rsid="03033723"/>
    </style:style>
    <style:style style:name="T533" style:family="text">
      <style:text-properties officeooo:rsid="030509f5"/>
    </style:style>
    <style:style style:name="T534" style:family="text">
      <style:text-properties officeooo:rsid="0306d77b"/>
    </style:style>
    <style:style style:name="T535" style:family="text">
      <style:text-properties officeooo:rsid="030852f1"/>
    </style:style>
    <style:style style:name="T536" style:family="text">
      <style:text-properties officeooo:rsid="03099eb2"/>
    </style:style>
    <style:style style:name="T537" style:family="text">
      <style:text-properties officeooo:rsid="030b0756"/>
    </style:style>
    <style:style style:name="T538" style:family="text">
      <style:text-properties officeooo:rsid="030cbf87"/>
    </style:style>
    <style:style style:name="T539" style:family="text">
      <style:text-properties officeooo:rsid="030e2358"/>
    </style:style>
    <style:style style:name="T540" style:family="text">
      <style:text-properties officeooo:rsid="030e3861"/>
    </style:style>
    <style:style style:name="T541" style:family="text">
      <style:text-properties officeooo:rsid="03120cde"/>
    </style:style>
    <style:style style:name="T542" style:family="text">
      <style:text-properties officeooo:rsid="03134122"/>
    </style:style>
    <style:style style:name="T543" style:family="text">
      <style:text-properties officeooo:rsid="031513cf"/>
    </style:style>
    <style:style style:name="T544" style:family="text">
      <style:text-properties officeooo:rsid="0315932b"/>
    </style:style>
    <style:style style:name="T545" style:family="text">
      <style:text-properties officeooo:rsid="031737d5"/>
    </style:style>
    <style:style style:name="T546" style:family="text">
      <style:text-properties officeooo:rsid="0318670e"/>
    </style:style>
    <style:style style:name="T547" style:family="text">
      <style:text-properties officeooo:rsid="031a28e7"/>
    </style:style>
    <style:style style:name="T548" style:family="text">
      <style:text-properties officeooo:rsid="031b58e1"/>
    </style:style>
    <style:style style:name="T549" style:family="text">
      <style:text-properties officeooo:rsid="031e007c"/>
    </style:style>
    <style:style style:name="T550" style:family="text">
      <style:text-properties officeooo:rsid="031e806c"/>
    </style:style>
    <style:style style:name="T551" style:family="text">
      <style:text-properties officeooo:rsid="03200861"/>
    </style:style>
    <style:style style:name="T552" style:family="text">
      <style:text-properties officeooo:rsid="03200beb"/>
    </style:style>
    <style:style style:name="T553" style:family="text">
      <style:text-properties officeooo:rsid="032193ab"/>
    </style:style>
    <style:style style:name="T554" style:family="text">
      <style:text-properties officeooo:rsid="032392a1"/>
    </style:style>
    <style:style style:name="T555" style:family="text">
      <style:text-properties officeooo:rsid="0325cf2f"/>
    </style:style>
    <style:style style:name="T556" style:family="text">
      <style:text-properties officeooo:rsid="0326b5fb"/>
    </style:style>
    <style:style style:name="T557" style:family="text">
      <style:text-properties officeooo:rsid="032cd3ab"/>
    </style:style>
    <style:style style:name="T558" style:family="text">
      <style:text-properties officeooo:rsid="032e2f6c"/>
    </style:style>
    <style:style style:name="T559" style:family="text">
      <style:text-properties officeooo:rsid="0330cb37"/>
    </style:style>
    <style:style style:name="T560" style:family="text">
      <style:text-properties officeooo:rsid="033289c9"/>
    </style:style>
    <style:style style:name="T561" style:family="text">
      <style:text-properties officeooo:rsid="033384ad"/>
    </style:style>
    <style:style style:name="T562" style:family="text">
      <style:text-properties officeooo:rsid="0335610b"/>
    </style:style>
    <style:style style:name="T563" style:family="text">
      <style:text-properties officeooo:rsid="0335bc08"/>
    </style:style>
    <style:style style:name="T564" style:family="text">
      <style:text-properties officeooo:rsid="0337ba19"/>
    </style:style>
    <style:style style:name="T565" style:family="text">
      <style:text-properties officeooo:rsid="0339d458"/>
    </style:style>
    <style:style style:name="T566" style:family="text">
      <style:text-properties officeooo:rsid="033bafb7"/>
    </style:style>
    <style:style style:name="T567" style:family="text">
      <style:text-properties officeooo:rsid="033d8771"/>
    </style:style>
    <style:style style:name="T568" style:family="text">
      <style:text-properties officeooo:rsid="033f1453"/>
    </style:style>
    <style:style style:name="T569" style:family="text">
      <style:text-properties officeooo:rsid="033f67ec"/>
    </style:style>
    <style:style style:name="T570" style:family="text">
      <style:text-properties officeooo:rsid="03408a6c"/>
    </style:style>
    <style:style style:name="T571" style:family="text">
      <style:text-properties officeooo:rsid="0342701c"/>
    </style:style>
    <style:style style:name="T572" style:family="text">
      <style:text-properties officeooo:rsid="03427f4e"/>
    </style:style>
    <style:style style:name="T573" style:family="text">
      <style:text-properties officeooo:rsid="03457141"/>
    </style:style>
    <style:style style:name="T574" style:family="text">
      <style:text-properties officeooo:rsid="0347985e"/>
    </style:style>
    <style:style style:name="T575" style:family="text">
      <style:text-properties officeooo:rsid="034946c0"/>
    </style:style>
    <style:style style:name="T576" style:family="text">
      <style:text-properties officeooo:rsid="034a3e15"/>
    </style:style>
    <style:style style:name="T577" style:family="text">
      <style:text-properties officeooo:rsid="034adb89"/>
    </style:style>
    <style:style style:name="T578" style:family="text">
      <style:text-properties officeooo:rsid="034bf9e1"/>
    </style:style>
    <style:style style:name="T579" style:family="text">
      <style:text-properties officeooo:rsid="034c7056"/>
    </style:style>
    <style:style style:name="T580" style:family="text">
      <style:text-properties officeooo:rsid="034c7e0e"/>
    </style:style>
    <style:style style:name="T581" style:family="text">
      <style:text-properties officeooo:rsid="034d6695"/>
    </style:style>
    <style:style style:name="T582" style:family="text">
      <style:text-properties officeooo:rsid="034fea38"/>
    </style:style>
    <style:style style:name="T583" style:family="text">
      <style:text-properties officeooo:rsid="0351a5fe"/>
    </style:style>
    <style:style style:name="T584" style:family="text">
      <style:text-properties officeooo:rsid="03529209"/>
    </style:style>
    <style:style style:name="T585" style:family="text">
      <style:text-properties officeooo:rsid="0353c00c"/>
    </style:style>
    <style:style style:name="T586" style:family="text">
      <style:text-properties officeooo:rsid="0355d590"/>
    </style:style>
    <style:style style:name="T587" style:family="text">
      <style:text-properties officeooo:rsid="0355e958"/>
    </style:style>
    <style:style style:name="T588" style:family="text">
      <style:text-properties officeooo:rsid="03568996"/>
    </style:style>
    <style:style style:name="T589" style:family="text">
      <style:text-properties officeooo:rsid="0356ebf3"/>
    </style:style>
    <style:style style:name="T590" style:family="text">
      <style:text-properties officeooo:rsid="0357807b"/>
    </style:style>
    <style:style style:name="T591" style:family="text">
      <style:text-properties officeooo:rsid="03588a6d"/>
    </style:style>
    <style:style style:name="T592" style:family="text">
      <style:text-properties officeooo:rsid="035a9cc1"/>
    </style:style>
    <style:style style:name="T593" style:family="text">
      <style:text-properties officeooo:rsid="035bf04f"/>
    </style:style>
    <style:style style:name="T594" style:family="text">
      <style:text-properties officeooo:rsid="035c4279"/>
    </style:style>
    <style:style style:name="T595" style:family="text">
      <style:text-properties officeooo:rsid="035c824a"/>
    </style:style>
    <style:style style:name="T596" style:family="text">
      <style:text-properties officeooo:rsid="035e7e47"/>
    </style:style>
    <style:style style:name="T597" style:family="text">
      <style:text-properties officeooo:rsid="035fb8cc"/>
    </style:style>
    <style:style style:name="T598" style:family="text">
      <style:text-properties officeooo:rsid="03600604"/>
    </style:style>
    <style:style style:name="T599" style:family="text">
      <style:text-properties officeooo:rsid="0362c11f"/>
    </style:style>
    <style:style style:name="T600" style:family="text">
      <style:text-properties officeooo:rsid="0362ec95"/>
    </style:style>
    <style:style style:name="T601" style:family="text">
      <style:text-properties officeooo:rsid="0364d651"/>
    </style:style>
    <style:style style:name="T602" style:family="text">
      <style:text-properties officeooo:rsid="0365d877"/>
    </style:style>
    <style:style style:name="T603" style:family="text">
      <style:text-properties officeooo:rsid="036a9acc"/>
    </style:style>
    <style:style style:name="T604" style:family="text">
      <style:text-properties officeooo:rsid="036b0de4"/>
    </style:style>
    <style:style style:name="T605" style:family="text">
      <style:text-properties officeooo:rsid="036bd60e"/>
    </style:style>
    <style:style style:name="T606" style:family="text">
      <style:text-properties officeooo:rsid="036c1134"/>
    </style:style>
    <style:style style:name="T607" style:family="text">
      <style:text-properties officeooo:rsid="036db66e"/>
    </style:style>
    <style:style style:name="T608" style:family="text">
      <style:text-properties officeooo:rsid="036e646d"/>
    </style:style>
    <style:style style:name="T609" style:family="text">
      <style:text-properties officeooo:rsid="0370341c"/>
    </style:style>
    <style:style style:name="T610" style:family="text">
      <style:text-properties officeooo:rsid="0371fa57"/>
    </style:style>
    <style:style style:name="T611" style:family="text">
      <style:text-properties officeooo:rsid="0372e490"/>
    </style:style>
    <style:style style:name="T612" style:family="text">
      <style:text-properties officeooo:rsid="0373f365"/>
    </style:style>
    <style:style style:name="T613" style:family="text">
      <style:text-properties officeooo:rsid="03757274"/>
    </style:style>
    <style:style style:name="T614" style:family="text">
      <style:text-properties officeooo:rsid="0377f228"/>
    </style:style>
    <style:style style:name="T615" style:family="text">
      <style:text-properties officeooo:rsid="0379f38a"/>
    </style:style>
    <style:style style:name="T616" style:family="text">
      <style:text-properties officeooo:rsid="037c352c"/>
    </style:style>
    <style:style style:name="T617" style:family="text">
      <style:text-properties officeooo:rsid="037d1e5a"/>
    </style:style>
    <style:style style:name="T618" style:family="text">
      <style:text-properties officeooo:rsid="037e322d"/>
    </style:style>
    <style:style style:name="T619" style:family="text">
      <style:text-properties officeooo:rsid="037ebe3f"/>
    </style:style>
    <style:style style:name="T620" style:family="text">
      <style:text-properties officeooo:rsid="037f731c"/>
    </style:style>
    <style:style style:name="T621" style:family="text">
      <style:text-properties officeooo:rsid="038042d3"/>
    </style:style>
    <style:style style:name="T622" style:family="text">
      <style:text-properties officeooo:rsid="0381d79b"/>
    </style:style>
    <style:style style:name="T623" style:family="text">
      <style:text-properties officeooo:rsid="03830907"/>
    </style:style>
    <style:style style:name="T624" style:family="text">
      <style:text-properties officeooo:rsid="0385fc73"/>
    </style:style>
    <style:style style:name="T625" style:family="text">
      <style:text-properties officeooo:rsid="03880857"/>
    </style:style>
    <style:style style:name="T626" style:family="text">
      <style:text-properties officeooo:rsid="038b5229"/>
    </style:style>
    <style:style style:name="T627" style:family="text">
      <style:text-properties officeooo:rsid="038d4a23"/>
    </style:style>
    <style:style style:name="T628" style:family="text">
      <style:text-properties officeooo:rsid="038f0539"/>
    </style:style>
    <style:style style:name="T629" style:family="text">
      <style:text-properties officeooo:rsid="038ffc36"/>
    </style:style>
    <style:style style:name="T630" style:family="text">
      <style:text-properties officeooo:rsid="039090e8"/>
    </style:style>
    <style:style style:name="T631" style:family="text">
      <style:text-properties officeooo:rsid="03923a8b"/>
    </style:style>
    <style:style style:name="T632" style:family="text">
      <style:text-properties officeooo:rsid="03934e32"/>
    </style:style>
    <style:style style:name="T633" style:family="text">
      <style:text-properties officeooo:rsid="03952efd"/>
    </style:style>
    <style:style style:name="T634" style:family="text">
      <style:text-properties officeooo:rsid="0396aeae"/>
    </style:style>
    <style:style style:name="T635" style:family="text">
      <style:text-properties officeooo:rsid="0399f197"/>
    </style:style>
    <style:style style:name="T636" style:family="text">
      <style:text-properties officeooo:rsid="039baff2"/>
    </style:style>
    <style:style style:name="T637" style:family="text">
      <style:text-properties officeooo:rsid="03a26f4b"/>
    </style:style>
    <style:style style:name="T638" style:family="text">
      <style:text-properties officeooo:rsid="03a43e8f"/>
    </style:style>
    <style:style style:name="T639" style:family="text">
      <style:text-properties officeooo:rsid="03a522d4"/>
    </style:style>
    <style:style style:name="T640" style:family="text">
      <style:text-properties officeooo:rsid="03a8d248"/>
    </style:style>
    <style:style style:name="T641" style:family="text">
      <style:text-properties officeooo:rsid="03a8f9fe"/>
    </style:style>
    <style:style style:name="T642" style:family="text">
      <style:text-properties officeooo:rsid="03ab7822"/>
    </style:style>
    <style:style style:name="T643" style:family="text">
      <style:text-properties officeooo:rsid="03accb4a"/>
    </style:style>
    <style:style style:name="T644" style:family="text">
      <style:text-properties officeooo:rsid="03af2835"/>
    </style:style>
    <style:style style:name="T645" style:family="text">
      <style:text-properties officeooo:rsid="03b0eb6a"/>
    </style:style>
    <style:style style:name="T646" style:family="text">
      <style:text-properties officeooo:rsid="03b242d3"/>
    </style:style>
    <style:style style:name="T647" style:family="text">
      <style:text-properties officeooo:rsid="03b29ff6"/>
    </style:style>
    <style:style style:name="T648" style:family="text">
      <style:text-properties officeooo:rsid="03b3ba8d"/>
    </style:style>
    <style:style style:name="T649" style:family="text">
      <style:text-properties officeooo:rsid="03b409ba"/>
    </style:style>
    <style:style style:name="T650" style:family="text">
      <style:text-properties officeooo:rsid="03b6594b"/>
    </style:style>
    <style:style style:name="T651" style:family="text">
      <style:text-properties officeooo:rsid="03b6e464"/>
    </style:style>
    <style:style style:name="T652" style:family="text">
      <style:text-properties officeooo:rsid="03b7d7c0"/>
    </style:style>
    <style:style style:name="T653" style:family="text">
      <style:text-properties officeooo:rsid="03b8ec0a"/>
    </style:style>
    <style:style style:name="T654" style:family="text">
      <style:text-properties officeooo:rsid="03ba14de"/>
    </style:style>
    <style:style style:name="T655" style:family="text">
      <style:text-properties officeooo:rsid="03baa6c6"/>
    </style:style>
    <style:style style:name="T656" style:family="text">
      <style:text-properties officeooo:rsid="03baf563"/>
    </style:style>
    <style:style style:name="T657" style:family="text">
      <style:text-properties officeooo:rsid="03bb7389"/>
    </style:style>
    <style:style style:name="T658" style:family="text">
      <style:text-properties officeooo:rsid="03c07d8c"/>
    </style:style>
    <style:style style:name="T659" style:family="text">
      <style:text-properties officeooo:rsid="03c212eb"/>
    </style:style>
    <style:style style:name="T660" style:family="text">
      <style:text-properties officeooo:rsid="03c2b90e"/>
    </style:style>
    <style:style style:name="T661" style:family="text">
      <style:text-properties officeooo:rsid="03c3ec85"/>
    </style:style>
    <style:style style:name="T662" style:family="text">
      <style:text-properties officeooo:rsid="03c49737"/>
    </style:style>
    <style:style style:name="T663" style:family="text">
      <style:text-properties officeooo:rsid="03c5afec"/>
    </style:style>
    <style:style style:name="T664" style:family="text">
      <style:text-properties officeooo:rsid="03c99717"/>
    </style:style>
    <style:style style:name="T665" style:family="text">
      <style:text-properties officeooo:rsid="03c99c3e"/>
    </style:style>
    <style:style style:name="T666" style:family="text">
      <style:text-properties officeooo:rsid="03cc0d61"/>
    </style:style>
    <style:style style:name="T667" style:family="text">
      <style:text-properties officeooo:rsid="03cd2840"/>
    </style:style>
    <style:style style:name="T668" style:family="text">
      <style:text-properties officeooo:rsid="03ce8d07"/>
    </style:style>
    <style:style style:name="T669" style:family="text">
      <style:text-properties officeooo:rsid="03cef7aa"/>
    </style:style>
    <style:style style:name="T670" style:family="text">
      <style:text-properties officeooo:rsid="03d03476"/>
    </style:style>
    <style:style style:name="T671" style:family="text">
      <style:text-properties officeooo:rsid="03d10a79"/>
    </style:style>
    <style:style style:name="T672" style:family="text">
      <style:text-properties officeooo:rsid="03d1c861"/>
    </style:style>
    <style:style style:name="T673" style:family="text">
      <style:text-properties officeooo:rsid="03d29727"/>
    </style:style>
    <style:style style:name="T674" style:family="text">
      <style:text-properties officeooo:rsid="03d2ad20"/>
    </style:style>
    <style:style style:name="T675" style:family="text">
      <style:text-properties officeooo:rsid="03d2f3d2"/>
    </style:style>
    <style:style style:name="T676" style:family="text">
      <style:text-properties officeooo:rsid="03d4b74b"/>
    </style:style>
    <style:style style:name="T677" style:family="text">
      <style:text-properties officeooo:rsid="03d51157"/>
    </style:style>
    <style:style style:name="T678" style:family="text">
      <style:text-properties officeooo:rsid="03d89851"/>
    </style:style>
    <style:style style:name="T679" style:family="text">
      <style:text-properties officeooo:rsid="03db1224"/>
    </style:style>
    <style:style style:name="T680" style:family="text">
      <style:text-properties officeooo:rsid="03db54a1"/>
    </style:style>
    <style:style style:name="T681" style:family="text">
      <style:text-properties officeooo:rsid="03dd1712"/>
    </style:style>
    <style:style style:name="T682" style:family="text">
      <style:text-properties officeooo:rsid="03e07324"/>
    </style:style>
    <style:style style:name="T683" style:family="text">
      <style:text-properties officeooo:rsid="03e4b475"/>
    </style:style>
    <style:style style:name="T684" style:family="text">
      <style:text-properties officeooo:rsid="03e79b39"/>
    </style:style>
    <style:style style:name="T685" style:family="text">
      <style:text-properties officeooo:rsid="03e87d39"/>
    </style:style>
    <style:style style:name="T686" style:family="text">
      <style:text-properties officeooo:rsid="03e9ffdf"/>
    </style:style>
    <style:style style:name="T687" style:family="text">
      <style:text-properties officeooo:rsid="03ebc16c"/>
    </style:style>
    <style:style style:name="T688" style:family="text">
      <style:text-properties officeooo:rsid="03ec2962"/>
    </style:style>
    <style:style style:name="T689" style:family="text">
      <style:text-properties officeooo:rsid="03eeb05a"/>
    </style:style>
    <style:style style:name="T690" style:family="text">
      <style:text-properties officeooo:rsid="03f058c5"/>
    </style:style>
    <style:style style:name="T691" style:family="text">
      <style:text-properties officeooo:rsid="03f0df44"/>
    </style:style>
    <style:style style:name="T692" style:family="text">
      <style:text-properties officeooo:rsid="03f3cbbe"/>
    </style:style>
    <style:style style:name="T693" style:family="text">
      <style:text-properties officeooo:rsid="03f5c80e"/>
    </style:style>
    <style:style style:name="T694" style:family="text">
      <style:text-properties officeooo:rsid="03f61a28"/>
    </style:style>
    <style:style style:name="T695" style:family="text">
      <style:text-properties officeooo:rsid="03f66a6a"/>
    </style:style>
    <style:style style:name="T696" style:family="text">
      <style:text-properties officeooo:rsid="03f7c5a2"/>
    </style:style>
    <style:style style:name="T697" style:family="text">
      <style:text-properties officeooo:rsid="03f89d87"/>
    </style:style>
    <style:style style:name="T698" style:family="text">
      <style:text-properties officeooo:rsid="03f94e44"/>
    </style:style>
    <style:style style:name="T699" style:family="text">
      <style:text-properties officeooo:rsid="03fb072c"/>
    </style:style>
    <style:style style:name="T700" style:family="text">
      <style:text-properties officeooo:rsid="03fe8442"/>
    </style:style>
    <style:style style:name="T701" style:family="text">
      <style:text-properties officeooo:rsid="03ff1721"/>
    </style:style>
    <style:style style:name="T702" style:family="text">
      <style:text-properties officeooo:rsid="03ff8e02"/>
    </style:style>
    <style:style style:name="T703" style:family="text">
      <style:text-properties officeooo:rsid="03ffff13"/>
    </style:style>
    <style:style style:name="T704" style:family="text">
      <style:text-properties officeooo:rsid="0401d9f7"/>
    </style:style>
    <style:style style:name="T705" style:family="text">
      <style:text-properties officeooo:rsid="04030dfe"/>
    </style:style>
    <style:style style:name="T706" style:family="text">
      <style:text-properties officeooo:rsid="040459f2"/>
    </style:style>
    <style:style style:name="T707" style:family="text">
      <style:text-properties officeooo:rsid="04054dc5"/>
    </style:style>
    <style:style style:name="T708" style:family="text">
      <style:text-properties officeooo:rsid="0407447d"/>
    </style:style>
    <style:style style:name="T709" style:family="text">
      <style:text-properties officeooo:rsid="04084a03"/>
    </style:style>
    <style:style style:name="T710" style:family="text">
      <style:text-properties officeooo:rsid="04093cf6"/>
    </style:style>
    <style:style style:name="T711" style:family="text">
      <style:text-properties officeooo:rsid="040ab6bb"/>
    </style:style>
    <style:style style:name="T712" style:family="text">
      <style:text-properties officeooo:rsid="040bf1b0"/>
    </style:style>
    <style:style style:name="T713" style:family="text">
      <style:text-properties officeooo:rsid="040d3899"/>
    </style:style>
    <style:style style:name="T714" style:family="text">
      <style:text-properties officeooo:rsid="040ef305"/>
    </style:style>
    <style:style style:name="T715" style:family="text">
      <style:text-properties officeooo:rsid="0410ab95"/>
    </style:style>
    <style:style style:name="T716" style:family="text">
      <style:text-properties officeooo:rsid="0411067c"/>
    </style:style>
    <style:style style:name="T717" style:family="text">
      <style:text-properties officeooo:rsid="0413b238"/>
    </style:style>
    <style:style style:name="T718" style:family="text">
      <style:text-properties officeooo:rsid="041444ba"/>
    </style:style>
    <style:style style:name="T719" style:family="text">
      <style:text-properties officeooo:rsid="0415fa2f"/>
    </style:style>
    <style:style style:name="T720" style:family="text">
      <style:text-properties officeooo:rsid="0417a025"/>
    </style:style>
    <style:style style:name="T721" style:family="text">
      <style:text-properties officeooo:rsid="04190c1c"/>
    </style:style>
    <style:style style:name="T722" style:family="text">
      <style:text-properties officeooo:rsid="0419d66d"/>
    </style:style>
    <style:style style:name="T723" style:family="text">
      <style:text-properties officeooo:rsid="041a4965"/>
    </style:style>
    <style:style style:name="T724" style:family="text">
      <style:text-properties officeooo:rsid="041a858b"/>
    </style:style>
    <style:style style:name="T725" style:family="text">
      <style:text-properties officeooo:rsid="041d1285"/>
    </style:style>
    <style:style style:name="T726" style:family="text">
      <style:text-properties officeooo:rsid="041d5317"/>
    </style:style>
    <style:style style:name="T727" style:family="text">
      <style:text-properties officeooo:rsid="041e898e"/>
    </style:style>
    <style:style style:name="T728" style:family="text">
      <style:text-properties officeooo:rsid="041ec457"/>
    </style:style>
    <style:style style:name="T729" style:family="text">
      <style:text-properties officeooo:rsid="041f0859"/>
    </style:style>
    <style:style style:name="T730" style:family="text">
      <style:text-properties officeooo:rsid="042054de"/>
    </style:style>
    <style:style style:name="T731" style:family="text">
      <style:text-properties officeooo:rsid="04207ee2"/>
    </style:style>
    <style:style style:name="T732" style:family="text">
      <style:text-properties officeooo:rsid="0421f902"/>
    </style:style>
    <style:style style:name="T733" style:family="text">
      <style:text-properties officeooo:rsid="0422ec4d"/>
    </style:style>
    <style:style style:name="T734" style:family="text">
      <style:text-properties officeooo:rsid="04237387"/>
    </style:style>
    <style:style style:name="T735" style:family="text">
      <style:text-properties officeooo:rsid="0423c4f0"/>
    </style:style>
    <style:style style:name="T736" style:family="text">
      <style:text-properties officeooo:rsid="0424e067"/>
    </style:style>
    <style:style style:name="T737" style:family="text">
      <style:text-properties officeooo:rsid="04267c1a"/>
    </style:style>
    <style:style style:name="T738" style:family="text">
      <style:text-properties officeooo:rsid="0429df4e"/>
    </style:style>
    <style:style style:name="T739" style:family="text">
      <style:text-properties officeooo:rsid="042ca7dc"/>
    </style:style>
    <style:style style:name="T740" style:family="text">
      <style:text-properties officeooo:rsid="042d0d34"/>
    </style:style>
    <style:style style:name="T741" style:family="text">
      <style:text-properties officeooo:rsid="043064fb"/>
    </style:style>
    <style:style style:name="T742" style:family="text">
      <style:text-properties officeooo:rsid="0430dfcd"/>
    </style:style>
    <style:style style:name="T743" style:family="text">
      <style:text-properties officeooo:rsid="04312870"/>
    </style:style>
    <style:style style:name="T744" style:family="text">
      <style:text-properties officeooo:rsid="043162c7"/>
    </style:style>
    <style:style style:name="T745" style:family="text">
      <style:text-properties officeooo:rsid="04320b33"/>
    </style:style>
    <style:style style:name="T746" style:family="text">
      <style:text-properties officeooo:rsid="0432e8cc"/>
    </style:style>
    <style:style style:name="T747" style:family="text">
      <style:text-properties officeooo:rsid="0433b494"/>
    </style:style>
    <style:style style:name="T748" style:family="text">
      <style:text-properties officeooo:rsid="04359720"/>
    </style:style>
    <style:style style:name="T749" style:family="text">
      <style:text-properties officeooo:rsid="04375954"/>
    </style:style>
    <style:style style:name="T750" style:family="text">
      <style:text-properties officeooo:rsid="0437b403"/>
    </style:style>
    <style:style style:name="T751" style:family="text">
      <style:text-properties officeooo:rsid="04382d9f"/>
    </style:style>
    <style:style style:name="T752" style:family="text">
      <style:text-properties officeooo:rsid="0438b740"/>
    </style:style>
    <style:style style:name="T753" style:family="text">
      <style:text-properties officeooo:rsid="043a8304"/>
    </style:style>
    <style:style style:name="T754" style:family="text">
      <style:text-properties officeooo:rsid="043b3a5d"/>
    </style:style>
    <style:style style:name="T755" style:family="text">
      <style:text-properties officeooo:rsid="043dd6a8"/>
    </style:style>
    <style:style style:name="T756" style:family="text">
      <style:text-properties officeooo:rsid="043ef4ba"/>
    </style:style>
    <style:style style:name="T757" style:family="text">
      <style:text-properties officeooo:rsid="044093bd"/>
    </style:style>
    <style:style style:name="T758" style:family="text">
      <style:text-properties officeooo:rsid="0440bf53"/>
    </style:style>
    <style:style style:name="T759" style:family="text">
      <style:text-properties officeooo:rsid="04417691"/>
    </style:style>
    <style:style style:name="T760" style:family="text">
      <style:text-properties officeooo:rsid="0442d290"/>
    </style:style>
    <style:style style:name="T761" style:family="text">
      <style:text-properties officeooo:rsid="04434d53"/>
    </style:style>
    <style:style style:name="T762" style:family="text">
      <style:text-properties officeooo:rsid="04439851"/>
    </style:style>
    <style:style style:name="T763" style:family="text">
      <style:text-properties officeooo:rsid="0447614e"/>
    </style:style>
    <style:style style:name="T764" style:family="text">
      <style:text-properties officeooo:rsid="04487803"/>
    </style:style>
    <style:style style:name="T765" style:family="text">
      <style:text-properties officeooo:rsid="0449de01"/>
    </style:style>
    <style:style style:name="T766" style:family="text">
      <style:text-properties officeooo:rsid="044bcf2e"/>
    </style:style>
    <style:style style:name="T767" style:family="text">
      <style:text-properties officeooo:rsid="044d7f49"/>
    </style:style>
    <style:style style:name="T768" style:family="text">
      <style:text-properties officeooo:rsid="044e6934"/>
    </style:style>
    <style:style style:name="T769" style:family="text">
      <style:text-properties officeooo:rsid="04506936"/>
    </style:style>
    <style:style style:name="T770" style:family="text">
      <style:text-properties officeooo:rsid="0452624e"/>
    </style:style>
    <style:style style:name="T771" style:family="text">
      <style:text-properties officeooo:rsid="0453cd33"/>
    </style:style>
    <style:style style:name="T772" style:family="text">
      <style:text-properties officeooo:rsid="0456746f"/>
    </style:style>
    <style:style style:name="T773" style:family="text">
      <style:text-properties officeooo:rsid="04570247"/>
    </style:style>
    <style:style style:name="T774" style:family="text">
      <style:text-properties officeooo:rsid="045b403c"/>
    </style:style>
    <style:style style:name="T775" style:family="text">
      <style:text-properties officeooo:rsid="045cd663"/>
    </style:style>
    <style:style style:name="T776" style:family="text">
      <style:text-properties officeooo:rsid="045cf1a2"/>
    </style:style>
    <style:style style:name="T777" style:family="text">
      <style:text-properties officeooo:rsid="045d15f3"/>
    </style:style>
    <style:style style:name="T778" style:family="text">
      <style:text-properties officeooo:rsid="045e3f99"/>
    </style:style>
    <style:style style:name="T779" style:family="text">
      <style:text-properties officeooo:rsid="045f3f80"/>
    </style:style>
    <style:style style:name="T780" style:family="text">
      <style:text-properties officeooo:rsid="0460f65e"/>
    </style:style>
    <style:style style:name="T781" style:family="text">
      <style:text-properties officeooo:rsid="0467527d"/>
    </style:style>
    <style:style style:name="T782" style:family="text">
      <style:text-properties officeooo:rsid="0468b4be"/>
    </style:style>
    <style:style style:name="T783" style:family="text">
      <style:text-properties officeooo:rsid="046a337d"/>
    </style:style>
    <style:style style:name="T784" style:family="text">
      <style:text-properties officeooo:rsid="046c82ce"/>
    </style:style>
    <style:style style:name="T785" style:family="text">
      <style:text-properties officeooo:rsid="046ef71e"/>
    </style:style>
    <style:style style:name="T786" style:family="text">
      <style:text-properties officeooo:rsid="046f4d42"/>
    </style:style>
    <style:style style:name="T787" style:family="text">
      <style:text-properties officeooo:rsid="04709fc3"/>
    </style:style>
    <style:style style:name="T788" style:family="text">
      <style:text-properties officeooo:rsid="04741bf4"/>
    </style:style>
    <style:style style:name="T789" style:family="text">
      <style:text-properties officeooo:rsid="04758f3f"/>
    </style:style>
    <style:style style:name="T790" style:family="text">
      <style:text-properties officeooo:rsid="0476cb04"/>
    </style:style>
    <style:style style:name="T791" style:family="text">
      <style:text-properties officeooo:rsid="0476d94f"/>
    </style:style>
    <style:style style:name="T792" style:family="text">
      <style:text-properties officeooo:rsid="047884ce"/>
    </style:style>
    <style:style style:name="T793" style:family="text">
      <style:text-properties officeooo:rsid="04789be5"/>
    </style:style>
    <style:style style:name="T794" style:family="text">
      <style:text-properties officeooo:rsid="047aac19"/>
    </style:style>
    <style:style style:name="T795" style:family="text">
      <style:text-properties officeooo:rsid="047aba25"/>
    </style:style>
    <style:style style:name="T796" style:family="text">
      <style:text-properties officeooo:rsid="047c10e1"/>
    </style:style>
    <style:style style:name="T797" style:family="text">
      <style:text-properties officeooo:rsid="047d4bc7"/>
    </style:style>
    <style:style style:name="T798" style:family="text">
      <style:text-properties officeooo:rsid="047dce72"/>
    </style:style>
    <style:style style:name="T799" style:family="text">
      <style:text-properties officeooo:rsid="047fc380"/>
    </style:style>
    <style:style style:name="T800" style:family="text">
      <style:text-properties officeooo:rsid="047fcba1"/>
    </style:style>
    <style:style style:name="T801" style:family="text">
      <style:text-properties officeooo:rsid="048286d9"/>
    </style:style>
    <style:style style:name="T802" style:family="text">
      <style:text-properties officeooo:rsid="0482c55e"/>
    </style:style>
    <style:style style:name="T803" style:family="text">
      <style:text-properties officeooo:rsid="0483b747"/>
    </style:style>
    <style:style style:name="T804" style:family="text">
      <style:text-properties officeooo:rsid="048404fb"/>
    </style:style>
    <style:style style:name="T805" style:family="text">
      <style:text-properties officeooo:rsid="0484a2f9"/>
    </style:style>
    <style:style style:name="T806" style:family="text">
      <style:text-properties officeooo:rsid="04859426"/>
    </style:style>
    <style:style style:name="T807" style:family="text">
      <style:text-properties officeooo:rsid="0485f1d0"/>
    </style:style>
    <style:style style:name="T808" style:family="text">
      <style:text-properties officeooo:rsid="04862e35"/>
    </style:style>
    <style:style style:name="T809" style:family="text">
      <style:text-properties officeooo:rsid="04877d94"/>
    </style:style>
    <style:style style:name="T810" style:family="text">
      <style:text-properties officeooo:rsid="04887779"/>
    </style:style>
    <style:style style:name="T811" style:family="text">
      <style:text-properties officeooo:rsid="048969a1"/>
    </style:style>
    <style:style style:name="T812" style:family="text">
      <style:text-properties officeooo:rsid="048a4afd"/>
    </style:style>
    <style:style style:name="T813" style:family="text">
      <style:text-properties officeooo:rsid="048b984f"/>
    </style:style>
    <style:style style:name="T814" style:family="text">
      <style:text-properties fo:language="fr" fo:country="FR"/>
    </style:style>
    <style:style style:name="T815" style:family="text">
      <style:text-properties fo:language="fr" fo:country="FR" fo:font-style="italic" style:font-style-asian="italic" style:font-style-complex="italic"/>
    </style:style>
    <style:style style:name="T816" style:family="text">
      <style:text-properties fo:language="fr" fo:country="FR" officeooo:rsid="04b84c94"/>
    </style:style>
    <style:style style:name="T817" style:family="text">
      <style:text-properties fo:language="fr" fo:country="FR" officeooo:rsid="04b96870"/>
    </style:style>
    <style:style style:name="T818" style:family="text">
      <style:text-properties fo:language="fr" fo:country="FR" officeooo:rsid="04d15119"/>
    </style:style>
    <style:style style:name="T819" style:family="text">
      <style:text-properties fo:language="fr" fo:country="FR" officeooo:rsid="082f76be"/>
    </style:style>
    <style:style style:name="T820" style:family="text">
      <style:text-properties fo:language="fr" fo:country="FR" officeooo:rsid="083ce644"/>
    </style:style>
    <style:style style:name="T821" style:family="text">
      <style:text-properties fo:language="fr" fo:country="FR" officeooo:rsid="083e6d92"/>
    </style:style>
    <style:style style:name="T822" style:family="text">
      <style:text-properties fo:language="fr" fo:country="FR" officeooo:rsid="0b3e51eb"/>
    </style:style>
    <style:style style:name="T823" style:family="text">
      <style:text-properties fo:language="fr" fo:country="FR" officeooo:rsid="0845ea06"/>
    </style:style>
    <style:style style:name="T824" style:family="text">
      <style:text-properties fo:language="fr" fo:country="FR" officeooo:rsid="08466694"/>
    </style:style>
    <style:style style:name="T825" style:family="text">
      <style:text-properties fo:language="fr" fo:country="FR" officeooo:rsid="08482752"/>
    </style:style>
    <style:style style:name="T826" style:family="text">
      <style:text-properties fo:language="fr" fo:country="FR" officeooo:rsid="0b4b4ade"/>
    </style:style>
    <style:style style:name="T827" style:family="text">
      <style:text-properties fo:language="fr" fo:country="FR" officeooo:rsid="0cc63506"/>
    </style:style>
    <style:style style:name="T828" style:family="text">
      <style:text-properties fo:language="fr" fo:country="FR" officeooo:rsid="0019881c"/>
    </style:style>
    <style:style style:name="T829" style:family="text">
      <style:text-properties officeooo:rsid="048c2275"/>
    </style:style>
    <style:style style:name="T830" style:family="text">
      <style:text-properties officeooo:rsid="048e0013"/>
    </style:style>
    <style:style style:name="T831" style:family="text">
      <style:text-properties officeooo:rsid="048f94d0"/>
    </style:style>
    <style:style style:name="T832" style:family="text">
      <style:text-properties officeooo:rsid="049031bf"/>
    </style:style>
    <style:style style:name="T833" style:family="text">
      <style:text-properties officeooo:rsid="0490b29f"/>
    </style:style>
    <style:style style:name="T834" style:family="text">
      <style:text-properties officeooo:rsid="04928ef6"/>
    </style:style>
    <style:style style:name="T835" style:family="text">
      <style:text-properties officeooo:rsid="04939f77"/>
    </style:style>
    <style:style style:name="T836" style:family="text">
      <style:text-properties officeooo:rsid="04940948"/>
    </style:style>
    <style:style style:name="T837" style:family="text">
      <style:text-properties officeooo:rsid="0495455a"/>
    </style:style>
    <style:style style:name="T838" style:family="text">
      <style:text-properties officeooo:rsid="04971c12"/>
    </style:style>
    <style:style style:name="T839" style:family="text">
      <style:text-properties officeooo:rsid="04984f19"/>
    </style:style>
    <style:style style:name="T840" style:family="text">
      <style:text-properties officeooo:rsid="049a325f"/>
    </style:style>
    <style:style style:name="T841" style:family="text">
      <style:text-properties officeooo:rsid="049ac86c"/>
    </style:style>
    <style:style style:name="T842" style:family="text">
      <style:text-properties officeooo:rsid="049ba13c"/>
    </style:style>
    <style:style style:name="T843" style:family="text">
      <style:text-properties officeooo:rsid="049bcbf8"/>
    </style:style>
    <style:style style:name="T844" style:family="text">
      <style:text-properties officeooo:rsid="049bf48f"/>
    </style:style>
    <style:style style:name="T845" style:family="text">
      <style:text-properties officeooo:rsid="049dd56c"/>
    </style:style>
    <style:style style:name="T846" style:family="text">
      <style:text-properties officeooo:rsid="049df6b0"/>
    </style:style>
    <style:style style:name="T847" style:family="text">
      <style:text-properties officeooo:rsid="049edbc3"/>
    </style:style>
    <style:style style:name="T848" style:family="text">
      <style:text-properties officeooo:rsid="049f5522"/>
    </style:style>
    <style:style style:name="T849" style:family="text">
      <style:text-properties officeooo:rsid="04a33ca6"/>
    </style:style>
    <style:style style:name="T850" style:family="text">
      <style:text-properties officeooo:rsid="04a4c1d0"/>
    </style:style>
    <style:style style:name="T851" style:family="text">
      <style:text-properties officeooo:rsid="04a6ba10"/>
    </style:style>
    <style:style style:name="T852" style:family="text">
      <style:text-properties officeooo:rsid="04a89a81"/>
    </style:style>
    <style:style style:name="T853" style:family="text">
      <style:text-properties officeooo:rsid="04a924b9"/>
    </style:style>
    <style:style style:name="T854" style:family="text">
      <style:text-properties fo:font-style="normal" style:font-style-asian="normal" style:font-style-complex="normal"/>
    </style:style>
    <style:style style:name="T855" style:family="text">
      <style:text-properties fo:font-style="normal" officeooo:rsid="0793b2c6" style:font-style-asian="normal" style:font-style-complex="normal"/>
    </style:style>
    <style:style style:name="T856" style:family="text">
      <style:text-properties fo:font-style="normal" officeooo:rsid="0a38013b" style:font-style-asian="normal" style:font-style-complex="normal"/>
    </style:style>
    <style:style style:name="T857" style:family="text">
      <style:text-properties fo:font-style="normal" officeooo:rsid="0aabc4f8" style:font-style-asian="normal" style:font-style-complex="normal"/>
    </style:style>
    <style:style style:name="T858" style:family="text">
      <style:text-properties officeooo:rsid="04ab50e3"/>
    </style:style>
    <style:style style:name="T859" style:family="text">
      <style:text-properties officeooo:rsid="04abd284"/>
    </style:style>
    <style:style style:name="T860" style:family="text">
      <style:text-properties officeooo:rsid="04ac9b95"/>
    </style:style>
    <style:style style:name="T861" style:family="text">
      <style:text-properties officeooo:rsid="04adde48"/>
    </style:style>
    <style:style style:name="T862" style:family="text">
      <style:text-properties officeooo:rsid="04af93f9"/>
    </style:style>
    <style:style style:name="T863" style:family="text">
      <style:text-properties officeooo:rsid="04b06598"/>
    </style:style>
    <style:style style:name="T864" style:family="text">
      <style:text-properties officeooo:rsid="04b1187f"/>
    </style:style>
    <style:style style:name="T865" style:family="text">
      <style:text-properties officeooo:rsid="04b2ca64"/>
    </style:style>
    <style:style style:name="T866" style:family="text">
      <style:text-properties officeooo:rsid="04b43ad5"/>
    </style:style>
    <style:style style:name="T867" style:family="text">
      <style:text-properties officeooo:rsid="04b58d92"/>
    </style:style>
    <style:style style:name="T868" style:family="text">
      <style:text-properties officeooo:rsid="04b6bd05"/>
    </style:style>
    <style:style style:name="T869" style:family="text">
      <style:text-properties officeooo:rsid="04b84c94"/>
    </style:style>
    <style:style style:name="T870" style:family="text">
      <style:text-properties officeooo:rsid="04b96870"/>
    </style:style>
    <style:style style:name="T871" style:family="text">
      <style:text-properties officeooo:rsid="04ba6760"/>
    </style:style>
    <style:style style:name="T872" style:family="text">
      <style:text-properties officeooo:rsid="04ba9349"/>
    </style:style>
    <style:style style:name="T873" style:family="text">
      <style:text-properties officeooo:rsid="04baa5f7"/>
    </style:style>
    <style:style style:name="T874" style:family="text">
      <style:text-properties officeooo:rsid="04bc218d"/>
    </style:style>
    <style:style style:name="T875" style:family="text">
      <style:text-properties officeooo:rsid="04be1d7d"/>
    </style:style>
    <style:style style:name="T876" style:family="text">
      <style:text-properties officeooo:rsid="04c1c5be"/>
    </style:style>
    <style:style style:name="T877" style:family="text">
      <style:text-properties officeooo:rsid="04c27e50"/>
    </style:style>
    <style:style style:name="T878" style:family="text">
      <style:text-properties officeooo:rsid="04c437d7"/>
    </style:style>
    <style:style style:name="T879" style:family="text">
      <style:text-properties officeooo:rsid="04c592b4"/>
    </style:style>
    <style:style style:name="T880" style:family="text">
      <style:text-properties officeooo:rsid="04c67149"/>
    </style:style>
    <style:style style:name="T881" style:family="text">
      <style:text-properties officeooo:rsid="04c84d4d"/>
    </style:style>
    <style:style style:name="T882" style:family="text">
      <style:text-properties officeooo:rsid="04ca04a2"/>
    </style:style>
    <style:style style:name="T883" style:family="text">
      <style:text-properties officeooo:rsid="04ca2c5f"/>
    </style:style>
    <style:style style:name="T884" style:family="text">
      <style:text-properties officeooo:rsid="04ca9e9b"/>
    </style:style>
    <style:style style:name="T885" style:family="text">
      <style:text-properties officeooo:rsid="04cb0dc7"/>
    </style:style>
    <style:style style:name="T886" style:family="text">
      <style:text-properties officeooo:rsid="04cb4571"/>
    </style:style>
    <style:style style:name="T887" style:family="text">
      <style:text-properties officeooo:rsid="04cc4de7"/>
    </style:style>
    <style:style style:name="T888" style:family="text">
      <style:text-properties officeooo:rsid="04cc5bb1"/>
    </style:style>
    <style:style style:name="T889" style:family="text">
      <style:text-properties officeooo:rsid="04cdc157"/>
    </style:style>
    <style:style style:name="T890" style:family="text">
      <style:text-properties officeooo:rsid="04ce373a"/>
    </style:style>
    <style:style style:name="T891" style:family="text">
      <style:text-properties officeooo:rsid="04cfa248"/>
    </style:style>
    <style:style style:name="T892" style:family="text">
      <style:text-properties officeooo:rsid="04d281ea"/>
    </style:style>
    <style:style style:name="T893" style:family="text">
      <style:text-properties officeooo:rsid="04d35a15"/>
    </style:style>
    <style:style style:name="T894" style:family="text">
      <style:text-properties officeooo:rsid="04d3e8e0"/>
    </style:style>
    <style:style style:name="T895" style:family="text">
      <style:text-properties officeooo:rsid="04d4a015"/>
    </style:style>
    <style:style style:name="T896" style:family="text">
      <style:text-properties officeooo:rsid="04d6b102"/>
    </style:style>
    <style:style style:name="T897" style:family="text">
      <style:text-properties officeooo:rsid="04d9535a"/>
    </style:style>
    <style:style style:name="T898" style:family="text">
      <style:text-properties officeooo:rsid="04da4bc8"/>
    </style:style>
    <style:style style:name="T899" style:family="text">
      <style:text-properties officeooo:rsid="04da7bf5"/>
    </style:style>
    <style:style style:name="T900" style:family="text">
      <style:text-properties officeooo:rsid="04db6d57"/>
    </style:style>
    <style:style style:name="T901" style:family="text">
      <style:text-properties officeooo:rsid="04dc2509"/>
    </style:style>
    <style:style style:name="T902" style:family="text">
      <style:text-properties officeooo:rsid="04dc9b2d"/>
    </style:style>
    <style:style style:name="T903" style:family="text">
      <style:text-properties officeooo:rsid="04de0d7c"/>
    </style:style>
    <style:style style:name="T904" style:family="text">
      <style:text-properties officeooo:rsid="04df8825"/>
    </style:style>
    <style:style style:name="T905" style:family="text">
      <style:text-properties officeooo:rsid="04e33f30"/>
    </style:style>
    <style:style style:name="T906" style:family="text">
      <style:text-properties officeooo:rsid="04e4aa8a"/>
    </style:style>
    <style:style style:name="T907" style:family="text">
      <style:text-properties officeooo:rsid="04e4b3a4"/>
    </style:style>
    <style:style style:name="T908" style:family="text">
      <style:text-properties officeooo:rsid="04e5f59a"/>
    </style:style>
    <style:style style:name="T909" style:family="text">
      <style:text-properties officeooo:rsid="04e77030"/>
    </style:style>
    <style:style style:name="T910" style:family="text">
      <style:text-properties officeooo:rsid="04e94065"/>
    </style:style>
    <style:style style:name="T911" style:family="text">
      <style:text-properties officeooo:rsid="04ea5d0b"/>
    </style:style>
    <style:style style:name="T912" style:family="text">
      <style:text-properties officeooo:rsid="04ecada0"/>
    </style:style>
    <style:style style:name="T913" style:family="text">
      <style:text-properties officeooo:rsid="04ee3cba"/>
    </style:style>
    <style:style style:name="T914" style:family="text">
      <style:text-properties officeooo:rsid="04f1a5b1"/>
    </style:style>
    <style:style style:name="T915" style:family="text">
      <style:text-properties officeooo:rsid="04f21ef3"/>
    </style:style>
    <style:style style:name="T916" style:family="text">
      <style:text-properties officeooo:rsid="04f2e1cb"/>
    </style:style>
    <style:style style:name="T917" style:family="text">
      <style:text-properties officeooo:rsid="04f4b5fd"/>
    </style:style>
    <style:style style:name="T918" style:family="text">
      <style:text-properties officeooo:rsid="04f5240a"/>
    </style:style>
    <style:style style:name="T919" style:family="text">
      <style:text-properties officeooo:rsid="04f708af"/>
    </style:style>
    <style:style style:name="T920" style:family="text">
      <style:text-properties officeooo:rsid="04f7dc71"/>
    </style:style>
    <style:style style:name="T921" style:family="text">
      <style:text-properties officeooo:rsid="04f820cf"/>
    </style:style>
    <style:style style:name="T922" style:family="text">
      <style:text-properties officeooo:rsid="04f9832c"/>
    </style:style>
    <style:style style:name="T923" style:family="text">
      <style:text-properties officeooo:rsid="04fab6e8"/>
    </style:style>
    <style:style style:name="T924" style:family="text">
      <style:text-properties officeooo:rsid="04fc0dd0"/>
    </style:style>
    <style:style style:name="T925" style:family="text">
      <style:text-properties officeooo:rsid="04fdc10e"/>
    </style:style>
    <style:style style:name="T926" style:family="text">
      <style:text-properties officeooo:rsid="04ffbd85"/>
    </style:style>
    <style:style style:name="T927" style:family="text">
      <style:text-properties officeooo:rsid="05012e40"/>
    </style:style>
    <style:style style:name="T928" style:family="text">
      <style:text-properties officeooo:rsid="050172f3"/>
    </style:style>
    <style:style style:name="T929" style:family="text">
      <style:text-properties officeooo:rsid="05043221"/>
    </style:style>
    <style:style style:name="T930" style:family="text">
      <style:text-properties officeooo:rsid="0504dcfd"/>
    </style:style>
    <style:style style:name="T931" style:family="text">
      <style:text-properties officeooo:rsid="05067fcc"/>
    </style:style>
    <style:style style:name="T932" style:family="text">
      <style:text-properties officeooo:rsid="0506fcf5"/>
    </style:style>
    <style:style style:name="T933" style:family="text">
      <style:text-properties officeooo:rsid="05086c59"/>
    </style:style>
    <style:style style:name="T934" style:family="text">
      <style:text-properties officeooo:rsid="0508fdcc"/>
    </style:style>
    <style:style style:name="T935" style:family="text">
      <style:text-properties officeooo:rsid="050aacc6"/>
    </style:style>
    <style:style style:name="T936" style:family="text">
      <style:text-properties officeooo:rsid="050c02ab"/>
    </style:style>
    <style:style style:name="T937" style:family="text">
      <style:text-properties officeooo:rsid="050fdaf1"/>
    </style:style>
    <style:style style:name="T938" style:family="text">
      <style:text-properties officeooo:rsid="0511884d"/>
    </style:style>
    <style:style style:name="T939" style:family="text">
      <style:text-properties officeooo:rsid="05138723"/>
    </style:style>
    <style:style style:name="T940" style:family="text">
      <style:text-properties officeooo:rsid="05142ce0"/>
    </style:style>
    <style:style style:name="T941" style:family="text">
      <style:text-properties officeooo:rsid="0514be9f"/>
    </style:style>
    <style:style style:name="T942" style:family="text">
      <style:text-properties officeooo:rsid="051607fd"/>
    </style:style>
    <style:style style:name="T943" style:family="text">
      <style:text-properties officeooo:rsid="051bb625"/>
    </style:style>
    <style:style style:name="T944" style:family="text">
      <style:text-properties officeooo:rsid="051ee4ea"/>
    </style:style>
    <style:style style:name="T945" style:family="text">
      <style:text-properties officeooo:rsid="051faaa4"/>
    </style:style>
    <style:style style:name="T946" style:family="text">
      <style:text-properties officeooo:rsid="052226ed"/>
    </style:style>
    <style:style style:name="T947" style:family="text">
      <style:text-properties officeooo:rsid="0523a7c5"/>
    </style:style>
    <style:style style:name="T948" style:family="text">
      <style:text-properties officeooo:rsid="0523bc7c"/>
    </style:style>
    <style:style style:name="T949" style:family="text">
      <style:text-properties officeooo:rsid="0524af8c"/>
    </style:style>
    <style:style style:name="T950" style:family="text">
      <style:text-properties officeooo:rsid="05273983"/>
    </style:style>
    <style:style style:name="T951" style:family="text">
      <style:text-properties officeooo:rsid="0527fa67"/>
    </style:style>
    <style:style style:name="T952" style:family="text">
      <style:text-properties officeooo:rsid="0528138e"/>
    </style:style>
    <style:style style:name="T953" style:family="text">
      <style:text-properties officeooo:rsid="052b9f61"/>
    </style:style>
    <style:style style:name="T954" style:family="text">
      <style:text-properties officeooo:rsid="052d4da6"/>
    </style:style>
    <style:style style:name="T955" style:family="text">
      <style:text-properties officeooo:rsid="052f3304"/>
    </style:style>
    <style:style style:name="T956" style:family="text">
      <style:text-properties officeooo:rsid="0530e5fb"/>
    </style:style>
    <style:style style:name="T957" style:family="text">
      <style:text-properties officeooo:rsid="05333a1c"/>
    </style:style>
    <style:style style:name="T958" style:family="text">
      <style:text-properties officeooo:rsid="053438f5"/>
    </style:style>
    <style:style style:name="T959" style:family="text">
      <style:text-properties officeooo:rsid="053453ac"/>
    </style:style>
    <style:style style:name="T960" style:family="text">
      <style:text-properties officeooo:rsid="05363e27"/>
    </style:style>
    <style:style style:name="T961" style:family="text">
      <style:text-properties officeooo:rsid="053691b5"/>
    </style:style>
    <style:style style:name="T962" style:family="text">
      <style:text-properties officeooo:rsid="0537ac1f"/>
    </style:style>
    <style:style style:name="T963" style:family="text">
      <style:text-properties officeooo:rsid="05383396"/>
    </style:style>
    <style:style style:name="T964" style:family="text">
      <style:text-properties officeooo:rsid="0538e53d"/>
    </style:style>
    <style:style style:name="T965" style:family="text">
      <style:text-properties officeooo:rsid="0539dc0e"/>
    </style:style>
    <style:style style:name="T966" style:family="text">
      <style:text-properties officeooo:rsid="053aebaa"/>
    </style:style>
    <style:style style:name="T967" style:family="text">
      <style:text-properties officeooo:rsid="053be8e7"/>
    </style:style>
    <style:style style:name="T968" style:family="text">
      <style:text-properties officeooo:rsid="053c01b7"/>
    </style:style>
    <style:style style:name="T969" style:family="text">
      <style:text-properties officeooo:rsid="053cec86"/>
    </style:style>
    <style:style style:name="T970" style:family="text">
      <style:text-properties officeooo:rsid="053da488"/>
    </style:style>
    <style:style style:name="T971" style:family="text">
      <style:text-properties officeooo:rsid="053e6c5a"/>
    </style:style>
    <style:style style:name="T972" style:family="text">
      <style:text-properties officeooo:rsid="053ef141"/>
    </style:style>
    <style:style style:name="T973" style:family="text">
      <style:text-properties officeooo:rsid="0540491a"/>
    </style:style>
    <style:style style:name="T974" style:family="text">
      <style:text-properties officeooo:rsid="05422091"/>
    </style:style>
    <style:style style:name="T975" style:family="text">
      <style:text-properties officeooo:rsid="054237e4"/>
    </style:style>
    <style:style style:name="T976" style:family="text">
      <style:text-properties officeooo:rsid="0544f7cb"/>
    </style:style>
    <style:style style:name="T977" style:family="text">
      <style:text-properties officeooo:rsid="0547385a"/>
    </style:style>
    <style:style style:name="T978" style:family="text">
      <style:text-properties officeooo:rsid="054a753d"/>
    </style:style>
    <style:style style:name="T979" style:family="text">
      <style:text-properties officeooo:rsid="054ac44b"/>
    </style:style>
    <style:style style:name="T980" style:family="text">
      <style:text-properties officeooo:rsid="054b37d4"/>
    </style:style>
    <style:style style:name="T981" style:family="text">
      <style:text-properties officeooo:rsid="054bc878"/>
    </style:style>
    <style:style style:name="T982" style:family="text">
      <style:text-properties officeooo:rsid="054c9df5"/>
    </style:style>
    <style:style style:name="T983" style:family="text">
      <style:text-properties officeooo:rsid="054cd426"/>
    </style:style>
    <style:style style:name="T984" style:family="text">
      <style:text-properties officeooo:rsid="054cf31b"/>
    </style:style>
    <style:style style:name="T985" style:family="text">
      <style:text-properties officeooo:rsid="054d6f68"/>
    </style:style>
    <style:style style:name="T986" style:family="text">
      <style:text-properties officeooo:rsid="054ec3f0"/>
    </style:style>
    <style:style style:name="T987" style:family="text">
      <style:text-properties officeooo:rsid="054fea22"/>
    </style:style>
    <style:style style:name="T988" style:family="text">
      <style:text-properties officeooo:rsid="055008ee"/>
    </style:style>
    <style:style style:name="T989" style:family="text">
      <style:text-properties officeooo:rsid="05506f5c"/>
    </style:style>
    <style:style style:name="T990" style:family="text">
      <style:text-properties officeooo:rsid="055159a3"/>
    </style:style>
    <style:style style:name="T991" style:family="text">
      <style:text-properties officeooo:rsid="0552f5d3"/>
    </style:style>
    <style:style style:name="T992" style:family="text">
      <style:text-properties officeooo:rsid="0554c754"/>
    </style:style>
    <style:style style:name="T993" style:family="text">
      <style:text-properties officeooo:rsid="05556eff"/>
    </style:style>
    <style:style style:name="T994" style:family="text">
      <style:text-properties officeooo:rsid="05568da2"/>
    </style:style>
    <style:style style:name="T995" style:family="text">
      <style:text-properties officeooo:rsid="055748fa"/>
    </style:style>
    <style:style style:name="T996" style:family="text">
      <style:text-properties officeooo:rsid="055751f8"/>
    </style:style>
    <style:style style:name="T997" style:family="text">
      <style:text-properties officeooo:rsid="05593737"/>
    </style:style>
    <style:style style:name="T998" style:family="text">
      <style:text-properties officeooo:rsid="0559d459"/>
    </style:style>
    <style:style style:name="T999" style:family="text">
      <style:text-properties officeooo:rsid="055b3ddb"/>
    </style:style>
    <style:style style:name="T1000" style:family="text">
      <style:text-properties officeooo:rsid="055caabe"/>
    </style:style>
    <style:style style:name="T1001" style:family="text">
      <style:text-properties officeooo:rsid="055df627"/>
    </style:style>
    <style:style style:name="T1002" style:family="text">
      <style:text-properties officeooo:rsid="055e3c7a"/>
    </style:style>
    <style:style style:name="T1003" style:family="text">
      <style:text-properties officeooo:rsid="055f277c"/>
    </style:style>
    <style:style style:name="T1004" style:family="text">
      <style:text-properties officeooo:rsid="0560fe34"/>
    </style:style>
    <style:style style:name="T1005" style:family="text">
      <style:text-properties officeooo:rsid="05615fbf"/>
    </style:style>
    <style:style style:name="T1006" style:family="text">
      <style:text-properties officeooo:rsid="05616530"/>
    </style:style>
    <style:style style:name="T1007" style:family="text">
      <style:text-properties officeooo:rsid="05623b73"/>
    </style:style>
    <style:style style:name="T1008" style:family="text">
      <style:text-properties officeooo:rsid="05638ad7"/>
    </style:style>
    <style:style style:name="T1009" style:family="text">
      <style:text-properties officeooo:rsid="056465d0"/>
    </style:style>
    <style:style style:name="T1010" style:family="text">
      <style:text-properties officeooo:rsid="05666de4"/>
    </style:style>
    <style:style style:name="T1011" style:family="text">
      <style:text-properties officeooo:rsid="05679a57"/>
    </style:style>
    <style:style style:name="T1012" style:family="text">
      <style:text-properties officeooo:rsid="0567de67"/>
    </style:style>
    <style:style style:name="T1013" style:family="text">
      <style:text-properties officeooo:rsid="05690fd2"/>
    </style:style>
    <style:style style:name="T1014" style:family="text">
      <style:text-properties officeooo:rsid="056a6743"/>
    </style:style>
    <style:style style:name="T1015" style:family="text">
      <style:text-properties officeooo:rsid="056bc22f"/>
    </style:style>
    <style:style style:name="T1016" style:family="text">
      <style:text-properties officeooo:rsid="056d3e50"/>
    </style:style>
    <style:style style:name="T1017" style:family="text">
      <style:text-properties officeooo:rsid="056f3acc"/>
    </style:style>
    <style:style style:name="T1018" style:family="text">
      <style:text-properties officeooo:rsid="05707a8d"/>
    </style:style>
    <style:style style:name="T1019" style:family="text">
      <style:text-properties officeooo:rsid="0571cca8"/>
    </style:style>
    <style:style style:name="T1020" style:family="text">
      <style:text-properties officeooo:rsid="057271d9"/>
    </style:style>
    <style:style style:name="T1021" style:family="text">
      <style:text-properties officeooo:rsid="0573c94e"/>
    </style:style>
    <style:style style:name="T1022" style:family="text">
      <style:text-properties officeooo:rsid="0574e941"/>
    </style:style>
    <style:style style:name="T1023" style:family="text">
      <style:text-properties officeooo:rsid="0575e89d"/>
    </style:style>
    <style:style style:name="T1024" style:family="text">
      <style:text-properties officeooo:rsid="0576ad0a"/>
    </style:style>
    <style:style style:name="T1025" style:family="text">
      <style:text-properties officeooo:rsid="057784b6"/>
    </style:style>
    <style:style style:name="T1026" style:family="text">
      <style:text-properties officeooo:rsid="0578bab9"/>
    </style:style>
    <style:style style:name="T1027" style:family="text">
      <style:text-properties officeooo:rsid="057937c8"/>
    </style:style>
    <style:style style:name="T1028" style:family="text">
      <style:text-properties officeooo:rsid="057a5efc"/>
    </style:style>
    <style:style style:name="T1029" style:family="text">
      <style:text-properties officeooo:rsid="057a7555"/>
    </style:style>
    <style:style style:name="T1030" style:family="text">
      <style:text-properties officeooo:rsid="057d9f2a"/>
    </style:style>
    <style:style style:name="T1031" style:family="text">
      <style:text-properties officeooo:rsid="057ecf89"/>
    </style:style>
    <style:style style:name="T1032" style:family="text">
      <style:text-properties officeooo:rsid="057f5e70"/>
    </style:style>
    <style:style style:name="T1033" style:family="text">
      <style:text-properties officeooo:rsid="057f7fa9"/>
    </style:style>
    <style:style style:name="T1034" style:family="text">
      <style:text-properties officeooo:rsid="057ff3c6"/>
    </style:style>
    <style:style style:name="T1035" style:family="text">
      <style:text-properties officeooo:rsid="0580bee1"/>
    </style:style>
    <style:style style:name="T1036" style:family="text">
      <style:text-properties officeooo:rsid="0580e3b2"/>
    </style:style>
    <style:style style:name="T1037" style:family="text">
      <style:text-properties officeooo:rsid="05818c7e"/>
    </style:style>
    <style:style style:name="T1038" style:family="text">
      <style:text-properties officeooo:rsid="058319a4"/>
    </style:style>
    <style:style style:name="T1039" style:family="text">
      <style:text-properties officeooo:rsid="05832d37"/>
    </style:style>
    <style:style style:name="T1040" style:family="text">
      <style:text-properties officeooo:rsid="0584bd57"/>
    </style:style>
    <style:style style:name="T1041" style:family="text">
      <style:text-properties officeooo:rsid="058562a0"/>
    </style:style>
    <style:style style:name="T1042" style:family="text">
      <style:text-properties officeooo:rsid="058702d2"/>
    </style:style>
    <style:style style:name="T1043" style:family="text">
      <style:text-properties officeooo:rsid="0587b018"/>
    </style:style>
    <style:style style:name="T1044" style:family="text">
      <style:text-properties officeooo:rsid="0588da4c"/>
    </style:style>
    <style:style style:name="T1045" style:family="text">
      <style:text-properties officeooo:rsid="058a480f"/>
    </style:style>
    <style:style style:name="T1046" style:family="text">
      <style:text-properties officeooo:rsid="058b9ceb"/>
    </style:style>
    <style:style style:name="T1047" style:family="text">
      <style:text-properties officeooo:rsid="058f9376"/>
    </style:style>
    <style:style style:name="T1048" style:family="text">
      <style:text-properties officeooo:rsid="058f9b8d"/>
    </style:style>
    <style:style style:name="T1049" style:family="text">
      <style:text-properties officeooo:rsid="05908acb"/>
    </style:style>
    <style:style style:name="T1050" style:family="text">
      <style:text-properties officeooo:rsid="05917f25"/>
    </style:style>
    <style:style style:name="T1051" style:family="text">
      <style:text-properties officeooo:rsid="0591fb97"/>
    </style:style>
    <style:style style:name="T1052" style:family="text">
      <style:text-properties officeooo:rsid="05933a7a"/>
    </style:style>
    <style:style style:name="T1053" style:family="text">
      <style:text-properties officeooo:rsid="059521af"/>
    </style:style>
    <style:style style:name="T1054" style:family="text">
      <style:text-properties officeooo:rsid="05965282"/>
    </style:style>
    <style:style style:name="T1055" style:family="text">
      <style:text-properties officeooo:rsid="05983fb8"/>
    </style:style>
    <style:style style:name="T1056" style:family="text">
      <style:text-properties officeooo:rsid="059abb95"/>
    </style:style>
    <style:style style:name="T1057" style:family="text">
      <style:text-properties officeooo:rsid="059c2ec1"/>
    </style:style>
    <style:style style:name="T1058" style:family="text">
      <style:text-properties officeooo:rsid="059c8e19"/>
    </style:style>
    <style:style style:name="T1059" style:family="text">
      <style:text-properties officeooo:rsid="059e2b47"/>
    </style:style>
    <style:style style:name="T1060" style:family="text">
      <style:text-properties officeooo:rsid="059ed63a"/>
    </style:style>
    <style:style style:name="T1061" style:family="text">
      <style:text-properties officeooo:rsid="05a0aad1"/>
    </style:style>
    <style:style style:name="T1062" style:family="text">
      <style:text-properties officeooo:rsid="05a247f5"/>
    </style:style>
    <style:style style:name="T1063" style:family="text">
      <style:text-properties officeooo:rsid="05a37ad7"/>
    </style:style>
    <style:style style:name="T1064" style:family="text">
      <style:text-properties officeooo:rsid="05a50bf1"/>
    </style:style>
    <style:style style:name="T1065" style:family="text">
      <style:text-properties officeooo:rsid="05a7a8c6"/>
    </style:style>
    <style:style style:name="T1066" style:family="text">
      <style:text-properties officeooo:rsid="05a94434"/>
    </style:style>
    <style:style style:name="T1067" style:family="text">
      <style:text-properties officeooo:rsid="05aa2594"/>
    </style:style>
    <style:style style:name="T1068" style:family="text">
      <style:text-properties officeooo:rsid="05ac312b"/>
    </style:style>
    <style:style style:name="T1069" style:family="text">
      <style:text-properties officeooo:rsid="05ad0fea"/>
    </style:style>
    <style:style style:name="T1070" style:family="text">
      <style:text-properties officeooo:rsid="05ad5c5d"/>
    </style:style>
    <style:style style:name="T1071" style:family="text">
      <style:text-properties officeooo:rsid="05ae832d"/>
    </style:style>
    <style:style style:name="T1072" style:family="text">
      <style:text-properties officeooo:rsid="05afe827"/>
    </style:style>
    <style:style style:name="T1073" style:family="text">
      <style:text-properties officeooo:rsid="05b018f7"/>
    </style:style>
    <style:style style:name="T1074" style:family="text">
      <style:text-properties officeooo:rsid="05b1f7b1"/>
    </style:style>
    <style:style style:name="T1075" style:family="text">
      <style:text-properties officeooo:rsid="05b21353"/>
    </style:style>
    <style:style style:name="T1076" style:family="text">
      <style:text-properties officeooo:rsid="05b30795"/>
    </style:style>
    <style:style style:name="T1077" style:family="text">
      <style:text-properties officeooo:rsid="05b3114e"/>
    </style:style>
    <style:style style:name="T1078" style:family="text">
      <style:text-properties officeooo:rsid="05b43b90"/>
    </style:style>
    <style:style style:name="T1079" style:family="text">
      <style:text-properties officeooo:rsid="05b53a43"/>
    </style:style>
    <style:style style:name="T1080" style:family="text">
      <style:text-properties officeooo:rsid="05b6d34a"/>
    </style:style>
    <style:style style:name="T1081" style:family="text">
      <style:text-properties officeooo:rsid="05b7125f"/>
    </style:style>
    <style:style style:name="T1082" style:family="text">
      <style:text-properties officeooo:rsid="05b8cf66"/>
    </style:style>
    <style:style style:name="T1083" style:family="text">
      <style:text-properties officeooo:rsid="05bc2e2f"/>
    </style:style>
    <style:style style:name="T1084" style:family="text">
      <style:text-properties officeooo:rsid="05bedaa0"/>
    </style:style>
    <style:style style:name="T1085" style:family="text">
      <style:text-properties officeooo:rsid="05beefa6"/>
    </style:style>
    <style:style style:name="T1086" style:family="text">
      <style:text-properties officeooo:rsid="05c07cae"/>
    </style:style>
    <style:style style:name="T1087" style:family="text">
      <style:text-properties officeooo:rsid="05c1e37b"/>
    </style:style>
    <style:style style:name="T1088" style:family="text">
      <style:text-properties officeooo:rsid="05c30baa"/>
    </style:style>
    <style:style style:name="T1089" style:family="text">
      <style:text-properties officeooo:rsid="05c342e8"/>
    </style:style>
    <style:style style:name="T1090" style:family="text">
      <style:text-properties officeooo:rsid="05c3c6c9"/>
    </style:style>
    <style:style style:name="T1091" style:family="text">
      <style:text-properties officeooo:rsid="05c5a32b"/>
    </style:style>
    <style:style style:name="T1092" style:family="text">
      <style:text-properties officeooo:rsid="05c782c1"/>
    </style:style>
    <style:style style:name="T1093" style:family="text">
      <style:text-properties officeooo:rsid="05cd06dc"/>
    </style:style>
    <style:style style:name="T1094" style:family="text">
      <style:text-properties officeooo:rsid="05cdb89d"/>
    </style:style>
    <style:style style:name="T1095" style:family="text">
      <style:text-properties officeooo:rsid="05ce3cdd"/>
    </style:style>
    <style:style style:name="T1096" style:family="text">
      <style:text-properties officeooo:rsid="05d02cc1"/>
    </style:style>
    <style:style style:name="T1097" style:family="text">
      <style:text-properties officeooo:rsid="05d1a50f"/>
    </style:style>
    <style:style style:name="T1098" style:family="text">
      <style:text-properties officeooo:rsid="05d334a9"/>
    </style:style>
    <style:style style:name="T1099" style:family="text">
      <style:text-properties officeooo:rsid="05d7c963"/>
    </style:style>
    <style:style style:name="T1100" style:family="text">
      <style:text-properties officeooo:rsid="05d8ac4f"/>
    </style:style>
    <style:style style:name="T1101" style:family="text">
      <style:text-properties officeooo:rsid="05da8386"/>
    </style:style>
    <style:style style:name="T1102" style:family="text">
      <style:text-properties officeooo:rsid="05dbdac9"/>
    </style:style>
    <style:style style:name="T1103" style:family="text">
      <style:text-properties officeooo:rsid="05de6e91"/>
    </style:style>
    <style:style style:name="T1104" style:family="text">
      <style:text-properties officeooo:rsid="05de98e9"/>
    </style:style>
    <style:style style:name="T1105" style:family="text">
      <style:text-properties officeooo:rsid="05e12719"/>
    </style:style>
    <style:style style:name="T1106" style:family="text">
      <style:text-properties officeooo:rsid="05e2e4ff"/>
    </style:style>
    <style:style style:name="T1107" style:family="text">
      <style:text-properties officeooo:rsid="05e51722"/>
    </style:style>
    <style:style style:name="T1108" style:family="text">
      <style:text-properties officeooo:rsid="05e7850a"/>
    </style:style>
    <style:style style:name="T1109" style:family="text">
      <style:text-properties officeooo:rsid="05e8c80d"/>
    </style:style>
    <style:style style:name="T1110" style:family="text">
      <style:text-properties officeooo:rsid="05e983a3"/>
    </style:style>
    <style:style style:name="T1111" style:family="text">
      <style:text-properties officeooo:rsid="05eb56da"/>
    </style:style>
    <style:style style:name="T1112" style:family="text">
      <style:text-properties officeooo:rsid="05ecebd9"/>
    </style:style>
    <style:style style:name="T1113" style:family="text">
      <style:text-properties officeooo:rsid="05f1050f"/>
    </style:style>
    <style:style style:name="T1114" style:family="text">
      <style:text-properties officeooo:rsid="05f2693e"/>
    </style:style>
    <style:style style:name="T1115" style:family="text">
      <style:text-properties officeooo:rsid="05f5cadb"/>
    </style:style>
    <style:style style:name="T1116" style:family="text">
      <style:text-properties officeooo:rsid="05f6a791"/>
    </style:style>
    <style:style style:name="T1117" style:family="text">
      <style:text-properties officeooo:rsid="05f799f7"/>
    </style:style>
    <style:style style:name="T1118" style:family="text">
      <style:text-properties officeooo:rsid="05f8c1ad"/>
    </style:style>
    <style:style style:name="T1119" style:family="text">
      <style:text-properties officeooo:rsid="05fc79a1"/>
    </style:style>
    <style:style style:name="T1120" style:family="text">
      <style:text-properties officeooo:rsid="06006404"/>
    </style:style>
    <style:style style:name="T1121" style:family="text">
      <style:text-properties officeooo:rsid="06046858"/>
    </style:style>
    <style:style style:name="T1122" style:family="text">
      <style:text-properties officeooo:rsid="060480b3"/>
    </style:style>
    <style:style style:name="T1123" style:family="text">
      <style:text-properties officeooo:rsid="06071dc1"/>
    </style:style>
    <style:style style:name="T1124" style:family="text">
      <style:text-properties officeooo:rsid="0607951e"/>
    </style:style>
    <style:style style:name="T1125" style:family="text">
      <style:text-properties officeooo:rsid="060893fb"/>
    </style:style>
    <style:style style:name="T1126" style:family="text">
      <style:text-properties officeooo:rsid="06099761"/>
    </style:style>
    <style:style style:name="T1127" style:family="text">
      <style:text-properties officeooo:rsid="060ae03d"/>
    </style:style>
    <style:style style:name="T1128" style:family="text">
      <style:text-properties officeooo:rsid="060cb864"/>
    </style:style>
    <style:style style:name="T1129" style:family="text">
      <style:text-properties officeooo:rsid="060d5334"/>
    </style:style>
    <style:style style:name="T1130" style:family="text">
      <style:text-properties officeooo:rsid="060e5fa9"/>
    </style:style>
    <style:style style:name="T1131" style:family="text">
      <style:text-properties officeooo:rsid="0611c280"/>
    </style:style>
    <style:style style:name="T1132" style:family="text">
      <style:text-properties officeooo:rsid="061224f7"/>
    </style:style>
    <style:style style:name="T1133" style:family="text">
      <style:text-properties officeooo:rsid="0612eb06"/>
    </style:style>
    <style:style style:name="T1134" style:family="text">
      <style:text-properties officeooo:rsid="0613746d"/>
    </style:style>
    <style:style style:name="T1135" style:family="text">
      <style:text-properties officeooo:rsid="0615abb4"/>
    </style:style>
    <style:style style:name="T1136" style:family="text">
      <style:text-properties officeooo:rsid="0615c326"/>
    </style:style>
    <style:style style:name="T1137" style:family="text">
      <style:text-properties officeooo:rsid="0616db4e"/>
    </style:style>
    <style:style style:name="T1138" style:family="text">
      <style:text-properties officeooo:rsid="06179575"/>
    </style:style>
    <style:style style:name="T1139" style:family="text">
      <style:text-properties officeooo:rsid="06195fb7"/>
    </style:style>
    <style:style style:name="T1140" style:family="text">
      <style:text-properties officeooo:rsid="061a4494"/>
    </style:style>
    <style:style style:name="T1141" style:family="text">
      <style:text-properties officeooo:rsid="061ac2ee"/>
    </style:style>
    <style:style style:name="T1142" style:family="text">
      <style:text-properties officeooo:rsid="061c39d7"/>
    </style:style>
    <style:style style:name="T1143" style:family="text">
      <style:text-properties officeooo:rsid="061d1a95"/>
    </style:style>
    <style:style style:name="T1144" style:family="text">
      <style:text-properties officeooo:rsid="061f0c58"/>
    </style:style>
    <style:style style:name="T1145" style:family="text">
      <style:text-properties officeooo:rsid="06206552"/>
    </style:style>
    <style:style style:name="T1146" style:family="text">
      <style:text-properties officeooo:rsid="0622f097"/>
    </style:style>
    <style:style style:name="T1147" style:family="text">
      <style:text-properties officeooo:rsid="06244120"/>
    </style:style>
    <style:style style:name="T1148" style:family="text">
      <style:text-properties officeooo:rsid="0624cca7"/>
    </style:style>
    <style:style style:name="T1149" style:family="text">
      <style:text-properties officeooo:rsid="0624fb9b"/>
    </style:style>
    <style:style style:name="T1150" style:family="text">
      <style:text-properties officeooo:rsid="0626a04b"/>
    </style:style>
    <style:style style:name="T1151" style:family="text">
      <style:text-properties officeooo:rsid="0627f1e7"/>
    </style:style>
    <style:style style:name="T1152" style:family="text">
      <style:text-properties officeooo:rsid="0629e3a1"/>
    </style:style>
    <style:style style:name="T1153" style:family="text">
      <style:text-properties officeooo:rsid="062a6f43"/>
    </style:style>
    <style:style style:name="T1154" style:family="text">
      <style:text-properties officeooo:rsid="062c1301"/>
    </style:style>
    <style:style style:name="T1155" style:family="text">
      <style:text-properties officeooo:rsid="062c481d"/>
    </style:style>
    <style:style style:name="T1156" style:family="text">
      <style:text-properties officeooo:rsid="062d18d2"/>
    </style:style>
    <style:style style:name="T1157" style:family="text">
      <style:text-properties officeooo:rsid="062d9f5f"/>
    </style:style>
    <style:style style:name="T1158" style:family="text">
      <style:text-properties officeooo:rsid="062ed9ec"/>
    </style:style>
    <style:style style:name="T1159" style:family="text">
      <style:text-properties officeooo:rsid="062f09a3"/>
    </style:style>
    <style:style style:name="T1160" style:family="text">
      <style:text-properties officeooo:rsid="062fd052"/>
    </style:style>
    <style:style style:name="T1161" style:family="text">
      <style:text-properties officeooo:rsid="0631562e"/>
    </style:style>
    <style:style style:name="T1162" style:family="text">
      <style:text-properties officeooo:rsid="0631d88f"/>
    </style:style>
    <style:style style:name="T1163" style:family="text">
      <style:text-properties officeooo:rsid="0632321c"/>
    </style:style>
    <style:style style:name="T1164" style:family="text">
      <style:text-properties officeooo:rsid="06335fe0"/>
    </style:style>
    <style:style style:name="T1165" style:family="text">
      <style:text-properties officeooo:rsid="06345441"/>
    </style:style>
    <style:style style:name="T1166" style:family="text">
      <style:text-properties officeooo:rsid="0635eb7e"/>
    </style:style>
    <style:style style:name="T1167" style:family="text">
      <style:text-properties officeooo:rsid="06363d2e"/>
    </style:style>
    <style:style style:name="T1168" style:family="text">
      <style:text-properties officeooo:rsid="0636d168"/>
    </style:style>
    <style:style style:name="T1169" style:family="text">
      <style:text-properties officeooo:rsid="0637f2f9"/>
    </style:style>
    <style:style style:name="T1170" style:family="text">
      <style:text-properties officeooo:rsid="06392775"/>
    </style:style>
    <style:style style:name="T1171" style:family="text">
      <style:text-properties officeooo:rsid="063b25d6"/>
    </style:style>
    <style:style style:name="T1172" style:family="text">
      <style:text-properties officeooo:rsid="063c63d2"/>
    </style:style>
    <style:style style:name="T1173" style:family="text">
      <style:text-properties officeooo:rsid="063d02a7"/>
    </style:style>
    <style:style style:name="T1174" style:family="text">
      <style:text-properties officeooo:rsid="063e2ba0"/>
    </style:style>
    <style:style style:name="T1175" style:family="text">
      <style:text-properties officeooo:rsid="063fea90"/>
    </style:style>
    <style:style style:name="T1176" style:family="text">
      <style:text-properties officeooo:rsid="06443240"/>
    </style:style>
    <style:style style:name="T1177" style:family="text">
      <style:text-properties officeooo:rsid="0645d6e9"/>
    </style:style>
    <style:style style:name="T1178" style:family="text">
      <style:text-properties officeooo:rsid="06485c5a"/>
    </style:style>
    <style:style style:name="T1179" style:family="text">
      <style:text-properties officeooo:rsid="064a13e4"/>
    </style:style>
    <style:style style:name="T1180" style:family="text">
      <style:text-properties officeooo:rsid="064cc471"/>
    </style:style>
    <style:style style:name="T1181" style:family="text">
      <style:text-properties officeooo:rsid="064db805"/>
    </style:style>
    <style:style style:name="T1182" style:family="text">
      <style:text-properties officeooo:rsid="064e2e83"/>
    </style:style>
    <style:style style:name="T1183" style:family="text">
      <style:text-properties officeooo:rsid="064f6a97"/>
    </style:style>
    <style:style style:name="T1184" style:family="text">
      <style:text-properties officeooo:rsid="064fb9d8"/>
    </style:style>
    <style:style style:name="T1185" style:family="text">
      <style:text-properties officeooo:rsid="06501b6a"/>
    </style:style>
    <style:style style:name="T1186" style:family="text">
      <style:text-properties officeooo:rsid="06510194"/>
    </style:style>
    <style:style style:name="T1187" style:family="text">
      <style:text-properties officeooo:rsid="0652b728"/>
    </style:style>
    <style:style style:name="T1188" style:family="text">
      <style:text-properties officeooo:rsid="065413e4"/>
    </style:style>
    <style:style style:name="T1189" style:family="text">
      <style:text-properties officeooo:rsid="0654e762"/>
    </style:style>
    <style:style style:name="T1190" style:family="text">
      <style:text-properties officeooo:rsid="06566e24"/>
    </style:style>
    <style:style style:name="T1191" style:family="text">
      <style:text-properties officeooo:rsid="065717ac"/>
    </style:style>
    <style:style style:name="T1192" style:family="text">
      <style:text-properties officeooo:rsid="06575a47"/>
    </style:style>
    <style:style style:name="T1193" style:family="text">
      <style:text-properties officeooo:rsid="06591ed3"/>
    </style:style>
    <style:style style:name="T1194" style:family="text">
      <style:text-properties officeooo:rsid="06596bcc"/>
    </style:style>
    <style:style style:name="T1195" style:family="text">
      <style:text-properties officeooo:rsid="0659f2b9"/>
    </style:style>
    <style:style style:name="T1196" style:family="text">
      <style:text-properties officeooo:rsid="065a2502"/>
    </style:style>
    <style:style style:name="T1197" style:family="text">
      <style:text-properties officeooo:rsid="065b358e"/>
    </style:style>
    <style:style style:name="T1198" style:family="text">
      <style:text-properties officeooo:rsid="065cfc69"/>
    </style:style>
    <style:style style:name="T1199" style:family="text">
      <style:text-properties officeooo:rsid="065ecb3f"/>
    </style:style>
    <style:style style:name="T1200" style:family="text">
      <style:text-properties officeooo:rsid="065fa2de"/>
    </style:style>
    <style:style style:name="T1201" style:family="text">
      <style:text-properties officeooo:rsid="06612ea6"/>
    </style:style>
    <style:style style:name="T1202" style:family="text">
      <style:text-properties officeooo:rsid="0662a732"/>
    </style:style>
    <style:style style:name="T1203" style:family="text">
      <style:text-properties officeooo:rsid="06641d1a"/>
    </style:style>
    <style:style style:name="T1204" style:family="text">
      <style:text-properties officeooo:rsid="06660004"/>
    </style:style>
    <style:style style:name="T1205" style:family="text">
      <style:text-properties officeooo:rsid="06679c3a"/>
    </style:style>
    <style:style style:name="T1206" style:family="text">
      <style:text-properties officeooo:rsid="066917a1"/>
    </style:style>
    <style:style style:name="T1207" style:family="text">
      <style:text-properties officeooo:rsid="0669ba55"/>
    </style:style>
    <style:style style:name="T1208" style:family="text">
      <style:text-properties officeooo:rsid="066a11e1"/>
    </style:style>
    <style:style style:name="T1209" style:family="text">
      <style:text-properties officeooo:rsid="066b53cd"/>
    </style:style>
    <style:style style:name="T1210" style:family="text">
      <style:text-properties officeooo:rsid="066cbf7d"/>
    </style:style>
    <style:style style:name="T1211" style:family="text">
      <style:text-properties officeooo:rsid="066cc344"/>
    </style:style>
    <style:style style:name="T1212" style:family="text">
      <style:text-properties officeooo:rsid="066f63dc"/>
    </style:style>
    <style:style style:name="T1213" style:family="text">
      <style:text-properties officeooo:rsid="066fee5e"/>
    </style:style>
    <style:style style:name="T1214" style:family="text">
      <style:text-properties officeooo:rsid="067111b7"/>
    </style:style>
    <style:style style:name="T1215" style:family="text">
      <style:text-properties officeooo:rsid="0672748e"/>
    </style:style>
    <style:style style:name="T1216" style:family="text">
      <style:text-properties officeooo:rsid="06749ece"/>
    </style:style>
    <style:style style:name="T1217" style:family="text">
      <style:text-properties officeooo:rsid="067a1de7"/>
    </style:style>
    <style:style style:name="T1218" style:family="text">
      <style:text-properties officeooo:rsid="067d6a0a"/>
    </style:style>
    <style:style style:name="T1219" style:family="text">
      <style:text-properties officeooo:rsid="067d8215"/>
    </style:style>
    <style:style style:name="T1220" style:family="text">
      <style:text-properties officeooo:rsid="067dc5de"/>
    </style:style>
    <style:style style:name="T1221" style:family="text">
      <style:text-properties officeooo:rsid="067dd440"/>
    </style:style>
    <style:style style:name="T1222" style:family="text">
      <style:text-properties officeooo:rsid="067de1b8"/>
    </style:style>
    <style:style style:name="T1223" style:family="text">
      <style:text-properties officeooo:rsid="067e0d0b"/>
    </style:style>
    <style:style style:name="T1224" style:family="text">
      <style:text-properties officeooo:rsid="067ff7b1"/>
    </style:style>
    <style:style style:name="T1225" style:family="text">
      <style:text-properties officeooo:rsid="0680bb1f"/>
    </style:style>
    <style:style style:name="T1226" style:family="text">
      <style:text-properties officeooo:rsid="06842ff3"/>
    </style:style>
    <style:style style:name="T1227" style:family="text">
      <style:text-properties officeooo:rsid="0687611c"/>
    </style:style>
    <style:style style:name="T1228" style:family="text">
      <style:text-properties officeooo:rsid="0688bdb8"/>
    </style:style>
    <style:style style:name="T1229" style:family="text">
      <style:text-properties officeooo:rsid="06899445"/>
    </style:style>
    <style:style style:name="T1230" style:family="text">
      <style:text-properties officeooo:rsid="068b5e25"/>
    </style:style>
    <style:style style:name="T1231" style:family="text">
      <style:text-properties officeooo:rsid="068cb99b"/>
    </style:style>
    <style:style style:name="T1232" style:family="text">
      <style:text-properties officeooo:rsid="068e2b1b"/>
    </style:style>
    <style:style style:name="T1233" style:family="text">
      <style:text-properties officeooo:rsid="06900782"/>
    </style:style>
    <style:style style:name="T1234" style:family="text">
      <style:text-properties officeooo:rsid="069197f2"/>
    </style:style>
    <style:style style:name="T1235" style:family="text">
      <style:text-properties officeooo:rsid="06943727"/>
    </style:style>
    <style:style style:name="T1236" style:family="text">
      <style:text-properties officeooo:rsid="0694a62c"/>
    </style:style>
    <style:style style:name="T1237" style:family="text">
      <style:text-properties officeooo:rsid="0695e794"/>
    </style:style>
    <style:style style:name="T1238" style:family="text">
      <style:text-properties officeooo:rsid="069663d6"/>
    </style:style>
    <style:style style:name="T1239" style:family="text">
      <style:text-properties officeooo:rsid="06977097"/>
    </style:style>
    <style:style style:name="T1240" style:family="text">
      <style:text-properties officeooo:rsid="0699bd55"/>
    </style:style>
    <style:style style:name="T1241" style:family="text">
      <style:text-properties officeooo:rsid="069bb74f"/>
    </style:style>
    <style:style style:name="T1242" style:family="text">
      <style:text-properties officeooo:rsid="069c9a9b"/>
    </style:style>
    <style:style style:name="T1243" style:family="text">
      <style:text-properties officeooo:rsid="069dd9f7"/>
    </style:style>
    <style:style style:name="T1244" style:family="text">
      <style:text-properties officeooo:rsid="069e90f5"/>
    </style:style>
    <style:style style:name="T1245" style:family="text">
      <style:text-properties officeooo:rsid="069f5e50"/>
    </style:style>
    <style:style style:name="T1246" style:family="text">
      <style:text-properties officeooo:rsid="06a0f68f"/>
    </style:style>
    <style:style style:name="T1247" style:family="text">
      <style:text-properties officeooo:rsid="06a1c963"/>
    </style:style>
    <style:style style:name="T1248" style:family="text">
      <style:text-properties officeooo:rsid="06a2dbab"/>
    </style:style>
    <style:style style:name="T1249" style:family="text">
      <style:text-properties officeooo:rsid="06a41901"/>
    </style:style>
    <style:style style:name="T1250" style:family="text">
      <style:text-properties officeooo:rsid="06a46fb3"/>
    </style:style>
    <style:style style:name="T1251" style:family="text">
      <style:text-properties officeooo:rsid="06a4c117"/>
    </style:style>
    <style:style style:name="T1252" style:family="text">
      <style:text-properties officeooo:rsid="06a5662c"/>
    </style:style>
    <style:style style:name="T1253" style:family="text">
      <style:text-properties officeooo:rsid="06a838ab"/>
    </style:style>
    <style:style style:name="T1254" style:family="text">
      <style:text-properties officeooo:rsid="06a915a7"/>
    </style:style>
    <style:style style:name="T1255" style:family="text">
      <style:text-properties officeooo:rsid="06aa73b3"/>
    </style:style>
    <style:style style:name="T1256" style:family="text">
      <style:text-properties officeooo:rsid="06aaecce"/>
    </style:style>
    <style:style style:name="T1257" style:family="text">
      <style:text-properties officeooo:rsid="06ad340a"/>
    </style:style>
    <style:style style:name="T1258" style:family="text">
      <style:text-properties officeooo:rsid="06ae6a2b"/>
    </style:style>
    <style:style style:name="T1259" style:family="text">
      <style:text-properties officeooo:rsid="06af4415"/>
    </style:style>
    <style:style style:name="T1260" style:family="text">
      <style:text-properties officeooo:rsid="06b11973"/>
    </style:style>
    <style:style style:name="T1261" style:family="text">
      <style:text-properties officeooo:rsid="06b2db27"/>
    </style:style>
    <style:style style:name="T1262" style:family="text">
      <style:text-properties officeooo:rsid="06b44ca3"/>
    </style:style>
    <style:style style:name="T1263" style:family="text">
      <style:text-properties officeooo:rsid="06b64552"/>
    </style:style>
    <style:style style:name="T1264" style:family="text">
      <style:text-properties officeooo:rsid="06b7b4cc"/>
    </style:style>
    <style:style style:name="T1265" style:family="text">
      <style:text-properties officeooo:rsid="06b927a8"/>
    </style:style>
    <style:style style:name="T1266" style:family="text">
      <style:text-properties officeooo:rsid="06ba123c"/>
    </style:style>
    <style:style style:name="T1267" style:family="text">
      <style:text-properties officeooo:rsid="06bb7399"/>
    </style:style>
    <style:style style:name="T1268" style:family="text">
      <style:text-properties officeooo:rsid="06bcd2e3"/>
    </style:style>
    <style:style style:name="T1269" style:family="text">
      <style:text-properties officeooo:rsid="06bd5a9e"/>
    </style:style>
    <style:style style:name="T1270" style:family="text">
      <style:text-properties officeooo:rsid="06bd8da9"/>
    </style:style>
    <style:style style:name="T1271" style:family="text">
      <style:text-properties officeooo:rsid="06bdd92c"/>
    </style:style>
    <style:style style:name="T1272" style:family="text">
      <style:text-properties officeooo:rsid="06bf1abf"/>
    </style:style>
    <style:style style:name="T1273" style:family="text">
      <style:text-properties officeooo:rsid="06c0c8b7"/>
    </style:style>
    <style:style style:name="T1274" style:family="text">
      <style:text-properties officeooo:rsid="06c186f8"/>
    </style:style>
    <style:style style:name="T1275" style:family="text">
      <style:text-properties officeooo:rsid="06c23c30"/>
    </style:style>
    <style:style style:name="T1276" style:family="text">
      <style:text-properties officeooo:rsid="06c51c80"/>
    </style:style>
    <style:style style:name="T1277" style:family="text">
      <style:text-properties officeooo:rsid="06c80b5e"/>
    </style:style>
    <style:style style:name="T1278" style:family="text">
      <style:text-properties officeooo:rsid="06c93139"/>
    </style:style>
    <style:style style:name="T1279" style:family="text">
      <style:text-properties officeooo:rsid="06ca22eb"/>
    </style:style>
    <style:style style:name="T1280" style:family="text">
      <style:text-properties officeooo:rsid="06ca7c37"/>
    </style:style>
    <style:style style:name="T1281" style:family="text">
      <style:text-properties officeooo:rsid="06cc1320"/>
    </style:style>
    <style:style style:name="T1282" style:family="text">
      <style:text-properties officeooo:rsid="06cd6a29"/>
    </style:style>
    <style:style style:name="T1283" style:family="text">
      <style:text-properties officeooo:rsid="06cf1ebd"/>
    </style:style>
    <style:style style:name="T1284" style:family="text">
      <style:text-properties officeooo:rsid="06d08204"/>
    </style:style>
    <style:style style:name="T1285" style:family="text">
      <style:text-properties officeooo:rsid="06d188c8"/>
    </style:style>
    <style:style style:name="T1286" style:family="text">
      <style:text-properties officeooo:rsid="06d4bd12"/>
    </style:style>
    <style:style style:name="T1287" style:family="text">
      <style:text-properties officeooo:rsid="06d60d75"/>
    </style:style>
    <style:style style:name="T1288" style:family="text">
      <style:text-properties officeooo:rsid="06d76819"/>
    </style:style>
    <style:style style:name="T1289" style:family="text">
      <style:text-properties officeooo:rsid="06dc98a5"/>
    </style:style>
    <style:style style:name="T1290" style:family="text">
      <style:text-properties officeooo:rsid="06dde7a5"/>
    </style:style>
    <style:style style:name="T1291" style:family="text">
      <style:text-properties officeooo:rsid="06de6212"/>
    </style:style>
    <style:style style:name="T1292" style:family="text">
      <style:text-properties officeooo:rsid="06e16ebe"/>
    </style:style>
    <style:style style:name="T1293" style:family="text">
      <style:text-properties officeooo:rsid="06e31438"/>
    </style:style>
    <style:style style:name="T1294" style:family="text">
      <style:text-properties officeooo:rsid="06e3dda5"/>
    </style:style>
    <style:style style:name="T1295" style:family="text">
      <style:text-properties officeooo:rsid="06e5679b"/>
    </style:style>
    <style:style style:name="T1296" style:family="text">
      <style:text-properties officeooo:rsid="06e67e26"/>
    </style:style>
    <style:style style:name="T1297" style:family="text">
      <style:text-properties officeooo:rsid="06e704ac"/>
    </style:style>
    <style:style style:name="T1298" style:family="text">
      <style:text-properties officeooo:rsid="06e86a0f"/>
    </style:style>
    <style:style style:name="T1299" style:family="text">
      <style:text-properties officeooo:rsid="06e9513d"/>
    </style:style>
    <style:style style:name="T1300" style:family="text">
      <style:text-properties officeooo:rsid="06e99697"/>
    </style:style>
    <style:style style:name="T1301" style:family="text">
      <style:text-properties officeooo:rsid="06eb713d"/>
    </style:style>
    <style:style style:name="T1302" style:family="text">
      <style:text-properties officeooo:rsid="06f1245d"/>
    </style:style>
    <style:style style:name="T1303" style:family="text">
      <style:text-properties officeooo:rsid="06f235eb"/>
    </style:style>
    <style:style style:name="T1304" style:family="text">
      <style:text-properties officeooo:rsid="06f3dd58"/>
    </style:style>
    <style:style style:name="T1305" style:family="text">
      <style:text-properties officeooo:rsid="06f42ac0"/>
    </style:style>
    <style:style style:name="T1306" style:family="text">
      <style:text-properties officeooo:rsid="06f4f678"/>
    </style:style>
    <style:style style:name="T1307" style:family="text">
      <style:text-properties officeooo:rsid="06f5dfdc"/>
    </style:style>
    <style:style style:name="T1308" style:family="text">
      <style:text-properties officeooo:rsid="06f7ba05"/>
    </style:style>
    <style:style style:name="T1309" style:family="text">
      <style:text-properties officeooo:rsid="06f7d174"/>
    </style:style>
    <style:style style:name="T1310" style:family="text">
      <style:text-properties officeooo:rsid="06f7fff7"/>
    </style:style>
    <style:style style:name="T1311" style:family="text">
      <style:text-properties officeooo:rsid="06f961f9"/>
    </style:style>
    <style:style style:name="T1312" style:family="text">
      <style:text-properties officeooo:rsid="06fa6644"/>
    </style:style>
    <style:style style:name="T1313" style:family="text">
      <style:text-properties officeooo:rsid="06fae0ba"/>
    </style:style>
    <style:style style:name="T1314" style:family="text">
      <style:text-properties officeooo:rsid="06fc8c89"/>
    </style:style>
    <style:style style:name="T1315" style:family="text">
      <style:text-properties officeooo:rsid="06fe2ec3"/>
    </style:style>
    <style:style style:name="T1316" style:family="text">
      <style:text-properties officeooo:rsid="06fe3c2f"/>
    </style:style>
    <style:style style:name="T1317" style:family="text">
      <style:text-properties officeooo:rsid="0701fcd8"/>
    </style:style>
    <style:style style:name="T1318" style:family="text">
      <style:text-properties officeooo:rsid="0702d40e"/>
    </style:style>
    <style:style style:name="T1319" style:family="text">
      <style:text-properties officeooo:rsid="070332ea"/>
    </style:style>
    <style:style style:name="T1320" style:family="text">
      <style:text-properties officeooo:rsid="07052ce3"/>
    </style:style>
    <style:style style:name="T1321" style:family="text">
      <style:text-properties officeooo:rsid="070646e0"/>
    </style:style>
    <style:style style:name="T1322" style:family="text">
      <style:text-properties officeooo:rsid="070822dc"/>
    </style:style>
    <style:style style:name="T1323" style:family="text">
      <style:text-properties officeooo:rsid="0709c298"/>
    </style:style>
    <style:style style:name="T1324" style:family="text">
      <style:text-properties officeooo:rsid="070a7baf"/>
    </style:style>
    <style:style style:name="T1325" style:family="text">
      <style:text-properties officeooo:rsid="070a9a89"/>
    </style:style>
    <style:style style:name="T1326" style:family="text">
      <style:text-properties officeooo:rsid="070c283b"/>
    </style:style>
    <style:style style:name="T1327" style:family="text">
      <style:text-properties officeooo:rsid="070c4eaf"/>
    </style:style>
    <style:style style:name="T1328" style:family="text">
      <style:text-properties officeooo:rsid="070dca18"/>
    </style:style>
    <style:style style:name="T1329" style:family="text">
      <style:text-properties officeooo:rsid="070f11c2"/>
    </style:style>
    <style:style style:name="T1330" style:family="text">
      <style:text-properties officeooo:rsid="070f3427"/>
    </style:style>
    <style:style style:name="T1331" style:family="text">
      <style:text-properties officeooo:rsid="071336b0"/>
    </style:style>
    <style:style style:name="T1332" style:family="text">
      <style:text-properties officeooo:rsid="071418c5"/>
    </style:style>
    <style:style style:name="T1333" style:family="text">
      <style:text-properties officeooo:rsid="0715fbfa"/>
    </style:style>
    <style:style style:name="T1334" style:family="text">
      <style:text-properties officeooo:rsid="0718cda7"/>
    </style:style>
    <style:style style:name="T1335" style:family="text">
      <style:text-properties officeooo:rsid="071a42b3"/>
    </style:style>
    <style:style style:name="T1336" style:family="text">
      <style:text-properties officeooo:rsid="071a8594"/>
    </style:style>
    <style:style style:name="T1337" style:family="text">
      <style:text-properties officeooo:rsid="071c64d2"/>
    </style:style>
    <style:style style:name="T1338" style:family="text">
      <style:text-properties officeooo:rsid="072236c4"/>
    </style:style>
    <style:style style:name="T1339" style:family="text">
      <style:text-properties officeooo:rsid="072280b7"/>
    </style:style>
    <style:style style:name="T1340" style:family="text">
      <style:text-properties officeooo:rsid="0724a598"/>
    </style:style>
    <style:style style:name="T1341" style:family="text">
      <style:text-properties officeooo:rsid="0724ac06"/>
    </style:style>
    <style:style style:name="T1342" style:family="text">
      <style:text-properties officeooo:rsid="0724c2e5"/>
    </style:style>
    <style:style style:name="T1343" style:family="text">
      <style:text-properties officeooo:rsid="07252641"/>
    </style:style>
    <style:style style:name="T1344" style:family="text">
      <style:text-properties officeooo:rsid="0726d816"/>
    </style:style>
    <style:style style:name="T1345" style:family="text">
      <style:text-properties officeooo:rsid="072883d4"/>
    </style:style>
    <style:style style:name="T1346" style:family="text">
      <style:text-properties officeooo:rsid="0729d362"/>
    </style:style>
    <style:style style:name="T1347" style:family="text">
      <style:text-properties officeooo:rsid="072ce268"/>
    </style:style>
    <style:style style:name="T1348" style:family="text">
      <style:text-properties officeooo:rsid="072fc28e"/>
    </style:style>
    <style:style style:name="T1349" style:family="text">
      <style:text-properties officeooo:rsid="072fc862"/>
    </style:style>
    <style:style style:name="T1350" style:family="text">
      <style:text-properties officeooo:rsid="0730e2c3"/>
    </style:style>
    <style:style style:name="T1351" style:family="text">
      <style:text-properties officeooo:rsid="07347073"/>
    </style:style>
    <style:style style:name="T1352" style:family="text">
      <style:text-properties officeooo:rsid="0734d6b1"/>
    </style:style>
    <style:style style:name="T1353" style:family="text">
      <style:text-properties officeooo:rsid="073767ab"/>
    </style:style>
    <style:style style:name="T1354" style:family="text">
      <style:text-properties officeooo:rsid="0737db8b"/>
    </style:style>
    <style:style style:name="T1355" style:family="text">
      <style:text-properties officeooo:rsid="0738a508"/>
    </style:style>
    <style:style style:name="T1356" style:family="text">
      <style:text-properties officeooo:rsid="07398eb7"/>
    </style:style>
    <style:style style:name="T1357" style:family="text">
      <style:text-properties officeooo:rsid="073b17a3"/>
    </style:style>
    <style:style style:name="T1358" style:family="text">
      <style:text-properties officeooo:rsid="073b5a0e"/>
    </style:style>
    <style:style style:name="T1359" style:family="text">
      <style:text-properties officeooo:rsid="073b8b82"/>
    </style:style>
    <style:style style:name="T1360" style:family="text">
      <style:text-properties officeooo:rsid="073c4412"/>
    </style:style>
    <style:style style:name="T1361" style:family="text">
      <style:text-properties officeooo:rsid="073df6f3"/>
    </style:style>
    <style:style style:name="T1362" style:family="text">
      <style:text-properties officeooo:rsid="07405134"/>
    </style:style>
    <style:style style:name="T1363" style:family="text">
      <style:text-properties officeooo:rsid="07417bca"/>
    </style:style>
    <style:style style:name="T1364" style:family="text">
      <style:text-properties officeooo:rsid="074227c7"/>
    </style:style>
    <style:style style:name="T1365" style:family="text">
      <style:text-properties officeooo:rsid="0743bbcd"/>
    </style:style>
    <style:style style:name="T1366" style:family="text">
      <style:text-properties officeooo:rsid="0745e9cb"/>
    </style:style>
    <style:style style:name="T1367" style:family="text">
      <style:text-properties officeooo:rsid="0747c329"/>
    </style:style>
    <style:style style:name="T1368" style:family="text">
      <style:text-properties officeooo:rsid="074861e3"/>
    </style:style>
    <style:style style:name="T1369" style:family="text">
      <style:text-properties officeooo:rsid="074a1ccb"/>
    </style:style>
    <style:style style:name="T1370" style:family="text">
      <style:text-properties officeooo:rsid="074df04c"/>
    </style:style>
    <style:style style:name="T1371" style:family="text">
      <style:text-properties officeooo:rsid="074ebdbe"/>
    </style:style>
    <style:style style:name="T1372" style:family="text">
      <style:text-properties officeooo:rsid="075005d2"/>
    </style:style>
    <style:style style:name="T1373" style:family="text">
      <style:text-properties officeooo:rsid="07518426"/>
    </style:style>
    <style:style style:name="T1374" style:family="text">
      <style:text-properties officeooo:rsid="0753af6e"/>
    </style:style>
    <style:style style:name="T1375" style:family="text">
      <style:text-properties officeooo:rsid="07543388"/>
    </style:style>
    <style:style style:name="T1376" style:family="text">
      <style:text-properties officeooo:rsid="0755e7b7"/>
    </style:style>
    <style:style style:name="T1377" style:family="text">
      <style:text-properties officeooo:rsid="075970df"/>
    </style:style>
    <style:style style:name="T1378" style:family="text">
      <style:text-properties officeooo:rsid="07598fd5"/>
    </style:style>
    <style:style style:name="T1379" style:family="text">
      <style:text-properties officeooo:rsid="075f2608"/>
    </style:style>
    <style:style style:name="T1380" style:family="text">
      <style:text-properties officeooo:rsid="0760d0eb"/>
    </style:style>
    <style:style style:name="T1381" style:family="text">
      <style:text-properties officeooo:rsid="0761ebf5"/>
    </style:style>
    <style:style style:name="T1382" style:family="text">
      <style:text-properties officeooo:rsid="0763ee09"/>
    </style:style>
    <style:style style:name="T1383" style:family="text">
      <style:text-properties officeooo:rsid="0764ab3c"/>
    </style:style>
    <style:style style:name="T1384" style:family="text">
      <style:text-properties officeooo:rsid="076582f1"/>
    </style:style>
    <style:style style:name="T1385" style:family="text">
      <style:text-properties officeooo:rsid="076730c9"/>
    </style:style>
    <style:style style:name="T1386" style:family="text">
      <style:text-properties officeooo:rsid="0768a364"/>
    </style:style>
    <style:style style:name="T1387" style:family="text">
      <style:text-properties officeooo:rsid="0768b4d0"/>
    </style:style>
    <style:style style:name="T1388" style:family="text">
      <style:text-properties officeooo:rsid="076a9702"/>
    </style:style>
    <style:style style:name="T1389" style:family="text">
      <style:text-properties officeooo:rsid="076ab718"/>
    </style:style>
    <style:style style:name="T1390" style:family="text">
      <style:text-properties officeooo:rsid="076d5ce4"/>
    </style:style>
    <style:style style:name="T1391" style:family="text">
      <style:text-properties officeooo:rsid="076dff38"/>
    </style:style>
    <style:style style:name="T1392" style:family="text">
      <style:text-properties officeooo:rsid="076fd6c2"/>
    </style:style>
    <style:style style:name="T1393" style:family="text">
      <style:text-properties officeooo:rsid="07707762"/>
    </style:style>
    <style:style style:name="T1394" style:family="text">
      <style:text-properties officeooo:rsid="07714e84"/>
    </style:style>
    <style:style style:name="T1395" style:family="text">
      <style:text-properties officeooo:rsid="0771997a"/>
    </style:style>
    <style:style style:name="T1396" style:family="text">
      <style:text-properties officeooo:rsid="07733054"/>
    </style:style>
    <style:style style:name="T1397" style:family="text">
      <style:text-properties officeooo:rsid="0774ec7b"/>
    </style:style>
    <style:style style:name="T1398" style:family="text">
      <style:text-properties officeooo:rsid="07763a3e"/>
    </style:style>
    <style:style style:name="T1399" style:family="text">
      <style:text-properties officeooo:rsid="0777b1ad"/>
    </style:style>
    <style:style style:name="T1400" style:family="text">
      <style:text-properties officeooo:rsid="0778a34c"/>
    </style:style>
    <style:style style:name="T1401" style:family="text">
      <style:text-properties officeooo:rsid="077a39f9"/>
    </style:style>
    <style:style style:name="T1402" style:family="text">
      <style:text-properties officeooo:rsid="077ba93c"/>
    </style:style>
    <style:style style:name="T1403" style:family="text">
      <style:text-properties officeooo:rsid="077c23b0"/>
    </style:style>
    <style:style style:name="T1404" style:family="text">
      <style:text-properties officeooo:rsid="077db0ad"/>
    </style:style>
    <style:style style:name="T1405" style:family="text">
      <style:text-properties officeooo:rsid="077f2704"/>
    </style:style>
    <style:style style:name="T1406" style:family="text">
      <style:text-properties officeooo:rsid="07808767"/>
    </style:style>
    <style:style style:name="T1407" style:family="text">
      <style:text-properties officeooo:rsid="07813eeb"/>
    </style:style>
    <style:style style:name="T1408" style:family="text">
      <style:text-properties officeooo:rsid="078307c5"/>
    </style:style>
    <style:style style:name="T1409" style:family="text">
      <style:text-properties officeooo:rsid="078501ae"/>
    </style:style>
    <style:style style:name="T1410" style:family="text">
      <style:text-properties officeooo:rsid="0786b5f7"/>
    </style:style>
    <style:style style:name="T1411" style:family="text">
      <style:text-properties officeooo:rsid="07888fb2"/>
    </style:style>
    <style:style style:name="T1412" style:family="text">
      <style:text-properties officeooo:rsid="0789d626"/>
    </style:style>
    <style:style style:name="T1413" style:family="text">
      <style:text-properties officeooo:rsid="078ba204"/>
    </style:style>
    <style:style style:name="T1414" style:family="text">
      <style:text-properties officeooo:rsid="078c1497"/>
    </style:style>
    <style:style style:name="T1415" style:family="text">
      <style:text-properties officeooo:rsid="078c7e96"/>
    </style:style>
    <style:style style:name="T1416" style:family="text">
      <style:text-properties officeooo:rsid="078d569a"/>
    </style:style>
    <style:style style:name="T1417" style:family="text">
      <style:text-properties officeooo:rsid="078dcbb1"/>
    </style:style>
    <style:style style:name="T1418" style:family="text">
      <style:text-properties officeooo:rsid="078ecc36"/>
    </style:style>
    <style:style style:name="T1419" style:family="text">
      <style:text-properties officeooo:rsid="079023de"/>
    </style:style>
    <style:style style:name="T1420" style:family="text">
      <style:text-properties officeooo:rsid="0790cb57"/>
    </style:style>
    <style:style style:name="T1421" style:family="text">
      <style:text-properties officeooo:rsid="0791d3f5"/>
    </style:style>
    <style:style style:name="T1422" style:family="text">
      <style:text-properties officeooo:rsid="0792def4"/>
    </style:style>
    <style:style style:name="T1423" style:family="text">
      <style:text-properties officeooo:rsid="07937f16"/>
    </style:style>
    <style:style style:name="T1424" style:family="text">
      <style:text-properties officeooo:rsid="0793b18c"/>
    </style:style>
    <style:style style:name="T1425" style:family="text">
      <style:text-properties officeooo:rsid="0793b2c6"/>
    </style:style>
    <style:style style:name="T1426" style:family="text">
      <style:text-properties officeooo:rsid="07946887"/>
    </style:style>
    <style:style style:name="T1427" style:family="text">
      <style:text-properties officeooo:rsid="07958b76"/>
    </style:style>
    <style:style style:name="T1428" style:family="text">
      <style:text-properties officeooo:rsid="0796ef04"/>
    </style:style>
    <style:style style:name="T1429" style:family="text">
      <style:text-properties officeooo:rsid="079855a4"/>
    </style:style>
    <style:style style:name="T1430" style:family="text">
      <style:text-properties officeooo:rsid="0798c969"/>
    </style:style>
    <style:style style:name="T1431" style:family="text">
      <style:text-properties officeooo:rsid="079a1152"/>
    </style:style>
    <style:style style:name="T1432" style:family="text">
      <style:text-properties officeooo:rsid="079bb8b3"/>
    </style:style>
    <style:style style:name="T1433" style:family="text">
      <style:text-properties officeooo:rsid="079f5be1"/>
    </style:style>
    <style:style style:name="T1434" style:family="text">
      <style:text-properties officeooo:rsid="07a0447b"/>
    </style:style>
    <style:style style:name="T1435" style:family="text">
      <style:text-properties officeooo:rsid="07a1eb31"/>
    </style:style>
    <style:style style:name="T1436" style:family="text">
      <style:text-properties officeooo:rsid="07a3cde7"/>
    </style:style>
    <style:style style:name="T1437" style:family="text">
      <style:text-properties officeooo:rsid="07a62e63"/>
    </style:style>
    <style:style style:name="T1438" style:family="text">
      <style:text-properties officeooo:rsid="07a6ce86"/>
    </style:style>
    <style:style style:name="T1439" style:family="text">
      <style:text-properties officeooo:rsid="07a75284"/>
    </style:style>
    <style:style style:name="T1440" style:family="text">
      <style:text-properties officeooo:rsid="07aa50cc"/>
    </style:style>
    <style:style style:name="T1441" style:family="text">
      <style:text-properties officeooo:rsid="07aad04f"/>
    </style:style>
    <style:style style:name="T1442" style:family="text">
      <style:text-properties officeooo:rsid="07aad8ee"/>
    </style:style>
    <style:style style:name="T1443" style:family="text">
      <style:text-properties officeooo:rsid="07ac0c56"/>
    </style:style>
    <style:style style:name="T1444" style:family="text">
      <style:text-properties officeooo:rsid="07ad582d"/>
    </style:style>
    <style:style style:name="T1445" style:family="text">
      <style:text-properties officeooo:rsid="07af10af"/>
    </style:style>
    <style:style style:name="T1446" style:family="text">
      <style:text-properties officeooo:rsid="07afcaef"/>
    </style:style>
    <style:style style:name="T1447" style:family="text">
      <style:text-properties officeooo:rsid="07b2a488"/>
    </style:style>
    <style:style style:name="T1448" style:family="text">
      <style:text-properties officeooo:rsid="07b370d9"/>
    </style:style>
    <style:style style:name="T1449" style:family="text">
      <style:text-properties officeooo:rsid="07b3aef8"/>
    </style:style>
    <style:style style:name="T1450" style:family="text">
      <style:text-properties officeooo:rsid="07b56fed"/>
    </style:style>
    <style:style style:name="T1451" style:family="text">
      <style:text-properties officeooo:rsid="07b6404d"/>
    </style:style>
    <style:style style:name="T1452" style:family="text">
      <style:text-properties officeooo:rsid="07b89b16"/>
    </style:style>
    <style:style style:name="T1453" style:family="text">
      <style:text-properties officeooo:rsid="07ba9332"/>
    </style:style>
    <style:style style:name="T1454" style:family="text">
      <style:text-properties officeooo:rsid="07bb4c68"/>
    </style:style>
    <style:style style:name="T1455" style:family="text">
      <style:text-properties officeooo:rsid="07bceacf"/>
    </style:style>
    <style:style style:name="T1456" style:family="text">
      <style:text-properties officeooo:rsid="07bebaf7"/>
    </style:style>
    <style:style style:name="T1457" style:family="text">
      <style:text-properties officeooo:rsid="07c0b345"/>
    </style:style>
    <style:style style:name="T1458" style:family="text">
      <style:text-properties officeooo:rsid="07c102ff"/>
    </style:style>
    <style:style style:name="T1459" style:family="text">
      <style:text-properties officeooo:rsid="07c174a2"/>
    </style:style>
    <style:style style:name="T1460" style:family="text">
      <style:text-properties officeooo:rsid="07c34eeb"/>
    </style:style>
    <style:style style:name="T1461" style:family="text">
      <style:text-properties officeooo:rsid="07c451c2"/>
    </style:style>
    <style:style style:name="T1462" style:family="text">
      <style:text-properties officeooo:rsid="07c47627"/>
    </style:style>
    <style:style style:name="T1463" style:family="text">
      <style:text-properties officeooo:rsid="07c49537"/>
    </style:style>
    <style:style style:name="T1464" style:family="text">
      <style:text-properties officeooo:rsid="07c6e046"/>
    </style:style>
    <style:style style:name="T1465" style:family="text">
      <style:text-properties officeooo:rsid="07c7732f"/>
    </style:style>
    <style:style style:name="T1466" style:family="text">
      <style:text-properties officeooo:rsid="07c87461"/>
    </style:style>
    <style:style style:name="T1467" style:family="text">
      <style:text-properties officeooo:rsid="07c9b1df"/>
    </style:style>
    <style:style style:name="T1468" style:family="text">
      <style:text-properties officeooo:rsid="07c9ec8b"/>
    </style:style>
    <style:style style:name="T1469" style:family="text">
      <style:text-properties officeooo:rsid="07ca541d"/>
    </style:style>
    <style:style style:name="T1470" style:family="text">
      <style:text-properties officeooo:rsid="07cc2561"/>
    </style:style>
    <style:style style:name="T1471" style:family="text">
      <style:text-properties officeooo:rsid="07cd5a56"/>
    </style:style>
    <style:style style:name="T1472" style:family="text">
      <style:text-properties officeooo:rsid="07cdc145"/>
    </style:style>
    <style:style style:name="T1473" style:family="text">
      <style:text-properties officeooo:rsid="07cf1f2b"/>
    </style:style>
    <style:style style:name="T1474" style:family="text">
      <style:text-properties officeooo:rsid="07d0b9b7"/>
    </style:style>
    <style:style style:name="T1475" style:family="text">
      <style:text-properties officeooo:rsid="07d2542a"/>
    </style:style>
    <style:style style:name="T1476" style:family="text">
      <style:text-properties officeooo:rsid="07d2e8c2"/>
    </style:style>
    <style:style style:name="T1477" style:family="text">
      <style:text-properties officeooo:rsid="07d35507"/>
    </style:style>
    <style:style style:name="T1478" style:family="text">
      <style:text-properties officeooo:rsid="07d40210"/>
    </style:style>
    <style:style style:name="T1479" style:family="text">
      <style:text-properties officeooo:rsid="07d56924"/>
    </style:style>
    <style:style style:name="T1480" style:family="text">
      <style:text-properties officeooo:rsid="07d6f512"/>
    </style:style>
    <style:style style:name="T1481" style:family="text">
      <style:text-properties officeooo:rsid="07d855d2"/>
    </style:style>
    <style:style style:name="T1482" style:family="text">
      <style:text-properties officeooo:rsid="07d98869"/>
    </style:style>
    <style:style style:name="T1483" style:family="text">
      <style:text-properties officeooo:rsid="07dacd7c"/>
    </style:style>
    <style:style style:name="T1484" style:family="text">
      <style:text-properties officeooo:rsid="07dcbf08"/>
    </style:style>
    <style:style style:name="T1485" style:family="text">
      <style:text-properties officeooo:rsid="07deb5a6"/>
    </style:style>
    <style:style style:name="T1486" style:family="text">
      <style:text-properties officeooo:rsid="07e038eb"/>
    </style:style>
    <style:style style:name="T1487" style:family="text">
      <style:text-properties officeooo:rsid="07e0f24f"/>
    </style:style>
    <style:style style:name="T1488" style:family="text">
      <style:text-properties officeooo:rsid="07e143e4"/>
    </style:style>
    <style:style style:name="T1489" style:family="text">
      <style:text-properties officeooo:rsid="07e1f730"/>
    </style:style>
    <style:style style:name="T1490" style:family="text">
      <style:text-properties officeooo:rsid="07e3ad7a"/>
    </style:style>
    <style:style style:name="T1491" style:family="text">
      <style:text-properties officeooo:rsid="07e5747d"/>
    </style:style>
    <style:style style:name="T1492" style:family="text">
      <style:text-properties officeooo:rsid="07e5957c"/>
    </style:style>
    <style:style style:name="T1493" style:family="text">
      <style:text-properties officeooo:rsid="07ea9ee5"/>
    </style:style>
    <style:style style:name="T1494" style:family="text">
      <style:text-properties officeooo:rsid="07ead28a"/>
    </style:style>
    <style:style style:name="T1495" style:family="text">
      <style:text-properties officeooo:rsid="07ebf70e"/>
    </style:style>
    <style:style style:name="T1496" style:family="text">
      <style:text-properties officeooo:rsid="07edf4e5"/>
    </style:style>
    <style:style style:name="T1497" style:family="text">
      <style:text-properties officeooo:rsid="07eea401"/>
    </style:style>
    <style:style style:name="T1498" style:family="text">
      <style:text-properties officeooo:rsid="07eeca6b"/>
    </style:style>
    <style:style style:name="T1499" style:family="text">
      <style:text-properties officeooo:rsid="07f06bc6"/>
    </style:style>
    <style:style style:name="T1500" style:family="text">
      <style:text-properties officeooo:rsid="07f20ee1"/>
    </style:style>
    <style:style style:name="T1501" style:family="text">
      <style:text-properties officeooo:rsid="07f3147d"/>
    </style:style>
    <style:style style:name="T1502" style:family="text">
      <style:text-properties officeooo:rsid="07f43112"/>
    </style:style>
    <style:style style:name="T1503" style:family="text">
      <style:text-properties officeooo:rsid="07f4b044"/>
    </style:style>
    <style:style style:name="T1504" style:family="text">
      <style:text-properties officeooo:rsid="07f6b007"/>
    </style:style>
    <style:style style:name="T1505" style:family="text">
      <style:text-properties officeooo:rsid="07fa34a7"/>
    </style:style>
    <style:style style:name="T1506" style:family="text">
      <style:text-properties officeooo:rsid="07fe1abb"/>
    </style:style>
    <style:style style:name="T1507" style:family="text">
      <style:text-properties officeooo:rsid="0800e732"/>
    </style:style>
    <style:style style:name="T1508" style:family="text">
      <style:text-properties officeooo:rsid="08013d1b"/>
    </style:style>
    <style:style style:name="T1509" style:family="text">
      <style:text-properties officeooo:rsid="08049e1c"/>
    </style:style>
    <style:style style:name="T1510" style:family="text">
      <style:text-properties officeooo:rsid="08067e74"/>
    </style:style>
    <style:style style:name="T1511" style:family="text">
      <style:text-properties officeooo:rsid="08085536"/>
    </style:style>
    <style:style style:name="T1512" style:family="text">
      <style:text-properties officeooo:rsid="08088c63"/>
    </style:style>
    <style:style style:name="T1513" style:family="text">
      <style:text-properties officeooo:rsid="080a0ba3"/>
    </style:style>
    <style:style style:name="T1514" style:family="text">
      <style:text-properties officeooo:rsid="080ad2ea"/>
    </style:style>
    <style:style style:name="T1515" style:family="text">
      <style:text-properties officeooo:rsid="080af268"/>
    </style:style>
    <style:style style:name="T1516" style:family="text">
      <style:text-properties officeooo:rsid="080b8ca0"/>
    </style:style>
    <style:style style:name="T1517" style:family="text">
      <style:text-properties officeooo:rsid="080d3ded"/>
    </style:style>
    <style:style style:name="T1518" style:family="text">
      <style:text-properties officeooo:rsid="080e35c3"/>
    </style:style>
    <style:style style:name="T1519" style:family="text">
      <style:text-properties officeooo:rsid="08107c7f"/>
    </style:style>
    <style:style style:name="T1520" style:family="text">
      <style:text-properties officeooo:rsid="081110e0"/>
    </style:style>
    <style:style style:name="T1521" style:family="text">
      <style:text-properties officeooo:rsid="0811275b"/>
    </style:style>
    <style:style style:name="T1522" style:family="text">
      <style:text-properties officeooo:rsid="0812c241"/>
    </style:style>
    <style:style style:name="T1523" style:family="text">
      <style:text-properties officeooo:rsid="081693e0"/>
    </style:style>
    <style:style style:name="T1524" style:family="text">
      <style:text-properties officeooo:rsid="08186ebd"/>
    </style:style>
    <style:style style:name="T1525" style:family="text">
      <style:text-properties officeooo:rsid="0818a03c"/>
    </style:style>
    <style:style style:name="T1526" style:family="text">
      <style:text-properties officeooo:rsid="081a0e58"/>
    </style:style>
    <style:style style:name="T1527" style:family="text">
      <style:text-properties officeooo:rsid="081a8626"/>
    </style:style>
    <style:style style:name="T1528" style:family="text">
      <style:text-properties officeooo:rsid="081b2df9"/>
    </style:style>
    <style:style style:name="T1529" style:family="text">
      <style:text-properties officeooo:rsid="081c1247"/>
    </style:style>
    <style:style style:name="T1530" style:family="text">
      <style:text-properties officeooo:rsid="081df681"/>
    </style:style>
    <style:style style:name="T1531" style:family="text">
      <style:text-properties officeooo:rsid="081ea5ab"/>
    </style:style>
    <style:style style:name="T1532" style:family="text">
      <style:text-properties officeooo:rsid="08206b0e"/>
    </style:style>
    <style:style style:name="T1533" style:family="text">
      <style:text-properties officeooo:rsid="0821649d"/>
    </style:style>
    <style:style style:name="T1534" style:family="text">
      <style:text-properties officeooo:rsid="08232434"/>
    </style:style>
    <style:style style:name="T1535" style:family="text">
      <style:text-properties officeooo:rsid="082464f0"/>
    </style:style>
    <style:style style:name="T1536" style:family="text">
      <style:text-properties officeooo:rsid="082660b6"/>
    </style:style>
    <style:style style:name="T1537" style:family="text">
      <style:text-properties officeooo:rsid="08267539"/>
    </style:style>
    <style:style style:name="T1538" style:family="text">
      <style:text-properties officeooo:rsid="08272a27"/>
    </style:style>
    <style:style style:name="T1539" style:family="text">
      <style:text-properties officeooo:rsid="0828046a"/>
    </style:style>
    <style:style style:name="T1540" style:family="text">
      <style:text-properties officeooo:rsid="08281094"/>
    </style:style>
    <style:style style:name="T1541" style:family="text">
      <style:text-properties officeooo:rsid="08295a30"/>
    </style:style>
    <style:style style:name="T1542" style:family="text">
      <style:text-properties officeooo:rsid="082ae090"/>
    </style:style>
    <style:style style:name="T1543" style:family="text">
      <style:text-properties officeooo:rsid="082c25c4"/>
    </style:style>
    <style:style style:name="T1544" style:family="text">
      <style:text-properties officeooo:rsid="082ccad7"/>
    </style:style>
    <style:style style:name="T1545" style:family="text">
      <style:text-properties officeooo:rsid="082cf44f"/>
    </style:style>
    <style:style style:name="T1546" style:family="text">
      <style:text-properties officeooo:rsid="082ec297"/>
    </style:style>
    <style:style style:name="T1547" style:family="text">
      <style:text-properties officeooo:rsid="082f76be"/>
    </style:style>
    <style:style style:name="T1548" style:family="text">
      <style:text-properties officeooo:rsid="0830f8c2"/>
    </style:style>
    <style:style style:name="T1549" style:family="text">
      <style:text-properties officeooo:rsid="0832ecbe"/>
    </style:style>
    <style:style style:name="T1550" style:family="text">
      <style:text-properties officeooo:rsid="0834c9f9"/>
    </style:style>
    <style:style style:name="T1551" style:family="text">
      <style:text-properties officeooo:rsid="08367107"/>
    </style:style>
    <style:style style:name="T1552" style:family="text">
      <style:text-properties officeooo:rsid="083826fd"/>
    </style:style>
    <style:style style:name="T1553" style:family="text">
      <style:text-properties officeooo:rsid="08389208"/>
    </style:style>
    <style:style style:name="T1554" style:family="text">
      <style:text-properties officeooo:rsid="083932d7"/>
    </style:style>
    <style:style style:name="T1555" style:family="text">
      <style:text-properties officeooo:rsid="083a3d1a"/>
    </style:style>
    <style:style style:name="T1556" style:family="text">
      <style:text-properties officeooo:rsid="083adcc2"/>
    </style:style>
    <style:style style:name="T1557" style:family="text">
      <style:text-properties officeooo:rsid="083be668"/>
    </style:style>
    <style:style style:name="T1558" style:family="text">
      <style:text-properties officeooo:rsid="083ce644"/>
    </style:style>
    <style:style style:name="T1559" style:family="text">
      <style:text-properties officeooo:rsid="084115a4"/>
    </style:style>
    <style:style style:name="T1560" style:family="text">
      <style:text-properties officeooo:rsid="0842e672"/>
    </style:style>
    <style:style style:name="T1561" style:family="text">
      <style:text-properties officeooo:rsid="0843d935"/>
    </style:style>
    <style:style style:name="T1562" style:family="text">
      <style:text-properties officeooo:rsid="0844c25e"/>
    </style:style>
    <style:style style:name="T1563" style:family="text">
      <style:text-properties officeooo:rsid="0845e9ba"/>
    </style:style>
    <style:style style:name="T1564" style:family="text">
      <style:text-properties officeooo:rsid="0848a680"/>
    </style:style>
    <style:style style:name="T1565" style:family="text">
      <style:text-properties officeooo:rsid="084a4388"/>
    </style:style>
    <style:style style:name="T1566" style:family="text">
      <style:text-properties officeooo:rsid="084ad126"/>
    </style:style>
    <style:style style:name="T1567" style:family="text">
      <style:text-properties officeooo:rsid="084c037b"/>
    </style:style>
    <style:style style:name="T1568" style:family="text">
      <style:text-properties officeooo:rsid="084c9351"/>
    </style:style>
    <style:style style:name="T1569" style:family="text">
      <style:text-properties officeooo:rsid="084d23b5"/>
    </style:style>
    <style:style style:name="T1570" style:family="text">
      <style:text-properties officeooo:rsid="084d709b"/>
    </style:style>
    <style:style style:name="T1571" style:family="text">
      <style:text-properties officeooo:rsid="084ef2ab"/>
    </style:style>
    <style:style style:name="T1572" style:family="text">
      <style:text-properties officeooo:rsid="085067f7"/>
    </style:style>
    <style:style style:name="T1573" style:family="text">
      <style:text-properties officeooo:rsid="0851e0fd"/>
    </style:style>
    <style:style style:name="T1574" style:family="text">
      <style:text-properties officeooo:rsid="0851f9e9"/>
    </style:style>
    <style:style style:name="T1575" style:family="text">
      <style:text-properties officeooo:rsid="08534193"/>
    </style:style>
    <style:style style:name="T1576" style:family="text">
      <style:text-properties officeooo:rsid="0854a55f"/>
    </style:style>
    <style:style style:name="T1577" style:family="text">
      <style:text-properties officeooo:rsid="085828d4"/>
    </style:style>
    <style:style style:name="T1578" style:family="text">
      <style:text-properties officeooo:rsid="0859e866"/>
    </style:style>
    <style:style style:name="T1579" style:family="text">
      <style:text-properties officeooo:rsid="0859fef0"/>
    </style:style>
    <style:style style:name="T1580" style:family="text">
      <style:text-properties officeooo:rsid="085baaaf"/>
    </style:style>
    <style:style style:name="T1581" style:family="text">
      <style:text-properties officeooo:rsid="085d4990"/>
    </style:style>
    <style:style style:name="T1582" style:family="text">
      <style:text-properties officeooo:rsid="085e63dc"/>
    </style:style>
    <style:style style:name="T1583" style:family="text">
      <style:text-properties officeooo:rsid="085f5d1b"/>
    </style:style>
    <style:style style:name="T1584" style:family="text">
      <style:text-properties officeooo:rsid="086091b9"/>
    </style:style>
    <style:style style:name="T1585" style:family="text">
      <style:text-properties officeooo:rsid="0860ad23"/>
    </style:style>
    <style:style style:name="T1586" style:family="text">
      <style:text-properties officeooo:rsid="0861680d"/>
    </style:style>
    <style:style style:name="T1587" style:family="text">
      <style:text-properties officeooo:rsid="08618730"/>
    </style:style>
    <style:style style:name="T1588" style:family="text">
      <style:text-properties officeooo:rsid="0861d2fe"/>
    </style:style>
    <style:style style:name="T1589" style:family="text">
      <style:text-properties officeooo:rsid="0863134a"/>
    </style:style>
    <style:style style:name="T1590" style:family="text">
      <style:text-properties officeooo:rsid="08645ad9"/>
    </style:style>
    <style:style style:name="T1591" style:family="text">
      <style:text-properties officeooo:rsid="08646bf8"/>
    </style:style>
    <style:style style:name="T1592" style:family="text">
      <style:text-properties officeooo:rsid="0864aa2f"/>
    </style:style>
    <style:style style:name="T1593" style:family="text">
      <style:text-properties officeooo:rsid="0865ab3a"/>
    </style:style>
    <style:style style:name="T1594" style:family="text">
      <style:text-properties officeooo:rsid="08660e2f"/>
    </style:style>
    <style:style style:name="T1595" style:family="text">
      <style:text-properties officeooo:rsid="0867a057"/>
    </style:style>
    <style:style style:name="T1596" style:family="text">
      <style:text-properties officeooo:rsid="08691c79"/>
    </style:style>
    <style:style style:name="T1597" style:family="text">
      <style:text-properties officeooo:rsid="086ad290"/>
    </style:style>
    <style:style style:name="T1598" style:family="text">
      <style:text-properties officeooo:rsid="086c0a73"/>
    </style:style>
    <style:style style:name="T1599" style:family="text">
      <style:text-properties officeooo:rsid="086c174e"/>
    </style:style>
    <style:style style:name="T1600" style:family="text">
      <style:text-properties officeooo:rsid="086ca171"/>
    </style:style>
    <style:style style:name="T1601" style:family="text">
      <style:text-properties officeooo:rsid="086d0440"/>
    </style:style>
    <style:style style:name="T1602" style:family="text">
      <style:text-properties officeooo:rsid="086e0186"/>
    </style:style>
    <style:style style:name="T1603" style:family="text">
      <style:text-properties officeooo:rsid="086fef1e"/>
    </style:style>
    <style:style style:name="T1604" style:family="text">
      <style:text-properties officeooo:rsid="087104a3"/>
    </style:style>
    <style:style style:name="T1605" style:family="text">
      <style:text-properties officeooo:rsid="08719138"/>
    </style:style>
    <style:style style:name="T1606" style:family="text">
      <style:text-properties officeooo:rsid="08730556"/>
    </style:style>
    <style:style style:name="T1607" style:family="text">
      <style:text-properties officeooo:rsid="0874b9f4"/>
    </style:style>
    <style:style style:name="T1608" style:family="text">
      <style:text-properties officeooo:rsid="0876b298"/>
    </style:style>
    <style:style style:name="T1609" style:family="text">
      <style:text-properties officeooo:rsid="0877fac5"/>
    </style:style>
    <style:style style:name="T1610" style:family="text">
      <style:text-properties officeooo:rsid="08793b75"/>
    </style:style>
    <style:style style:name="T1611" style:family="text">
      <style:text-properties officeooo:rsid="087a6d0b"/>
    </style:style>
    <style:style style:name="T1612" style:family="text">
      <style:text-properties officeooo:rsid="087cbcf0"/>
    </style:style>
    <style:style style:name="T1613" style:family="text">
      <style:text-properties officeooo:rsid="087e3825"/>
    </style:style>
    <style:style style:name="T1614" style:family="text">
      <style:text-properties officeooo:rsid="087fd27b"/>
    </style:style>
    <style:style style:name="T1615" style:family="text">
      <style:text-properties officeooo:rsid="088096f4"/>
    </style:style>
    <style:style style:name="T1616" style:family="text">
      <style:text-properties officeooo:rsid="0884252f"/>
    </style:style>
    <style:style style:name="T1617" style:family="text">
      <style:text-properties officeooo:rsid="088624b2"/>
    </style:style>
    <style:style style:name="T1618" style:family="text">
      <style:text-properties officeooo:rsid="088782e2"/>
    </style:style>
    <style:style style:name="T1619" style:family="text">
      <style:text-properties officeooo:rsid="0887ecff"/>
    </style:style>
    <style:style style:name="T1620" style:family="text">
      <style:text-properties officeooo:rsid="088808bc"/>
    </style:style>
    <style:style style:name="T1621" style:family="text">
      <style:text-properties officeooo:rsid="088bf104"/>
    </style:style>
    <style:style style:name="T1622" style:family="text">
      <style:text-properties officeooo:rsid="088d33b1"/>
    </style:style>
    <style:style style:name="T1623" style:family="text">
      <style:text-properties officeooo:rsid="088efeb4"/>
    </style:style>
    <style:style style:name="T1624" style:family="text">
      <style:text-properties officeooo:rsid="088f97cb"/>
    </style:style>
    <style:style style:name="T1625" style:family="text">
      <style:text-properties officeooo:rsid="088fb783"/>
    </style:style>
    <style:style style:name="T1626" style:family="text">
      <style:text-properties officeooo:rsid="08900d1e"/>
    </style:style>
    <style:style style:name="T1627" style:family="text">
      <style:text-properties officeooo:rsid="0890e166"/>
    </style:style>
    <style:style style:name="T1628" style:family="text">
      <style:text-properties officeooo:rsid="089234a3"/>
    </style:style>
    <style:style style:name="T1629" style:family="text">
      <style:text-properties officeooo:rsid="08924b14"/>
    </style:style>
    <style:style style:name="T1630" style:family="text">
      <style:text-properties officeooo:rsid="08943123"/>
    </style:style>
    <style:style style:name="T1631" style:family="text">
      <style:text-properties officeooo:rsid="08946b30"/>
    </style:style>
    <style:style style:name="T1632" style:family="text">
      <style:text-properties officeooo:rsid="08955512"/>
    </style:style>
    <style:style style:name="T1633" style:family="text">
      <style:text-properties officeooo:rsid="08967de5"/>
    </style:style>
    <style:style style:name="T1634" style:family="text">
      <style:text-properties officeooo:rsid="08987b22"/>
    </style:style>
    <style:style style:name="T1635" style:family="text">
      <style:text-properties officeooo:rsid="08995b3e"/>
    </style:style>
    <style:style style:name="T1636" style:family="text">
      <style:text-properties officeooo:rsid="089a3524"/>
    </style:style>
    <style:style style:name="T1637" style:family="text">
      <style:text-properties officeooo:rsid="089a3d8e"/>
    </style:style>
    <style:style style:name="T1638" style:family="text">
      <style:text-properties officeooo:rsid="089a5db0"/>
    </style:style>
    <style:style style:name="T1639" style:family="text">
      <style:text-properties officeooo:rsid="089a97aa"/>
    </style:style>
    <style:style style:name="T1640" style:family="text">
      <style:text-properties officeooo:rsid="089aa07f"/>
    </style:style>
    <style:style style:name="T1641" style:family="text">
      <style:text-properties officeooo:rsid="089b4068"/>
    </style:style>
    <style:style style:name="T1642" style:family="text">
      <style:text-properties officeooo:rsid="089c9966"/>
    </style:style>
    <style:style style:name="T1643" style:family="text">
      <style:text-properties officeooo:rsid="089e5178"/>
    </style:style>
    <style:style style:name="T1644" style:family="text">
      <style:text-properties officeooo:rsid="089e9d26"/>
    </style:style>
    <style:style style:name="T1645" style:family="text">
      <style:text-properties officeooo:rsid="08a1043d"/>
    </style:style>
    <style:style style:name="T1646" style:family="text">
      <style:text-properties officeooo:rsid="08a23c20"/>
    </style:style>
    <style:style style:name="T1647" style:family="text">
      <style:text-properties officeooo:rsid="08a2ba0c"/>
    </style:style>
    <style:style style:name="T1648" style:family="text">
      <style:text-properties officeooo:rsid="08a46077"/>
    </style:style>
    <style:style style:name="T1649" style:family="text">
      <style:text-properties officeooo:rsid="08a6573f"/>
    </style:style>
    <style:style style:name="T1650" style:family="text">
      <style:text-properties officeooo:rsid="08a79604"/>
    </style:style>
    <style:style style:name="T1651" style:family="text">
      <style:text-properties officeooo:rsid="08a9ac72"/>
    </style:style>
    <style:style style:name="T1652" style:family="text">
      <style:text-properties officeooo:rsid="08aaab7f"/>
    </style:style>
    <style:style style:name="T1653" style:family="text">
      <style:text-properties officeooo:rsid="08aafdac"/>
    </style:style>
    <style:style style:name="T1654" style:family="text">
      <style:text-properties officeooo:rsid="08ac9faa"/>
    </style:style>
    <style:style style:name="T1655" style:family="text">
      <style:text-properties officeooo:rsid="08b03209"/>
    </style:style>
    <style:style style:name="T1656" style:family="text">
      <style:text-properties officeooo:rsid="08b448ad"/>
    </style:style>
    <style:style style:name="T1657" style:family="text">
      <style:text-properties officeooo:rsid="08b509a9"/>
    </style:style>
    <style:style style:name="T1658" style:family="text">
      <style:text-properties officeooo:rsid="08b55dee"/>
    </style:style>
    <style:style style:name="T1659" style:family="text">
      <style:text-properties officeooo:rsid="08b72db5"/>
    </style:style>
    <style:style style:name="T1660" style:family="text">
      <style:text-properties officeooo:rsid="08ba0ac9"/>
    </style:style>
    <style:style style:name="T1661" style:family="text">
      <style:text-properties officeooo:rsid="08bbf4f4"/>
    </style:style>
    <style:style style:name="T1662" style:family="text">
      <style:text-properties officeooo:rsid="08bd9826"/>
    </style:style>
    <style:style style:name="T1663" style:family="text">
      <style:text-properties officeooo:rsid="08be0a76"/>
    </style:style>
    <style:style style:name="T1664" style:family="text">
      <style:text-properties officeooo:rsid="08c0c4f2"/>
    </style:style>
    <style:style style:name="T1665" style:family="text">
      <style:text-properties officeooo:rsid="08c2ab6c"/>
    </style:style>
    <style:style style:name="T1666" style:family="text">
      <style:text-properties officeooo:rsid="08c3fd46"/>
    </style:style>
    <style:style style:name="T1667" style:family="text">
      <style:text-properties officeooo:rsid="08c4b678"/>
    </style:style>
    <style:style style:name="T1668" style:family="text">
      <style:text-properties officeooo:rsid="08c4e931"/>
    </style:style>
    <style:style style:name="T1669" style:family="text">
      <style:text-properties officeooo:rsid="08c5cef1"/>
    </style:style>
    <style:style style:name="T1670" style:family="text">
      <style:text-properties officeooo:rsid="08c8ebbd"/>
    </style:style>
    <style:style style:name="T1671" style:family="text">
      <style:text-properties officeooo:rsid="08c99c12"/>
    </style:style>
    <style:style style:name="T1672" style:family="text">
      <style:text-properties officeooo:rsid="08caf0bb"/>
    </style:style>
    <style:style style:name="T1673" style:family="text">
      <style:text-properties officeooo:rsid="08cc573d"/>
    </style:style>
    <style:style style:name="T1674" style:family="text">
      <style:text-properties officeooo:rsid="08cd2fd3"/>
    </style:style>
    <style:style style:name="T1675" style:family="text">
      <style:text-properties officeooo:rsid="08ce6d83"/>
    </style:style>
    <style:style style:name="T1676" style:family="text">
      <style:text-properties officeooo:rsid="08d07c0f"/>
    </style:style>
    <style:style style:name="T1677" style:family="text">
      <style:text-properties officeooo:rsid="08d19770"/>
    </style:style>
    <style:style style:name="T1678" style:family="text">
      <style:text-properties officeooo:rsid="08d2a544"/>
    </style:style>
    <style:style style:name="T1679" style:family="text">
      <style:text-properties officeooo:rsid="08d30d8f"/>
    </style:style>
    <style:style style:name="T1680" style:family="text">
      <style:text-properties officeooo:rsid="08d37abe"/>
    </style:style>
    <style:style style:name="T1681" style:family="text">
      <style:text-properties officeooo:rsid="08d98deb"/>
    </style:style>
    <style:style style:name="T1682" style:family="text">
      <style:text-properties officeooo:rsid="08db2f4c"/>
    </style:style>
    <style:style style:name="T1683" style:family="text">
      <style:text-properties officeooo:rsid="08dd47dc"/>
    </style:style>
    <style:style style:name="T1684" style:family="text">
      <style:text-properties officeooo:rsid="08ddd345"/>
    </style:style>
    <style:style style:name="T1685" style:family="text">
      <style:text-properties officeooo:rsid="08dfa014"/>
    </style:style>
    <style:style style:name="T1686" style:family="text">
      <style:text-properties officeooo:rsid="08e6aaf6"/>
    </style:style>
    <style:style style:name="T1687" style:family="text">
      <style:text-properties officeooo:rsid="08e84c3b"/>
    </style:style>
    <style:style style:name="T1688" style:family="text">
      <style:text-properties officeooo:rsid="08e9f769"/>
    </style:style>
    <style:style style:name="T1689" style:family="text">
      <style:text-properties officeooo:rsid="08eabea3"/>
    </style:style>
    <style:style style:name="T1690" style:family="text">
      <style:text-properties officeooo:rsid="08ecae6e"/>
    </style:style>
    <style:style style:name="T1691" style:family="text">
      <style:text-properties officeooo:rsid="08f306c7"/>
    </style:style>
    <style:style style:name="T1692" style:family="text">
      <style:text-properties officeooo:rsid="08f38beb"/>
    </style:style>
    <style:style style:name="T1693" style:family="text">
      <style:text-properties officeooo:rsid="08f3aca3"/>
    </style:style>
    <style:style style:name="T1694" style:family="text">
      <style:text-properties officeooo:rsid="08f47b1f"/>
    </style:style>
    <style:style style:name="T1695" style:family="text">
      <style:text-properties officeooo:rsid="08f56e07"/>
    </style:style>
    <style:style style:name="T1696" style:family="text">
      <style:text-properties officeooo:rsid="08f5b1f7"/>
    </style:style>
    <style:style style:name="T1697" style:family="text">
      <style:text-properties officeooo:rsid="08f658f3"/>
    </style:style>
    <style:style style:name="T1698" style:family="text">
      <style:text-properties officeooo:rsid="08fab9ec"/>
    </style:style>
    <style:style style:name="T1699" style:family="text">
      <style:text-properties officeooo:rsid="090014e5"/>
    </style:style>
    <style:style style:name="T1700" style:family="text">
      <style:text-properties officeooo:rsid="0906df01"/>
    </style:style>
    <style:style style:name="T1701" style:family="text">
      <style:text-properties officeooo:rsid="0907fb1b"/>
    </style:style>
    <style:style style:name="T1702" style:family="text">
      <style:text-properties officeooo:rsid="0909571b"/>
    </style:style>
    <style:style style:name="T1703" style:family="text">
      <style:text-properties officeooo:rsid="090b7259"/>
    </style:style>
    <style:style style:name="T1704" style:family="text">
      <style:text-properties officeooo:rsid="090d5d82"/>
    </style:style>
    <style:style style:name="T1705" style:family="text">
      <style:text-properties officeooo:rsid="090daac3"/>
    </style:style>
    <style:style style:name="T1706" style:family="text">
      <style:text-properties officeooo:rsid="090f39c9"/>
    </style:style>
    <style:style style:name="T1707" style:family="text">
      <style:text-properties officeooo:rsid="090f74b1"/>
    </style:style>
    <style:style style:name="T1708" style:family="text">
      <style:text-properties officeooo:rsid="0910619c"/>
    </style:style>
    <style:style style:name="T1709" style:family="text">
      <style:text-properties officeooo:rsid="091252e7"/>
    </style:style>
    <style:style style:name="T1710" style:family="text">
      <style:text-properties officeooo:rsid="09144c03"/>
    </style:style>
    <style:style style:name="T1711" style:family="text">
      <style:text-properties officeooo:rsid="091518be"/>
    </style:style>
    <style:style style:name="T1712" style:family="text">
      <style:text-properties officeooo:rsid="0916b929"/>
    </style:style>
    <style:style style:name="T1713" style:family="text">
      <style:text-properties officeooo:rsid="091a2459"/>
    </style:style>
    <style:style style:name="T1714" style:family="text">
      <style:text-properties officeooo:rsid="091bd066"/>
    </style:style>
    <style:style style:name="T1715" style:family="text">
      <style:text-properties officeooo:rsid="091ce92e"/>
    </style:style>
    <style:style style:name="T1716" style:family="text">
      <style:text-properties officeooo:rsid="091fea37"/>
    </style:style>
    <style:style style:name="T1717" style:family="text">
      <style:text-properties officeooo:rsid="09210a45"/>
    </style:style>
    <style:style style:name="T1718" style:family="text">
      <style:text-properties officeooo:rsid="09268d4f"/>
    </style:style>
    <style:style style:name="T1719" style:family="text">
      <style:text-properties officeooo:rsid="09269fb9"/>
    </style:style>
    <style:style style:name="T1720" style:family="text">
      <style:text-properties officeooo:rsid="09270a10"/>
    </style:style>
    <style:style style:name="T1721" style:family="text">
      <style:text-properties officeooo:rsid="092958f9"/>
    </style:style>
    <style:style style:name="T1722" style:family="text">
      <style:text-properties officeooo:rsid="092b6da8"/>
    </style:style>
    <style:style style:name="T1723" style:family="text">
      <style:text-properties officeooo:rsid="092daf70"/>
    </style:style>
    <style:style style:name="T1724" style:family="text">
      <style:text-properties officeooo:rsid="092e665f"/>
    </style:style>
    <style:style style:name="T1725" style:family="text">
      <style:text-properties officeooo:rsid="0930ebb7"/>
    </style:style>
    <style:style style:name="T1726" style:family="text">
      <style:text-properties officeooo:rsid="093221a0"/>
    </style:style>
    <style:style style:name="T1727" style:family="text">
      <style:text-properties officeooo:rsid="0933de36"/>
    </style:style>
    <style:style style:name="T1728" style:family="text">
      <style:text-properties officeooo:rsid="0935475c"/>
    </style:style>
    <style:style style:name="T1729" style:family="text">
      <style:text-properties officeooo:rsid="09382b35"/>
    </style:style>
    <style:style style:name="T1730" style:family="text">
      <style:text-properties officeooo:rsid="093a1dd5"/>
    </style:style>
    <style:style style:name="T1731" style:family="text">
      <style:text-properties officeooo:rsid="093bde6c"/>
    </style:style>
    <style:style style:name="T1732" style:family="text">
      <style:text-properties officeooo:rsid="093f29a3"/>
    </style:style>
    <style:style style:name="T1733" style:family="text">
      <style:text-properties officeooo:rsid="094aad11"/>
    </style:style>
    <style:style style:name="T1734" style:family="text">
      <style:text-properties officeooo:rsid="094ac3f5"/>
    </style:style>
    <style:style style:name="T1735" style:family="text">
      <style:text-properties officeooo:rsid="09512398"/>
    </style:style>
    <style:style style:name="T1736" style:family="text">
      <style:text-properties officeooo:rsid="0952004e"/>
    </style:style>
    <style:style style:name="T1737" style:family="text">
      <style:text-properties officeooo:rsid="09521df4"/>
    </style:style>
    <style:style style:name="T1738" style:family="text">
      <style:text-properties officeooo:rsid="09575d58"/>
    </style:style>
    <style:style style:name="T1739" style:family="text">
      <style:text-properties officeooo:rsid="0959508c"/>
    </style:style>
    <style:style style:name="T1740" style:family="text">
      <style:text-properties officeooo:rsid="095953d0"/>
    </style:style>
    <style:style style:name="T1741" style:family="text">
      <style:text-properties officeooo:rsid="095c6ddd"/>
    </style:style>
    <style:style style:name="T1742" style:family="text">
      <style:text-properties officeooo:rsid="095ec937"/>
    </style:style>
    <style:style style:name="T1743" style:family="text">
      <style:text-properties officeooo:rsid="095fd16b"/>
    </style:style>
    <style:style style:name="T1744" style:family="text">
      <style:text-properties officeooo:rsid="096168c1"/>
    </style:style>
    <style:style style:name="T1745" style:family="text">
      <style:text-properties officeooo:rsid="0962eee3"/>
    </style:style>
    <style:style style:name="T1746" style:family="text">
      <style:text-properties officeooo:rsid="09642806"/>
    </style:style>
    <style:style style:name="T1747" style:family="text">
      <style:text-properties officeooo:rsid="09655ba1"/>
    </style:style>
    <style:style style:name="T1748" style:family="text">
      <style:text-properties officeooo:rsid="0969f828"/>
    </style:style>
    <style:style style:name="T1749" style:family="text">
      <style:text-properties officeooo:rsid="096ae49f"/>
    </style:style>
    <style:style style:name="T1750" style:family="text">
      <style:text-properties officeooo:rsid="096c6f9f"/>
    </style:style>
    <style:style style:name="T1751" style:family="text">
      <style:text-properties officeooo:rsid="096e3375"/>
    </style:style>
    <style:style style:name="T1752" style:family="text">
      <style:text-properties officeooo:rsid="096f4d15"/>
    </style:style>
    <style:style style:name="T1753" style:family="text">
      <style:text-properties officeooo:rsid="0970c243"/>
    </style:style>
    <style:style style:name="T1754" style:family="text">
      <style:text-properties officeooo:rsid="09747571"/>
    </style:style>
    <style:style style:name="T1755" style:family="text">
      <style:text-properties officeooo:rsid="09791728"/>
    </style:style>
    <style:style style:name="T1756" style:family="text">
      <style:text-properties officeooo:rsid="097a46c5"/>
    </style:style>
    <style:style style:name="T1757" style:family="text">
      <style:text-properties officeooo:rsid="097ae3ca"/>
    </style:style>
    <style:style style:name="T1758" style:family="text">
      <style:text-properties officeooo:rsid="097fc051"/>
    </style:style>
    <style:style style:name="T1759" style:family="text">
      <style:text-properties officeooo:rsid="09804731"/>
    </style:style>
    <style:style style:name="T1760" style:family="text">
      <style:text-properties officeooo:rsid="0980f5de"/>
    </style:style>
    <style:style style:name="T1761" style:family="text">
      <style:text-properties officeooo:rsid="09826382"/>
    </style:style>
    <style:style style:name="T1762" style:family="text">
      <style:text-properties officeooo:rsid="0982a343"/>
    </style:style>
    <style:style style:name="T1763" style:family="text">
      <style:text-properties officeooo:rsid="09841388"/>
    </style:style>
    <style:style style:name="T1764" style:family="text">
      <style:text-properties officeooo:rsid="09876f02"/>
    </style:style>
    <style:style style:name="T1765" style:family="text">
      <style:text-properties officeooo:rsid="09891c3f"/>
    </style:style>
    <style:style style:name="T1766" style:family="text">
      <style:text-properties officeooo:rsid="098932e4"/>
    </style:style>
    <style:style style:name="T1767" style:family="text">
      <style:text-properties officeooo:rsid="098a96c4"/>
    </style:style>
    <style:style style:name="T1768" style:family="text">
      <style:text-properties officeooo:rsid="098bfb06"/>
    </style:style>
    <style:style style:name="T1769" style:family="text">
      <style:text-properties officeooo:rsid="098d14f1"/>
    </style:style>
    <style:style style:name="T1770" style:family="text">
      <style:text-properties officeooo:rsid="098d94fd"/>
    </style:style>
    <style:style style:name="T1771" style:family="text">
      <style:text-properties officeooo:rsid="0994f50e"/>
    </style:style>
    <style:style style:name="T1772" style:family="text">
      <style:text-properties officeooo:rsid="0999379e"/>
    </style:style>
    <style:style style:name="T1773" style:family="text">
      <style:text-properties officeooo:rsid="099c2fc2"/>
    </style:style>
    <style:style style:name="T1774" style:family="text">
      <style:text-properties officeooo:rsid="099eba26"/>
    </style:style>
    <style:style style:name="T1775" style:family="text">
      <style:text-properties officeooo:rsid="09a17dd1"/>
    </style:style>
    <style:style style:name="T1776" style:family="text">
      <style:text-properties officeooo:rsid="09a6fe60"/>
    </style:style>
    <style:style style:name="T1777" style:family="text">
      <style:text-properties officeooo:rsid="09a81cf3"/>
    </style:style>
    <style:style style:name="T1778" style:family="text">
      <style:text-properties officeooo:rsid="09ac4536"/>
    </style:style>
    <style:style style:name="T1779" style:family="text">
      <style:text-properties officeooo:rsid="09ae1ec1"/>
    </style:style>
    <style:style style:name="T1780" style:family="text">
      <style:text-properties officeooo:rsid="09af05a5"/>
    </style:style>
    <style:style style:name="T1781" style:family="text">
      <style:text-properties officeooo:rsid="09b31c92"/>
    </style:style>
    <style:style style:name="T1782" style:family="text">
      <style:text-properties officeooo:rsid="09b4a35f"/>
    </style:style>
    <style:style style:name="T1783" style:family="text">
      <style:text-properties officeooo:rsid="09b87d1b"/>
    </style:style>
    <style:style style:name="T1784" style:family="text">
      <style:text-properties officeooo:rsid="09b9d3b6"/>
    </style:style>
    <style:style style:name="T1785" style:family="text">
      <style:text-properties officeooo:rsid="09ba06bd"/>
    </style:style>
    <style:style style:name="T1786" style:family="text">
      <style:text-properties officeooo:rsid="09bceae1"/>
    </style:style>
    <style:style style:name="T1787" style:family="text">
      <style:text-properties officeooo:rsid="09bef2ef"/>
    </style:style>
    <style:style style:name="T1788" style:family="text">
      <style:text-properties officeooo:rsid="09bf51c0"/>
    </style:style>
    <style:style style:name="T1789" style:family="text">
      <style:text-properties officeooo:rsid="09c0b852"/>
    </style:style>
    <style:style style:name="T1790" style:family="text">
      <style:text-properties officeooo:rsid="09c3e491"/>
    </style:style>
    <style:style style:name="T1791" style:family="text">
      <style:text-properties officeooo:rsid="09c7781e"/>
    </style:style>
    <style:style style:name="T1792" style:family="text">
      <style:text-properties officeooo:rsid="09ccf5f3"/>
    </style:style>
    <style:style style:name="T1793" style:family="text">
      <style:text-properties officeooo:rsid="09ce96bb"/>
    </style:style>
    <style:style style:name="T1794" style:family="text">
      <style:text-properties officeooo:rsid="09d24bf6"/>
    </style:style>
    <style:style style:name="T1795" style:family="text">
      <style:text-properties officeooo:rsid="09d328fb"/>
    </style:style>
    <style:style style:name="T1796" style:family="text">
      <style:text-properties officeooo:rsid="09db6b92"/>
    </style:style>
    <style:style style:name="T1797" style:family="text">
      <style:text-properties officeooo:rsid="09deec62"/>
    </style:style>
    <style:style style:name="T1798" style:family="text">
      <style:text-properties officeooo:rsid="09e0da3d"/>
    </style:style>
    <style:style style:name="T1799" style:family="text">
      <style:text-properties officeooo:rsid="09e199e5"/>
    </style:style>
    <style:style style:name="T1800" style:family="text">
      <style:text-properties officeooo:rsid="09e72578"/>
    </style:style>
    <style:style style:name="T1801" style:family="text">
      <style:text-properties officeooo:rsid="09ece5d5"/>
    </style:style>
    <style:style style:name="T1802" style:family="text">
      <style:text-properties officeooo:rsid="09ee39ae"/>
    </style:style>
    <style:style style:name="T1803" style:family="text">
      <style:text-properties officeooo:rsid="09f20218"/>
    </style:style>
    <style:style style:name="T1804" style:family="text">
      <style:text-properties officeooo:rsid="09f21335"/>
    </style:style>
    <style:style style:name="T1805" style:family="text">
      <style:text-properties officeooo:rsid="09f41d1a"/>
    </style:style>
    <style:style style:name="T1806" style:family="text">
      <style:text-properties officeooo:rsid="09f5ec2e"/>
    </style:style>
    <style:style style:name="T1807" style:family="text">
      <style:text-properties officeooo:rsid="09f77632"/>
    </style:style>
    <style:style style:name="T1808" style:family="text">
      <style:text-properties officeooo:rsid="09f8e874"/>
    </style:style>
    <style:style style:name="T1809" style:family="text">
      <style:text-properties officeooo:rsid="09fc29f5"/>
    </style:style>
    <style:style style:name="T1810" style:family="text">
      <style:text-properties officeooo:rsid="09fdd05b"/>
    </style:style>
    <style:style style:name="T1811" style:family="text">
      <style:text-properties officeooo:rsid="0a00a9ba"/>
    </style:style>
    <style:style style:name="T1812" style:family="text">
      <style:text-properties officeooo:rsid="0a04b38e"/>
    </style:style>
    <style:style style:name="T1813" style:family="text">
      <style:text-properties officeooo:rsid="0a075bfe"/>
    </style:style>
    <style:style style:name="T1814" style:family="text">
      <style:text-properties officeooo:rsid="0a0ccb55"/>
    </style:style>
    <style:style style:name="T1815" style:family="text">
      <style:text-properties officeooo:rsid="0a0f43b0"/>
    </style:style>
    <style:style style:name="T1816" style:family="text">
      <style:text-properties officeooo:rsid="0a14a102"/>
    </style:style>
    <style:style style:name="T1817" style:family="text">
      <style:text-properties officeooo:rsid="0a1d6412"/>
    </style:style>
    <style:style style:name="T1818" style:family="text">
      <style:text-properties officeooo:rsid="0a1db504"/>
    </style:style>
    <style:style style:name="T1819" style:family="text">
      <style:text-properties officeooo:rsid="0a24968a"/>
    </style:style>
    <style:style style:name="T1820" style:family="text">
      <style:text-properties officeooo:rsid="0a26a1f1"/>
    </style:style>
    <style:style style:name="T1821" style:family="text">
      <style:text-properties officeooo:rsid="0a2844e7"/>
    </style:style>
    <style:style style:name="T1822" style:family="text">
      <style:text-properties officeooo:rsid="0a309ef5"/>
    </style:style>
    <style:style style:name="T1823" style:family="text">
      <style:text-properties officeooo:rsid="0a32ea94"/>
    </style:style>
    <style:style style:name="T1824" style:family="text">
      <style:text-properties officeooo:rsid="0a350548"/>
    </style:style>
    <style:style style:name="T1825" style:family="text">
      <style:text-properties officeooo:rsid="0a3b0602"/>
    </style:style>
    <style:style style:name="T1826" style:family="text">
      <style:text-properties officeooo:rsid="0a3b887d"/>
    </style:style>
    <style:style style:name="T1827" style:family="text">
      <style:text-properties officeooo:rsid="0a3ddbfc"/>
    </style:style>
    <style:style style:name="T1828" style:family="text">
      <style:text-properties officeooo:rsid="0a4159ae"/>
    </style:style>
    <style:style style:name="T1829" style:family="text">
      <style:text-properties officeooo:rsid="0a429585"/>
    </style:style>
    <style:style style:name="T1830" style:family="text">
      <style:text-properties officeooo:rsid="0a473d77"/>
    </style:style>
    <style:style style:name="T1831" style:family="text">
      <style:text-properties officeooo:rsid="0a4a1b59"/>
    </style:style>
    <style:style style:name="T1832" style:family="text">
      <style:text-properties officeooo:rsid="0a4cf3af"/>
    </style:style>
    <style:style style:name="T1833" style:family="text">
      <style:text-properties officeooo:rsid="0a54dbd6"/>
    </style:style>
    <style:style style:name="T1834" style:family="text">
      <style:text-properties officeooo:rsid="0a55c3aa"/>
    </style:style>
    <style:style style:name="T1835" style:family="text">
      <style:text-properties officeooo:rsid="0a5ae975"/>
    </style:style>
    <style:style style:name="T1836" style:family="text">
      <style:text-properties officeooo:rsid="0a5dced6"/>
    </style:style>
    <style:style style:name="T1837" style:family="text">
      <style:text-properties officeooo:rsid="0a5f9962"/>
    </style:style>
    <style:style style:name="T1838" style:family="text">
      <style:text-properties officeooo:rsid="0a62bc0a"/>
    </style:style>
    <style:style style:name="T1839" style:family="text">
      <style:text-properties officeooo:rsid="0a643592"/>
    </style:style>
    <style:style style:name="T1840" style:family="text">
      <style:text-properties officeooo:rsid="0a68603d"/>
    </style:style>
    <style:style style:name="T1841" style:family="text">
      <style:text-properties officeooo:rsid="0a69c273"/>
    </style:style>
    <style:style style:name="T1842" style:family="text">
      <style:text-properties officeooo:rsid="0a6c3d52"/>
    </style:style>
    <style:style style:name="T1843" style:family="text">
      <style:text-properties officeooo:rsid="0a723162"/>
    </style:style>
    <style:style style:name="T1844" style:family="text">
      <style:text-properties officeooo:rsid="0a7248e1"/>
    </style:style>
    <style:style style:name="T1845" style:family="text">
      <style:text-properties officeooo:rsid="0a737065"/>
    </style:style>
    <style:style style:name="T1846" style:family="text">
      <style:text-properties officeooo:rsid="0a771e42"/>
    </style:style>
    <style:style style:name="T1847" style:family="text">
      <style:text-properties officeooo:rsid="0a7859f0"/>
    </style:style>
    <style:style style:name="T1848" style:family="text">
      <style:text-properties officeooo:rsid="0a797359"/>
    </style:style>
    <style:style style:name="T1849" style:family="text">
      <style:text-properties officeooo:rsid="0a7a37f4"/>
    </style:style>
    <style:style style:name="T1850" style:family="text">
      <style:text-properties officeooo:rsid="0a7bc0da"/>
    </style:style>
    <style:style style:name="T1851" style:family="text">
      <style:text-properties officeooo:rsid="0a7d6e51"/>
    </style:style>
    <style:style style:name="T1852" style:family="text">
      <style:text-properties officeooo:rsid="0a7dc862"/>
    </style:style>
    <style:style style:name="T1853" style:family="text">
      <style:text-properties officeooo:rsid="0a7fb7ef"/>
    </style:style>
    <style:style style:name="T1854" style:family="text">
      <style:text-properties officeooo:rsid="0a810af9"/>
    </style:style>
    <style:style style:name="T1855" style:family="text">
      <style:text-properties officeooo:rsid="0a824804"/>
    </style:style>
    <style:style style:name="T1856" style:family="text">
      <style:text-properties officeooo:rsid="0a8369fe"/>
    </style:style>
    <style:style style:name="T1857" style:family="text">
      <style:text-properties officeooo:rsid="0a863fd0"/>
    </style:style>
    <style:style style:name="T1858" style:family="text">
      <style:text-properties officeooo:rsid="0a8a0a65"/>
    </style:style>
    <style:style style:name="T1859" style:family="text">
      <style:text-properties officeooo:rsid="0a8b29ec"/>
    </style:style>
    <style:style style:name="T1860" style:family="text">
      <style:text-properties officeooo:rsid="0a8ce937"/>
    </style:style>
    <style:style style:name="T1861" style:family="text">
      <style:text-properties officeooo:rsid="0a8d815d"/>
    </style:style>
    <style:style style:name="T1862" style:family="text">
      <style:text-properties officeooo:rsid="0a8eb5d5"/>
    </style:style>
    <style:style style:name="T1863" style:family="text">
      <style:text-properties officeooo:rsid="0a906e4f"/>
    </style:style>
    <style:style style:name="T1864" style:family="text">
      <style:text-properties officeooo:rsid="0a92785d"/>
    </style:style>
    <style:style style:name="T1865" style:family="text">
      <style:text-properties officeooo:rsid="0a936923"/>
    </style:style>
    <style:style style:name="T1866" style:family="text">
      <style:text-properties officeooo:rsid="0a936c20"/>
    </style:style>
    <style:style style:name="T1867" style:family="text">
      <style:text-properties officeooo:rsid="0a93fb9d"/>
    </style:style>
    <style:style style:name="T1868" style:family="text">
      <style:text-properties officeooo:rsid="0a94d947"/>
    </style:style>
    <style:style style:name="T1869" style:family="text">
      <style:text-properties officeooo:rsid="0a95635d"/>
    </style:style>
    <style:style style:name="T1870" style:family="text">
      <style:text-properties officeooo:rsid="0a95c44f"/>
    </style:style>
    <style:style style:name="T1871" style:family="text">
      <style:text-properties officeooo:rsid="0a97b8ff"/>
    </style:style>
    <style:style style:name="T1872" style:family="text">
      <style:text-properties officeooo:rsid="0a98abd5"/>
    </style:style>
    <style:style style:name="T1873" style:family="text">
      <style:text-properties officeooo:rsid="0a9c5349"/>
    </style:style>
    <style:style style:name="T1874" style:family="text">
      <style:text-properties officeooo:rsid="0aa30c35"/>
    </style:style>
    <style:style style:name="T1875" style:family="text">
      <style:text-properties officeooo:rsid="0aa4ff84"/>
    </style:style>
    <style:style style:name="T1876" style:family="text">
      <style:text-properties officeooo:rsid="0aa63c2f"/>
    </style:style>
    <style:style style:name="T1877" style:family="text">
      <style:text-properties officeooo:rsid="0aa9055c"/>
    </style:style>
    <style:style style:name="T1878" style:family="text">
      <style:text-properties officeooo:rsid="0aad4d84"/>
    </style:style>
    <style:style style:name="T1879" style:family="text">
      <style:text-properties officeooo:rsid="0aae6337"/>
    </style:style>
    <style:style style:name="T1880" style:family="text">
      <style:text-properties officeooo:rsid="0aafeb11"/>
    </style:style>
    <style:style style:name="T1881" style:family="text">
      <style:text-properties officeooo:rsid="0ab1aa77"/>
    </style:style>
    <style:style style:name="T1882" style:family="text">
      <style:text-properties officeooo:rsid="0ab261ea"/>
    </style:style>
    <style:style style:name="T1883" style:family="text">
      <style:text-properties officeooo:rsid="0ab34e0e"/>
    </style:style>
    <style:style style:name="T1884" style:family="text">
      <style:text-properties officeooo:rsid="0ab500e6"/>
    </style:style>
    <style:style style:name="T1885" style:family="text">
      <style:text-properties officeooo:rsid="0ab80848"/>
    </style:style>
    <style:style style:name="T1886" style:family="text">
      <style:text-properties officeooo:rsid="0ab87abd"/>
    </style:style>
    <style:style style:name="T1887" style:family="text">
      <style:text-properties officeooo:rsid="0ab882eb"/>
    </style:style>
    <style:style style:name="T1888" style:family="text">
      <style:text-properties officeooo:rsid="0ab9e9fa"/>
    </style:style>
    <style:style style:name="T1889" style:family="text">
      <style:text-properties officeooo:rsid="0ababc97"/>
    </style:style>
    <style:style style:name="T1890" style:family="text">
      <style:text-properties officeooo:rsid="0abbf114"/>
    </style:style>
    <style:style style:name="T1891" style:family="text">
      <style:text-properties officeooo:rsid="0abdb609"/>
    </style:style>
    <style:style style:name="T1892" style:family="text">
      <style:text-properties officeooo:rsid="0ac04d53"/>
    </style:style>
    <style:style style:name="T1893" style:family="text">
      <style:text-properties officeooo:rsid="0ac3a663"/>
    </style:style>
    <style:style style:name="T1894" style:family="text">
      <style:text-properties officeooo:rsid="0ac6e4ef"/>
    </style:style>
    <style:style style:name="T1895" style:family="text">
      <style:text-properties officeooo:rsid="0aca69a4"/>
    </style:style>
    <style:style style:name="T1896" style:family="text">
      <style:text-properties officeooo:rsid="0acaf4e5"/>
    </style:style>
    <style:style style:name="T1897" style:family="text">
      <style:text-properties officeooo:rsid="0acee2eb"/>
    </style:style>
    <style:style style:name="T1898" style:family="text">
      <style:text-properties officeooo:rsid="0ad1bd1e"/>
    </style:style>
    <style:style style:name="T1899" style:family="text">
      <style:text-properties officeooo:rsid="0ad308d0"/>
    </style:style>
    <style:style style:name="T1900" style:family="text">
      <style:text-properties officeooo:rsid="0ad3fd52"/>
    </style:style>
    <style:style style:name="T1901" style:family="text">
      <style:text-properties officeooo:rsid="0ad60946"/>
    </style:style>
    <style:style style:name="T1902" style:family="text">
      <style:text-properties officeooo:rsid="0ad6a476"/>
    </style:style>
    <style:style style:name="T1903" style:family="text">
      <style:text-properties officeooo:rsid="0ad8670e"/>
    </style:style>
    <style:style style:name="T1904" style:family="text">
      <style:text-properties officeooo:rsid="0ad9ec56"/>
    </style:style>
    <style:style style:name="T1905" style:family="text">
      <style:text-properties officeooo:rsid="0adcc945"/>
    </style:style>
    <style:style style:name="T1906" style:family="text">
      <style:text-properties officeooo:rsid="0ae2b8d7"/>
    </style:style>
    <style:style style:name="T1907" style:family="text">
      <style:text-properties officeooo:rsid="0ae434da"/>
    </style:style>
    <style:style style:name="T1908" style:family="text">
      <style:text-properties officeooo:rsid="0ae435e1"/>
    </style:style>
    <style:style style:name="T1909" style:family="text">
      <style:text-properties officeooo:rsid="0ae4ea5a"/>
    </style:style>
    <style:style style:name="T1910" style:family="text">
      <style:text-properties officeooo:rsid="0ae551a6"/>
    </style:style>
    <style:style style:name="T1911" style:family="text">
      <style:text-properties officeooo:rsid="0ae5c38e"/>
    </style:style>
    <style:style style:name="T1912" style:family="text">
      <style:text-properties officeooo:rsid="0aedec1b"/>
    </style:style>
    <style:style style:name="T1913" style:family="text">
      <style:text-properties officeooo:rsid="0aef0a3b"/>
    </style:style>
    <style:style style:name="T1914" style:family="text">
      <style:text-properties officeooo:rsid="0af58f68"/>
    </style:style>
    <style:style style:name="T1915" style:family="text">
      <style:text-properties officeooo:rsid="0afc9e17"/>
    </style:style>
    <style:style style:name="T1916" style:family="text">
      <style:text-properties officeooo:rsid="0afdfd5d"/>
    </style:style>
    <style:style style:name="T1917" style:family="text">
      <style:text-properties officeooo:rsid="0b036e1b"/>
    </style:style>
    <style:style style:name="T1918" style:family="text">
      <style:text-properties officeooo:rsid="0b04f174"/>
    </style:style>
    <style:style style:name="T1919" style:family="text">
      <style:text-properties officeooo:rsid="0b066522"/>
    </style:style>
    <style:style style:name="T1920" style:family="text">
      <style:text-properties officeooo:rsid="0b081941"/>
    </style:style>
    <style:style style:name="T1921" style:family="text">
      <style:text-properties officeooo:rsid="0b09211b"/>
    </style:style>
    <style:style style:name="T1922" style:family="text">
      <style:text-properties officeooo:rsid="0b0b1aab"/>
    </style:style>
    <style:style style:name="T1923" style:family="text">
      <style:text-properties officeooo:rsid="0b0c54ae"/>
    </style:style>
    <style:style style:name="T1924" style:family="text">
      <style:text-properties officeooo:rsid="0b0d2707"/>
    </style:style>
    <style:style style:name="T1925" style:family="text">
      <style:text-properties officeooo:rsid="0b0d91fe"/>
    </style:style>
    <style:style style:name="T1926" style:family="text">
      <style:text-properties officeooo:rsid="0b0e4997"/>
    </style:style>
    <style:style style:name="T1927" style:family="text">
      <style:text-properties officeooo:rsid="0b0ea1cb"/>
    </style:style>
    <style:style style:name="T1928" style:family="text">
      <style:text-properties officeooo:rsid="0b11ec1f"/>
    </style:style>
    <style:style style:name="T1929" style:family="text">
      <style:text-properties officeooo:rsid="0b128e2c"/>
    </style:style>
    <style:style style:name="T1930" style:family="text">
      <style:text-properties officeooo:rsid="0b12edd8"/>
    </style:style>
    <style:style style:name="T1931" style:family="text">
      <style:text-properties officeooo:rsid="0b162e4a"/>
    </style:style>
    <style:style style:name="T1932" style:family="text">
      <style:text-properties officeooo:rsid="0b16a5c0"/>
    </style:style>
    <style:style style:name="T1933" style:family="text">
      <style:text-properties officeooo:rsid="0b1c52cf"/>
    </style:style>
    <style:style style:name="T1934" style:family="text">
      <style:text-properties officeooo:rsid="0b1ca7ac"/>
    </style:style>
    <style:style style:name="T1935" style:family="text">
      <style:text-properties officeooo:rsid="0b1f1ed2"/>
    </style:style>
    <style:style style:name="T1936" style:family="text">
      <style:text-properties officeooo:rsid="0b1f67ce"/>
    </style:style>
    <style:style style:name="T1937" style:family="text">
      <style:text-properties officeooo:rsid="0b21bdab"/>
    </style:style>
    <style:style style:name="T1938" style:family="text">
      <style:text-properties officeooo:rsid="0b22ba44"/>
    </style:style>
    <style:style style:name="T1939" style:family="text">
      <style:text-properties officeooo:rsid="0b266d74"/>
    </style:style>
    <style:style style:name="T1940" style:family="text">
      <style:text-properties officeooo:rsid="0b273376"/>
    </style:style>
    <style:style style:name="T1941" style:family="text">
      <style:text-properties officeooo:rsid="0b279c68"/>
    </style:style>
    <style:style style:name="T1942" style:family="text">
      <style:text-properties officeooo:rsid="0b29eaf6"/>
    </style:style>
    <style:style style:name="T1943" style:family="text">
      <style:text-properties officeooo:rsid="0b2a3c1d"/>
    </style:style>
    <style:style style:name="T1944" style:family="text">
      <style:text-properties officeooo:rsid="0b323464"/>
    </style:style>
    <style:style style:name="T1945" style:family="text">
      <style:text-properties officeooo:rsid="0b333f64"/>
    </style:style>
    <style:style style:name="T1946" style:family="text">
      <style:text-properties officeooo:rsid="0b34fd0e"/>
    </style:style>
    <style:style style:name="T1947" style:family="text">
      <style:text-properties officeooo:rsid="0b350384"/>
    </style:style>
    <style:style style:name="T1948" style:family="text">
      <style:text-properties officeooo:rsid="0b353ab4"/>
    </style:style>
    <style:style style:name="T1949" style:family="text">
      <style:text-properties officeooo:rsid="0b372d10"/>
    </style:style>
    <style:style style:name="T1950" style:family="text">
      <style:text-properties officeooo:rsid="0b38ec6b"/>
    </style:style>
    <style:style style:name="T1951" style:family="text">
      <style:text-properties officeooo:rsid="0b39ba62"/>
    </style:style>
    <style:style style:name="T1952" style:family="text">
      <style:text-properties officeooo:rsid="0b3c4991"/>
    </style:style>
    <style:style style:name="T1953" style:family="text">
      <style:text-properties officeooo:rsid="0b3dbfa5"/>
    </style:style>
    <style:style style:name="T1954" style:family="text">
      <style:text-properties officeooo:rsid="0b403bdb"/>
    </style:style>
    <style:style style:name="T1955" style:family="text">
      <style:text-properties officeooo:rsid="0b40710e"/>
    </style:style>
    <style:style style:name="T1956" style:family="text">
      <style:text-properties officeooo:rsid="0b42a7de"/>
    </style:style>
    <style:style style:name="T1957" style:family="text">
      <style:text-properties officeooo:rsid="0b453b78"/>
    </style:style>
    <style:style style:name="T1958" style:family="text">
      <style:text-properties officeooo:rsid="0b46e9b6"/>
    </style:style>
    <style:style style:name="T1959" style:family="text">
      <style:text-properties officeooo:rsid="0b4ab0e9"/>
    </style:style>
    <style:style style:name="T1960" style:family="text">
      <style:text-properties style:text-position="super 80%"/>
    </style:style>
    <style:style style:name="T1961" style:family="text">
      <style:text-properties style:text-position="super 80%" officeooo:rsid="0b56e8f2"/>
    </style:style>
    <style:style style:name="T1962" style:family="text">
      <style:text-properties officeooo:rsid="0b4dd086"/>
    </style:style>
    <style:style style:name="T1963" style:family="text">
      <style:text-properties officeooo:rsid="0b4f3cf7"/>
    </style:style>
    <style:style style:name="T1964" style:family="text">
      <style:text-properties officeooo:rsid="0b50384d"/>
    </style:style>
    <style:style style:name="T1965" style:family="text">
      <style:text-properties officeooo:rsid="0b51595a"/>
    </style:style>
    <style:style style:name="T1966" style:family="text">
      <style:text-properties officeooo:rsid="0b52f9ad"/>
    </style:style>
    <style:style style:name="T1967" style:family="text">
      <style:text-properties officeooo:rsid="0b54de69"/>
    </style:style>
    <style:style style:name="T1968" style:family="text">
      <style:text-properties officeooo:rsid="0b552f69"/>
    </style:style>
    <style:style style:name="T1969" style:family="text">
      <style:text-properties officeooo:rsid="0b562fa6"/>
    </style:style>
    <style:style style:name="T1970" style:family="text">
      <style:text-properties officeooo:rsid="0b56e8f2"/>
    </style:style>
    <style:style style:name="T1971" style:family="text">
      <style:text-properties officeooo:rsid="0b583544"/>
    </style:style>
    <style:style style:name="T1972" style:family="text">
      <style:text-properties officeooo:rsid="0b599b6d"/>
    </style:style>
    <style:style style:name="T1973" style:family="text">
      <style:text-properties officeooo:rsid="0b5a6618"/>
    </style:style>
    <style:style style:name="T1974" style:family="text">
      <style:text-properties officeooo:rsid="0b5c5606"/>
    </style:style>
    <style:style style:name="T1975" style:family="text">
      <style:text-properties officeooo:rsid="0b5de7de"/>
    </style:style>
    <style:style style:name="T1976" style:family="text">
      <style:text-properties officeooo:rsid="0b5e919c"/>
    </style:style>
    <style:style style:name="T1977" style:family="text">
      <style:text-properties officeooo:rsid="0b601de8"/>
    </style:style>
    <style:style style:name="T1978" style:family="text">
      <style:text-properties officeooo:rsid="0b61ff2b"/>
    </style:style>
    <style:style style:name="T1979" style:family="text">
      <style:text-properties officeooo:rsid="0b64a668"/>
    </style:style>
    <style:style style:name="T1980" style:family="text">
      <style:text-properties officeooo:rsid="0b64f6f9"/>
    </style:style>
    <style:style style:name="T1981" style:family="text">
      <style:text-properties officeooo:rsid="0b66a426"/>
    </style:style>
    <style:style style:name="T1982" style:family="text">
      <style:text-properties officeooo:rsid="0b67e826"/>
    </style:style>
    <style:style style:name="T1983" style:family="text">
      <style:text-properties officeooo:rsid="0b689f5e"/>
    </style:style>
    <style:style style:name="T1984" style:family="text">
      <style:text-properties officeooo:rsid="0b6b4f58"/>
    </style:style>
    <style:style style:name="T1985" style:family="text">
      <style:text-properties officeooo:rsid="0b6be616"/>
    </style:style>
    <style:style style:name="T1986" style:family="text">
      <style:text-properties officeooo:rsid="0b6e93b9"/>
    </style:style>
    <style:style style:name="T1987" style:family="text">
      <style:text-properties officeooo:rsid="0b6f8250"/>
    </style:style>
    <style:style style:name="T1988" style:family="text">
      <style:text-properties officeooo:rsid="0b72dcda"/>
    </style:style>
    <style:style style:name="T1989" style:family="text">
      <style:text-properties officeooo:rsid="0b73c1f2"/>
    </style:style>
    <style:style style:name="T1990" style:family="text">
      <style:text-properties officeooo:rsid="0b7a16fc"/>
    </style:style>
    <style:style style:name="T1991" style:family="text">
      <style:text-properties officeooo:rsid="0b7a4841"/>
    </style:style>
    <style:style style:name="T1992" style:family="text">
      <style:text-properties officeooo:rsid="0b7cc615"/>
    </style:style>
    <style:style style:name="T1993" style:family="text">
      <style:text-properties officeooo:rsid="0b81cab4"/>
    </style:style>
    <style:style style:name="T1994" style:family="text">
      <style:text-properties officeooo:rsid="0b83ee64"/>
    </style:style>
    <style:style style:name="T1995" style:family="text">
      <style:text-properties officeooo:rsid="0b8530b9"/>
    </style:style>
    <style:style style:name="T1996" style:family="text">
      <style:text-properties officeooo:rsid="0b853bc3"/>
    </style:style>
    <style:style style:name="T1997" style:family="text">
      <style:text-properties officeooo:rsid="0b867f4a"/>
    </style:style>
    <style:style style:name="T1998" style:family="text">
      <style:text-properties officeooo:rsid="0b87c171"/>
    </style:style>
    <style:style style:name="T1999" style:family="text">
      <style:text-properties officeooo:rsid="0b8b248a"/>
    </style:style>
    <style:style style:name="T2000" style:family="text">
      <style:text-properties officeooo:rsid="0b8f40c0"/>
    </style:style>
    <style:style style:name="T2001" style:family="text">
      <style:text-properties officeooo:rsid="0b903ebb"/>
    </style:style>
    <style:style style:name="T2002" style:family="text">
      <style:text-properties officeooo:rsid="0b924bc7"/>
    </style:style>
    <style:style style:name="T2003" style:family="text">
      <style:text-properties officeooo:rsid="0b93a236"/>
    </style:style>
    <style:style style:name="T2004" style:family="text">
      <style:text-properties officeooo:rsid="0b95ed9c"/>
    </style:style>
    <style:style style:name="T2005" style:family="text">
      <style:text-properties officeooo:rsid="0b97201e"/>
    </style:style>
    <style:style style:name="T2006" style:family="text">
      <style:text-properties officeooo:rsid="0bac4c83"/>
    </style:style>
    <style:style style:name="T2007" style:family="text">
      <style:text-properties officeooo:rsid="0bae2e23"/>
    </style:style>
    <style:style style:name="T2008" style:family="text">
      <style:text-properties officeooo:rsid="0baf3c01"/>
    </style:style>
    <style:style style:name="T2009" style:family="text">
      <style:text-properties officeooo:rsid="0bafba7f"/>
    </style:style>
    <style:style style:name="T2010" style:family="text">
      <style:text-properties fo:font-weight="bold" style:font-weight-asian="bold" style:font-weight-complex="bold"/>
    </style:style>
    <style:style style:name="T2011" style:family="text">
      <style:text-properties officeooo:rsid="0bb87f07"/>
    </style:style>
    <style:style style:name="T2012" style:family="text">
      <style:text-properties officeooo:rsid="0bba67d6"/>
    </style:style>
    <style:style style:name="T2013" style:family="text">
      <style:text-properties officeooo:rsid="0bbbaae8"/>
    </style:style>
    <style:style style:name="T2014" style:family="text">
      <style:text-properties officeooo:rsid="0bbd3831"/>
    </style:style>
    <style:style style:name="T2015" style:family="text">
      <style:text-properties officeooo:rsid="0bbf5225"/>
    </style:style>
    <style:style style:name="T2016" style:family="text">
      <style:text-properties officeooo:rsid="0bc13725"/>
    </style:style>
    <style:style style:name="T2017" style:family="text">
      <style:text-properties officeooo:rsid="0bc35557"/>
    </style:style>
    <style:style style:name="T2018" style:family="text">
      <style:text-properties officeooo:rsid="0bc6c399"/>
    </style:style>
    <style:style style:name="T2019" style:family="text">
      <style:text-properties officeooo:rsid="0bc7d335"/>
    </style:style>
    <style:style style:name="T2020" style:family="text">
      <style:text-properties officeooo:rsid="0bc8fd63"/>
    </style:style>
    <style:style style:name="T2021" style:family="text">
      <style:text-properties officeooo:rsid="0bc95107"/>
    </style:style>
    <style:style style:name="T2022" style:family="text">
      <style:text-properties officeooo:rsid="0bcabcd4"/>
    </style:style>
    <style:style style:name="T2023" style:family="text">
      <style:text-properties officeooo:rsid="0bcc9dd8"/>
    </style:style>
    <style:style style:name="T2024" style:family="text">
      <style:text-properties officeooo:rsid="0bd015e0"/>
    </style:style>
    <style:style style:name="T2025" style:family="text">
      <style:text-properties officeooo:rsid="0bd25858"/>
    </style:style>
    <style:style style:name="T2026" style:family="text">
      <style:text-properties officeooo:rsid="0bd44eec"/>
    </style:style>
    <style:style style:name="T2027" style:family="text">
      <style:text-properties officeooo:rsid="0bd91c25"/>
    </style:style>
    <style:style style:name="T2028" style:family="text">
      <style:text-properties officeooo:rsid="0bda628d"/>
    </style:style>
    <style:style style:name="T2029" style:family="text">
      <style:text-properties officeooo:rsid="0bdb6497"/>
    </style:style>
    <style:style style:name="T2030" style:family="text">
      <style:text-properties officeooo:rsid="0bdbfbc5"/>
    </style:style>
    <style:style style:name="T2031" style:family="text">
      <style:text-properties officeooo:rsid="0be09963"/>
    </style:style>
    <style:style style:name="T2032" style:family="text">
      <style:text-properties officeooo:rsid="0be1f304"/>
    </style:style>
    <style:style style:name="T2033" style:family="text">
      <style:text-properties officeooo:rsid="0be4cc75"/>
    </style:style>
    <style:style style:name="T2034" style:family="text">
      <style:text-properties officeooo:rsid="0be79fcb"/>
    </style:style>
    <style:style style:name="T2035" style:family="text">
      <style:text-properties officeooo:rsid="0be7b2e2"/>
    </style:style>
    <style:style style:name="T2036" style:family="text">
      <style:text-properties officeooo:rsid="0be84fdd"/>
    </style:style>
    <style:style style:name="T2037" style:family="text">
      <style:text-properties officeooo:rsid="0bea0f55"/>
    </style:style>
    <style:style style:name="T2038" style:family="text">
      <style:text-properties officeooo:rsid="0bec60fe"/>
    </style:style>
    <style:style style:name="T2039" style:family="text">
      <style:text-properties officeooo:rsid="0becae05"/>
    </style:style>
    <style:style style:name="T2040" style:family="text">
      <style:text-properties officeooo:rsid="0bee20a7"/>
    </style:style>
    <style:style style:name="T2041" style:family="text">
      <style:text-properties officeooo:rsid="0bee599d"/>
    </style:style>
    <style:style style:name="T2042" style:family="text">
      <style:text-properties officeooo:rsid="0bef415c"/>
    </style:style>
    <style:style style:name="T2043" style:family="text">
      <style:text-properties officeooo:rsid="0bf0200f"/>
    </style:style>
    <style:style style:name="T2044" style:family="text">
      <style:text-properties officeooo:rsid="0bf06b11"/>
    </style:style>
    <style:style style:name="T2045" style:family="text">
      <style:text-properties officeooo:rsid="0bf2cdd6"/>
    </style:style>
    <style:style style:name="T2046" style:family="text">
      <style:text-properties officeooo:rsid="0bf4d9fb"/>
    </style:style>
    <style:style style:name="T2047" style:family="text">
      <style:text-properties officeooo:rsid="0bf57ca6"/>
    </style:style>
    <style:style style:name="T2048" style:family="text">
      <style:text-properties officeooo:rsid="0bf6d6d3"/>
    </style:style>
    <style:style style:name="T2049" style:family="text">
      <style:text-properties officeooo:rsid="0bf78259"/>
    </style:style>
    <style:style style:name="T2050" style:family="text">
      <style:text-properties officeooo:rsid="0bf8403a"/>
    </style:style>
    <style:style style:name="T2051" style:family="text">
      <style:text-properties officeooo:rsid="0bfd8804"/>
    </style:style>
    <style:style style:name="T2052" style:family="text">
      <style:text-properties officeooo:rsid="0bfede80"/>
    </style:style>
    <style:style style:name="T2053" style:family="text">
      <style:text-properties officeooo:rsid="0c00509f"/>
    </style:style>
    <style:style style:name="T2054" style:family="text">
      <style:text-properties officeooo:rsid="0c037d8d"/>
    </style:style>
    <style:style style:name="T2055" style:family="text">
      <style:text-properties officeooo:rsid="0c092529"/>
    </style:style>
    <style:style style:name="T2056" style:family="text">
      <style:text-properties officeooo:rsid="0c0bd0aa"/>
    </style:style>
    <style:style style:name="T2057" style:family="text">
      <style:text-properties officeooo:rsid="0c0d6a73"/>
    </style:style>
    <style:style style:name="T2058" style:family="text">
      <style:text-properties officeooo:rsid="0c1173ee"/>
    </style:style>
    <style:style style:name="T2059" style:family="text">
      <style:text-properties officeooo:rsid="0c13c906"/>
    </style:style>
    <style:style style:name="T2060" style:family="text">
      <style:text-properties officeooo:rsid="0c159506"/>
    </style:style>
    <style:style style:name="T2061" style:family="text">
      <style:text-properties officeooo:rsid="0c173854"/>
    </style:style>
    <style:style style:name="T2062" style:family="text">
      <style:text-properties officeooo:rsid="0c18ac9c"/>
    </style:style>
    <style:style style:name="T2063" style:family="text">
      <style:text-properties officeooo:rsid="0c1998fd"/>
    </style:style>
    <style:style style:name="T2064" style:family="text">
      <style:text-properties officeooo:rsid="0c1ae803"/>
    </style:style>
    <style:style style:name="T2065" style:family="text">
      <style:text-properties officeooo:rsid="0c1c7d71"/>
    </style:style>
    <style:style style:name="T2066" style:family="text">
      <style:text-properties officeooo:rsid="0c1d91dc"/>
    </style:style>
    <style:style style:name="T2067" style:family="text">
      <style:text-properties officeooo:rsid="0c1f6162"/>
    </style:style>
    <style:style style:name="T2068" style:family="text">
      <style:text-properties officeooo:rsid="0c1f965c"/>
    </style:style>
    <style:style style:name="T2069" style:family="text">
      <style:text-properties officeooo:rsid="0c20559f"/>
    </style:style>
    <style:style style:name="T2070" style:family="text">
      <style:text-properties officeooo:rsid="0c219825"/>
    </style:style>
    <style:style style:name="T2071" style:family="text">
      <style:text-properties officeooo:rsid="0c21a676"/>
    </style:style>
    <style:style style:name="T2072" style:family="text">
      <style:text-properties officeooo:rsid="0c23545e"/>
    </style:style>
    <style:style style:name="T2073" style:family="text">
      <style:text-properties officeooo:rsid="0c246b4e"/>
    </style:style>
    <style:style style:name="T2074" style:family="text">
      <style:text-properties officeooo:rsid="0c268f91"/>
    </style:style>
    <style:style style:name="T2075" style:family="text">
      <style:text-properties officeooo:rsid="0c2711ba"/>
    </style:style>
    <style:style style:name="T2076" style:family="text">
      <style:text-properties officeooo:rsid="0c2ec628"/>
    </style:style>
    <style:style style:name="T2077" style:family="text">
      <style:text-properties officeooo:rsid="0c315b97"/>
    </style:style>
    <style:style style:name="T2078" style:family="text">
      <style:text-properties officeooo:rsid="0c32bbd6"/>
    </style:style>
    <style:style style:name="T2079" style:family="text">
      <style:text-properties officeooo:rsid="0c34aaea"/>
    </style:style>
    <style:style style:name="T2080" style:family="text">
      <style:text-properties officeooo:rsid="0c359f54"/>
    </style:style>
    <style:style style:name="T2081" style:family="text">
      <style:text-properties officeooo:rsid="0c360a39"/>
    </style:style>
    <style:style style:name="T2082" style:family="text">
      <style:text-properties officeooo:rsid="0c371fb6"/>
    </style:style>
    <style:style style:name="T2083" style:family="text">
      <style:text-properties officeooo:rsid="0c3a0150"/>
    </style:style>
    <style:style style:name="T2084" style:family="text">
      <style:text-properties officeooo:rsid="0c3b048c"/>
    </style:style>
    <style:style style:name="T2085" style:family="text">
      <style:text-properties officeooo:rsid="0c3e0eaf"/>
    </style:style>
    <style:style style:name="T2086" style:family="text">
      <style:text-properties officeooo:rsid="0c3f1ce2"/>
    </style:style>
    <style:style style:name="T2087" style:family="text">
      <style:text-properties officeooo:rsid="0c40b435"/>
    </style:style>
    <style:style style:name="T2088" style:family="text">
      <style:text-properties officeooo:rsid="0c42e345"/>
    </style:style>
    <style:style style:name="T2089" style:family="text">
      <style:text-properties officeooo:rsid="0c448477"/>
    </style:style>
    <style:style style:name="T2090" style:family="text">
      <style:text-properties officeooo:rsid="0c478277"/>
    </style:style>
    <style:style style:name="T2091" style:family="text">
      <style:text-properties officeooo:rsid="0c49735a"/>
    </style:style>
    <style:style style:name="T2092" style:family="text">
      <style:text-properties officeooo:rsid="0c4b67ef"/>
    </style:style>
    <style:style style:name="T2093" style:family="text">
      <style:text-properties officeooo:rsid="0c4d5786"/>
    </style:style>
    <style:style style:name="T2094" style:family="text">
      <style:text-properties officeooo:rsid="0c4f468a"/>
    </style:style>
    <style:style style:name="T2095" style:family="text">
      <style:text-properties officeooo:rsid="0c5098b2"/>
    </style:style>
    <style:style style:name="T2096" style:family="text">
      <style:text-properties officeooo:rsid="0c5233df"/>
    </style:style>
    <style:style style:name="T2097" style:family="text">
      <style:text-properties officeooo:rsid="0c535da3"/>
    </style:style>
    <style:style style:name="T2098" style:family="text">
      <style:text-properties officeooo:rsid="0c54b16b"/>
    </style:style>
    <style:style style:name="T2099" style:family="text">
      <style:text-properties officeooo:rsid="0c5cd7db"/>
    </style:style>
    <style:style style:name="T2100" style:family="text">
      <style:text-properties officeooo:rsid="0c5d014e"/>
    </style:style>
    <style:style style:name="T2101" style:family="text">
      <style:text-properties officeooo:rsid="0c6219e0"/>
    </style:style>
    <style:style style:name="T2102" style:family="text">
      <style:text-properties officeooo:rsid="0c630c0e"/>
    </style:style>
    <style:style style:name="T2103" style:family="text">
      <style:text-properties officeooo:rsid="0c6498fc"/>
    </style:style>
    <style:style style:name="T2104" style:family="text">
      <style:text-properties officeooo:rsid="0c64e492"/>
    </style:style>
    <style:style style:name="T2105" style:family="text">
      <style:text-properties officeooo:rsid="0c64e4eb"/>
    </style:style>
    <style:style style:name="T2106" style:family="text">
      <style:text-properties officeooo:rsid="0c6740dd"/>
    </style:style>
    <style:style style:name="T2107" style:family="text">
      <style:text-properties officeooo:rsid="0c6924a1"/>
    </style:style>
    <style:style style:name="T2108" style:family="text">
      <style:text-properties officeooo:rsid="0c6bb6dd"/>
    </style:style>
    <style:style style:name="T2109" style:family="text">
      <style:text-properties officeooo:rsid="0c6da7d3"/>
    </style:style>
    <style:style style:name="T2110" style:family="text">
      <style:text-properties officeooo:rsid="0c6daf3a"/>
    </style:style>
    <style:style style:name="T2111" style:family="text">
      <style:text-properties officeooo:rsid="0c74018b"/>
    </style:style>
    <style:style style:name="T2112" style:family="text">
      <style:text-properties officeooo:rsid="0c74b6d0"/>
    </style:style>
    <style:style style:name="T2113" style:family="text">
      <style:text-properties officeooo:rsid="0c75fcb1"/>
    </style:style>
    <style:style style:name="T2114" style:family="text">
      <style:text-properties officeooo:rsid="0c764998"/>
    </style:style>
    <style:style style:name="T2115" style:family="text">
      <style:text-properties officeooo:rsid="0c7853f5"/>
    </style:style>
    <style:style style:name="T2116" style:family="text">
      <style:text-properties officeooo:rsid="0c79e7ca"/>
    </style:style>
    <style:style style:name="T2117" style:family="text">
      <style:text-properties officeooo:rsid="0c7a03e4"/>
    </style:style>
    <style:style style:name="T2118" style:family="text">
      <style:text-properties officeooo:rsid="0c7c15e7"/>
    </style:style>
    <style:style style:name="T2119" style:family="text">
      <style:text-properties officeooo:rsid="0c7fc2f3"/>
    </style:style>
    <style:style style:name="T2120" style:family="text">
      <style:text-properties officeooo:rsid="0c80a493"/>
    </style:style>
    <style:style style:name="T2121" style:family="text">
      <style:text-properties officeooo:rsid="0c820b43"/>
    </style:style>
    <style:style style:name="T2122" style:family="text">
      <style:text-properties officeooo:rsid="0c852fd3"/>
    </style:style>
    <style:style style:name="T2123" style:family="text">
      <style:text-properties officeooo:rsid="0c8b8dfb"/>
    </style:style>
    <style:style style:name="T2124" style:family="text">
      <style:text-properties officeooo:rsid="0c8cac5c"/>
    </style:style>
    <style:style style:name="T2125" style:family="text">
      <style:text-properties officeooo:rsid="0c8f72a6"/>
    </style:style>
    <style:style style:name="T2126" style:family="text">
      <style:text-properties officeooo:rsid="0c90485a"/>
    </style:style>
    <style:style style:name="T2127" style:family="text">
      <style:text-properties officeooo:rsid="0c917048"/>
    </style:style>
    <style:style style:name="T2128" style:family="text">
      <style:text-properties officeooo:rsid="0c91c7b4"/>
    </style:style>
    <style:style style:name="T2129" style:family="text">
      <style:text-properties officeooo:rsid="0c948769"/>
    </style:style>
    <style:style style:name="T2130" style:family="text">
      <style:text-properties officeooo:rsid="0c94e901"/>
    </style:style>
    <style:style style:name="T2131" style:family="text">
      <style:text-properties officeooo:rsid="0c96b3a9"/>
    </style:style>
    <style:style style:name="T2132" style:family="text">
      <style:text-properties officeooo:rsid="0c980810"/>
    </style:style>
    <style:style style:name="T2133" style:family="text">
      <style:text-properties officeooo:rsid="0c996fd2"/>
    </style:style>
    <style:style style:name="T2134" style:family="text">
      <style:text-properties officeooo:rsid="0c9e5e4b"/>
    </style:style>
    <style:style style:name="T2135" style:family="text">
      <style:text-properties officeooo:rsid="0ca0e1fc"/>
    </style:style>
    <style:style style:name="T2136" style:family="text">
      <style:text-properties officeooo:rsid="0ca0e290"/>
    </style:style>
    <style:style style:name="T2137" style:family="text">
      <style:text-properties officeooo:rsid="0ca20a25"/>
    </style:style>
    <style:style style:name="T2138" style:family="text">
      <style:text-properties officeooo:rsid="0ca5c5a0"/>
    </style:style>
    <style:style style:name="T2139" style:family="text">
      <style:text-properties officeooo:rsid="0ca5d639"/>
    </style:style>
    <style:style style:name="T2140" style:family="text">
      <style:text-properties officeooo:rsid="0ca76dbd"/>
    </style:style>
    <style:style style:name="T2141" style:family="text">
      <style:text-properties officeooo:rsid="0ca7f982"/>
    </style:style>
    <style:style style:name="T2142" style:family="text">
      <style:text-properties officeooo:rsid="0cada0e9"/>
    </style:style>
    <style:style style:name="T2143" style:family="text">
      <style:text-properties officeooo:rsid="0caea189"/>
    </style:style>
    <style:style style:name="T2144" style:family="text">
      <style:text-properties officeooo:rsid="0caf3fc0"/>
    </style:style>
    <style:style style:name="T2145" style:family="text">
      <style:text-properties officeooo:rsid="0caf4aa3"/>
    </style:style>
    <style:style style:name="T2146" style:family="text">
      <style:text-properties officeooo:rsid="0cb66295"/>
    </style:style>
    <style:style style:name="T2147" style:family="text">
      <style:text-properties officeooo:rsid="0cb9d5e1"/>
    </style:style>
    <style:style style:name="T2148" style:family="text">
      <style:text-properties officeooo:rsid="0cbb1b2a"/>
    </style:style>
    <style:style style:name="T2149" style:family="text">
      <style:text-properties officeooo:rsid="0cbc6e7e"/>
    </style:style>
    <style:style style:name="T2150" style:family="text">
      <style:text-properties officeooo:rsid="0cbe0f93"/>
    </style:style>
    <style:style style:name="T2151" style:family="text">
      <style:text-properties officeooo:rsid="0cc07a01"/>
    </style:style>
    <style:style style:name="T2152" style:family="text">
      <style:text-properties officeooo:rsid="0cc1ccf2"/>
    </style:style>
    <style:style style:name="T2153" style:family="text">
      <style:text-properties officeooo:rsid="0cc42dad"/>
    </style:style>
    <style:style style:name="T2154" style:family="text">
      <style:text-properties officeooo:rsid="0cc4a246"/>
    </style:style>
    <style:style style:name="T2155" style:family="text">
      <style:text-properties officeooo:rsid="0cc63506"/>
    </style:style>
    <style:style style:name="T2156" style:family="text">
      <style:text-properties officeooo:rsid="0cc76552"/>
    </style:style>
    <style:style style:name="T2157" style:family="text">
      <style:text-properties officeooo:rsid="0cc949a5"/>
    </style:style>
    <style:style style:name="T2158" style:family="text">
      <style:text-properties officeooo:rsid="0ccccfe4"/>
    </style:style>
    <style:style style:name="T2159" style:family="text">
      <style:text-properties officeooo:rsid="0cce7546"/>
    </style:style>
    <style:style style:name="T2160" style:family="text">
      <style:text-properties officeooo:rsid="0cd168b3"/>
    </style:style>
    <style:style style:name="T2161" style:family="text">
      <style:text-properties officeooo:rsid="0cd267a7"/>
    </style:style>
    <style:style style:name="T2162" style:family="text">
      <style:text-properties officeooo:rsid="0cd2f0a4"/>
    </style:style>
    <style:style style:name="T2163" style:family="text">
      <style:text-properties officeooo:rsid="0cd5ad43"/>
    </style:style>
    <style:style style:name="T2164" style:family="text">
      <style:text-properties officeooo:rsid="0cd5f953"/>
    </style:style>
    <style:style style:name="T2165" style:family="text">
      <style:text-properties officeooo:rsid="0cd7c684"/>
    </style:style>
    <style:style style:name="T2166" style:family="text">
      <style:text-properties officeooo:rsid="0cdc62db"/>
    </style:style>
    <style:style style:name="T2167" style:family="text">
      <style:text-properties officeooo:rsid="0cdea9df"/>
    </style:style>
    <style:style style:name="T2168" style:family="text">
      <style:text-properties officeooo:rsid="0ce2fed0"/>
    </style:style>
    <style:style style:name="T2169" style:family="text">
      <style:text-properties officeooo:rsid="0ce3e0c2"/>
    </style:style>
    <style:style style:name="T2170" style:family="text">
      <style:text-properties officeooo:rsid="0ce5fb4c"/>
    </style:style>
    <style:style style:name="T2171" style:family="text">
      <style:text-properties officeooo:rsid="0ce7603e"/>
    </style:style>
    <style:style style:name="T2172" style:family="text">
      <style:text-properties officeooo:rsid="0ce76355"/>
    </style:style>
    <style:style style:name="T2173" style:family="text">
      <style:text-properties officeooo:rsid="0cec0d7f"/>
    </style:style>
    <style:style style:name="T2174" style:family="text">
      <style:text-properties officeooo:rsid="0ced911e"/>
    </style:style>
    <style:style style:name="T2175" style:family="text">
      <style:text-properties officeooo:rsid="0cedef33"/>
    </style:style>
    <style:style style:name="T2176" style:family="text">
      <style:text-properties officeooo:rsid="0cf1c025"/>
    </style:style>
    <style:style style:name="T2177" style:family="text">
      <style:text-properties officeooo:rsid="0cf2a73f"/>
    </style:style>
    <style:style style:name="T2178" style:family="text">
      <style:text-properties officeooo:rsid="0cf39090"/>
    </style:style>
    <style:style style:name="T2179" style:family="text">
      <style:text-properties officeooo:rsid="0cf7005f"/>
    </style:style>
    <style:style style:name="T2180" style:family="text">
      <style:text-properties officeooo:rsid="0cf8041c"/>
    </style:style>
    <style:style style:name="T2181" style:family="text">
      <style:text-properties officeooo:rsid="0cf9478d"/>
    </style:style>
    <style:style style:name="T2182" style:family="text">
      <style:text-properties officeooo:rsid="0cfa4971"/>
    </style:style>
    <style:style style:name="T2183" style:family="text">
      <style:text-properties officeooo:rsid="0cfc2715"/>
    </style:style>
    <style:style style:name="T2184" style:family="text">
      <style:text-properties officeooo:rsid="0cfdc971"/>
    </style:style>
    <style:style style:name="T2185" style:family="text">
      <style:text-properties officeooo:rsid="0d02e1cd"/>
    </style:style>
    <style:style style:name="T2186" style:family="text">
      <style:text-properties officeooo:rsid="0d0706aa"/>
    </style:style>
    <style:style style:name="T2187" style:family="text">
      <style:text-properties officeooo:rsid="0d09f5e7"/>
    </style:style>
    <style:style style:name="T2188" style:family="text">
      <style:text-properties officeooo:rsid="0d0b04bd"/>
    </style:style>
    <style:style style:name="T2189" style:family="text">
      <style:text-properties officeooo:rsid="0d0be01a"/>
    </style:style>
    <style:style style:name="T2190" style:family="text">
      <style:text-properties officeooo:rsid="0d11ec4b"/>
    </style:style>
    <style:style style:name="T2191" style:family="text">
      <style:text-properties officeooo:rsid="0d12d977"/>
    </style:style>
    <style:style style:name="T2192" style:family="text">
      <style:text-properties officeooo:rsid="0d185850"/>
    </style:style>
    <style:style style:name="T2193" style:family="text">
      <style:text-properties officeooo:rsid="0d19989d"/>
    </style:style>
    <style:style style:name="T2194" style:family="text">
      <style:text-properties officeooo:rsid="0d1a17d4"/>
    </style:style>
    <style:style style:name="T2195" style:family="text">
      <style:text-properties officeooo:rsid="0d1ba8b4"/>
    </style:style>
    <style:style style:name="T2196" style:family="text">
      <style:text-properties officeooo:rsid="0d1e1ff9"/>
    </style:style>
    <style:style style:name="T2197" style:family="text">
      <style:text-properties officeooo:rsid="0d21ec45"/>
    </style:style>
    <style:style style:name="T2198" style:family="text">
      <style:text-properties officeooo:rsid="0d2476d1"/>
    </style:style>
    <style:style style:name="T2199" style:family="text">
      <style:text-properties officeooo:rsid="0d289ce4"/>
    </style:style>
    <style:style style:name="T2200" style:family="text">
      <style:text-properties officeooo:rsid="0d28ffc9"/>
    </style:style>
    <style:style style:name="T2201" style:family="text">
      <style:text-properties officeooo:rsid="0d2af6ac"/>
    </style:style>
    <style:style style:name="T2202" style:family="text">
      <style:text-properties officeooo:rsid="0d2ec27e"/>
    </style:style>
    <style:style style:name="T2203" style:family="text">
      <style:text-properties officeooo:rsid="0d2ff869"/>
    </style:style>
    <style:style style:name="T2204" style:family="text">
      <style:text-properties officeooo:rsid="0d3124aa"/>
    </style:style>
    <style:style style:name="T2205" style:family="text">
      <style:text-properties officeooo:rsid="0d3281c1"/>
    </style:style>
    <style:style style:name="T2206" style:family="text">
      <style:text-properties officeooo:rsid="0d33b192"/>
    </style:style>
    <style:style style:name="T2207" style:family="text">
      <style:text-properties officeooo:rsid="0d347a8b"/>
    </style:style>
    <style:style style:name="T2208" style:family="text">
      <style:text-properties officeooo:rsid="0d362c81"/>
    </style:style>
    <style:style style:name="T2209" style:family="text">
      <style:text-properties officeooo:rsid="0d3a3367"/>
    </style:style>
    <style:style style:name="T2210" style:family="text">
      <style:text-properties officeooo:rsid="0d3a897e"/>
    </style:style>
    <style:style style:name="T2211" style:family="text">
      <style:text-properties officeooo:rsid="0d3b2fed"/>
    </style:style>
    <style:style style:name="T2212" style:family="text">
      <style:text-properties officeooo:rsid="0d3c41ad"/>
    </style:style>
    <style:style style:name="T2213" style:family="text">
      <style:text-properties officeooo:rsid="0d3d75fb"/>
    </style:style>
    <style:style style:name="T2214" style:family="text">
      <style:text-properties officeooo:rsid="0d3db07b"/>
    </style:style>
    <style:style style:name="T2215" style:family="text">
      <style:text-properties officeooo:rsid="0d3db7c6"/>
    </style:style>
    <style:style style:name="T2216" style:family="text">
      <style:text-properties officeooo:rsid="0d3f5988"/>
    </style:style>
    <style:style style:name="T2217" style:family="text">
      <style:text-properties officeooo:rsid="0d41f032"/>
    </style:style>
    <style:style style:name="T2218" style:family="text">
      <style:text-properties officeooo:rsid="0d43a052"/>
    </style:style>
    <style:style style:name="T2219" style:family="text">
      <style:text-properties officeooo:rsid="0d45a934"/>
    </style:style>
    <style:style style:name="T2220" style:family="text">
      <style:text-properties officeooo:rsid="0d47a6a1"/>
    </style:style>
    <style:style style:name="T2221" style:family="text">
      <style:text-properties officeooo:rsid="0d47db0a"/>
    </style:style>
    <style:style style:name="T2222" style:family="text">
      <style:text-properties officeooo:rsid="0d4843de"/>
    </style:style>
    <style:style style:name="T2223" style:family="text">
      <style:text-properties officeooo:rsid="0d49b252"/>
    </style:style>
    <style:style style:name="T2224" style:family="text">
      <style:text-properties officeooo:rsid="0d4b3a83"/>
    </style:style>
    <style:style style:name="T2225" style:family="text">
      <style:text-properties officeooo:rsid="0d4dffb2"/>
    </style:style>
    <style:style style:name="T2226" style:family="text">
      <style:text-properties officeooo:rsid="0d4f1697"/>
    </style:style>
    <style:style style:name="T2227" style:family="text">
      <style:text-properties officeooo:rsid="0d50b72d"/>
    </style:style>
    <style:style style:name="T2228" style:family="text">
      <style:text-properties officeooo:rsid="0d52c3a5"/>
    </style:style>
    <style:style style:name="T2229" style:family="text">
      <style:text-properties officeooo:rsid="0d53f79e"/>
    </style:style>
    <style:style style:name="T2230" style:family="text">
      <style:text-properties officeooo:rsid="0d5522d1"/>
    </style:style>
    <style:style style:name="T2231" style:family="text">
      <style:text-properties officeooo:rsid="0d560555"/>
    </style:style>
    <style:style style:name="T2232" style:family="text">
      <style:text-properties officeooo:rsid="0d5aaf36"/>
    </style:style>
    <style:style style:name="T2233" style:family="text">
      <style:text-properties officeooo:rsid="0d5c6ef5"/>
    </style:style>
    <style:style style:name="T2234" style:family="text">
      <style:text-properties officeooo:rsid="0d5e2345"/>
    </style:style>
    <style:style style:name="T2235" style:family="text">
      <style:text-properties officeooo:rsid="0d5f04db"/>
    </style:style>
    <style:style style:name="T2236" style:family="text">
      <style:text-properties officeooo:rsid="0d5fe705"/>
    </style:style>
    <style:style style:name="T2237" style:family="text">
      <style:text-properties officeooo:rsid="0d64625b"/>
    </style:style>
    <style:style style:name="T2238" style:family="text">
      <style:text-properties officeooo:rsid="0d673049"/>
    </style:style>
    <style:style style:name="T2239" style:family="text">
      <style:text-properties officeooo:rsid="0d69f69c"/>
    </style:style>
    <style:style style:name="T2240" style:family="text">
      <style:text-properties officeooo:rsid="0d6a4aad"/>
    </style:style>
    <style:style style:name="T2241" style:family="text">
      <style:text-properties officeooo:rsid="0d6d66e6"/>
    </style:style>
    <style:style style:name="T2242" style:family="text">
      <style:text-properties officeooo:rsid="0d6f16c2"/>
    </style:style>
    <style:style style:name="T2243" style:family="text">
      <style:text-properties officeooo:rsid="0d70b54c"/>
    </style:style>
    <style:style style:name="T2244" style:family="text">
      <style:text-properties officeooo:rsid="0d73250c"/>
    </style:style>
    <style:style style:name="T2245" style:family="text">
      <style:text-properties officeooo:rsid="0d732f8f"/>
    </style:style>
    <style:style style:name="T2246" style:family="text">
      <style:text-properties officeooo:rsid="0d73d3a9"/>
    </style:style>
    <style:style style:name="T2247" style:family="text">
      <style:text-properties officeooo:rsid="0d75520b"/>
    </style:style>
    <style:style style:name="T2248" style:family="text">
      <style:text-properties officeooo:rsid="0d77cc11"/>
    </style:style>
    <style:style style:name="T2249" style:family="text">
      <style:text-properties officeooo:rsid="0d7b421e"/>
    </style:style>
    <style:style style:name="T2250" style:family="text">
      <style:text-properties officeooo:rsid="0d7f8765"/>
    </style:style>
    <style:style style:name="T2251" style:family="text">
      <style:text-properties officeooo:rsid="0d81fa4f"/>
    </style:style>
    <style:style style:name="T2252" style:family="text">
      <style:text-properties officeooo:rsid="0d84a669"/>
    </style:style>
    <style:style style:name="T2253" style:family="text">
      <style:text-properties officeooo:rsid="0d8a439b"/>
    </style:style>
    <style:style style:name="T2254" style:family="text">
      <style:text-properties officeooo:rsid="0d8bddb0"/>
    </style:style>
    <style:style style:name="T2255" style:family="text">
      <style:text-properties officeooo:rsid="0d8cfe4f"/>
    </style:style>
    <style:style style:name="T2256" style:family="text">
      <style:text-properties officeooo:rsid="0d8eb489"/>
    </style:style>
    <style:style style:name="T2257" style:family="text">
      <style:text-properties officeooo:rsid="0d8fece7"/>
    </style:style>
    <style:style style:name="T2258" style:family="text">
      <style:text-properties officeooo:rsid="0d96cead"/>
    </style:style>
    <style:style style:name="T2259" style:family="text">
      <style:text-properties officeooo:rsid="0d9844b8"/>
    </style:style>
    <style:style style:name="T2260" style:family="text">
      <style:text-properties officeooo:rsid="0d99b4b2"/>
    </style:style>
    <style:style style:name="T2261" style:family="text">
      <style:text-properties officeooo:rsid="0d9a2f90"/>
    </style:style>
    <style:style style:name="T2262" style:family="text">
      <style:text-properties officeooo:rsid="0d9b9a9c"/>
    </style:style>
    <style:style style:name="T2263" style:family="text">
      <style:text-properties officeooo:rsid="0d9d353f"/>
    </style:style>
    <style:style style:name="T2264" style:family="text">
      <style:text-properties officeooo:rsid="0d9e95d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text:span text:style-name="T814">Dehors, l’orage déchirait la nuit, la pluie criblait la Seine. Mais les deux égoutiers ne les entendaient plus, giflés par les bourrasques de vent qui traversaient la plaie ouverte dans la gueule du </text:span><text:span text:style-name="T815">déversoir d’orage</text:span><text:span text:style-name="T814">. Ça faisait plus d’une heure </text:span><text:span text:style-name="T828">maintenant </text:span><text:span text:style-name="T814">qu’ils se débattaient dans la fosse en béton creusée dans le sol, se frôlant des coudes, de l’eau glacée jusqu’à la taille. Et la poutrelle, cette fichue poutrelle entravant la fermeture de la vanne, refusait toujours de bouger.</text:span></text:p>
      <text:p text:style-name="P2">Le <text:span text:style-name="T1">Gamin</text:span> pestait intérieurement. « On la dégage et on rentre » avait déclaré son vieux collègue lorsqu’ils s’étaient jetés à l’eau. Tu parles ! Le flegme même du vieux avait fini par s’émousser sous la pression, le froid et l’agacement. Il jetait de méchants coups de reins en arrière, cramponné à la seule poignée émergée, maudissant ceux qui les avaient envoyés ici un soir de réveillon. Toujours les mêmes qui trinquaient, dans la flotte et le froid.</text:p>
      <text:p text:style-name="P2">– On n’y arrivera jamais, gémit le Gamin.</text:p>
      <text:p text:style-name="P2">– Je te dis qu’on y est presque.</text:p>
      <text:p text:style-name="P2">– Mais l’eau !</text:p>
      <text:p text:style-name="P2">– T’<text:span text:style-name="T2131">en n’</text:span>as jamais vu, Gamin ?<text:span text:style-name="T2132">!</text:span> Faudra t’y faire ! T’inquiète, elle finit toujours par redescendre. Allez, tire !</text:p>
      <text:p text:style-name="P2">Mais le Gamin, il lui fallait plus que les certitudes de son collègue pour se rassurer. Il n’avait plus de jambes, plus de reins, les onglées lui écrasaient le bout des doigts entre deux enclumes, ses phalanges, dures comme la glace, allaient se briser sur la poignée métallique qu’ils s’acharnaient à tirer depuis presque une heure. Sans sa fierté, il en chialerait.</text:p>
      <text:p text:style-name="P2">Le Gamin ne pensait plus qu’à une chose : les chances qu’ils avaient d’y rester ; de <text:span text:style-name="T2253">finir </text:span>pris au piège d’une usine d’égout en plein Paris<text:span text:style-name="T2253">,</text:span> un soir de réveillon. Ça paraissait invraisemblable, c’était pourtant ce qui leur pendait au nez ; et l’autre semblait ne rien voir.</text:p>
      <text:p text:style-name="P2"><text:soft-page-break/>La Seine continuait de pénétrer dans l’usine par entrebâillement de la vanne bloquée. En arrivant, ils avaient de l’eau jusqu’aux cuisses, elle leur montait à<text:span text:style-name="T77"> présent</text:span> jusque sous la poitrine, à la limite de leur <text:span text:style-name="T1">pantalon-bottes</text:span> en caoutchouc, leurs <text:span text:style-name="T1">grandes tiges</text:span>. Le niveau allait atteindre le plancher et le Gamin était sûr qu’ils n’auraient plus la force de sortir de leur confinement, qu’ils allaient se retrouver prisonniers de cet aquarium de béton.</text:p>
      <text:p text:style-name="P2">Il se tourna vers la caméra de télésurveillance qui les observait depuis le haut du <text:span text:style-name="T1">dégrilleur primaire</text:span>. Qu’est-ce qu’ils foutaient, à Mazas ? Quelqu’un veillait-il encore sur eux ? Il frissonna. Ça se trouve, ils étaient seuls. <text:span text:style-name="T1">Seuls</text:span>…</text:p>
      <text:p text:style-name="P2">– Elle a bougé ! s’exclama le Tigre.</text:p>
      <text:p text:style-name="P2">– On a plus le temps…</text:p>
      <text:p text:style-name="P2">– Tire, je te dis !</text:p>
      <text:p text:style-name="P2">Le Gamin se replaça devant la vanne en soupirant. Il fit mine de s’accrocher solidement à la poignée, bien décidé à ne pas gaspiller ses dernières forces ; il donnerait juste ce qu’il faut…<text:span text:style-name="T1686"> L</text:span>eur coup de rein synchrone fit pivoter la poutrelle ; son bois grinça douloureusement entre deux coups de tonnerre.</text:p>
      <text:p text:style-name="P2">– T’as raison, elle bouge ! cria le Gamin.</text:p>
      <text:p text:style-name="P2">– Tire, bon sang ! beugla l’autre en riant.</text:p>
      <text:p text:style-name="P4">Le Tigre n’en pouvait plus. Mais il mettait un point d’honneur à n’afficher aucune défaillance devant ce gosse qui débarquait dans ce métier la fleur au fusil, un métier qu’il connaissait<text:span text:style-name="T78"> comme sa poche</text:span>, lui. Et puis ce serait ses tout derniers efforts ! Il ne voulait pas les bâcler. Les tout derniers coups de rein<text:span text:style-name="T1687">s</text:span> pour ce boulot au service des autres. Pour ce boulot dont il n’osait s’entretenir que devant sa femme, qui n’inspirait que dégout et moquerie par<text:span text:style-name="T1688">-</text:span>derrière. Un dernier effort et ce serait la retraite. Une retraite bien méritée. Un <text:soft-page-break/>dernier coup de rein<text:span text:style-name="T1689">s</text:span> et il en aurait terminé avec ce <text:span text:style-name="T1">boulot de merde</text:span>.</text:p>
      <text:p text:style-name="P2">– Allez ! On lui jette un sort ! Un… deux…</text:p>
      <text:p text:style-name="P2">La poutrelle ripa d’un coup en hurlant. L’inertie fit basculer les deux égoutiers sous la flotte gelée. Ils eurent à peine le temps de ressortir la tête que la vanne se mit en branle pour se refermer.</text:p>
      <text:p text:style-name="P2">– Pousse-toi ! cria le Tigre en tirant le Gamin en arrière.</text:p>
      <text:p text:style-name="P2">L’imposante <text:span text:style-name="T1">vanne-secteur</text:span> coulissa pour venir obstruer l’orifice du déversoir d’orage, dans un grincement lourd qui couvrit momentanément le tumulte de l’orage.</text:p>
      <text:p text:style-name="P2">Ils restèrent quelques secondes dans leur bain glacé, sonnés. Le tonnerre et la pluie, de l’autre côté, s’étaient changés en un bruit confus, irréel. Le Gamin aurait voulu frapper le plat de la main du Tigre, à la façon des joueurs de la NBI, tant il exultait, mais il savait que ce vieux était d’un autre siècle, d’une époque où les Michael Jordan et les Tim Duncan <text:span text:style-name="T79">n’avaient jamais existé</text:span>.</text:p>
      <text:p text:style-name="P2">– Fini pour cette nuit ! lâcha le Tigre avec un sourire fatigué lorsque dans un ultime effort ils eurent jeté sur la chape en béton du plancher la poutrelle qui leur avait gâché le réveillon.</text:p>
      <text:p text:style-name="P2"><text:span text:style-name="T2036">Cette exclamation du Tigre signifiait </text:span>qu’ils pouvaient sortir de là. <text:span text:style-name="T2036">Elle signifiait </text:span>qu’ils s’en étaient tirés indemnes. Joyeux Noël ! Le Gamin en aurait pleuré de joie.</text:p>
      <text:p text:style-name="P2">C’est alors qu’un bruit rauque se fit entendre juste derrière eux.</text:p>
      <text:p text:style-name="P2">– C’était quoi, ça ? interrogea le Gamin.</text:p>
      <text:p text:style-name="P2">Le Tigre, lui, savait parfaitement <text:span text:style-name="T2247">ce que c’était</text:span>.</text:p>
      <text:p text:style-name="P2">– Sors de là<text:span text:style-name="T2248"> tout de suite</text:span> ! hurla-t-il.</text:p>
      <text:p text:style-name="P2">Ils n’eurent que le temps d’appliquer les mains sur le plancher qui leur <text:soft-page-break/>arrivait à la poitrine. Le moteur d’une pompe s’était mis en marche et fit jaillir un jet d’eau puissant du <text:span text:style-name="T1">dalot de refoulement</text:span> qui débouchait dans la fosse où ils pataugeaient. Les deux égoutiers furent propulsés en arrière avant d’avoir pu réagir.</text:p>
      <text:p text:style-name="P2">Leur cri fut aussitôt englouti par les remous qui les tournèrent et les retournèrent comme du linge sale. Ils se heurtèrent aux parois, se cognèrent contre les bras de la vanne et son vérin hydraulique tandis que l’eau débordait déjà sur le plancher.</text:p>
      <text:p text:style-name="P2">Ça dura cinq minutes, six tout au plus, puis les pompes se turent et le <text:span text:style-name="T1">dalot de refoulement</text:span> cessa de cracher ses effluents en soupirant. Le calme s’installa. Même l’orage, à l’extérieur, semblait s’être assagi.</text:p>
      <text:p text:style-name="P2">Du plafond, pivotant doucement, la caméra de télésurveillance se mit à inspecter l’usine inondée d’une coudée d’eau trouble où surnageaient les M.E.S., <text:span text:style-name="T1">les Matières En Suspension</text:span>. Puis la caméra se figea. La lentille d<text:span text:style-name="T80">u</text:span> zoom se déplaça à l’intérieur de son œil morne en direction d’un coin plus sombre de l’usine.</text:p>
      <text:p text:style-name="P2">Là, les deux égoutiers flottaient sur le ventre dans le liquide putride, la tête sous l’eau, les bras en croix, se déplaçant encore un peu alors que s’amortissait l’onde recouverte de mille dépôts suspects.</text:p>
      <text:list xml:id="list3453682092443765319" text:style-name="Numbering_20_1">
        <text:list-item>
          <text:p text:style-name="P262"/>
        </text:list-item>
      </text:list>
      <text:p text:style-name="P2">Nathalie plongea nue dans l’eau limpide.<text:span text:style-name="T81"> </text:span>La piscine était installée au premier sous-sol de l’immeuble. Elle savait qu’elle ne rencontrerait personne ce soir. Ça n’était pas un soir ordinaire.<text:span text:style-name="T82"> </text:span>Tout était immobile lorsqu’elle avait posé le pied sur le dallage chauffé entourant le bassin, le peignoir négligemment ouvert sur son maillot pastel. Pas une ride n’agitait <text:span text:style-name="T2260">la surface </text:span>translucide, aucune ondulation ne venait corrompre sa pureté. Une <text:span text:style-name="T2258">impression d’absence</text:span> ; l’eau claire, scintillante ; les <text:span text:style-name="T82">bandes </text:span>bleues parfaitement <text:span text:style-name="T82">rectilignes</text:span> au fond de la fosse, grossies au travers de la loupe de ce bloc <text:bookmark-start text:name="__DdeLink__18484_217083200"/><text:span text:style-name="T2259">liquide</text:span><text:bookmark-end text:name="__DdeLink__18484_217083200"/><text:span text:style-name="T2259"> </text:span>immobile ; et la vapeur qui s’échappait du bassin, légère comme la soie.<text:span text:style-name="T83"> </text:span>Nathalie n’avait pas prémédité de nager nue. Elle s’était laissé gagner par un profond sentiment de paix. Elle avait fait glisser le peignoir de ses épaules, le long de ses bras à la fine musculature et avait retiré son maillot. En plongeant dans l’eau, elle avait senti la chaleur glisser le long de sa peau en un millier de microbulles chatoyantes.</text:p>
      <text:p text:style-name="P2"><text:soft-page-break/>Là, pensa-t-elle, à cette heure-ci, à cet instant précis, les gens devaient être chez eux, <text:span text:style-name="T1">en famille</text:span>, devaient festoyer grassement, déjà ivres.<text:span text:style-name="T2261"> </text:span>En éprouvait-elle de la tristesse ? Non<text:span text:style-name="T2263">, e</text:span>lle <text:span text:style-name="T2262">ne savait pas ce qu’était </text:span><text:span text:style-name="T74">une famille</text:span><text:span text:style-name="T2262">, ne l</text:span>’avait jamais su<text:span text:style-name="T2262">.</text:span> Elle était trop petite lorsque sa mère et son frère avaient disparu. Ses souvenirs <text:span text:style-name="T84">se résumaient à </text:span>des é<text:span text:style-name="T2264">pisodes</text:span> rapportés par d’autres. Aussi son chagrin avait<text:span text:style-name="T85">-il</text:span> toujours eu quelque chose d’abstrait, de contraint. La <text:span text:style-name="T1">famille</text:span>, c’était depuis toujours un mot fantasmatique. Un concept<text:span text:style-name="T86"> </text:span>diffus. Quelque chose que les autres connaissaient mais qui ne serait jamais à elle. Comme une autre religion. Elle avait appris très tôt à s’en faire une raison.<text:span text:style-name="T87"> </text:span>Et puis ce soir, elle se sentait trop fière pour céder à la tristesse. Ce soir, <text:span text:style-name="T1">ça n’était pas un soir ordinaire</text:span>. Elle se sentait… méritante. Fière d’avoir enfin pu clore ce mot adressé à son père, sa seule famille.</text:p>
      <text:p text:style-name="P2">Depuis combien de mois, d’années peut-être, éprouvait-elle l’urgence de lui écrire ? Elle ne le savait plus. Mais il était grand temps, la trentaine tout juste passée, d’outrepasser ses obligations de fille unique. Alors elle lui avait écrit, sans faux-semblant, pour lui dire ce qu’elle désirait et surtout ce qu’elle ne désirait plus. À trente ans, elle estimait être en droit de ne plus être la fille de personne. C’est ainsi qu’elle s’était efforcée de tourner les choses, <text:span text:style-name="T88">en se refusant à </text:span>réfléchir aux conséquences.<text:span text:style-name="T89"> </text:span>Elle l’avait enfin conclue cette lettre mille fois imaginée ou déchirée, elle était là-haut, posée sur sa table de chevet, prête à être relue une dernière fois. Elle lui remettrait dès demain en main propre, elle s’en était fait la promesse.<text:span text:style-name="T89"> </text:span>Oh, bien sûr, elle pouvait craindre sa réaction ; mais ne fallait-il pas que son père comprenne enfin que la petite fille avait grandi ? Stop. Elle s’était promis de ne pas chercher à imaginer ce qu’il pourrait lui dire, elle ne voulait pas entacher cette merveilleuse soirée, elle voulait rester lovée dans la beauté de cet instant.</text:p>
      <text:p text:style-name="P2">Elle aligna les longueurs, s’amusant à plonger le visage sous le liquide clair comme dans un oreiller de plumes. À chaque brassée, elle étirait son corps de tout son long, qu’elle sentait vibrer, par ses pores, par ses poils, ses cheveux, <text:soft-page-break/>chaque parcelle de cette peau soyeuse et fumée qu’elle avait<text:span text:style-name="T90"> parait-il</text:span> héritée de sa mère. Ce soir, elle se sentait belle, plus belle que jamais ; peut-être parce que ce soir elle n’était belle <text:span text:style-name="T2255">que pour </text:span>elle-même.</text:p>
      <text:list xml:id="list102624019183524" text:continue-numbering="true" text:style-name="Numbering_20_1">
        <text:list-item>
          <text:p text:style-name="Marque_20_chapitre"/>
        </text:list-item>
      </text:list>
      <text:p text:style-name="P2">Quelques heures plus tôt, l’orage tonnait déjà sur Paris. La pluie s’abattait déjà sur la place Mazas<text:span text:style-name="T91"> située</text:span> à quelques pas de la gare de Lyon. Sous l’averse et les éclairs déchirant la nuit, la bâtisse<text:span text:style-name="T92"> </text:span>tenait moins de l’usine d’égout que de la maison hantée. Étriquée sur ses trois étages, elle semblait perdue dans le temps et dans l’espace, oubliée sur cette place accueillant le flanc droit du pont d’Austerlitz.<text:span text:style-name="T93"> </text:span>Elle avait été construite en 1884 par Eugène Belgrand, père des égouts. Chaque jour, des milliers d’automobilistes traversant le quai de la Rapée passaient devant elle sans la voir, <text:span text:style-name="T94">loin </text:span>d’imaginer que cet hôtel fantôme abritait le cœur d’un système informatique de pointe qui supervisait, contrôlait et pilotait les <text:span text:style-name="T1690">cent-vingt-trois</text:span> usines et les <text:span text:style-name="T1690">deux-mille-</text:span><text:soft-page-break/><text:span text:style-name="T1690">quatre-cents </text:span>kilomètres de galeries souterraines que comptait le réseau d’assainissement parisien.</text:p>
      <text:p text:style-name="P2">Une 605 se gara sur le parking réservé au personnel et une silhouette sombre et massive en sortit, le dos courbé, parapluie <text:span text:style-name="T95">tenu fermement </text:span>à la main. L’homme scruta le lieu désert ruisselant de pluie et les fenêtres allumées aux immeubles, derrière lesquelles frémissait le réveillon.<text:span text:style-name="T96"> </text:span>« S’ils savaient !… » ironisa-t-il.</text:p>
      <text:p text:style-name="P2"><text:span text:style-name="T97">Il remarqua u</text:span>n peu plus loin une large flaque formée sur la chaussée. Il rejoignit l’avenue en maugréant et suivit d’un bon pas le courant longeant le trottoir, ruisseau urbain sur son lit de béton qui dévalait la pente douce de la rue à vive allure en direction <text:span text:style-name="T98">de la</text:span> nappe <text:span text:style-name="T98">qui recouvrait la moitié de la route</text:span>. L’homme s’en doutait : un amas de branches et de détritus obstruait l’avaloir d’égout, qui agglutinait toutes les <text:span text:style-name="T1">saloperies</text:span> jetées au cours de la journée.</text:p>
      <text:p text:style-name="P2">Alors qu’il tentait de dégager une bouteille plastique, une voiture surgit <text:span text:style-name="T99">au</text:span> bout de l’avenue. L’homme se redressa en la voyant s’approcher, trop vite, se déportant dangereusement de chaque côté de la chaussée. Il recula de quelques bons pas lorsque le véhicule changea de cap, se dirigeant droit vers lui.<text:span text:style-name="T100"> </text:span>Quand la voiture atteignit la flaque qui s’étalait maintenant sur toute<text:span text:style-name="T101"> </text:span>l’avenue, ses roues soulevèrent une gerbe d’eau qui vint s’abattre sur le trottoir, juste aux pieds de l’homme. Pour un peu, elle l’aurait giflé en plein visage avant qu’il n’ait eu le temps de se retourner.</text:p>
      <text:p text:style-name="P5">– Joyeux Noël !</text:p>
      <text:p text:style-name="P2">L’homme, indifférent, suivit des yeux le véhicule qui s’éloignait, dont une fenêtre s’était ouverte<text:span text:style-name="T102">, </text:span>par laquelle une jeune fille s’égosill<text:span text:style-name="T103">ait </text:span>à nouveau, comme une oie qu’on égorge :</text:p>
      <text:p text:style-name="P2">– Joyeux Noël !</text:p>
      <text:p text:style-name="P2">L’homme n’eut pas le temps de relever son parapluie qu’une bourrasque <text:soft-page-break/>de vent s’y engouffra, le lui arrachant des mains. Le parapluie décolla brutalement dans l’air en se retournant et vint s’écarteler dans les branches d’un chêne au tronc massif. Les cheveux trempés, le visage ruisselant, l’homme leva les yeux pour voir les baleines se tordre et le tissu se déchirer dans les ramifications tortueuses de l’arbre.</text:p>
      <text:p text:style-name="P2">– Joyeux Noël… grogna-t-il en retournant vers l’usine Mazas.</text:p>
      <text:p text:style-name="P2">Il composa un premier code qui ouvrit la grille d’entrée latérale puis composa le second code pour pénétrer dans le hall. Une moto était parquée là, juste derrière la porte, entravant le passage. L’homme eut toutes les peines à la contourner. Puis il retira d’un geste son manteau trempé et le plia sur la rambarde des escaliers avant de descendre au premier sous-sol en posant sur son nez sa paire de lunettes aux larges verres fumés.<text:span text:style-name="T104"> </text:span>Il déboucha dans le Poste de la Supervision, le « PC des égouts », où un agent 3/8 était<text:span text:style-name="T105"> </text:span>concentré <text:span text:style-name="T106">sur</text:span> son écran d’ordinateur.</text:p>
      <text:p text:style-name="P2">– Quel temps !</text:p>
      <text:p text:style-name="P2">L’agent faillit basculer de son siège. Il ne l’avait pas entendu venir, mais il l’avait immédiatement reconnu. <text:span text:style-name="T107">C</text:span>ette voix é<text:span text:style-name="T107">tait </text:span>identifiable entre toutes. C’était celle du <text:span text:style-name="T1">Big Boss</text:span>, du patron, la voix d’Alain Bouvier<text:span text:style-name="T108"> en personne</text:span>, chef de la Section de l’Assainissement de Paris.</text:p>
      <text:p text:style-name="P2">– Bonsoir monsieur, bredouilla l’agent en se levant, nerveux.</text:p>
      <text:p text:style-name="P2">– On en est où ?</text:p>
      <text:p text:style-name="P2">– Ça… va.</text:p>
      <text:p text:style-name="P2">Chaque fois qu’Alain Bouvier avait l’occasion de franchir le seuil de la Supervision, il repensait avec émotion aux dix années d’un travail de Titan que ce projet avait nécessitées. Un projet baptisé « GAASPAR », clin d’œil aux <text:span text:style-name="T1">gaspar</text:span><text:span text:style-name="T49">d</text:span><text:span text:style-name="T1">s</text:span> des égoutiers : les rats.</text:p>
      <text:p text:style-name="P2"><text:soft-page-break/>– Tu vas pas me dire la messe, non plus. Rassieds-toi.</text:p>
      <text:p text:style-name="P2">– Je… Un café, monsieur ?</text:p>
      <text:p text:style-name="P2">– Rassieds-toi, je te dis.</text:p>
      <text:p text:style-name="P2">L’agent savait qu’il n’y avait que trois raisons pour <text:span text:style-name="T109">voir</text:span> le <text:span text:style-name="T1">Big Boss</text:span> rejoi<text:span text:style-name="T109">ndre</text:span> le PC de Mazas en pleine nuit. Un soir de réveillon de surcroit. Et ces trois raisons n’étaient pas pour le rassurer. <text:span text:style-name="T110">Raison une </text:span>: <text:span text:style-name="T110">d</text:span>es orages particulièrement violents. <text:span text:style-name="T110">Raison d</text:span>eux : <text:span text:style-name="T110">d</text:span>es crues exceptionnelles de la Seine. <text:span text:style-name="T110">Raison t</text:span>rois : la pire de toutes, la conjugaison des deux premières : orage violent et crue exceptionnelle.</text:p>
      <text:p text:style-name="P6">Ce qu’ignorait l’agent, c’est qu’Alain Bouvier était là aussi pour <text:span text:style-name="T1">la part de mystère</text:span> que revêtait encore pour lui les égouts. Malgré ses dix-huit années d’expérience, malgré la sophistication des calculs, malgré le milliard de données enregistrées dans la base Oracle par les centaines de capteurs disséminés tout au long du réseau, malgré les thèses ardues sur la mécanique des fluides ou le<text:span text:style-name="T111">s</text:span> dépôt<text:span text:style-name="T111">s</text:span> sédimentaire<text:span text:style-name="T111">s</text:span>, il demeurait dans le réseau des égouts une part d’irrationnel qui ne cessait de titiller la curiosité d’Alain Bouvier et son impétueux besoin de comprendre ; de comprendre et de contrôler. Alors il « montait sur le pont » dès qu’il en avait l’occasion en espérant un jour percer l’<text:span text:style-name="T112">alchimie</text:span> indomptable de ces flux traversant <text:span text:style-name="T113">sous Paris d</text:span>es centaines de voies artificielles.</text:p>
      <text:p text:style-name="P2">– On a passé le bloc d’alerte 1, monsieur.</text:p>
      <text:p text:style-name="P2">– Je vois ça.</text:p>
      <text:p text:style-name="P2">Bloc d’alerte de niveau 1 : Seine à 27 mètres 90. Alain connaissait ses tables par cœur. Il s’assit devant la longue baie vitrée qui surplombait la bâche des cinq pompes. Cinq pompes destinées à relever de quelques mètres les effluents des XII et XIII arrondissements pour les réinjecter — via un siphon passant juste sous le Port de l’Arsenal — dans le Collecteur des Quais où ils <text:soft-page-break/>poursuivraient leur parcours vers l’usine d’épuration, tout là-haut, au <text:span text:style-name="T1691">n</text:span>ord-<text:span text:style-name="T1691">o</text:span>uest de Paris.</text:p>
      <text:p text:style-name="P7">– Si je te dérange, <text:span text:style-name="T114">tu le dis, hein ?</text:span></text:p>
      <text:p text:style-name="P2">– <text:span text:style-name="T115">V</text:span>ous m’embêtez pas, monsieur ! assura aussitôt l’agent, trop heureux au contraire de ne pas se retrouver seul ce soir. Un orage et une crue, ça faisait beaucoup pour une première. Depuis deux ans qu’il officiait comme <text:span text:style-name="T1">travailleur isolé</text:span> au PC de Mazas, il était toujours passé entre les gouttes, au propre <text:span text:style-name="T2168">et </text:span>au figuré. Tout ce qu’il avait eu à faire jusqu’à aujourd’hui, c’était de consigner et déconsigner les vannes, c’est-à-dire d’interdire ou non leur ouverture manuelle.</text:p>
      <text:p text:style-name="P2">– Ton niveau.</text:p>
      <text:p text:style-name="P2">– Hein ?</text:p>
      <text:p text:style-name="P2">– Ton niveau de Seine, précisa Alain Bouvier en lui désignant l’écran.</text:p>
      <text:p text:style-name="P2">– Mince…</text:p>
      <text:p text:style-name="P2">La Seine avait franchi les 28 mètres.</text:p>
      <text:p text:style-name="P2">C’est alors qu’une voix féminine se fit entendre derrière eux.</text:p>
      <text:p text:style-name="P2">– Bon réveill… Ah, bonsoir monsieur Bouvier.</text:p>
      <text:p text:style-name="P2">Alain se retourna vers l’entrée où une belle jeune femme au teint mate s’était appuyée.</text:p>
      <text:p text:style-name="P2">– Je quitte mes combles, fit-elle en désignant l’étage. Ouf !</text:p>
      <text:p text:style-name="P2">– On va bientôt franchir les 28 mètres 30, monsieur, s’alarma l’agent de maitrise.</text:p>
      <text:p text:style-name="P2">La jeune femme échangea un sourire avec son chef puis consulta sa montre.</text:p>
      <text:p text:style-name="P2">– Et moi, je viens de franchir la barre fatidique des <text:span text:style-name="T116">vingt-trois</text:span> heures. <text:soft-page-break/>Une minute de plus et c’est mon verre de champagne qui risque de ne jamais se remplir. Je me sauve. Embrassez votre fille pour moi, monsieur <text:span text:style-name="T117">!</text:span></text:p>
      <text:p text:style-name="P2">La jeune femme se repoussa du chambranle et disparut aussi discrètement qu’elle était apparue.</text:p>
      <text:p text:style-name="P2">– De plus en plus mignonne, cette Amina Saïd.</text:p>
      <text:p text:style-name="P2">– Oui, oui, répondit le 3/8 sans y penser, trop absorbé par la consultation de ses écrans.</text:p>
      <text:p text:style-name="P2">Un voyant rouge s’alluma.</text:p>
      <text:p text:style-name="P2">– Ils se sont bien foutus de moi ! Vous savez quoi ? C’est la deuxième fois que je me tape le réveillon pour leur rendre service !</text:p>
      <text:p text:style-name="P2">– Suis tes protocoles et tout se passera bien.</text:p>
      <text:p text:style-name="P2">– C’est pas pour vous vexer, monsieur, mais avec tous ces protocoles, on sera bientôt plus que des bêtes bonnes à appuyer sur des boutons de couleurs !</text:p>
      <text:p text:style-name="P2">Et il se saisit du dossier « Consignes de crue » ouvert devant lui.</text:p>
      <text:p text:style-name="P2">– « Usine Bercy : consigner la vanne murale, lut-il à haute voix. Chamonard : consigner la vanne de crue, Usine Lenôtre : vérifier fermeture porte étanche de la galerie de roulage… »</text:p>
      <text:p text:style-name="P2">– Pour ça, tu vas devoir courir très vite. Elle se trouve à deux bons kilomètres d’ici, ta porte étanche.</text:p>
      <text:p text:style-name="P2">Le 3/8 se sentit comme un écolier pris en faute.</text:p>
      <text:p text:style-name="P2">– Au temps pour moi. C’est l’équipe du Curage Ouest qui s’en charge… Monsieur ?</text:p>
      <text:p text:style-name="P2">– Oui ?</text:p>
      <text:p text:style-name="P2">Il désigna un point sur l’écran.</text:p>
      <text:p text:style-name="P2"><text:soft-page-break/>– La V9 de Chamonard, elle bouge pas.</text:p>
      <text:p text:style-name="P2">– Laisse-lui le temps. Ton voyant s’allumera lorsqu’elle sera complètement fermée<text:span text:style-name="T118">. Cette vieille V9,</text:span> elle est équipée d’un « TOR », c’est un —</text:p>
      <text:p text:style-name="P2">– … un détecteur « Tout Ou Rien », oui je sais monsieur, trancha le 3/8 histoire de rattraper le coup. Mais c’est pas ça, monsieur. Le système me signale un défaut-discordance. Et sans vouloir <text:span text:style-name="T119">jouer</text:span> le<text:span text:style-name="T119">s</text:span> rabat-joie<text:span text:style-name="T1692">s</text:span>, le niveau est plutôt élevé dans le coin.</text:p>
      <text:p text:style-name="P8">Alain Bouvier se redressa tranquillement pour mieux consulter les écrans.<text:span text:style-name="T120"> </text:span>Une chose était sure, on ne l’aimait pas, cette Vanne 9 de l’usine Chamonard. Dans les égouts, elle avait sa petite réputation. Chamonard avait été la première usine choisie quand avait été lancé le plan de réhabilitation du réseau d’assainissement, c’était elle <text:span text:style-name="T121">qui </text:span>avait essuyé les plâtres. <text:span text:style-name="T122">P</text:span>our corser <text:span text:style-name="T122">les choses</text:span>, c’était la seule vanne située en dessous du niveau de la Seine. Ce ne serait ni la première ni la dernière fois qu’elle ferait parler d’elle.</text:p>
      <text:p text:style-name="P2">– J’appelle l’équipe d’astreinte, monsieur ?</text:p>
      <text:p text:style-name="P2">– Va plutôt nous chercher deux cafés.</text:p>
      <text:p text:style-name="P2">Alain prit la place de l’agent devant le clavier principal. Il navigua entre les fenêtres, vérifia les historiques, entra le code d’accès qui lui permettait de consulter les données enregistrées, jusqu’à se convaincre que le <text:span text:style-name="T1">défaut-discordance</text:span> signalé n’était pas le fruit d’une erreur programme ; aucune erreur, il y avait bien un problème.<text:span text:style-name="T1695"> </text:span>Sur la carte <text:span text:style-name="T1693">interactive </text:span>de Paris s’étalant sur tout un mur de la pièce, <text:span text:style-name="T1695">il</text:span> <text:span text:style-name="T1694">demanda l’</text:span>afficha<text:span text:style-name="T1694">ge du </text:span>« <text:span text:style-name="T1696">p</text:span>lan de mise en charge du réseau » qui présentait dans des pipettes graduées le niveau de tous les collecteurs de la ville.</text:p>
      <text:p text:style-name="P2">Il le contempla un moment. Nul autre que lui n’aurait pu <text:span text:style-name="T123">mieux </text:span>mesurer à quel point la situation pouvait devenir critique. <text:span text:style-name="T124">M</text:span>algré le calme qu’il affichait <text:soft-page-break/>— ceux qui le connaissaient auraient pu dire au contraire : <text:span text:style-name="T1">à cause</text:span> du calme qu’il affichait — l’inquiétude d’Alain grandissait. Ce défaut-discordance conjugué à la situation météorologique pouvait les exposer à un problème épineux.</text:p>
      <text:p text:style-name="P2">Le bloc d’alerte 3 fut atteint alors que le 3/8 revenait avec les cafés. Il fit la grimace en constatant que le pictogramme de la V9 restait résolument blanc sur son écran d’ordinateur.</text:p>
      <text:p text:style-name="P2">– Elle se ferme toujours pas, monsieur.</text:p>
      <text:p text:style-name="P206">Alain réfléchissait. Lorsque de violentes pluies s’abattaient sur la capitale, mettant le réseau en charge, on se tirait d’affaire en délestant en Seine, ni vu ni connu, quelques hectolitres d’eau pluviale par la cinquantaine de déversoirs d’orage répartis le long du fleuve. Mais en cas de crue, ces déversoirs d’orage étaient <text:span text:style-name="T125">condamnés</text:span> pour éviter à la Seine d’entrer dans les égouts et de tout inonder. On ne pouvait alors soulager les collecteurs qu’à l’aide de quelques pompes qui propulsaient l’eau sous le fleuve ; et l’on remplissait quelques <text:span text:style-name="T1">bassins de retenue</text:span> d’un volume somme toute négligeable au regard des quantités colossales drainées par les <text:span text:style-name="T1697">huit-mille-cinq-cents </text:span>hectares de bassin versant.</text:p>
      <text:p text:style-name="P2">Par chance, crue<text:span text:style-name="T126">s</text:span> et orages coïncidaient rarement, l’un préférant l’été, l’autre l’hiver, et les incidents avaient chaque fois pu être contenus sans que le Parisien ne se doutât jamais de la catastrophe à côté de laquelle il était passé. Mais à Mazas, le spectre de la crue de 1910 planait toujours, qui servait d’étalon absolu pour toutes les normes et mesures de sécurité.</text:p>
      <text:p text:style-name="P2">– Je fais quoi, monsieur ?</text:p>
      <text:p text:style-name="P2">Alain réfléchissait. Sa seule certitude, c’était qu’il fallait coute que coute empêcher la catastrophe. Pour la ville comme pour lui. En tant que haut responsable, il le savait, on ne lui ferait aucun cadeau. Mais ça n’était plus <text:soft-page-break/>seulement son poste qu’il jouait, aujourd’hui, c’était son tout récent avenir en politique. Il <text:span text:style-name="T127">ne pouvait </text:span>prendre aucun risque.</text:p>
      <text:p text:style-name="P2">– Appelle l’équipe.</text:p>
      <text:p text:style-name="P2">Le 3/8 ne se fit pas prier. Il attrapa la feuille de permanence hebdomadaire, décrocha le téléphone et composa le numéro d’un des trois égoutiers d’astreinte. Alain Bouvier enfonça le bouton du hautparleur. Les sonneries retentirent dans la pièce<text:span text:style-name="T128"> carrelée</text:span>. Puis une voix endormie se fit entendre.</text:p>
      <text:p text:style-name="P2">– <text:span text:style-name="T1">Ouais ?…</text:span></text:p>
      <text:p text:style-name="P2">– C’est pour une intervention.</text:p>
      <text:p text:style-name="P2">– <text:span text:style-name="T1">Où ça ?</text:span></text:p>
      <text:p text:style-name="P2">– Chamonard.</text:p>
      <text:p text:style-name="P2">– <text:span text:style-name="T1">Fai</text:span><text:span text:style-name="T50">t</text:span><text:span text:style-name="T1"> chier, Chamonard… OK j’arrive…</text:span></text:p>
      <text:p text:style-name="P2">Le 3/8 lui transmit quelques informations pratiques puis composa aussitôt le deuxième numéro.</text:p>
      <text:p text:style-name="P207">– <text:span text:style-name="T1">Me déranger ? Penses-tu !</text:span> répondit une voix enjouée à l’autre bout du fil, saturant le haut<text:span text:style-name="T1698">pa</text:span>rleur. <text:span text:style-name="T1">Je commençais justement à m’ennuyer. Tu comprends, c’est le réveillon.</text:span></text:p>
      <text:p text:style-name="P2">Le 3/8 et le chef de la Section crurent entendre une femme pousser un « oh » d’indignation derrière leur interlocuteur.</text:p>
      <text:p text:style-name="P2">– <text:span text:style-name="T1">C’est pour rire, Chantal ! Et pis regarde l’heure, c’est une farce de Mazas, ça ! Avoue, bonhomme, tu me fais une farce, hein ?</text:span></text:p>
      <text:p text:style-name="P2">– J’aimerais bien, <text:span text:style-name="T129">monsieur, </text:span>je vous jure, bredouilla l’agent de maitrise, décontenancé.</text:p>
      <text:p text:style-name="P2"><text:soft-page-break/>– <text:span text:style-name="T1">T’entends </text:span><text:span text:style-name="T65">?</text:span><text:span text:style-name="T1"> </text:span><text:span text:style-name="T65">C</text:span><text:span text:style-name="T1">e 3/8 aimerait me faire une farce ! Ça tombe plutôt bien, le soir de Noël, y’a plus qu’à trouver la dinde !</text:span> et il partit d’un éclat de rire qui fit trembler l’appareil.</text:p>
      <text:p text:style-name="P2">– Pardon ?</text:p>
      <text:p text:style-name="P2">– <text:span text:style-name="T1">Rien bonhomme, vas-y. Le Tigre t’écoute.</text:span></text:p>
      <text:p text:style-name="P2">– Eh bien… c’est…</text:p>
      <text:p text:style-name="P2">– <text:span text:style-name="T1">C’est qui l’équipe ?</text:span></text:p>
      <text:p text:style-name="P2">Le 3/8 consulta la feuille de permanence.</text:p>
      <text:p text:style-name="P2">– Patrick Simoni, Mathieu Vesner et vous.</text:p>
      <text:p text:style-name="P2">– <text:span text:style-name="T1">Le Gamin et Patrick ?… Faudra que je passe les prendre alors. Patrick m’a laissé la fourgonnette</text:span>.</text:p>
      <text:p text:style-name="P2">Le 3/8 réitéra son speech, puis coupa la ligne pour composer le troisième numéro.<text:span text:style-name="T130"> </text:span>Ça décrocha presque aussitôt.</text:p>
      <text:p text:style-name="P2">– <text:span text:style-name="T1">Oui allo ?</text:span> fit une voix peu commode.</text:p>
      <text:p text:style-name="P2">– C’est Mazas.</text:p>
      <text:p text:style-name="P2">– <text:span text:style-name="T1">Je m’en doute que c’est Mazas, t’appelles sur mon </text:span><text:span text:style-name="T2">mobile</text:span><text:span text:style-name="T51"> </text:span><text:span text:style-name="T1">pro. Qu’est-ce tu veux ?</text:span></text:p>
      <text:p text:style-name="P2">– C’est pour une intervention, à Chamonard.</text:p>
      <text:p text:style-name="P2">– <text:span text:style-name="T1">Qu’est-ce qu’elle nous fait encore ?</text:span></text:p>
      <text:p text:style-name="P2">– La vanne de crue refuse de se fermer.</text:p>
      <text:p text:style-name="P2">– <text:span text:style-name="T1">La Seine en est où ?</text:span></text:p>
      <text:p text:style-name="P2">L’agent consulta ses écrans.</text:p>
      <text:p text:style-name="P2">– 29 mètres 15.</text:p>
      <text:p text:style-name="P2"><text:soft-page-break/>– <text:span text:style-name="T1">Les collecteurs ?</text:span></text:p>
      <text:p text:style-name="P2">– 65<text:span text:style-name="T1699"> </text:span>%.</text:p>
      <text:p text:style-name="P2">– <text:span text:style-name="T1">OK. Rappelle plus tard.</text:span></text:p>
      <text:p text:style-name="P2">– Mais c’est —</text:p>
      <text:p text:style-name="P2">L’autre avait déjà raccroché. Le 3/8 se retourna bêtement vers Alain Bouvier, qui ne put contenir un sourire.</text:p>
      <text:p text:style-name="P2">– Quand ça sort du protocole, tu improvises. C’est un coriace, Simoni.</text:p>
      <text:p text:style-name="P2">L’agent de maitrise hésita, puis recomposa le numéro.</text:p>
      <text:p text:style-name="P2">– <text:span text:style-name="T1">Quoi encore ?</text:span></text:p>
      <text:p text:style-name="P2">– Je vous assure que c’est grave, une des —</text:p>
      <text:p text:style-name="P2">– <text:span text:style-name="T1">S’il fallait accourir dès qu’une vanne faisait des siennes, on passerait notre temps sur les routes ! Rappelle quand ça devient sérieux.</text:span></text:p>
      <text:p text:style-name="P2">– C’est que…</text:p>
      <text:p text:style-name="P2">– <text:span text:style-name="T1">Écoute, c’est le réveillon, alors</text:span> —</text:p>
      <text:p text:style-name="P2">Alain Bouvier prit le combiné des mains de l’agent.</text:p>
      <text:p text:style-name="P2">– Salut Patrick.</text:p>
      <text:p text:style-name="P2">À l’autre bout, l’égoutier marqua un temps, soupira avant de répondre.</text:p>
      <text:p text:style-name="P2">– <text:span text:style-name="T1">T’es là-bas ?</text:span> fit-il d’une voix embarrassée.</text:p>
      <text:p text:style-name="P2">– On a un problème.</text:p>
      <text:p text:style-name="P2">– <text:span text:style-name="T1">Me dis pas que tu t’inquiètes avec des niveaux pareils ?</text:span></text:p>
      <text:p text:style-name="P2">– T’as mis le nez dehors ?… Va à la fenêtre.</text:p>
      <text:p text:style-name="P2">Alain conclut au silence qui suivit que Simoni s’y rendait. Il <text:span text:style-name="T131">revint</text:span> <text:soft-page-break/>quelques secondes plus tard.</text:p>
      <text:p text:style-name="P2">– <text:span text:style-name="T1">Ça tombe, mais c’est pas le déluge non plus. On va attendre un peu avant d’appeler Noé, tu crois pas ?</text:span></text:p>
      <text:p text:style-name="P2">– Patrick, tu vas t’excuser de notre part auprès de ta petite famille et tu vas te rendre tout de suite là-bas.</text:p>
      <text:p text:style-name="P2">– <text:span text:style-name="T1">J’ai pas de véhicule, là. Je l’ai</text:span> —</text:p>
      <text:p text:style-name="P2">– Lamard est en route pour te prendre.</text:p>
      <text:p text:style-name="P2">– <text:span text:style-name="T1">Et merde !</text:span></text:p>
      <text:p text:style-name="P2">– Merci Patrick, j’étais sûr que tu comprendrais.</text:p>
      <text:p text:style-name="P2">Quand ils eurent raccroché, Alain demanda au 3/8 de connecter la caméra de télésurveillance de Chamonard sur le moniteur principal. Pendant que l’agent s’exécutait, Alain retira son gilet, retroussa ses manches et alluma deux autres écrans.</text:p>
      <text:p text:style-name="P2">– Merci… lâcha l’agent.</text:p>
      <text:p text:style-name="P2">– C’est comment ton nom ?</text:p>
      <text:p text:style-name="P2">– Alex. Alex Kieslowski.</text:p>
      <text:p text:style-name="P2">– Hé bien Alex, tu me remercieras quand tu pourras rentrer chez toi. Et crois-moi, c’est pas pour tout de suite.</text:p>
      <text:list xml:id="list102624262811062" text:continue-numbering="true" text:style-name="Numbering_20_1">
        <text:list-item>
          <text:p text:style-name="Marque_20_chapitre"><text:soft-page-break/></text:p>
        </text:list-item>
      </text:list>
      <text:p text:style-name="P9">La fourgonnette traversa Paris <text:span text:style-name="T132">sous l</text:span><text:bookmark-start text:name="__DdeLink__17605_1172203423"/><text:span text:style-name="T132">’</text:span><text:bookmark-end text:name="__DdeLink__17605_1172203423"/><text:span text:style-name="T132">orage, </text:span>à faible allure. Elle semblait glisser sur la chaussée inondée, <text:span text:style-name="T133">l’aquaplaning</text:span> la guettait à chaque feu rouge. La nuit avait un air d’apocalypse. À<text:span text:style-name="T134"> l’intérieur, l</text:span>es trois égoutiers restaient silencieux. Tandis qu’à l’arrière le Gamin s’acharnait sur le jeu de son téléphone portable, les deux autres jetaient des regards mauvais aux torrents qui se précipitaient vers les bouches d’égout en mal d’absorber le flot diluvien.</text:p>
      <text:p text:style-name="P10">Ils stoppèrent <text:span text:style-name="T135">rue de Bercy, </text:span>devant une porte métallique arborant le numéro 1. Éclairés par la lampe du plafonnier, les deux égoutiers à l’avant <text:span text:style-name="T136">eurent </text:span>une vive discussion. Puis les portes s’ouvrirent et deux hommes surgirent de la fourgonnette, casques à la main, récupérèrent un sac <text:span text:style-name="T137">dans le coffre</text:span> et se lancèrent sous les trombes d’eau en direction de <text:span text:style-name="T138">l’usine</text:span>.</text:p>
      <text:p text:style-name="P2">– Tu veux savoir ce qui fout en l’air ton réveillon, Gamin ? fit le Tigre, un genou posé à terre devant la fosse en béton dont il avait relevé les deux battants d’acier.</text:p>
      <text:p text:style-name="P2">La poutrelle d’un barrage mal consolidé avait dû riper et elle était venue se coincer dans l’un des rails de la vanne. Le Tigre secouait la tête de dépit ; ça aurait pris quinze secondes à l’équipe du curage de vérifier leur installation, trente au plus pour remettre une cale.</text:p>
      <text:p text:style-name="P2">– Qu’est-ce qu’on fait ?</text:p>
      <text:p text:style-name="P2">– À ton avis ? Comme dirait le chef, on la dégage et on rentre !</text:p>
      <text:p text:style-name="P2">Au poste de supervision, Alain Bouvier et l’agent é<text:span text:style-name="T139">taient</text:span> plantés devant le combo. <text:span text:style-name="T140">L</text:span>a caméra de télésurveillance é<text:span text:style-name="T140">tait braquée </text:span>sur la fosse dans laquelle les deux égoutiers descend<text:span text:style-name="T141">aient</text:span>. Alain tournait de temps à autre un regard <text:span text:style-name="T142">inquiet </text:span>vers les niveaux qu’affichaient les écrans d’ordinateur.<text:span text:style-name="T143"> </text:span>Il construisait mentalement le scénario des évènements qui surviendraient si l’équipe <text:soft-page-break/>d’astreinte ne parvenait pas à dégager la poutrelle. C’était pour commencer l’inondation assurée de tout le XII arrondissement et une pagaille sans nom dès le lendemain matin. Circulation gelée, caves et premiers étages inondés, Parisiens clo<text:span text:style-name="T1700">i</text:span>trés chez eux, interruption forcée de l’alimentation en gaz et en électricité. Et si la crue et l’orage persistaient, ça pouvait s’étendre aux arrondissements voisins. Alain repensa aux cinq morts civils de la crue de 1910. Il s’était juré que ça n’arriverait jamais sous <text:span text:style-name="T144">son autorité</text:span>.</text:p>
      <text:p text:style-name="P2">Sur le combo<text:span text:style-name="T145">,</text:span> ils virent le Gamin s’extirper de la fosse et quitter l’usine en courant. Quelques secondes plus tard, le téléphone sonnait. Alain décrocha.</text:p>
      <text:p text:style-name="P2">– <text:span text:style-name="T1">Il nous reste combien de temps ?</text:span></text:p>
      <text:p text:style-name="P2">– … 45 minutes, fit Alain.</text:p>
      <text:p text:style-name="P2"><text:span text:style-name="T145">L</text:span>’agent 3/8 ne put s’empêcher de tiquer.</text:p>
      <text:p text:style-name="P2">– <text:span text:style-name="T1">Le niveau du collecteur ?</text:span></text:p>
      <text:p text:style-name="P2">– 70<text:span text:style-name="T1701"> </text:span>%, fit calmement Alain. Mais tu peux me dire pourquoi t’es pas en bas, Patrick ?</text:p>
      <text:p text:style-name="P2">Patrick Simoni ne donna aucune réponse.</text:p>
      <text:p text:style-name="P2">– C’est Lamard qu’aurait dû rester en haut<text:span text:style-name="T146">, poursuivit Alain</text:span>. C’est pas très règlementaire, tout ça, Patrick, <text:span text:style-name="T147">ajouta-t-il </text:span>avant de raccrocher.</text:p>
      <text:p text:style-name="P2">– On en est à 82<text:span text:style-name="T1701"> </text:span>%, monsieur, pourquoi vous leur avez dit 70 ?</text:p>
      <text:p text:style-name="P2">– <text:span text:style-name="T2218">Pour pas </text:span>les paniquer<text:span text:style-name="T2218">.</text:span></text:p>
      <text:p text:style-name="P2">– Écoutez, je… je veux pas être responsable de…</text:p>
      <text:p text:style-name="P2">– J’en prends la responsabilité, d’accord ?</text:p>
      <text:p text:style-name="P2">L’agent s’assit au bord de son siège à roulettes, <text:span text:style-name="T148">mal à l’aise</text:span>, commença à pivoter nerveusement d’un côté à l’autre.<text:span text:style-name="T149"> </text:span>Alain resta debout, appuyé <text:soft-page-break/>solidement de ses bras sur la table où étaient disposés les ordinateurs. Il fallait garder son calme, analyser posément la situation et trouver une issue, mettre un terme à cette désagréable sensation de perte de contrôle qui l’envahissait peu à peu. Il le savait <text:span text:style-name="T150">pertinemment</text:span>, <text:span text:style-name="T151">les égoutiers ne disposaient pas de quarante-cinq</text:span> minutes <text:span text:style-name="T151">mais </text:span>de dix tout au plus.</text:p>
      <text:p text:style-name="P2">À Chamonard, le Tigre et le Gamin agrippèrent ensemble les deux poignées émergées.</text:p>
      <text:p text:style-name="P2">– Il ressemblait à quoi ton réveillon ?</text:p>
      <text:p text:style-name="P2">– Rien, je jouais, j’envoyais des textos, tout ça.</text:p>
      <text:p text:style-name="P2">– Des textos ?</text:p>
      <text:p text:style-name="P2">– Ouais, avec mon téléphone, <text:span text:style-name="T152">et sur Facebook, </text:span>tu sais.</text:p>
      <text:p text:style-name="P2">– Oui, c’est bon, je connais quand même les textos. Allez, à trois on tire. Un, deux, trois ! Et à qui tu les envoyais, tes textos ? La famille ?</text:p>
      <text:p text:style-name="P2">– Ben non… enfin je sais pas… à des potes…</text:p>
      <text:p text:style-name="P2">– Tu sais pas<text:span text:style-name="T1702">,</text:span> o<text:span text:style-name="T1702">u</text:span> c’était à des potes ?</text:p>
      <text:p text:style-name="P2">– C’était à des potes, mais je les connais pas, je connais personne à Paris. <text:span text:style-name="T153">Je les ai croisés </text:span>sur un jeu, sur le téléphone.</text:p>
      <text:p text:style-name="P2">« <text:span text:style-name="T154">Croisés</text:span> sur le téléphone », pour le Tigre, c’était de l’hébreu. Il ne voyait pas comment on pouvait <text:span text:style-name="T1">se </text:span><text:span text:style-name="T3">croiser</text:span><text:span text:style-name="T1"> sur un téléphone</text:span>, et encore moins comment on pouvait <text:span text:style-name="T1">avoir des </text:span><text:span text:style-name="T4">amis</text:span><text:span text:style-name="T1"> qu’on ne connaissait pas</text:span>… Il se sentait triste pour ce gosse mal dans sa peau.</text:p>
      <text:p text:style-name="P2">– Ça te dirait de passer à la maison, après ? Allez, ho… hisse !</text:p>
      <text:p text:style-name="P2">– Je sais pas… grimaça le Gamin entre ses dents en tirant de toutes ses forces.</text:p>
      <text:p text:style-name="P2"><text:soft-page-break/>– En toute simplicité, hein. En espérant que les morfals de mon fils ont laissé quelque chose. Heureux qu’ils se rincent pas <text:span text:style-name="T2125">déjà </text:span>au vin, ceux-là. Allez, t’es prêt ? On tire encore.</text:p>
      <text:p text:style-name="P2">– Elle va bouger, y’a pas de raisons, fit le Gamin sur un ton enjoué, le cœur ragaillardi par l’invitation inattendue de son collègue.</text:p>
      <text:p text:style-name="P2">– Elle a bougé ! s’exclama le 3/8 de Mazas.</text:p>
      <text:p text:style-name="P11">Alain Bouvier aurait aimé pouvoir s’en réjouir comme lui. Mais il savait <text:span text:style-name="T155">qu’ils avaient franchi le point de non-retour</text:span> depuis quelques minutes déjà.</text:p>
      <text:p text:style-name="P2">– On l’a eue, cette putain de V9, monsieur ! exultait l’agent de maitrise.</text:p>
      <text:p text:style-name="P2">Alain se demanda si cet agent était naïf ou s’il essayait de se convaincre lui-même. Il baissa les yeux vers ses mains dont il ne pouvait plus contenir les tremblements ; il était encore temps de renoncer<text:span text:style-name="T2123">, </text:span>d’assumer la catastrophe inévitable si l’on <text:span text:style-name="T2124">restait les bras croisés</text:span>. N’aurait-il pas de solides raisons à invoquer <text:span text:style-name="T156">? </text:span>Non, il le savait, ces bonnes raisons n’auraient aucun poids face au désastre. Prétendre qu’il avait laissé l’inondation se propager dans Paris pour sauver la vie de deux égoutiers ne ressemblerait à rien d’autre qu’à une pitoyable excuse. Pire, en cas de morts civils, on invoquerait sa légèreté, on le révoquerait pour incompétence et faute grave. C’était l’arrêt brutal de sa carrière, sans rémission possible. Tout ça pour un bout de bois pas plus gros qu’une traverse de chemin de fer !</text:p>
      <text:p text:style-name="P2">Alain savait ce qui lui restait à faire. Son regard passait du moniteur de télésurveillance à l’écran affichant le niveau du collecteur principal.<text:span text:style-name="T157"> </text:span>Les trépignements de l’agent 3/8 s’interrompirent brusquement lorsque les voyants rouges se mirent à clignoter sur plusieurs écrans autour de lui. Le collecteur principal venait d’atteindre son seuil de charge. Alain Bouvier s’était déjà levé et se penchait sur le clavier principal.</text:p>
      <text:p text:style-name="P2">– Qu’est-ce que vous faites, monsieur ?</text:p>
      <text:p text:style-name="P2"><text:soft-page-break/>Alain Bouvier resta silencieux, concentré.</text:p>
      <text:p text:style-name="P2">– Vous n’allez quand même pas…</text:p>
      <text:p text:style-name="P2">L’agent vit son patron commander l’allumage des pompes de crue de l’usine Chamonard.</text:p>
      <text:p text:style-name="P2">– Non !</text:p>
      <text:p text:style-name="P2">Sur le moniteur, les deux égoutiers s’étaient retournés vers la caméra. Un nouveau cri s’étouffa dans la gorge de l’agent 3/8 lorsqu’il vit, dans le silence irréel de la transmission vidéo, ses collègues être propulsés en arrière par l’eau sous pression qui jaillit du dalot.</text:p>
      <text:p text:style-name="P2">Sans réfléchir, l’agent bouscula son patron pour prendre sa place devant le clavier. Mais alors qu’il tentait d’arrêter les pompes, un violent uppercut l’interrompit et il s’affala sur le sol, K.O.</text:p>
      <text:list xml:id="list102623463352821" text:continue-numbering="true" text:style-name="Numbering_20_1">
        <text:list-item>
          <text:p text:style-name="Marque_20_chapitre"><text:soft-page-break/></text:p>
        </text:list-item>
      </text:list>
      <text:p text:style-name="P2">Dans l’ascenseur qui le remontait chez lui au petit matin, Alain Bouvier passa une nouvelle fois en revue chaque point du plan dont l’exécution lui avait demandé le reste de la nuit. Un plan improvisé trop vite. Quelque chose lui avait-il échappé ? Il était exténué, il n’avait plus la force d’y réfléchir.</text:p>
      <text:p text:style-name="P2">Il n’avait pas éprouvé un tel soulagement à retirer sa combinaison depuis longtemps. Ça lui rappela ses premières descentes, quand l’odeur âcre lui arrachait la gorge, se prenait dans ses cheveux, tenace, dans ses poils de narine, avait imprégné ses vêtements jusqu’à son linge de corps. Il la sentait encore trois jours après.<text:span text:style-name="T158"> </text:span>Lorsqu’il se retrouva nu au milieu de la salle d’eau et qu’il tourna machinalement son visage vers le miroir longeant les deux lavabos, il aperçut cette masse de chair qu’il <text:span text:style-name="T159">semblait toujours </text:span>découvr<text:span text:style-name="T159">ir </text:span>avec dépit ; il aurait tellement voulu que ce corps ne fut pas le sien. Le même souvenir, invariablement, lui revenait. C’était peu de temps après avoir épousé Inès. Elle lui avait montré les esquisses de Picasso pour son Minotaure. C’était à l’époque la même masse de chair, généreuse sans être obèse, solidement charpentée mais — comme elle aimait le lui répéter — sans une once de la vulgarité des musculatures gonflées aux stéroïdes.<text:span text:style-name="T160"> </text:span>Aujourd’hui, à cinquante-quatre ans, Alain Bouvier ne pouvait retrouver dans cette silhouette remplissant le miroir la moindre trace des croquis du maitre. Il n’y avait plus aucun génie dans cette masse-là. Elle n’était qu’affaissement. Aujourd’hui, le Minotaure était bon pour l’abattoir.<text:span text:style-name="T161"> </text:span>Il se délesta de ses vêtements dans la malle en osier qui faisait office de bac à linge sale et se glissa sous la douche. Il s’y frotta sans fin.</text:p>
      <text:p text:style-name="P2">En traversant le couloir pour se rendre au salon, dans son peignoir, une cannette de bière à la main, il aperçut le mot laissé sur le meuble d’entrée sous un galet plat. Quelques mots griffonnés sur un bristol de couleur :</text:p>
      <text:p text:style-name="Text_20_body">« Papa,</text:p>
      <text:p text:style-name="Text_20_body"><text:soft-page-break/>« Je t’attendais un peu quand même. Tant pis…</text:p>
      <text:p text:style-name="P254">« Crois-tu que nous serons un jour une famille <text:span text:style-name="T162">?</text:span></text:p>
      <text:p text:style-name="P254">« <text:span text:style-name="T162">Une </text:span><text:span text:style-name="T73">vraie</text:span><text:span text:style-name="T162"> famille,</text:span> je veux dire ?</text:p>
      <text:p text:style-name="Text_20_body">« Aujourd’hui, tu sais quoi ? C’était Noël.</text:p>
      <text:p text:style-name="Text_20_body">« Je t’embrasse quand même, comme d’habitude.</text:p>
      <text:p text:style-name="Text_20_body">« Ta petite N. »</text:p>
      <text:p text:style-name="Text_20_body">Il glissa le bristol dans sa poche et regagna le salon pour s’étendre sur le sofa en expirant profondément. Quelques secondes plus tard, il s’était endormi.</text:p>
      <text:list xml:id="list102623971515233" text:continue-numbering="true" text:style-name="Numbering_20_1">
        <text:list-item>
          <text:p text:style-name="Marque_20_chapitre"/>
        </text:list-item>
      </text:list>
      <text:p text:style-name="P2">– Ça s’appelle l’« effet de chasse », expliqua Bruno Petit en invitant les touristes du Musée des égouts à se répartir le long de la galerie Brunesseau. Figurez-vous que malgré les innovations techniques de ces derniers siècles, on <text:soft-page-break/>n’a rien trouvé de mieux. On remplit un bassin d’une grosse quantité d’eau et on la libère brutalement. Et <text:span text:style-name="T163">voilà</text:span> ! Tout est embarqué. Je suis sûr que ça vous rappelle quelque chose.</text:p>
      <text:p text:style-name="P2">– Et les bulles, là, ce sont des vapeurs dégagées par les réactions chimiques ? demanda un touriste indien dans un français impeccable.</text:p>
      <text:p text:style-name="P2">– Je pencherais plutôt pour… du Champagne.</text:p>
      <text:p text:style-name="P2">Il articula bien le mot « <text:span text:style-name="T164">c</text:span>hampagne »<text:span text:style-name="T164">,</text:span> qu’il fut inutile de traduire pour arracher quelques rires à son auditoire, peu nombreux entre les fêtes de fin d’année.</text:p>
      <text:p text:style-name="P2">– Je suis sérieux. Ça fait deux jours que les Parisiens et les touristes festoient. À raison d’une demi<text:span text:style-name="T1656">-</text:span>bouteille par personne pour le réveillon et d’une demi<text:span text:style-name="T1656">-</text:span>bouteille pour le jour de Noël — je reste volontairement sobre dans les quantités —, dix<text:span text:style-name="T2007">-</text:span>millions de litres de Champagne ont <text:span text:style-name="T165">donc </text:span>été ingurgités durant les dernières quarante-huit heures. Vous entendez bien : dix<text:span text:style-name="T2008">-</text:span>millions de litres de Champagne ! Si nous admettons que le corps en retient une moitié et rejette l’autre — principalement le gaz et les bulles —, on peut estimer que… cinq<text:span text:style-name="T2009">-</text:span>millions de bulles et de gaz s’écoulent ici depuis le début du weekend.</text:p>
      <text:p text:style-name="P2">Il se retourna vers le bassin.</text:p>
      <text:p text:style-name="P2">– Ces bulles sont donc bien des bulles de Champagne.</text:p>
      <text:p text:style-name="P2">Des rires parcoururent à nouveau le rang des touristes.<text:span text:style-name="T166"> </text:span>Ils furent coupés net par un cri de stupeur qui se répercuta sur chaque mur vouté des galeries.</text:p>
      <text:p text:style-name="P2">Bruno se fraya un chemin dans le passage Duleau parmi les touristes qui s’agglutinaient devant le garde-fou protégeant le collecteur Bosquet et son <text:span text:style-name="T1">wagon bi-boule</text:span>. <text:span text:style-name="T167">Il</text:span> fit la grimace devant le spectacle qui s’offrit à lui <text:span text:style-name="T168">:</text:span> autour d’un des pieds du wagon, la jambe d’un cadavre s’enroulait, douloureusement désarticulée. Le reste du corps, rejeté en arrière, disparaissait au niveau des <text:soft-page-break/>anches dans les effluents.</text:p>
      <text:p text:style-name="P2">– Là ! Venez voir !</text:p>
      <text:p text:style-name="P2">On se retourna aussitôt vers un homme qui désignait en reculant l’entrée d’un autre boyau. Les touristes piétinèrent dans le plus grand désordre les caillebotis métalliques de la galerie Belgrand pour venir s’<text:span text:style-name="T169">agglutiner</text:span> devant l’arrivée du collecteur Rapp. Un second corps gisait là, reposant à moitié sur la <text:span text:style-name="T1">banquette</text:span> en béton-polyester longeant la <text:span text:style-name="T1">cunette</text:span> où se déplaçaient lentement les eaux usées. Une touriste en état de choc se mit à hurler.</text:p>
      <text:p text:style-name="P2">Tandis que des murmures de stupéfaction traversaient l’assistance, Bruno se dégagea pour revenir au premier corps. Il resta un bon moment accoudé à la barrière, à réfléchir. Quelque chose dans l’aspect de ces cadavres l’intriguait mais il aurait été incapable de dire ce que c’était.</text:p>
      <text:list xml:id="list102623672393015" text:continue-numbering="true" text:style-name="Numbering_20_1">
        <text:list-item>
          <text:p text:style-name="Marque_20_chapitre"><text:soft-page-break/></text:p>
        </text:list-item>
      </text:list>
      <text:p text:style-name="P2">Le périmètre de sécurité n’était pas encore établi autour de la scène de crime quand le commissaire-divisionnaire Poussin arriva, aussitôt accueilli par des responsables de la Direction pour la Protection de l’Environnement, officine qui gérait les égouts de Paris.<text:span text:style-name="T170"> </text:span>Tout en écoutant le Chargé des Relations Publiques s’inquiéter des répercussions que cet incident pouvait avoir sur la réputation des égouts, Poussin s’approcha du bassin où plusieurs techniciens de la PTS, épaulés par des égoutiers, tentaient de dégager le corps du wagon bi-boule.<text:span text:style-name="T171"> </text:span>L’exercice était éprouvant et sans les précieux conseils de Bruno Petit, sans ses mises en garde, les flics auraient pataugé en vain dans la cunette glissante où le courant, tranquille en apparence, parvenait à vous retourner <text:span text:style-name="T172">comme une crêpe </text:span>un homme de cent kilos, à vous faire prendre ce que les égoutiers appelaient affectueusement un <text:span text:style-name="T1">bain de cul</text:span>. L’entreprise ne se conclut qu’après une bonne heure et demi<text:span text:style-name="T1703">e</text:span> de gesticulations éreintantes.<text:span text:style-name="T173"> </text:span>Le commissaire Poussin é<text:span text:style-name="T174">tait </text:span>resté appuyé au garde-fou, pensif. Il avait fait abstraction de la logorrhée du Chargé des relations publiques qui s’évertuait à le persuader de l’importance de sa mission : redorer l’image du réseau d’assainissement parisien, lui tailler sur mesure un nouveau visage auréolé de propreté et de modernité.</text:p>
      <text:p text:style-name="P2">– Les égouts, ça reste les égouts, avait fini par <text:span text:style-name="T175">soupirer </text:span>le commissaire.</text:p>
      <text:p text:style-name="P2">– Il ne s’agit plus d’<text:span text:style-name="T1">égouts</text:span>, justement, mais de <text:span text:style-name="T1">réseau d’assainissement</text:span>. La différence est de taille. Les égouts, c’est sale, c’est <text:span text:style-name="T1">out</text:span>, l’assainissement, c’est propre, c’est <text:span text:style-name="T1">in</text:span>. Vous saisissez ?</text:p>
      <text:p text:style-name="P2">Poussin se contenta d’un vague hochement de tête. Ce genre d’énergumène tout droit sorti de son Institut d’études politiques n’avait aucun secret pour lui. Les nouveaux drilles de ce monde de la communication. Il en était bien aise d’apprendre qu’on pouvait régler tous les problèmes à coups de <text:soft-page-break/>dictionnaire et de sémantique. Il savait, lui, qu’il ne suffirait pas de remplacer un terme <text:span text:style-name="T1">out</text:span> par un terme <text:span text:style-name="T1">in</text:span> pour venir à bout de cette enquête. Il s’excusa <text:span text:style-name="T176">poliment </text:span>auprès de son hôte et s’approcha des techniciens et des égoutiers qui sortaient enfin, harassés, de la cunette.</text:p>
      <text:p text:style-name="P2">– Vous avez une idée de ce qui a pu leur arriver ? demanda-t-il à Bruno Petit qui finissait d’aider ses hommes à se dévêtir de leur combinaison jetable.</text:p>
      <text:p text:style-name="P2">Bruno se redressa pour jeter un coup d’œil aux deux corps allongés côte à côte dans des housses entre deux maquettes de l’exposition Belgrand.</text:p>
      <text:p text:style-name="P2">– Aucune, affirma Bruno. Vous pensez qu’ils ont été… tués ?</text:p>
      <text:p text:style-name="P2">– Qu’est-ce qui vous fait dire ça ? s’étonna le commissaire.</text:p>
      <text:p text:style-name="P2">– Je sais pas, tous ces flics… On se croirait à la télé.</text:p>
      <text:p text:style-name="P2">– C’est la procédure. Dites-moi, ce sont bien des tenues d’égoutier qu’ils portent ?</text:p>
      <text:p text:style-name="P2">– Oui. Enfin presque.</text:p>
      <text:p text:style-name="P2">– Presque ?</text:p>
      <text:p text:style-name="P2">– Ils n’ont pas de masque de fuite et pas de <text:span text:style-name="T1">dégazeur</text:span>.</text:p>
      <text:p text:style-name="P2">Bruno frappa du doigt sur le boitier rouge accroché à sa combinaison à hauteur d’épaule.</text:p>
      <text:p text:style-name="P2">– Ça, c’est le masque de fuite, c’est juste un filtre qui nous permet de quitter rapidement les lieux en cas de pépin. Et ce machin-là, ajouta-t-il en désignant de l’autre côté un boitier en plastique jaune de la taille d’un chronomètre, c’est le <text:span text:style-name="T1">dégazeur</text:span>. Enfin c’est comme ça qu’on l’appelle entre nous. C’est un détecteur Oldham qui nous alerte lorsqu’on est en présence d’un gaz nocif, genre H2S ou monoxyde de carbone ; ou lorsque l’air est trop pauvre en oxygène, enfin, vous voyez. Aucun des deux n’en portait.</text:p>
      <text:p text:style-name="P2"><text:soft-page-break/>– Et vous en déduisez ?…</text:p>
      <text:p text:style-name="P2">– Rien. C’est juste pour dire.</text:p>
      <text:p text:style-name="P2">Le commissaire Poussin prit le temps de réfléchir, puis :</text:p>
      <text:p text:style-name="P2">– Vous accepteriez d’être notre conseil-expert sur cette affaire ?</text:p>
      <text:p text:style-name="P2">– Je <text:span text:style-name="T2084">sais pas trop</text:span>, je suis qu’un égoutier de base. Faut voir ça avec le <text:span text:style-name="T177">grand patron</text:span>. Et puis je suis pas sûr de vous être utile.</text:p>
      <text:p text:style-name="P2">– Mais vous travaillez ici, <text:span text:style-name="T2083">non ?</text:span></text:p>
      <text:p text:style-name="P2">– Ah, je comprends <text:span text:style-name="T178">!</text:span> <text:span text:style-name="T2083">En fait</text:span>, je fais juste un remplacement<text:span text:style-name="T178">, là</text:span>.</text:p>
      <text:p text:style-name="P2">– Un grand merci en tout cas<text:span text:style-name="T179">, fit le commissaire en lui serrant la main</text:span>. On n’y serait jamais arrivés sans vous.</text:p>
      <text:p text:style-name="P2">Bruno remercia le flic d’un sourire. En vérité, il était mal à l’aise. Il n’avait pas menti mais il s’était gardé de dire tout ce qu’il avait pu déduire des deux cadavres. Il avait appris à rester prudent quand il s’agissait de son métier, de son univers, de sa passion. Le commissaire, heureusement, n’avait pas insisté.</text:p>
      <text:list xml:id="list102623445123175" text:continue-numbering="true" text:style-name="Numbering_20_1">
        <text:list-item>
          <text:p text:style-name="Marque_20_chapitre"><text:soft-page-break/></text:p>
        </text:list-item>
      </text:list>
      <text:p text:style-name="P2">Nathalie déboucha dans le couloir du premier étage de la Direction pour la Protection de l’Environnement, rue Schœlcher, et se dirigea vers le bureau de son père, la main <text:span text:style-name="T180">plaquée </text:span>au fond de sa poche de veste<text:span text:style-name="T180"> </text:span>contre l’enveloppe qui contenait sa lettre. Elle avait décidé qu’elle la lui remettrait ce matin. Elle aurait pu le faire la veille au soir, chez lui, mais après moult tergiversations elle avait choisi de donner à sa démarche un caractère plus protocolaire.</text:p>
      <text:p text:style-name="P2">À l’extrémité du couloir, la secrétaire sortait du bureau de son père, le regard baissé vers son cellulaire, pressée comme à son habitude. En apercevant Nathalie, elle s’arrêta net, stupéfaite.</text:p>
      <text:p text:style-name="P2">– Déjà ?… Ton père t’a appelé<text:span text:style-name="T1704">e</text:span> dans mon dos, c’est ça ?</text:p>
      <text:p text:style-name="P2">– Non. Qu’est-ce que vous voulez dire ?</text:p>
      <text:p text:style-name="P2">La secrétaire étouffa un rire en désignant son portable.</text:p>
      <text:p text:style-name="P2">– Je m’apprêtais à te joindre, là. Enfin tant mieux, pour une fois, il ne pourra pas se plaindre de ma soi-disant lenteur !</text:p>
      <text:p text:style-name="P2">– Comment ça ? Il m’attendait ?…</text:p>
      <text:p text:style-name="P2">– Oui, dans son bureau.</text:p>
      <text:p text:style-name="P2">Nathalie frémit. S’il l’attendait, c’est qu’il savait… Il avait dû descendre chez elle en son absence<text:span text:style-name="T181">, peut-être pendant qu’elle était en train de nager. I</text:span>l avait trouvé la lettre et ne s’était pas gêné pour la lire. Il avait eu le temps de préparer sa riposte, d’affuter ses arguments. Elle était perdue.</text:p>
      <text:p text:style-name="P2">– Il sait pourquoi je… viens le voir ?</text:p>
      <text:p text:style-name="P2">– <text:span text:style-name="T1">Pourquoi tu viens</text:span> ?… répéta la secrétaire, circonspecte, avant de lâcher un petit rire. <text:span text:style-name="T2078">J</text:span>e pense que s’il te fait appeler<text:span text:style-name="T2078">, </text:span>il <text:span text:style-name="T2079">doit savoir</text:span> pourquoi. Tout va <text:soft-page-break/>bien, Nathalie ?</text:p>
      <text:p text:style-name="P2">– Oui… Je vous remercie.</text:p>
      <text:p text:style-name="P2">– Vraiment ?</text:p>
      <text:p text:style-name="P235"><text:span text:style-name="T2080">Nathalie affirma plusieurs fois du menton, puis </text:span>tourna les talons et <text:span text:style-name="T182">se dirigea vers </text:span>l’ascenseur qu’elle venait de quitter. La secrétaire la rattrapa entre les portes.</text:p>
      <text:p text:style-name="P2">– Mais où tu vas<text:span text:style-name="T183"> comme ça</text:span> ? Ton père t’attend !</text:p>
      <text:p text:style-name="P2">Nathalie regarda autour d’elle à la recherche d’un hypothétique secours. La secrétaire la prit doucement par la manche.</text:p>
      <text:p text:style-name="P2">– Allô la terre ? Je viens de te dire que ton père t’attendait dans son bureau. Avec des gens de la police.</text:p>
      <text:p text:style-name="P2">– La police ?</text:p>
      <text:p text:style-name="P2">Peut-être que ça n’avait rien à voir avec sa lettre, alors. Tout n’était peut-être pas perdu.</text:p>
      <text:p text:style-name="P2">« Pauvre petite… <text:span text:style-name="T1706">s</text:span>urmenée… » pensa la secrétaire en la regardant s’éloigner vers le bureau. Elle la revoyait quelques années plus tôt, âgée de douze ans à peine quand elle débarquait ici pour la première fois en sortant de l’école. Son père venait d’incorporer la Section d’Assainissement après dix ans de services dans le privé. Cette petite, tout le monde la connaissait ici, on la trouvait souvent arpentant les couloirs, l’air un peu maussade, ou faisant ses devoirs dans la salle de réunion, ou se rendant utile en ramenant des ramettes de papier et des bics dans les bureaux. On l’avait vu<text:span text:style-name="T184">e</text:span> grandir, c’était un peu la fille de la maison, la <text:span text:style-name="T1">fille des égouts</text:span>.</text:p>
      <text:p text:style-name="P208">Quand Nathalie pénétra dans le bureau de son père, il était penché sur sa table de travail. Trois hommes en civil étaient dispersés dans la pièce, se redressant un peu à l’entrée de la belle jeune femme. Elle distinguait mal leur <text:soft-page-break/>visage dans la pénombre que maintenaient les stores toujours baissés.<text:span text:style-name="T185"> </text:span>Alain Bouvier ne se donna pas la peine de relever la tête. Le malaise s’installa aussitôt. Les flics n’osèrent bouger, attendant que le patron de la SAP introduise<text:span text:style-name="T1705"> la nouvelle venue</text:span>.<text:span text:style-name="T186"> Cette situation n’étonna en rien Nathalie</text:span>. Son père était passé maitre dans l’art d’imposer ces atmosphères é<text:span text:style-name="T187">touffantes</text:span>. Quelle satisfaction en tirait-il ? Savourait-il le pouvoir illusoire que cela lui conférait ? Pourtant, certains signes qu’elle put lire sur son visage à peine éclairé lui laissaient penser que ça n’était <text:span text:style-name="T188">peut-être </text:span>pas intentionnel cette fois, que son père était en proie à de réelles préoccupations. Et puis la police n’était pas là par hasard.</text:p>
      <text:p text:style-name="P2">Trois petits coups furent frappés contre la porte et la secrétaire entra. Elle distribua les cafés. On la remercia d’un sourire gêné. Puis elle ressortit.</text:p>
      <text:p text:style-name="P2">– Ces messieurs sont de la PJ, se décida à préciser Alain Bouvier.</text:p>
      <text:p text:style-name="P2">Nathalie les salua une nouvelle fois d’un vague hochement de tête.</text:p>
      <text:p text:style-name="P2">– Ils auraient besoin de notre assistance.</text:p>
      <text:p text:style-name="P2"><text:span text:style-name="T189">Alain Bouvier</text:span> s’interrompit pour retourner la feuille posée devant lui. Nathalie n’avait aucune envie, aujourd’hui, de se prêter au « jeu de pêche » <text:span text:style-name="T190">auquel s’adonnait </text:span>souvent son père. Elle savait pertinemment qu’il attendait sa question — <text:span text:style-name="T1">de quoi s’agit-il ?</text:span> Aujourd’hui, elle n’était pas d’humeur à <text:span text:style-name="T191">jouer</text:span>.<text:span text:style-name="T192"> </text:span>Rien ne la détournerait du seul objet de sa visite : remettre à son père sa lettre de démission.</text:p>
      <text:p text:style-name="P2">– Il faudra que je vous parle, <text:span text:style-name="T1">monsieur</text:span>.</text:p>
      <text:p text:style-name="P2">Alain Bouvier releva les yeux et posa un regard é<text:span text:style-name="T193">tonné</text:span> sur sa fille. Il jugeait ce vouvoiement et ce « monsieur » tout à fait inappropriés. Il savait ce qu’ils cachaient. Cette petite manie, qui l’amusait d’ordinaire, instillant comme une complicité entre eux, datait de l’époque où il l’avait fait embaucher à la Section. Pour ne faire aucune différence, avait-il expliqué, il avait tenu à ce <text:soft-page-break/>qu’elle l’appelle « monsieur Bouvier » ou « monsieur » tout court comme n’importe quel autre employé ; et lui avait suggéré d’éviter le tutoiement en présence de ses collègues. Dès lors, elle se jouait de ces exigences, lui donnant du monsieur chaque fois qu’elle voulait le taquiner<text:span text:style-name="T194"> ou affirmer un désaccord</text:span>.</text:p>
      <text:p text:style-name="P2">– On verra ça plus tard, maugréa-t-il en balayant la requête d’un coup de main.</text:p>
      <text:p text:style-name="P2">– C’est important, <text:span text:style-name="T1">monsieur</text:span>.</text:p>
      <text:p text:style-name="P2">– Vraiment ?… fit Alain, profondément contrarié. Messieurs, vous voulez bien nous excuser une minute ? demanda-t-il en se levant.<text:span text:style-name="T195"> </text:span>Alain Bouvier vint prendre sa fille par le coude et l’entraina dans la pièce voisine en enfilant ses larges lunettes fumées.</text:p>
      <text:p text:style-name="P2">Le commissaire-divisionnaire Poussin se tourna vers la fenêtre en s’interrogeant sur la nature des relations qui liaient ce chef de la Section à son employée. Il ne manqua pas d’être intrigué par le comportement singulier de ces deux-là. Il y avait comme une espèce de familiarité entre eux. Ça ne l’étonnerait pas d’apprendre qu’ils couchaient ensemble.</text:p>
      <text:p text:style-name="P2">Quand la porte se rouvrit sur Nathalie, le commissaire nota aussitôt que la jeune femme avait pâli. Mais il y avait autre chose ; il avait vu sortir une jeune femme <text:span text:style-name="T196">déterminée</text:span>, campée sur ses pieds, il voyait rentrer une petite fille égarée, fragile, hésitante.</text:p>
      <text:p text:style-name="P12">– Bien, conclut Alain en se rasseyant lourdement à son bureau. Vous pouvez compter sur ma fille. <text:span text:style-name="T198">Croyez-moi, e</text:span>lle vous sera plus utile qu’un<text:span text:style-name="T197"> </text:span>égoutier.</text:p>
      <text:p text:style-name="P2">Les flics échangèrent un regard.</text:p>
      <text:p text:style-name="P2">– Votre fille ? lâcha l’un d’eux, passant d’un visage à l’autre, y cherchant un air de ressemblance, quelque chose qui aurait pu les mettre sur la voie d’une <text:soft-page-break/>quelconque parenté.</text:p>
      <text:p text:style-name="P2">– Oui, Nathalie Bouvier, précisa Alain en la désignant de son stylo. Elle est à votre disposition.</text:p>
      <text:p text:style-name="P2">– Bien. Pourrait-on, mademoiselle, compter sur votre présence, disons… — le commissaire s’interrogeait en même temps qu’il posait la question — jeudi, à 10 heures, sur la scène de crime ?</text:p>
      <text:p text:style-name="P2">– La scène de crime ? s’étonna Nathalie.</text:p>
      <text:p text:style-name="P2">– Oui, pardon. Au musée des égouts. À jeudi, alors, conclut-il en lui tendant sa carte.</text:p>
      <text:p text:style-name="P2">Dès que les flics eurent quitté son bureau, Alain Bouvier se replongea dans son dossier.</text:p>
      <text:p text:style-name="P2">– Tu voulais me parler ?</text:p>
      <text:p text:style-name="P2">Nathalie hésita. Ses lèvres tremblaient. Elle aurait tellement voulu que son père lui accorde son attention, la regarde au moins. Que devait-elle faire ? Elle se sentait tellement petite, face à lui, tellement misérable ; jamais à la hauteur.</text:p>
      <text:p text:style-name="P2">– <text:span text:style-name="T199">C</text:span>’est rien<text:span text:style-name="T199">,</text:span> papa.</text:p>
      <text:p text:style-name="P2">– <text:span text:style-name="T200">R</text:span>eferme derrière toi en sortant.</text:p>
      <text:p text:style-name="P13">Nathalie ouvrit la porte, hésitante, la main sur la poignée, l’autre sur la lettre au fond de sa poche, luttant contre elle-même pour ne pas abandonner la partie aussi <text:span text:style-name="T201">lâchement</text:span>.</text:p>
      <text:p text:style-name="P2">– Je compte évidemment sur toi pour me tenir informé de tout, ajouta son père sans relever la tête.</text:p>
      <text:p text:style-name="P2">Si seulement Nathalie avait pu se dire que cette mission dont il l’avait chargé<text:span text:style-name="T1707">e</text:span> était une marque d’estime ! Mais non, s’il lui avait imposée à elle, sa <text:soft-page-break/>fille, c’était pour mieux garder le contrôle. Pour que rien ne lui échappe. C’était toujours à elle qu’il faisait appel dans les cas exceptionnels ; c’était toujours à elle de prendre sur son temps, de se démener pour faire son rapport, en bon petit soldat.<text:span text:style-name="T202"> </text:span>Vaincue, et trop intriguée par l’allusion à cette <text:span text:style-name="T1">scène de crime</text:span>, elle se résolut à la poser, cette question que son père attendait.</text:p>
      <text:p text:style-name="P2">– De quoi s’agit-il, papa ?</text:p>
      <text:p text:style-name="P2">– On a retrouvé deux corps au musée.</text:p>
      <text:p text:style-name="P2">Nathalie accusa le coup.</text:p>
      <text:p text:style-name="P2">– Comment ça ?… Tu veux dire deux corps… morts ?</text:p>
      <text:p text:style-name="P2">– Tu crois que la PJ débarquerait chez nous pour deux baigneurs ?</text:p>
      <text:p text:style-name="P2">– <text:span text:style-name="T203">Non, bien sûr…</text:span></text:p>
      <text:p text:style-name="P2">Nathalie quitta la pièce, perturbée, et tira doucement la porte derrière elle. Où étaient passées ses belles résolutions ? Où étaient passés cette fierté et cet enthousiasme dont elle vibrait encore, quelques jours plus tôt, à l’idée de remettre sa lettre à son père ? <text:span text:style-name="T1">Sa lettre</text:span>… Elle la sortit de sa poche. Elle s’était tellement crispée sur l’enveloppe, quand son père l’avait tirée à l’écart pour la convaincre, que ça n’était plus qu’une boule de papier froissé.<text:span text:style-name="T204"> </text:span>D’accord, elle allait remplir cette dernière mission, mais elle se promit d’en donner, du fil à retordre<text:span text:style-name="T1708">. </text:span>Elle le ferait <text:span text:style-name="T205">avec </text:span>une telle mauvaise grâce que les flics finiraient bien par demander qu’on la remplace. <text:s/>Quand on l’aura déchargée de cette affaire, elle reviendra trouver son père et lui dira ce qu’elle avait sur le cœur depuis trop longtemps. Il lui fallait juste un peu de patience. Et de patience, elle n’en manquait pas<text:span text:style-name="T1709">,</text:span> ça faisait des années qu’elle en usait.</text:p>
      <text:list xml:id="list102624016341376" text:continue-numbering="true" text:style-name="Numbering_20_1">
        <text:list-item>
          <text:p text:style-name="Marque_20_chapitre"><text:soft-page-break/></text:p>
        </text:list-item>
      </text:list>
      <text:p text:style-name="P2">Les deux flics attendaient depuis une bonne heure déjà, appuyés contre le garde-fou du collecteur Bosquet, s’entretenant avec un guide du musée, lorsque Nathalie arriva accompagnée d’un égoutier. Il était déjà presque onze heures.</text:p>
      <text:p text:style-name="P2">– Nathalie Bouvier. Excusez-moi, j’avais à faire, fit-elle sans s’excuser.</text:p>
      <text:p text:style-name="P2">– Lieutenant Chomski, capitaine Dubois.</text:p>
      <text:p text:style-name="P2">Les deux flics lui serrèrent la main en la comparant à la description élogieuse que leur avai<text:span text:style-name="T1710">en</text:span>t dressée les collègues. Ils avaient raison, elle était <text:span text:style-name="T1">plutôt bien fichue</text:span>.</text:p>
      <text:p text:style-name="P2">– Votre guide nous expliquait que les corps auraient pu venir de n’importe où, en amont.</text:p>
      <text:p text:style-name="P2">– Surtout si <text:span text:style-name="T2034">l’incident a eu lieu </text:span>ce weekend, ajouta le guide.</text:p>
      <text:p text:style-name="P2">– <text:span text:style-name="T2034">C</text:span>e weekend ? fit Nathalie en regrettant aussitôt ce soupçon d’intérêt.</text:p>
      <text:p text:style-name="P2">– <text:span text:style-name="T206">D’après</text:span> l’autopsie<text:span text:style-name="T206">, oui</text:span>. Mais impossible de déterminer l’heure exacte.</text:p>
      <text:p text:style-name="P2">– Je leur expliquais qu’avec ce qui était tombé, ça devait <text:span text:style-name="T2035">bien </text:span>débouler<text:span text:style-name="T2035">, </text:span>dans le réseau.</text:p>
      <text:p text:style-name="P2">– Mais s’il<text:span text:style-name="T1711">s</text:span> venaient de l’amont, s’étonna un des flics, vous voulez dire que ce musée, c’est pas… une maquette grande nature ?</text:p>
      <text:p text:style-name="P2">– Non, inspecteur, s’empressa de répondre Nathalie. C’est un musée vivant. La merde qui passe sous vos pieds, c’est de la merde tout à fait authentique.</text:p>
      <text:p text:style-name="P2">Le<text:span text:style-name="T1712">s</text:span> flics s’étonnèrent de la trivialité de cette réponse qui jurait dans la bouche d’une aussi séduisante jeune femme.</text:p>
      <text:p text:style-name="P14"><text:soft-page-break/>– Vous voulez donc inspecter l’amont du collecteur ?<text:span text:style-name="T207"> s’empressa de demander Nathalie.</text:span></text:p>
      <text:p text:style-name="P2">– Je sais pas si c’est possible dans notre tenue… hésita le lieutenant.</text:p>
      <text:p text:style-name="P2">– On a ce qu’il faut, affirma Nathalie en adressant un signe à l’égoutier.</text:p>
      <text:p text:style-name="P2">– Vous avez une idée de ce qui a pu se passer ? demanda le capitaine.</text:p>
      <text:p text:style-name="P2">– Absolument aucune, inspecteur. <text:span text:style-name="T208">C</text:span>’est plutôt <text:span text:style-name="T208">votre métier que le mien</text:span>, non ?</text:p>
      <text:p text:style-name="P2">– Vous pouvez nous appeler « capitaine » et « lieutenant ». Il n’y a pas d’inspecteur chez nous.</text:p>
      <text:p text:style-name="P2">– Si vous le dites.</text:p>
      <text:p text:style-name="P2">Le guide revenait déjà vers eux, plusieurs paires de <text:span text:style-name="T1">grandes tiges</text:span> dans les bras ainsi que tous les accessoires nécessaires à une visite. Les deux officiers s’habillèrent lentement, pas très chauds à la perspective de remonter dès le matin un collecteur d’égouts.</text:p>
      <text:p text:style-name="P2">– <text:span text:style-name="T208">V</text:span>ous vous êtes bien sustentés <text:span text:style-name="T208">? L</text:span>es bactéries font des ravages dans les ventres vides.</text:p>
      <text:p text:style-name="P2">Le guide ne put s’empêcher de sourire. Nathalie s’étonnait elle-même de son arrogante désinvolture. Ça lui ressemblait si peu.<text:span text:style-name="T209"> </text:span>Elle enfila lestement sa combinaison blanche jetable tandis que les policiers s’empêtraient dans leur harnais.</text:p>
      <text:p text:style-name="P2">Elle n’en menait pas large en vérité. À l’intérieur elle n’était que révulsion et dégout. Le simple fait de s’imaginer arpentant un collecteur suffisait à lui donner la nausée. C’était humide et froid, c’était sombre, sale, ça empestait le sulfure d’hydrogène, c’était infesté de bactéries, de microbes, de rats, de toiles d’araignée, vos pieds s’enfonçaient dans une boue molle, flasque et douteuse, des matières en suspension vous frôlaient les mollets… une jungle <text:soft-page-break/>tropicale dans les basfonds de Paris à laquelle elle n’avait jamais pu s’habituer.<text:span text:style-name="T210"> </text:span>Mais l’occasion était trop belle et Nathalie s’était préparée à l’éventualité d’une telle excursion ; elle s’était concocté un solide petit déjeuner après les brasses tirées dans l’eau limpide de la piscine. Et elle avait dans la poche son arme fatale contre les descentes : un mouchoir généreusement imbibé de parfum.</text:p>
      <text:p text:style-name="P2">– On y va, <text:span text:style-name="T1">inspecteurs</text:span> ? demanda-t-elle avant que les flics n’aient eu fini d’enfiler leur<text:span text:style-name="T1713">s</text:span> bottes. Vous prendrez dans Rapp avec le guide. Moi et l’égoutier, on se chargera du collecteur Bosquet.</text:p>
      <text:p text:style-name="P2">Elle attrapa une lampe<text:span text:style-name="T1714"> </text:span>torche dans un des grands sacs rapportés par l’employé du musée.</text:p>
      <text:p text:style-name="P2">– Deux G.O. nous attendent aux premiers B.R. Bonne chance.</text:p>
      <text:p text:style-name="P2">– Deux quoi ?…</text:p>
      <text:p text:style-name="P2">Nathalie s’était déjà éloignée en direction du collecteur Bosquet.</text:p>
      <text:p text:style-name="P2">– Deux G.O., expliqua le guide. « G. O. », Garde-Orifice. Ce sont les collègues qui restent en surface pour nous prévenir en cas de pépin et pour s’assurer que personne ne tombe par le « B.R. », le <text:span text:style-name="T1">Branchement de Regard</text:span>. C’est la cheminée qui descend sous la plaque d’égout. La bouche d’égout si vous préférez.</text:p>
      <text:p text:style-name="P2">Quand il eut vérifié la tenue des deux flics, resserré un peu les sangles, contrôlé l’allumage de leur lampe, le guide les invita à s’engager dans le collecteur Rapp.</text:p>
      <text:p text:style-name="P2">L’ouverture donnant sur le musée disparut à mesure que les <text:span text:style-name="T1715">membres des </text:span>deux équipes progressaient sur les <text:span text:style-name="T1">banquettes</text:span>, courbés en avant, en s’agrippant à la main courante fixée tout le long de l’ouvrage. Nathalie savait <text:span text:style-name="T211">pertinemment</text:span> qu’ils ne trouveraient rien. Les débits importants des derniers jours devaient avoir tout emporté, tout lessivé, et faute de jauger <text:soft-page-break/>systématiquement le fond des cunettes il était illusoire d’espérer découvrir le moindre indice.<text:span text:style-name="T212"> </text:span>Une heure plus tard, alors qu’elle s’apprêtait à proposer à l’égoutier de faire demi-tour, elle perçut un bruit sec<text:span text:style-name="T213"> </text:span>devant eux. Un bruit métallique, presque un cliquetis, <text:span text:style-name="T214">avait</text:span> résonné très distinctement dans le silence de l’égout.</text:p>
      <text:p text:style-name="P2">– Vous avez entendu ? demanda Nathalie.</text:p>
      <text:p text:style-name="P2">Elle comprit à la grimace que lui renvoya l’égoutier qu’il ne savait pas plus qu’elle ce que ça pouvait être. Nathalie pointa le faisceau de sa lampe<text:span text:style-name="T1716"> </text:span>torche en direction de la source probable du choc.</text:p>
      <text:p text:style-name="P2">– Le garde-orifice ?</text:p>
      <text:p text:style-name="P2">– Non, répondit l’égoutier. Il vient de fermer le BR derrière nous.</text:p>
      <text:p text:style-name="P2">– Un Gaspard ?</text:p>
      <text:p text:style-name="P2">– Peut-être.</text:p>
      <text:p text:style-name="P2">Le bruit se fit à nouveau entendre, plus lointain, plus sourd. Mais trop métallique pour être un rat. Ils s’approchèrent lentement.<text:span text:style-name="T215"> </text:span>Soudain, alors que Nathalie promenait sa lampe devant elle, elle aperçut une silhouette passer furtivement et disparaitre aussitôt.</text:p>
      <text:p text:style-name="P2">– Hé !</text:p>
      <text:p text:style-name="P2">Elle tenta de capturer à nouveau la silhouette dans le faisceau de sa lampe, en vain.</text:p>
      <text:p text:style-name="P2">– Un peu gros, pour un rat !</text:p>
      <text:p text:style-name="P2">– Qui est là ? lança l’égoutier.</text:p>
      <text:p text:style-name="P2">Ils attendirent quelques secondes. Aucune réponse. Ils s’avancèrent prudemment. À nouveau le bruit cliqueta, plusieurs fois, en s’éloignant.</text:p>
      <text:p text:style-name="P2"><text:soft-page-break/>– Par là ! fit l’égoutier.</text:p>
      <text:p text:style-name="P2">– Attendez ! Il faut prévenir le garde-orifice !</text:p>
      <text:p text:style-name="P248">Mais l’<text:span text:style-name="T2227">employé de la SAP</text:span> était déjà parti. Elle le rattrapa le long de la banquette humide, sans lâcher la main courante. La silhouette se fit à nouveau voir, toute proche. Mais elle se volatilisa comme par enchantement, semblant disparaitre à l’intérieur d’un mur.<text:span text:style-name="T216"> </text:span>Nathalie s’approcha le cœur battant, suivi<text:span text:style-name="T1717">e</text:span> de l’égoutier, et découvrit que leur <text:span text:style-name="T1">fantôme</text:span> s’était engagé dans un <text:span text:style-name="T1">égout élémentaire</text:span> étroit partant sur le côté. Les rayons de lumière sortant de leur lampe coupèrent l’obscurité comme des épées lumineuses, balayant les parois ovoïdes, mais ils n’aperçurent âme qui vive.</text:p>
      <text:p text:style-name="P2">– Laissez-moi passer devant, fit l’égoutier.</text:p>
      <text:p text:style-name="P2">Nathalie ne se fit pas prier, se plaqua contre le mur pour lui laisser le passage et le suivit en progressant lentement le long du conduit, pataugeant dans le filet d’effluent<text:span text:style-name="T217">s</text:span> qui coulait entre leurs bottes. Elle sentait la panique la gagner peu à peu. Elle voyait la taille de la galerie se réduire à mesure qu’ils avançaient, comme si les parois se refermaient sur eux.<text:span text:style-name="T218"> </text:span>Alors qu’ils allaient prendre une bifurcation, Nathalie entendit un autre bruit derrière eux.</text:p>
      <text:p text:style-name="P2">– Attendez, murmura-t-elle. Par là. Éclairez-moi.</text:p>
      <text:p text:style-name="P2">Elle revint sur ses pas, essayant d’estimer à l’oreille la distance qui pouvait la séparer du choc qu’elle avait perçu. Elle éteignit sa lampe<text:span text:style-name="T1718"> </text:span>torche et la saisit comme une matraque.<text:span text:style-name="T219"> </text:span>Son pied heurta une pièce métallique. Elle inspecta le sol à la lueur de la lampe de son casque.</text:p>
      <text:p text:style-name="P2">– Vous avez trouvé quelque chose ?</text:p>
      <text:p text:style-name="P2">– Un mousqueton, expliqua-t-elle en se baissant pour le ramasser.</text:p>
      <text:p text:style-name="P2">Mais lorsqu’elle se redressa face au mur, sa lampe plongea dans un des profonds <text:span text:style-name="T1">branchements particuliers</text:span> qui reliaient chaque immeuble de la ville <text:soft-page-break/>aux égouts. Elle retint un cri. Tout au fond de la galerie du branchement particulier, une silhouette sombre se terrait, comme un rat, dans l’obscurité, les yeux brillants.</text:p>
      <text:p text:style-name="P2">– Sortez de là ! cria la jeune femme sur un ton plus effrayé qu’autoritaire.</text:p>
      <text:p text:style-name="P2">– Qu’est-ce que c’est ? demanda l’égoutier en s’approchant à grands pas.</text:p>
      <text:p text:style-name="P2">La silhouette plaquée au fond du renfoncement se détacha du mur.</text:p>
      <text:p text:style-name="P2">– Qu’est-ce que vous faites ici ? Qui êtes-vous ?</text:p>
      <text:p text:style-name="P2">– Pas de panique, je suis de la maison !</text:p>
      <text:p text:style-name="P2">– Qui êtes-vous ? répéta plus fort Nathalie.</text:p>
      <text:p text:style-name="P2">– Bruno Petit. Je suis de la maison, je vous dis.</text:p>
      <text:p text:style-name="P2">Bruno Petit sortit de sa planque, un peu honteux, en tenue de travail.</text:p>
      <text:p text:style-name="P2">– Vous le connaissez ? demanda Nathalie, le souffle court, en se tournant vers l’égoutier<text:span text:style-name="T2224"> qui </text:span>dévisagea Bruno de la lampe de son casque<text:span text:style-name="T2224"> sans le reconnaitre.</text:span></text:p>
      <text:p text:style-name="P2">– Moi non plus je <text:span text:style-name="T2225">ne </text:span>te connais pas, tenta Bruno, tout sourire.</text:p>
      <text:p text:style-name="P2">Mais les deux autres n’avaient pas envie de rire. Nathalie se tourna vers l’égoutier qui l’accompagnait.</text:p>
      <text:p text:style-name="P2">– Elle est où, la sortie la plus proche ?</text:p>
      <text:p text:style-name="P2">Avant qu’il <text:span text:style-name="T1719">n’</text:span>ait eu le temps de répondre, Bruno désigna le départ d’un branchement de regard qui montait à quelques mètres d’eux.</text:p>
      <text:p text:style-name="P2">– On sort par là, ordonna Nathalie.</text:p>
      <text:p text:style-name="P2">– Et les autres ? s’inquiéta l’égoutier.</text:p>
      <text:p text:style-name="P2">– <text:span text:style-name="T220">A</text:span>llez les prévenir que je suis remontée.</text:p>
      <text:p text:style-name="P2"><text:soft-page-break/>– Avec lui ?</text:p>
      <text:p text:style-name="P2">Il désigna Bruno de sa lampe. Nathalie réfléchit.</text:p>
      <text:p text:style-name="P2">– Non, <text:span text:style-name="T221">dites-leur </text:span>qu’on n’a rien trouvé. Seulement des rats.</text:p>
      <text:p text:style-name="P2">– Touché ! lança Bruno en se pressant la main gantée contre le cœur.<text:span text:style-name="T222"> </text:span>L’égoutier qui accompagnait Nathalie grimaça, réajusta son casque sur sa tête, et partit dans l’autre sens.</text:p>
      <text:p text:style-name="P2">– Et vous, suivez-moi !</text:p>
      <text:p text:style-name="P2">– Laissez-moi passer devant, fit Bruno. À moins que vous ayez la force d’ouvrir un tampon ?</text:p>
      <text:p text:style-name="P2">Nathalie réfléchit, le regard tourné vers le haut de la cheminée, et se rangea sur le côté. Si c’était effectivement un employé de la maison, il ne s’échapperait pas. Dans le cas contraire, il ne parviendrait pas à ouvrir la bouche d’égout tout en haut ; ils seraient alors contraints de frapper contre la plaque de fonte pour avertir les garde-orifices ; ils viendraient et l’empêcheraient de fuir.<text:span text:style-name="T223"> </text:span>Nathalie se glissa derrière lui pour gravir les échelons métalliques.</text:p>
      <text:p text:style-name="P2">– <text:span text:style-name="T224">C</text:span>’est pas très règlementaire, mademoiselle, de monter les deux en même temps…</text:p>
      <text:p text:style-name="P2">– Taisez-vous.</text:p>
      <text:p text:style-name="P15">Quand ils furent arrivés en haut du branchement de regard, Bruno se mit sur l’échelon le plus haut<text:span text:style-name="T225">, se plia en deux pour venir caler </text:span>son dos contre la plaque d’égout, jambes fléchies, et poussa d’un coup sec<text:span text:style-name="T226"> en haut,</text:span> pour la déboiter. Nathalie se fit la réflexion <text:span text:style-name="T227">qu’il s’agissait </text:span>de toute évidence <text:span text:style-name="T228">d’</text:span>un professionnel.</text:p>
      <text:p text:style-name="P2">– Vous avisez pas de vous enfuir !</text:p>
      <text:p text:style-name="P209"><text:soft-page-break/>Bruno sortit en plein<text:span text:style-name="T1721">e rue,</text:span> <text:span text:style-name="T1721">obligeant les véhicules à stopper, et il </text:span>se retourna pour aider Nathalie.</text:p>
      <text:p text:style-name="P2">– Si c’est pas malheureux, glissa <text:span text:style-name="T1720">depuis le trottoir </text:span>une vieille dame à son amie. Une aussi jolie fille… À sa place, j’aurais honte !</text:p>
      <text:p text:style-name="P2">Dès qu’elle fut à l’intérieur de son véhicule de fonction, Nathalie ouvrit en grand la fenêtre, espérant dissiper l’odeur âcre qui la harcelait. Elle n’attendait qu’une chose : rentrer chez elle et prendre une longue, longue, interminable douche.</text:p>
      <text:p text:style-name="P2">– Vous allez me <text:span text:style-name="T229">dire ce que vous faisiez là-dessous</text:span> ? demanda-t-elle à Bruno.</text:p>
      <text:p text:style-name="P2">– Je me plais bien avec vous, ironisa-t-il.</text:p>
      <text:p text:style-name="P2">Il tournait la tête par petits coups rapides, à gauche et à droite, s’efforçant de ne pas trop dévisager sa conductrice. Il était ravi — pour ne pas dire au comble du bonheur… — de se retrouver seul aux côtés de Nathalie Bouvier. Il en savait long sur elle, alors qu’elle ne connaissait même pas son existence il y a une heure<text:span text:style-name="T230"> à peine</text:span>. Il voulait savourer cette ironie le plus longtemps possible.</text:p>
      <text:p text:style-name="P2">– Vous persistez à prétendre que vous faisiez votre travail ?</text:p>
      <text:p text:style-name="P2">– Comme je vous l’ai dit.</text:p>
      <text:p text:style-name="P2">– Personne ne vous aurait envoyé seul.</text:p>
      <text:p text:style-name="P2">– Faire des heures sup<text:span text:style-name="T1722">p</text:span>, ça mériterait une médaille, pas une engueulade…<text:span text:style-name="T231"> bougonna-t-il.</text:span></text:p>
      <text:p text:style-name="P2">Nathalie n’avait aucune envie de rire. Surtout pas avec cet égoutier. Bruno dut s’en apercevoir, qui changea aussitôt de ton.</text:p>
      <text:p text:style-name="P2">– Vous voulez la vérité ? Je me promenais.</text:p>
      <text:p text:style-name="P2">– Si vous croyez vous en tirer avec des inepties pareilles !</text:p>
      <text:p text:style-name="P2"><text:soft-page-break/>– Vous n’avez pas de passion, vous ? lui lança le jeune homme, habitué aux remarques désobligeantes dès qu’il mentionnait cette inclination peu commune pour les mondes souterrains. Mais il regretta d’en avoir fait part à la jeune femme. Il avait pensé naïvement qu’elle aurait prêté une oreille si non intéressée du moins compréhensive. Elle avait brisé d’un rire ses espoirs.</text:p>
      <text:p text:style-name="P2">– Avouez que c’est un peu <text:span text:style-name="T1">spécial</text:span>, comme passion. Mais admettons. Donc vous vous promeniez à proximité de l’endroit où deux corps ont été retrouvés.<text:span text:style-name="T232"> Vous devez être déjà au courant ?</text:span></text:p>
      <text:p text:style-name="P2">– C’est pas tous les jours qu’on a l’occasion de suivre la fille du grand patron dans les égouts, fit le jeune homme avec un sourire.</text:p>
      <text:p text:style-name="P2">– Je m’en passerais bien !</text:p>
      <text:p text:style-name="P2">– Des égouts ou d’être la fille du grand patron ?</text:p>
      <text:p text:style-name="P2">Il ne croyait pas faire mouche avec cette blague-ci. Mais Nathalie ne trouva rien à lui rétorquer.</text:p>
      <text:p text:style-name="P16">– La combinaison blanche, ça vous va bien<text:span text:style-name="T233">, poursuivit le jeune homme</text:span>.<text:span text:style-name="T234"> </text:span>Puis il se redressa.<text:span text:style-name="T234"> </text:span>Mais je comprends pas trop le sens de cet interrogatoire. Si j’ai des comptes à rendre, c’est au DRH, ou à mon chef de secteur, non ?</text:p>
      <text:p text:style-name="P2">– Il se trouve que je suis…</text:p>
      <text:p text:style-name="P2">Elle se reprit aussitôt.</text:p>
      <text:p text:style-name="P2">– … Ça vous regarde pas. Et je connais très bien les procé<text:span text:style-name="T1723">d</text:span> —</text:p>
      <text:p text:style-name="P2">Le téléphone de Nathalie sonna.</text:p>
      <text:p text:style-name="P2">– OK, fit Bruno dans un haussement d’épaule. C’est pas la peine de vous énerver.</text:p>
      <text:p text:style-name="P2">Nathalie s’arrêta sur le côté pour prendre l’appel. C’était les flics. Les corps avaient été identifiés. <text:span text:style-name="T235">D</text:span>eux égoutiers, deux employés de la DGF, la <text:soft-page-break/>Division de la Gestion des Flux. Les flics voulaient donner rendez-vous à Nathalie chez la femme de Jean Lamard. « Lamard est un des égoutiers retrouvés au musée » précisa l’officier.</text:p>
      <text:p text:style-name="P2">– Dans une heure ? fit Nathalie en regardant sa montre. Parfait, j’y serai.<text:span text:style-name="T236"> </text:span>Elle attrapa un bic et nota sur le dos de sa main l’adresse que le flic lui dictait. Quand elle raccrocha, elle jeta un regard furtif à l’égoutier. Il avait les yeux baissés sur ses ongles sales, qu’il triturait<text:span text:style-name="T237"> sans scrupule</text:span>. Il incarnait vraiment tout ce qu’elle exécrait.</text:p>
      <text:p text:style-name="P2">Ils avaient donc identifié les corps. Comment deux égoutiers avaient-il<text:span text:style-name="T1724">s</text:span> pu mourir dans les égouts quatre jours plus tôt sans que personne ne s’aperçoive de rien ? sans que personne ne le signale ?</text:p>
      <text:p text:style-name="P2">– Vous savez <text:span text:style-name="T238">quoi ? C</text:span>’est moi qui devai<text:span text:style-name="T239">s</text:span> seconder les flic<text:span text:style-name="T240">s.</text:span></text:p>
      <text:p text:style-name="P2">– Je croyais que vous n’étiez au courant de rien.</text:p>
      <text:p text:style-name="P2">– Mais votre père a préféré vous offrir des vacances.</text:p>
      <text:p text:style-name="P2">– Des vacances ! souffla Nathalie, estomaquée.</text:p>
      <text:p text:style-name="P2">– Vous avez raison, je corrige. Vous avez l’air de prendre cette affaire très au sérieux.</text:p>
      <text:p text:style-name="P2">– Mais pas du tout ! Je me fiche complètement de cette affaire !</text:p>
      <text:p text:style-name="P2">Nathalie é<text:span text:style-name="T241">tait</text:span> piquée au vif. Et ça l’agaçait au plus haut point que cela vienne d’un misérable employé du curage.</text:p>
      <text:p text:style-name="P2">– Je sais qui ils sont, affirma Bruno. Enfin, qui ils étaient.</text:p>
      <text:p text:style-name="P2">– Qui sont qui ?…</text:p>
      <text:p text:style-name="P2">– Les deux corps du musée.</text:p>
      <text:p text:style-name="P2">– Vraiment ?</text:p>
      <text:p text:style-name="P2"><text:soft-page-break/>– J’adore cette façon hautaine que vous avez de dire « vraiment ? ».</text:p>
      <text:p text:style-name="P2">– Je me contrefiche de ce que vous <text:span text:style-name="T242">adorez ou pas</text:span>.</text:p>
      <text:p text:style-name="P2">Bruno éluda à nouveau par un sourire.</text:p>
      <text:p text:style-name="P2">– Ce sont des gars de la maison.</text:p>
      <text:p text:style-name="P2">– <text:span text:style-name="T243">Q</text:span>u’est-ce qui vous laisse penser ça ? ironisa Nathalie.</text:p>
      <text:p text:style-name="P2">– Mon petit doigt.</text:p>
      <text:p text:style-name="P2">– C’est bien ce que je pensais.</text:p>
      <text:p text:style-name="P2">– Ce sont… leur tenue, se sentit obligé d’ajouter Bruno. Elles étaient parfaitement à leur taille.</text:p>
      <text:p text:style-name="P2">– Oh<text:span text:style-name="T244">,</text:span> bravo monsieur Petit ! <text:span text:style-name="T2024">On va loin</text:span>, <text:span text:style-name="T2024">avec ces détails…</text:span></text:p>
      <text:p text:style-name="P2">Elle le trouvait ridicule. Bruno<text:span text:style-name="T1725"> </text:span>soupira, moins vexé que déçu de découvrir une jeune femme aux antipodes de ce qu’il s’était imaginé.</text:p>
      <text:p text:style-name="P2">– Pour se procurer de vraies tenues <text:span text:style-name="T1725">d’égoutier </text:span>de la ville, de vraies bottes d’égoutiers — c’est ce qu’ils portaient —, les clandestins sont un peu obligés de se rabattre sur les tailles qu’ils trouvent, aux puces, sur ebay<text:span text:style-name="T245">, le bon coin</text:span> ou ailleurs. Qu’un seul ait trouvé sa pointure, c’est déjà un exploit, mais les deux ça défie les probabilités. Pareil pour leur tenue, de la haute<text:span text:style-name="T1726"> </text:span>couture.</text:p>
      <text:p text:style-name="P2">– N’exagérons rien… soupira Nathalie.</text:p>
      <text:p text:style-name="P2">– Croyez-moi, j’ai eu tout le temps de le vérifier en aidant les flics. Vous allez leur en parler ?</text:p>
      <text:p text:style-name="P2">– De quoi ? À qui ?</text:p>
      <text:p text:style-name="P2">– Des tenues, aux flics.</text:p>
      <text:p text:style-name="P2">Nathalie se força à rire.</text:p>
      <text:p text:style-name="P2"><text:soft-page-break/>– Soumettre vos hypothèses à la police ? Non, je <text:span text:style-name="T246">ne </text:span>pense pas.</text:p>
      <text:p text:style-name="P2">– Je comprends, <text:span text:style-name="T2025">c’est </text:span>gên<text:span text:style-name="T2025">ant</text:span>. <text:span text:style-name="T2025">Ce serait </text:span>admettre qu’il y a des visites clandestines organisées par des égoutiers.</text:p>
      <text:p text:style-name="P2">– Vous n’y êtes pas du tout. Franchement, l’idée de visites clandestines, c’est totalement absurde.</text:p>
      <text:p text:style-name="P2">Elle savait qu’il n’avait pas tort pourtant, elle connaissait l’existence de ces visites non autorisées. Alors pourquoi cette envie violente de s’acharner sur lui ? Les humiliations qu’elle cherchait à lui infliger n’étaient-elle<text:span text:style-name="T1727">s</text:span> pas le fruit de sa rancœur, cette rancœur accumulée contre son travail, qui décuplait depuis qu’elle s’était retrouvée investie de cette mission ? Elle l’avait sous la main, elle voulait le faire souffrir, le torturer, lui arracher les yeux, c’était plus fort qu’elle. Elle s’en voulait mais elle <text:span text:style-name="T247">ne </text:span>parvenait <text:span text:style-name="T247">pas </text:span>à se contrôler.</text:p>
      <text:p text:style-name="P2">– Si ce sont des professionnels, poursuivit Bruno, c’est forcément une visite clandestine. S’ils avaient été en service, le garde-orifice aurait donné l’alerte. <text:span text:style-name="T248">Donc</text:span> il<text:span text:style-name="T1728">s</text:span> n’étaient pas en service. C’est la conclusion à laquelle vous arrivez aussi, non ?</text:p>
      <text:p text:style-name="P2">– Absolument pas, mentit Nathalie.</text:p>
      <text:p text:style-name="P2">– Vous devriez arrêter d’enfoncer vos ongles dans ce volant…</text:p>
      <text:p text:style-name="P2">– Je ne crois pas aux visites clandestines, figurez-vous.</text:p>
      <text:p text:style-name="P2">– Vous avez raison, c’est débile.</text:p>
      <text:p text:style-name="P2">Nathalie se retourna vers lui, <text:span text:style-name="T249">incrédule</text:span>.</text:p>
      <text:p text:style-name="P2">– Comment ça ? Vous venez de démontrer le contraire !</text:p>
      <text:p text:style-name="P2">– Réfléchissez. Si c’est une visite clandestine qui a mal tourné, ça peut pas être des professionnels. Ils avaient toutes les informations sous la main, et vu le temps de merde qu’il a fait ces derniers jours, ils auraient renoncé, ils<text:span text:style-name="T250"> </text:span><text:soft-page-break/>auraient jamais pris un risque pareil. Mais il y a l’autre raison, surtout.</text:p>
      <text:p text:style-name="P2">– Votre petit doigt ?</text:p>
      <text:p text:style-name="P2">Bruno n’avait plus envie de rire.</text:p>
      <text:p text:style-name="P2">– S’il s’agissait d’une visite clandestine, où sont les touristes qu’ils accompagnaient ? On aurait dû retrouver leur corps<text:span text:style-name="T251">.</text:span></text:p>
      <text:p text:style-name="P2">– Écoutez, je suis pas d’humeur à écouter vos élucubrations sur une affaire qui ne vous concerne en rien, soupira Nathalie en consultant sa montre.</text:p>
      <text:p text:style-name="P2">– C’est le fait de vous retrouver seule avec moi qui vous met dans cet état ?</text:p>
      <text:p text:style-name="P17">– Me « retrouver seule avec vous » ?<text:span text:style-name="T253"> lâcha Nathalie, amusée.</text:span></text:p>
      <text:p text:style-name="P2">Midi trente<text:span text:style-name="T1729">-</text:span>sept. Déjà trente-sept minutes de retard. Le temps de déposer Bruno, de se rendre à l’adresse indiquée, ça pouvait lui prendre une bonne heure. C’était assez pour faire à nouveau la démonstration de sa mauvaise volonté.<text:span text:style-name="T252"> </text:span>Nathalie se gara devant une bâtisse où les attendait le chef de secteur de Bruno, en tenue.</text:p>
      <text:p text:style-name="P18">– On pourra reprendre cette discussion plus tard ? Devant un petit plat ?<text:span text:style-name="T254"> demanda Bruno en ouvrant la porte du véhicule.</text:span></text:p>
      <text:p text:style-name="P2">– Pardon ?</text:p>
      <text:p text:style-name="P2">– Je vous laisse choisir le restaurant.</text:p>
      <text:p text:style-name="P2">– Vous manquez vraiment pas d’air ! Allez sortez.</text:p>
      <text:p text:style-name="P2">– Pour le restaurant… même un petit ?… un tout petit ?… non ?… si ?…</text:p>
      <text:p text:style-name="P2">– Dehors !</text:p>
      <text:list xml:id="list102624524085178" text:continue-numbering="true" text:style-name="Numbering_20_1">
        <text:list-item>
          <text:p text:style-name="Marque_20_chapitre"><text:soft-page-break/></text:p>
        </text:list-item>
      </text:list>
      <text:p text:style-name="P2">Nathalie arriva chez les Lamard avec une bonne heure et demi<text:span text:style-name="T1657">e</text:span> de retard. Un jeune garçon l’accueillit, avec cette mine triste que les enfants, comédiens accomplis, savent si bien afficher quand ils sentent chez les adultes des circonstances tragiques. Nathalie le suivit en silence le long du couloir. Par les portes entrouvertes, elle découvrit un appartement étriqué<text:span text:style-name="T255">,</text:span> sans luxe ni coquetterie<text:span text:style-name="T255">,</text:span> mais qui respirait bon le camélia. Madame Lamard ne se lassait pas de répéter aux visiteurs qu’une odeur gaie comme celle du Sasanqua était le seul luxe qu’ils pouvaient se permettre dans si peu d’espace<text:span text:style-name="T255">,</text:span> avec tout juste de quoi finir le<text:span text:style-name="T256">s</text:span> mois. La vieille femme parlait de ses difficultés d’argent sans gêne, cet argent étant une rentrée peut-être maigre mais sure. Son mari, ajoutait-elle fièrement, était <text:span text:style-name="T1">fonctionnaire de la ville de Paris</text:span>.</text:p>
      <text:p text:style-name="P19">Aujourd’hui, madame Lamard, <text:span text:style-name="T257">la </text:span>femme du Tigre, était assise à sa table de cuisine, pitoyable, tordant entre ses doigts un torchon aux carreaux humides. Une télévision allumée était installée sur le four à microonde, diffusant un cartoon en parfait décalage avec la gravité de la situation, le son <text:span text:style-name="T258">heureusement </text:span>en sourdine.<text:span text:style-name="T258"> </text:span>Aux côtés de la vieille femme se trouvaient les deux OPJ que Nathalie avait plantés le matin<text:span text:style-name="T1658"> </text:span>même au musée des égouts. Le premier, l’apercevant, lui lança un regard noir et <text:span text:style-name="T259">adressa </text:span>un signe à son collègue.<text:span text:style-name="T260"> </text:span>Fabien Chomski se leva en faisant grincer sa chaise sur le carrelage et repoussa Nathalie dans le couloir. Il lui parla doucement, en rougissant, avec ce timbre de voix qu’on utilise en présence d’un mort.</text:p>
      <text:p text:style-name="P2">– Elle est aveugle, murmura-t-il aussitôt<text:span text:style-name="T261">,</text:span> comme s’il éprouvait depuis un moment le besoin de confier son embarras à quelqu’un. Vous la connaissez ?</text:p>
      <text:p text:style-name="P2">– On a plus de huit<text:span text:style-name="T1659">-cents</text:span> employés, inspecteur… On peut déjà pas les conna<text:span text:style-name="T261">i</text:span>tre personnellement, alors leur famille !</text:p>
      <text:p text:style-name="P2">– Je comprends, conclut le flic, de toute évidence troublé par la jeune <text:soft-page-break/>femme. Elle dit que la dernière fois qu’elle a vu son mari, c’était le soir du réveillon. Il a été appelé pour une intervention. L’autre victime, il semblerait que ce soit un égoutier, lui aussi, de la…</text:p>
      <text:p text:style-name="P2">Il consulta les notes consignées dans son carnet.</text:p>
      <text:p text:style-name="P2">– La Division de la Gestion des Flux, l’aida Nathalie en soupirant. Oui, votre collègue me l’a déjà dit. Vous m’avez fait venir pour <text:span text:style-name="T262">me redire ça</text:span> ?</text:p>
      <text:p text:style-name="P2">– <text:span text:style-name="T263">J</text:span>e peux pas vous dire, c’est le capitaine qui y tenait. D’après ce qu’on sait, poursuivit-il, les deux égoutiers manquaient à leur poste, lundi matin.</text:p>
      <text:p text:style-name="P2">Nathalie ne quittait pas la femme du regard, qu’elle apercevait juste dans l’encadrement de la porte. <text:span text:style-name="T263">Elle </text:span>secouait sa tête de « non » alors que le capitaine Dubois l’interrogeait.</text:p>
      <text:p text:style-name="P2">– Ils étaient ensemble le soir de l’intervention. <text:span text:style-name="T264">L</text:span>a cause de la mort<text:span text:style-name="T264">, c’</text:span>est certainement <text:span text:style-name="T264">un </text:span>accident<text:span text:style-name="T264"> de travail</text:span>.</text:p>
      <text:p text:style-name="P2">Il rougit et replongea le nez dans ses notes.</text:p>
      <text:p text:style-name="P2">– Madame Lamard nous a dit que… voyons… qu’on l’avait appelée de Mazas le lendemain de l’intervention, samedi matin donc, pour l’informer que son mari était resté se reposer sur place.</text:p>
      <text:p text:style-name="P2">Ils durent s’écarter pour laisser passer trois enfants qui se précipitèrent vers leur grand-mère. La vieille femme les serra en pleurant, répétant que tout irait bien, qu’il ne fallait pas pleurer. Nathalie détourna les yeux. Ces scènes d’effusion familiale la mettaient mal à l’aise.</text:p>
      <text:p text:style-name="P2">– Elle est venue reconnaitre le corps en fin d’après-midi, enchaina Fabien Chomski.</text:p>
      <text:p text:style-name="P2">– Bien, répondit Nathalie sans y penser.</text:p>
      <text:p text:style-name="P2">Il fut déçu que la jeune femme ne réagisse pas à ce qui avait semblé <text:soft-page-break/>absurde, sur le moment, à ce jeune lieutenant de la PJ.</text:p>
      <text:p text:style-name="P2">– Vu qu’elle était aveugle, on n’a pas pensé spontanément<text:span text:style-name="T1660"> </text:span>la convoquer à la morgue, vous comprenez ? Mais elle a insisté pour s’y rendre.</text:p>
      <text:p text:style-name="P2">– Oui, bien sûr.</text:p>
      <text:p text:style-name="P2">– Et elle a reconnu son mari.</text:p>
      <text:p text:style-name="P2">Nathalie ne montrait toujours pas le moindre étonnement, tout à la contemplation de cette femme entourée de ses petits-enfants.</text:p>
      <text:p text:style-name="P2">– Elle est aveugle, et elle l’a reconnu, insista Chomski.</text:p>
      <text:p text:style-name="P2">– Oui, avec ses mains, fit Nathalie, un peu agacée<text:span text:style-name="T265"> de l’insistance du flic</text:span>.</text:p>
      <text:p text:style-name="P2">– C’est ça, avec ses mains, acquiesça le jeune flic, impressionné. Elle a été formelle. Elle nous a même indiqué plusieurs cicatrices. On les a toutes retrouvées.</text:p>
      <text:p text:style-name="P2">Le regard rivé <text:span text:style-name="T1661">sur </text:span>la femme aveugle dont les larmes gouttaient dans la chevelure des enfants, Nathalie prenait la pleine mesure de l’ampleur du drame. Elle aurait voulu partir, mais elle se sentait incapable de bouger.</text:p>
      <text:p text:style-name="P2">– Vous en pensez quoi ?</text:p>
      <text:p text:style-name="P2">Nathalie n’entendit pas la question, remuée, de plus en plus confuse <text:span text:style-name="T266">de ce sentiment d’être </text:span>l’usurpatrice de cette souffrance. Les vraies victimes, pensait-elle, c’étaient <text:span text:style-name="T1662">celles </text:span>qui devaient se résoudre à vivre malgré tout. C’étaient ces enfants, trop jeunes encore — comme elle l’avait été elle-même — pour réaliser dans leur chair ce que signifiait se réveiller demain matin, et puis le matin du jour d’après, et puis tous les matins <text:span text:style-name="T267">suivants</text:span>, sans la présence de cet autre qu’on chérissait, sans pouvoir l’embrasser <text:span text:style-name="T268">ou</text:span> simplement lui dire « bonjour », un baiser sur la joue ou le front.<text:span text:style-name="T269"> </text:span>Nathalie croyait connaitre la mort, elle la connaissait si peu, en vérité. Cette mort avait pourtant marqué sa vie pour toujours, en emportant sa mère, mais elle eut la sensation de ne jamais <text:soft-page-break/>l’avoir ressentie d’aussi près, de façon aussi prégnante qu’aujourd’hui, devant le tableau tragique de cette famille qui lui était <text:span text:style-name="T270">si</text:span> étrangère<text:span text:style-name="T271"> pourtant</text:span>.</text:p>
      <text:p text:style-name="P2">– Vous en pensez quoi ?</text:p>
      <text:p text:style-name="P2">Elle se tourna<text:span text:style-name="T272">, le visage dur,</text:span> vers le jeune flic, <text:span text:style-name="T272">et </text:span>lui répond<text:span text:style-name="T272">it</text:span> qu’elle n’en pensait rien.</text:p>
      <text:p text:style-name="P2">– On y va ! annonça Bernard Dubois, en <text:span text:style-name="T273">se glissant</text:span> entre eux. On pourra plus rien tirer d’elle.<text:span text:style-name="T274"> </text:span>Cette remarque ulcéra Nathalie. Comment pouvait-on faire preuve d’une telle indifférence ?</text:p>
      <text:p text:style-name="P2">– Vous lui avez demandé si elle avait besoin de quelque chose, au moins ? lança-t-elle aux deux flics qui s’éloignaient.</text:p>
      <text:p text:style-name="P20">– La DDASS est prévenue, lâcha Dubois<text:span text:style-name="T274"> sans se retourner</text:span>. Je pense pas qu’elle attende autre chose de nous.</text:p>
      <text:p text:style-name="P2">– <text:span text:style-name="T275">Une minute, demanda </text:span>Nathalie <text:span text:style-name="T275">avant d’</text:span>entr<text:span text:style-name="T275">er</text:span> dans la cuisine.</text:p>
      <text:p text:style-name="P2">– Madame Lamard, je suis la —</text:p>
      <text:p text:style-name="P2">– Partez ! s’exclama la vieille femme dans un sanglot<text:span text:style-name="T276">,</text:span> en serrant plus fort les enfants contre elle. Laissez-nous tranquille maintenant !</text:p>
      <text:p text:style-name="P2">Nathalie resta plantée devant la table, le souffle coupé, jusqu’à ce qu’un des garçons, poussé par sa grand-mère, ne vienne la prendre par la main <text:span text:style-name="T277">pour</text:span> la raccompagne<text:span text:style-name="T277">r</text:span> à la porte.</text:p>
      <text:p text:style-name="P2">– <text:span text:style-name="T278">Vous inquiétez pas, c</text:span>’est le métier qui rentre, ironisa Dubois.</text:p>
      <text:p text:style-name="P2">Nathalie voulut lui répondre, mais le capitaine dévalait déjà les escaliers.</text:p>
      <text:p text:style-name="P2">– On doit se rendre chez l’autre égoutier, vous venez ? demanda timidement Chomski.</text:p>
      <text:p text:style-name="P2">– Je préfère rentrer.</text:p>
      <text:p text:style-name="P2"><text:soft-page-break/>– Vous pourriez nous être utile.</text:p>
      <text:p text:style-name="P2">– Laisse tomber, Chomski. Si elle veut pas venir, elle veut pas venir.</text:p>
      <text:p text:style-name="P2">– <text:span text:style-name="T279">On peut</text:span> au moins vous déposer quelque part, insista Chomski quand ils furent sur le trottoir.<text:span text:style-name="T280"> </text:span>Il faisait froid. Il y avait du vent. Nathalie n’avait aucune envie de se retrouver chahutée dans les cohues du métro à cette heure de pointe. Elle accepta la proposition.</text:p>
      <text:p text:style-name="P2">Coincée contre la portière arrière de la voiture banalisée, Nathalie repensait à cette visite chez les Lamard. Elle se refusait encore à l’admettre mais cette rencontre avait <text:span text:style-name="T281">bouleversé</text:span> dans son esprit le caractère de sa <text:span text:style-name="T1">mission</text:span>.</text:p>
      <text:p text:style-name="P21">Que savait-elle de la douleur, au fond ? Elle était trop jeune encore pour vivre <text:span text:style-name="T282">la </text:span>seule meurtrissure infligée par la vie. Les effets de ce coup du sort avaient été progressifs, homéopathiques, sans violence — elle s’étonna de penser autant à sa mère, ces derniers jours. Mais à l’exception de ce malheur, on l’avait toujours protégée, maintenue confortablement installée dans le cocon douillet et sécurisé qu’était sa vie ; une vie où jamais le moindre risque inconsidéré n’était pris. Que savait-elle des drames, petits ou grands, dont elle entendait parler autour d’elle ? L’amour de son père — en tout cas ce qu’elle pouvait interpréter comme l’expression de cet amour — l’avait <text:span text:style-name="T283">toujours </text:span>préservée de tout. Elle savait qu’<text:span text:style-name="T284">elle </text:span>lui devait cette tranquillité, elle <text:span text:style-name="T284">lui </text:span>devait la paix et l’insouciance de son existence.<text:span text:style-name="T285"> </text:span>Des petits tracas, elle en avait bien sûr, mais si quelqu’un lui avait demandé de dresser le portrait de ses trente premières années, de les résumer d’un <text:span text:style-name="T286">paysage</text:span>, elle aurait peint un grand ciel bleu traversé seulement çà et là de quelques <text:span text:style-name="T1663">cirrus</text:span> éphémères. Il n’y pleuvait que rarement et la tempête ne s’y faisait jamais entendre.<text:span text:style-name="T287"> </text:span>Même la mort des parents éloignés, qui rythmait dans les familles <text:span text:style-name="T1">normales</text:span> le cycle des douleurs, lui était épargnée. Son père avait depuis longtemps coupé les ponts, et ce bien avant sa naissance. Quand il y avait un décès, l’évènement se résumait à la réception d’un mot transmis par des gens qui demeuraient de parfaits inconnus <text:soft-page-break/>pour elle. C’était un nom qu’elle rayait d’une liste sans visages. Elle avait pensé quelquefois chercher à en apprendre plus sur eux, sur cette famille qui existait quelque part, dans la région picarde, mais l’idée s’était chaque fois dissipée dans le cours de la vie. Elle n’avait connu<text:span text:style-name="T288">, à peine, que</text:span> le père de son père.<text:span text:style-name="T289"> E</text:span>lle devait <text:span text:style-name="T290">l’admettre</text:span>, elle venait d’avoir trente ans et ces trente années avaient toujours ressemblé à un grand ciel bleu. Un beau grand ciel bleu<text:span text:style-name="T291">, v</text:span>ide.</text:p>
      <text:p text:style-name="P2">– Je vous accompagne, fit-elle en se penchant vers l’avant du véhicule banalisé.</text:p>
      <text:p text:style-name="P2">Dubois la dévisagea froidement dans son rétroviseur. Fabien Chomski rougit en se retournant vers elle. Nathalie esquissa un sourire fugace ; s’investir, ne serait-ce qu’un peu, était le moins qu’elle puisse faire pour cette vieille femme d’égoutier.</text:p>
      <text:p text:style-name="P2">Ne sachant quel chemin emprunter pour pénétrer dans le capharnaüm qu’était l’appartement de Mathieu Vesner, baptisé « le Gamin » par l’équipe de la Gestion des Flux, Nathalie resta un moment sur le seuil de la porte grande ouverte. Les deux flics rejoignirent leurs collègues en enjambant prudemment le linge, les cadavres de bières, les livres, les poufs et autres restes de nourriture qui jonchaient le sol, manquant écraser la patte d’un chat qui rejoignit lestement le haut d’une étagère en miaulant.</text:p>
      <text:p text:style-name="P2">– Vous avez un mandat pour faire un… un tel bazar ? ne put s’empêcher de commenter Nathalie, consternée qu’on puisse violer l’intimité des gens sitôt <text:span text:style-name="T292">après </text:span>leur mort.</text:p>
      <text:p text:style-name="P2">– C’est qui elle ? demanda un des flics.</text:p>
      <text:p text:style-name="P2">– Notre expert, déclara Dubois. La fille du patron des égouts. Elle a insisté pour nous accompagner. Remarque que moi j’étais contre.</text:p>
      <text:p text:style-name="P2">– La vérité, précisa Chomski à leurs collègues, c’est que Dubois n’a pas aimé qu’elle nous plante le bec dans l’eau ce matin.</text:p>
      <text:p text:style-name="P2"><text:soft-page-break/>Ça fit rire les collègues de la PJ, même <text:span text:style-name="T293">l’intéressé</text:span>, beau joueur.</text:p>
      <text:p text:style-name="P2">– Si je vous dérange, dites-le<text:span text:style-name="T1664">-</text:span>moi, fit Nathalie.</text:p>
      <text:p text:style-name="P2">– Pas du tout, s’empressa d’ajouter Chomski. Et pour le mandat, on a encore quelques jours pour procéder à des perquisitions sans commission rogatoire. C’est la loi.</text:p>
      <text:p text:style-name="P2">– <text:span text:style-name="T294">M</text:span>algré les apparences, renchérit un autre flic, on n’a encore rien bougé, ici…</text:p>
      <text:p text:style-name="P2">– Vous vous donnez beaucoup de mal, en tout cas, pour un simple accident.</text:p>
      <text:p text:style-name="P2">– Pointilleuse sur la procédure ? interrogea un autre flic, plus vieux, qui revenait d’une <text:span text:style-name="T2196">seconde </text:span>pièce en tendant la main vers Nathalie. Bonjour. Capitaine Kurtz. Simple enquête de routine maintenant qu’on sait qu’il s’agit de deux égoutiers. Vous pourriez quand même venir jeter un coup d’œil ?</text:p>
      <text:p text:style-name="P2">Nathalie, accompagnée de Dubois, suivit le capitaine Kurtz dans l’autre pièce. Dans le même état de pagaille que le salon, elle devait faire office de chambre. Il y avait un lit en tout cas.</text:p>
      <text:p text:style-name="P2">– C’est normal de retrouver ça chez lui ?</text:p>
      <text:p text:style-name="P2">Nathalie se pencha<text:span text:style-name="T295"> </text:span>vers les objets étalés sur le sol à côté d’un grand sac de sport ouvert. Des harnais, deux casques, des cuissardes, des paires de chaussettes <text:span text:style-name="T1">Croumir</text:span> sous cellophane, deux masques de fuite scellés…</text:p>
      <text:p text:style-name="P2">– Vous avez trouvé ça ici ?</text:p>
      <text:p text:style-name="P2">– Dans le placard. Pourquoi ?</text:p>
      <text:p text:style-name="P2">– Pour rien, préféra conclure Nathalie.</text:p>
      <text:p text:style-name="P2">– C’est étonnant ou pas ? insista Dubois.</text:p>
      <text:p text:style-name="P2"><text:soft-page-break/>– Quoi donc ?</text:p>
      <text:p text:style-name="P2">– Tout ce matériel, chez lui.</text:p>
      <text:p text:style-name="P2">– Ça vous arrive de ramener votre arme de service chez vous, inspecteur ?</text:p>
      <text:p text:style-name="P2">Les deux capitaines ne semblaient pas convaincus. Le capitaine Kurtz se releva face à la jeune femme.</text:p>
      <text:p text:style-name="P2">– Qu’est-ce que vous pensez des rumeurs concernant les expéditions clandestines dans les égouts ?</text:p>
      <text:p text:style-name="P2">– C’est un mythe. Et même s’il y en avait, elle<text:span text:style-name="T1665">s</text:span> peuvent pas être le fait d’employés de la ville. Ils connaissent trop bien les risques.</text:p>
      <text:p text:style-name="P2">– Et ça ? enchaina Kurtz, en désignant le sol sous la fenêtre.</text:p>
      <text:p text:style-name="P2">– Ce plan ?</text:p>
      <text:p text:style-name="P2">Kurtz lui laissa le temps de mieux regarder.</text:p>
      <text:p text:style-name="P2">– C’est un plan des égouts, précisa la jeune femme.</text:p>
      <text:p text:style-name="P2">– Pour faire des révisions le soir ? ironisa Dubois.</text:p>
      <text:p text:style-name="P2">– <text:span text:style-name="T296">C</text:span>ertains égoutiers se passionnent pour leur métier.</text:p>
      <text:p text:style-name="P2">– Vous avez remarqué cette croix, ici ? Ne touchez pas, s’il vous plait.</text:p>
      <text:p text:style-name="P2">Nathalie plissa les yeux pour mieux observer le point que lui désignait Kurtz sur le plan, du bout de son stylo.</text:p>
      <text:p text:style-name="P2">– Oui, vous avez raison, c’est une croix, fit Nathalie avec une parfaite mauvaise foi.</text:p>
      <text:p text:style-name="P2">Les deux flics échangèrent un regard entendu. Ils n’avaient aucun doute que la jeune femme jouait avec eux. Sylvain Kurtz enchaina pourtant sans rien en laisser voir.</text:p>
      <text:p text:style-name="P2"><text:soft-page-break/>– Si je poursuis l’égout depuis cette croix, j’arrive tout droit… au musée des égouts.</text:p>
      <text:p text:style-name="P2">– Vous savez, inspecteur, presque tous les bassins versants du sud de Paris transitent par Alma Rive Gauche. Et si vous ajoutez la régulation et le travail des siphons, toute la rive droite s’y rend aussi. Cette croix ne prouve rien.</text:p>
      <text:p text:style-name="P2">– Point accordé, fit Kurtz.</text:p>
      <text:p text:style-name="P2">– Vous avez encore besoin de moi ?</text:p>
      <text:p text:style-name="P2">– Pas pour le moment.</text:p>
      <text:p text:style-name="P2">– Je vais vous laisser.</text:p>
      <text:p text:style-name="P22">Kurtz la regarda s’éloigner en enjambant gracieusement tous les obstacles. « Une rose glissant sur un tas de fumier, pensa-t-il. Une belle rose, avec tous ses piquants ». Son flair ne le trompait jamais, la précipitation de la jeune femme à quitter les lieux non plus. Elle avait menti. <text:span text:style-name="T297">La seule chose qu’il ignorait, c’était la taille du </text:span>mensonge. Mais il admira, comme il ne pouvait s’empêcher de l’admirer chaque fois, l’énergie que tout un chacun déployait pour protéger dans un réflexe inné son univers, qu’il soit familial ou professionnel, pour le préserver des immixtions étrangères qu’un drame entrainait. C’était génétique, épidermique, pavlovien. Il connaissait ça par cœur et avait dû apprendre à distinguer le menteur occasionnel du menteur criminel.</text:p>
      <text:p text:style-name="P2">– Chomski ? appela-t-il.</text:p>
      <text:p text:style-name="P2">– Chomski a raccompagné la dame, <text:span text:style-name="T298">claironna </text:span>une voix.</text:p>
      <text:p text:style-name="P2">– <text:span text:style-name="T2242">Qu’est-ce qu’il nous </text:span>fait<text:span text:style-name="T299">, </text:span>celui-là ?</text:p>
      <text:p text:style-name="P2">– Alors, t’en penses quoi, Kurtz ?</text:p>
      <text:p text:style-name="P2">Kurtz se retourna vers Dubois, prit un temps pour réfléchir en regardant <text:soft-page-break/>le plan et les affaires éparpillées.</text:p>
      <text:p text:style-name="P2">– J’en pense que la petite dame vient de confirmer ce qu’on <text:span text:style-name="T300">craignait</text:span> : c<text:span text:style-name="T2243">e n’</text:span>est pas un accident de travail ordinai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Avenir" svg:font-family="Avenir"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3cm" fo:margin-right="0cm" fo:margin-top="0.152cm" fo:margin-bottom="0.152cm" loext:contextual-spacing="false" fo:line-height="150%" fo:text-align="justify" style:justify-single-word="false" fo:text-indent="1cm" style:auto-text-indent="false" style:page-number="auto"/>
      <style:text-properties fo:font-size="12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Caption"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loext:graphic-properties draw:fill="none" draw:fill-color="#729fcf"/>
      <style:paragraph-properties fo:margin-left="5.9cm" fo:margin-right="1.499cm" fo:margin-top="0.254cm" fo:margin-bottom="0.254cm" loext:contextual-spacing="false" fo:text-indent="0cm" style:auto-text-indent="false" fo:background-color="transparent"/>
      <style:text-properties style:font-name="Avenir" fo:font-family="Avenir" style:font-pitch="variable" fo:font-size="10.5pt" style:font-size-asian="10.5pt" style:font-size-complex="10.5pt"/>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loext: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loext:contextual-spacing="false"/>
    </style:style>
    <style:style style:name="Definition_20_Definition_20_Tight" style:display-name="Definition Definition Tight" style:family="paragraph" style:parent-style-name="Standard">
      <style:paragraph-properties fo:margin-left="1.27cm" fo:margin-right="0cm" fo:margin-top="0cm" fo:margin-bottom="0cm" loext: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Marque_20_chapitre" style:display-name="Marque chapitre" style:family="paragraph" style:parent-style-name="Text_20_body" style:list-style-name="Numbering_20_1" style:master-page-name="">
      <style:paragraph-properties fo:margin-top="9.999cm" fo:margin-bottom="0.15cm" loext:contextual-spacing="false" fo:keep-together="always" style:page-number="auto" fo:break-before="auto" fo:break-after="auto" fo:keep-with-next="always"/>
      <style:text-properties fo:font-size="24pt" fo:language="fr" fo:country="FR" fo:font-weight="normal" officeooo:rsid="0027d2d7"/>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801cm"/>
      </text:list-level-style-number>
      <text:list-level-style-number text:level="2" text:style-name="Numbering_20_Symbols" style:num-suffix="." style:num-format="1">
        <style:list-level-properties text:space-before="0.501cm" text:min-label-width="0.801cm"/>
      </text:list-level-style-number>
      <text:list-level-style-number text:level="3" text:style-name="Numbering_20_Symbols" style:num-suffix="." style:num-format="1">
        <style:list-level-properties text:space-before="1cm" text:min-label-width="0.801cm"/>
      </text:list-level-style-number>
      <text:list-level-style-number text:level="4" text:style-name="Numbering_20_Symbols" style:num-suffix="." style:num-format="1">
        <style:list-level-properties text:space-before="1.501cm" text:min-label-width="0.801cm"/>
      </text:list-level-style-number>
      <text:list-level-style-number text:level="5" text:style-name="Numbering_20_Symbols" style:num-suffix="." style:num-format="1">
        <style:list-level-properties text:space-before="2cm" text:min-label-width="0.801cm"/>
      </text:list-level-style-number>
      <text:list-level-style-number text:level="6" text:style-name="Numbering_20_Symbols" style:num-suffix="." style:num-format="1">
        <style:list-level-properties text:space-before="2.501cm" text:min-label-width="0.801cm"/>
      </text:list-level-style-number>
      <text:list-level-style-number text:level="7" text:style-name="Numbering_20_Symbols" style:num-suffix="." style:num-format="1">
        <style:list-level-properties text:space-before="3cm" text:min-label-width="0.801cm"/>
      </text:list-level-style-number>
      <text:list-level-style-number text:level="8" text:style-name="Numbering_20_Symbols" style:num-suffix="." style:num-format="1">
        <style:list-level-properties text:space-before="3.501cm" text:min-label-width="0.801cm"/>
      </text:list-level-style-number>
      <text:list-level-style-number text:level="9" text:style-name="Numbering_20_Symbols" style:num-suffix="." style:num-format="1">
        <style:list-level-properties text:space-before="4cm" text:min-label-width="0.801cm"/>
      </text:list-level-style-number>
      <text:list-level-style-number text:level="10" text:style-name="Numbering_20_Symbols" style:num-suffix="." style:num-format="1">
        <style:list-level-properties text:space-before="4.501cm" text:min-label-width="0.801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language="fr" fo:country="FR"/>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59</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4-25T10:26:21.981842132</dc:date>
    <dc:creator>Philippe Perret</dc:creator>
    <meta:editing-duration>P1DT23H10M30S</meta:editing-duration>
    <meta:editing-cycles>3244</meta:editing-cycles>
    <meta:generator>LibreOffice/5.1.6.2$MacOSX_X86_64 LibreOffice_project/07ac168c60a517dba0f0d7bc7540f5afa45f0909</meta:generator>
    <meta:document-statistic meta:table-count="0" meta:image-count="0" meta:object-count="0" meta:page-count="59" meta:paragraph-count="575" meta:word-count="13984" meta:character-count="83629" meta:non-whitespace-character-count="69820"/>
  </office:meta>
</office:document-meta>
</file>